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3" table:style-name="ta1">
        <table:shapes>
          <draw:frame draw:z-index="0" draw:style-name="gr1" draw:text-style-name="P1" svg:width="27.022cm" svg:height="15.199cm" svg:x="12.93cm" svg:y="0.419cm">
            <draw:object draw:notify-on-update-of-ranges="LOGGER03.B1:LOGGER03.B1 LOGGER03.B2:LOGGER03.B1039 LOGGER03.C1:LOGGER03.C1 LOGGER03.C2:LOGGER03.C10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28" calcext:value-type="float">
            <text:p>1.28</text:p>
          </table:table-cell>
          <table:table-cell office:value-type="float" office:value="499.8" calcext:value-type="float">
            <text:p>499.8</text:p>
          </table:table-cell>
          <table:table-cell office:value-type="float" office:value="638.74" calcext:value-type="float">
            <text:p>638.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32" calcext:value-type="float">
            <text:p>15632</text:p>
          </table:table-cell>
          <table:table-cell table:formula="of:=[.A3]/1000/(60*60*24)" office:value-type="time" office:time-value="PT00H00M15.632S" calcext:value-type="time">
            <text:p>00:00:16</text:p>
          </table:table-cell>
          <table:table-cell office:value-type="float" office:value="1.27" calcext:value-type="float">
            <text:p>1.27</text:p>
          </table:table-cell>
          <table:table-cell office:value-type="float" office:value="499.2" calcext:value-type="float">
            <text:p>499.2</text:p>
          </table:table-cell>
          <table:table-cell office:value-type="float" office:value="635.98" calcext:value-type="float">
            <text:p>635.98</text:p>
          </table:table-cell>
          <table:table-cell office:value-type="float" office:value="2.17" calcext:value-type="float">
            <text:p>2.17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31632" calcext:value-type="float">
            <text:p>31632</text:p>
          </table:table-cell>
          <table:table-cell table:formula="of:=[.A4]/1000/(60*60*24)" office:value-type="time" office:time-value="PT00H00M31.632S" calcext:value-type="time">
            <text:p>00:00:32</text:p>
          </table:table-cell>
          <table:table-cell office:value-type="float" office:value="1.27" calcext:value-type="float">
            <text:p>1.27</text:p>
          </table:table-cell>
          <table:table-cell office:value-type="float" office:value="499.32" calcext:value-type="float">
            <text:p>499.32</text:p>
          </table:table-cell>
          <table:table-cell office:value-type="float" office:value="634.12" calcext:value-type="float">
            <text:p>634.12</text:p>
          </table:table-cell>
          <table:table-cell office:value-type="float" office:value="4.39" calcext:value-type="float">
            <text:p>4.39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47633" calcext:value-type="float">
            <text:p>47633</text:p>
          </table:table-cell>
          <table:table-cell table:formula="of:=[.A5]/1000/(60*60*24)" office:value-type="time" office:time-value="PT00H00M47.633S" calcext:value-type="time">
            <text:p>00:00:48</text:p>
          </table:table-cell>
          <table:table-cell office:value-type="float" office:value="1.27" calcext:value-type="float">
            <text:p>1.27</text:p>
          </table:table-cell>
          <table:table-cell office:value-type="float" office:value="499.72" calcext:value-type="float">
            <text:p>499.72</text:p>
          </table:table-cell>
          <table:table-cell office:value-type="float" office:value="634.62" calcext:value-type="float">
            <text:p>634.62</text:p>
          </table:table-cell>
          <table:table-cell office:value-type="float" office:value="6.61" calcext:value-type="float">
            <text:p>6.61</text:p>
          </table:table-cell>
          <table:table-cell office:value-type="float" office:value="8.42" calcext:value-type="float">
            <text:p>8.42</text:p>
          </table:table-cell>
        </table:table-row>
        <table:table-row table:style-name="ro1">
          <table:table-cell office:value-type="float" office:value="63632" calcext:value-type="float">
            <text:p>63632</text:p>
          </table:table-cell>
          <table:table-cell table:formula="of:=[.A6]/1000/(60*60*24)" office:value-type="time" office:time-value="PT00H01M03.632S" calcext:value-type="time">
            <text:p>00:01:04</text:p>
          </table:table-cell>
          <table:table-cell office:value-type="float" office:value="1.27" calcext:value-type="float">
            <text:p>1.27</text:p>
          </table:table-cell>
          <table:table-cell office:value-type="float" office:value="499.4" calcext:value-type="float">
            <text:p>499.4</text:p>
          </table:table-cell>
          <table:table-cell office:value-type="float" office:value="632.22" calcext:value-type="float">
            <text:p>632.22</text:p>
          </table:table-cell>
          <table:table-cell office:value-type="float" office:value="8.83" calcext:value-type="float">
            <text:p>8.83</text:p>
          </table:table-cell>
          <table:table-cell office:value-type="float" office:value="11.24" calcext:value-type="float">
            <text:p>11.24</text:p>
          </table:table-cell>
        </table:table-row>
        <table:table-row table:style-name="ro1">
          <table:table-cell office:value-type="float" office:value="79632" calcext:value-type="float">
            <text:p>79632</text:p>
          </table:table-cell>
          <table:table-cell table:formula="of:=[.A7]/1000/(60*60*24)" office:value-type="time" office:time-value="PT00H01M19.632S" calcext:value-type="time">
            <text:p>00:01:20</text:p>
          </table:table-cell>
          <table:table-cell office:value-type="float" office:value="1.27" calcext:value-type="float">
            <text:p>1.27</text:p>
          </table:table-cell>
          <table:table-cell office:value-type="float" office:value="499.8" calcext:value-type="float">
            <text:p>499.8</text:p>
          </table:table-cell>
          <table:table-cell office:value-type="float" office:value="632.73" calcext:value-type="float">
            <text:p>632.73</text:p>
          </table:table-cell>
          <table:table-cell office:value-type="float" office:value="11.05" calcext:value-type="float">
            <text:p>11.05</text:p>
          </table:table-cell>
          <table:table-cell office:value-type="float" office:value="14.06" calcext:value-type="float">
            <text:p>14.06</text:p>
          </table:table-cell>
        </table:table-row>
        <table:table-row table:style-name="ro1">
          <table:table-cell office:value-type="float" office:value="95632" calcext:value-type="float">
            <text:p>95632</text:p>
          </table:table-cell>
          <table:table-cell table:formula="of:=[.A8]/1000/(60*60*24)" office:value-type="time" office:time-value="PT00H01M35.632S" calcext:value-type="time">
            <text:p>00:01:36</text:p>
          </table:table-cell>
          <table:table-cell office:value-type="float" office:value="1.26" calcext:value-type="float">
            <text:p>1.26</text:p>
          </table:table-cell>
          <table:table-cell office:value-type="float" office:value="499.4" calcext:value-type="float">
            <text:p>499.4</text:p>
          </table:table-cell>
          <table:table-cell office:value-type="float" office:value="630.21" calcext:value-type="float">
            <text:p>630.21</text:p>
          </table:table-cell>
          <table:table-cell office:value-type="float" office:value="13.27" calcext:value-type="float">
            <text:p>13.27</text:p>
          </table:table-cell>
          <table:table-cell office:value-type="float" office:value="16.87" calcext:value-type="float">
            <text:p>16.87</text:p>
          </table:table-cell>
        </table:table-row>
        <table:table-row table:style-name="ro1">
          <table:table-cell office:value-type="float" office:value="111633" calcext:value-type="float">
            <text:p>111633</text:p>
          </table:table-cell>
          <table:table-cell table:formula="of:=[.A9]/1000/(60*60*24)" office:value-type="time" office:time-value="PT00H01M51.633S" calcext:value-type="time">
            <text:p>00:01:52</text:p>
          </table:table-cell>
          <table:table-cell office:value-type="float" office:value="1.26" calcext:value-type="float">
            <text:p>1.26</text:p>
          </table:table-cell>
          <table:table-cell office:value-type="float" office:value="499.6" calcext:value-type="float">
            <text:p>499.6</text:p>
          </table:table-cell>
          <table:table-cell office:value-type="float" office:value="630.46" calcext:value-type="float">
            <text:p>630.46</text:p>
          </table:table-cell>
          <table:table-cell office:value-type="float" office:value="15.49" calcext:value-type="float">
            <text:p>15.49</text:p>
          </table:table-cell>
          <table:table-cell office:value-type="float" office:value="19.67" calcext:value-type="float">
            <text:p>19.67</text:p>
          </table:table-cell>
        </table:table-row>
        <table:table-row table:style-name="ro1">
          <table:table-cell office:value-type="float" office:value="127633" calcext:value-type="float">
            <text:p>127633</text:p>
          </table:table-cell>
          <table:table-cell table:formula="of:=[.A10]/1000/(60*60*24)" office:value-type="time" office:time-value="PT00H02M07.633S" calcext:value-type="time">
            <text:p>00:02:08</text:p>
          </table:table-cell>
          <table:table-cell office:value-type="float" office:value="1.26" calcext:value-type="float">
            <text:p>1.26</text:p>
          </table:table-cell>
          <table:table-cell office:value-type="float" office:value="499.4" calcext:value-type="float">
            <text:p>499.4</text:p>
          </table:table-cell>
          <table:table-cell office:value-type="float" office:value="630.21" calcext:value-type="float">
            <text:p>630.21</text:p>
          </table:table-cell>
          <table:table-cell office:value-type="float" office:value="17.71" calcext:value-type="float">
            <text:p>17.71</text:p>
          </table:table-cell>
          <table:table-cell office:value-type="float" office:value="22.47" calcext:value-type="float">
            <text:p>22.47</text:p>
          </table:table-cell>
        </table:table-row>
        <table:table-row table:style-name="ro1">
          <table:table-cell office:value-type="float" office:value="143632" calcext:value-type="float">
            <text:p>143632</text:p>
          </table:table-cell>
          <table:table-cell table:formula="of:=[.A11]/1000/(60*60*24)" office:value-type="time" office:time-value="PT00H02M23.632S" calcext:value-type="time">
            <text:p>00:02:24</text:p>
          </table:table-cell>
          <table:table-cell office:value-type="float" office:value="1.26" calcext:value-type="float">
            <text:p>1.26</text:p>
          </table:table-cell>
          <table:table-cell office:value-type="float" office:value="499.32" calcext:value-type="float">
            <text:p>499.32</text:p>
          </table:table-cell>
          <table:table-cell office:value-type="float" office:value="630.12" calcext:value-type="float">
            <text:p>630.12</text:p>
          </table:table-cell>
          <table:table-cell office:value-type="float" office:value="19.93" calcext:value-type="float">
            <text:p>19.93</text:p>
          </table:table-cell>
          <table:table-cell office:value-type="float" office:value="25.27" calcext:value-type="float">
            <text:p>25.27</text:p>
          </table:table-cell>
        </table:table-row>
        <table:table-row table:style-name="ro1">
          <table:table-cell office:value-type="float" office:value="159632" calcext:value-type="float">
            <text:p>159632</text:p>
          </table:table-cell>
          <table:table-cell table:formula="of:=[.A12]/1000/(60*60*24)" office:value-type="time" office:time-value="PT00H02M39.632S" calcext:value-type="time">
            <text:p>00:02:40</text:p>
          </table:table-cell>
          <table:table-cell office:value-type="float" office:value="1.26" calcext:value-type="float">
            <text:p>1.26</text:p>
          </table:table-cell>
          <table:table-cell office:value-type="float" office:value="499.4" calcext:value-type="float">
            <text:p>499.4</text:p>
          </table:table-cell>
          <table:table-cell office:value-type="float" office:value="628.22" calcext:value-type="float">
            <text:p>628.22</text:p>
          </table:table-cell>
          <table:table-cell office:value-type="float" office:value="22.15" calcext:value-type="float">
            <text:p>22.15</text:p>
          </table:table-cell>
          <table:table-cell office:value-type="float" office:value="28.06" calcext:value-type="float">
            <text:p>28.06</text:p>
          </table:table-cell>
        </table:table-row>
        <table:table-row table:style-name="ro1">
          <table:table-cell office:value-type="float" office:value="175632" calcext:value-type="float">
            <text:p>175632</text:p>
          </table:table-cell>
          <table:table-cell table:formula="of:=[.A13]/1000/(60*60*24)" office:value-type="time" office:time-value="PT00H02M55.632S" calcext:value-type="time">
            <text:p>00:02:56</text:p>
          </table:table-cell>
          <table:table-cell office:value-type="float" office:value="1.25" calcext:value-type="float">
            <text:p>1.25</text:p>
          </table:table-cell>
          <table:table-cell office:value-type="float" office:value="499.2" calcext:value-type="float">
            <text:p>499.2</text:p>
          </table:table-cell>
          <table:table-cell office:value-type="float" office:value="625.96" calcext:value-type="float">
            <text:p>625.96</text:p>
          </table:table-cell>
          <table:table-cell office:value-type="float" office:value="24.37" calcext:value-type="float">
            <text:p>24.37</text:p>
          </table:table-cell>
          <table:table-cell office:value-type="float" office:value="30.85" calcext:value-type="float">
            <text:p>30.85</text:p>
          </table:table-cell>
        </table:table-row>
        <table:table-row table:style-name="ro1">
          <table:table-cell office:value-type="float" office:value="191632" calcext:value-type="float">
            <text:p>191632</text:p>
          </table:table-cell>
          <table:table-cell table:formula="of:=[.A14]/1000/(60*60*24)" office:value-type="time" office:time-value="PT00H03M11.632S" calcext:value-type="time">
            <text:p>00:03:12</text:p>
          </table:table-cell>
          <table:table-cell office:value-type="float" office:value="1.25" calcext:value-type="float">
            <text:p>1.25</text:p>
          </table:table-cell>
          <table:table-cell office:value-type="float" office:value="499.32" calcext:value-type="float">
            <text:p>499.32</text:p>
          </table:table-cell>
          <table:table-cell office:value-type="float" office:value="626.09" calcext:value-type="float">
            <text:p>626.09</text:p>
          </table:table-cell>
          <table:table-cell office:value-type="float" office:value="26.59" calcext:value-type="float">
            <text:p>26.59</text:p>
          </table:table-cell>
          <table:table-cell office:value-type="float" office:value="33.64" calcext:value-type="float">
            <text:p>33.64</text:p>
          </table:table-cell>
        </table:table-row>
        <table:table-row table:style-name="ro1">
          <table:table-cell office:value-type="float" office:value="207632" calcext:value-type="float">
            <text:p>207632</text:p>
          </table:table-cell>
          <table:table-cell table:formula="of:=[.A15]/1000/(60*60*24)" office:value-type="time" office:time-value="PT00H03M27.632S" calcext:value-type="time">
            <text:p>00:03:28</text:p>
          </table:table-cell>
          <table:table-cell office:value-type="float" office:value="1.25" calcext:value-type="float">
            <text:p>1.25</text:p>
          </table:table-cell>
          <table:table-cell office:value-type="float" office:value="499.6" calcext:value-type="float">
            <text:p>499.6</text:p>
          </table:table-cell>
          <table:table-cell office:value-type="float" office:value="626.47" calcext:value-type="float">
            <text:p>626.47</text:p>
          </table:table-cell>
          <table:table-cell office:value-type="float" office:value="28.81" calcext:value-type="float">
            <text:p>28.81</text:p>
          </table:table-cell>
          <table:table-cell office:value-type="float" office:value="36.42" calcext:value-type="float">
            <text:p>36.42</text:p>
          </table:table-cell>
        </table:table-row>
        <table:table-row table:style-name="ro1">
          <table:table-cell office:value-type="float" office:value="223632" calcext:value-type="float">
            <text:p>223632</text:p>
          </table:table-cell>
          <table:table-cell table:formula="of:=[.A16]/1000/(60*60*24)" office:value-type="time" office:time-value="PT00H03M43.632S" calcext:value-type="time">
            <text:p>00:03:44</text:p>
          </table:table-cell>
          <table:table-cell office:value-type="float" office:value="1.25" calcext:value-type="float">
            <text:p>1.25</text:p>
          </table:table-cell>
          <table:table-cell office:value-type="float" office:value="499.12" calcext:value-type="float">
            <text:p>499.12</text:p>
          </table:table-cell>
          <table:table-cell office:value-type="float" office:value="625.86" calcext:value-type="float">
            <text:p>625.86</text:p>
          </table:table-cell>
          <table:table-cell office:value-type="float" office:value="31.03" calcext:value-type="float">
            <text:p>31.03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float" office:value="239632" calcext:value-type="float">
            <text:p>239632</text:p>
          </table:table-cell>
          <table:table-cell table:formula="of:=[.A17]/1000/(60*60*24)" office:value-type="time" office:time-value="PT00H03M59.632S" calcext:value-type="time">
            <text:p>00:04:00</text:p>
          </table:table-cell>
          <table:table-cell office:value-type="float" office:value="1.25" calcext:value-type="float">
            <text:p>1.25</text:p>
          </table:table-cell>
          <table:table-cell office:value-type="float" office:value="499.4" calcext:value-type="float">
            <text:p>499.4</text:p>
          </table:table-cell>
          <table:table-cell office:value-type="float" office:value="624.22" calcext:value-type="float">
            <text:p>624.22</text:p>
          </table:table-cell>
          <table:table-cell office:value-type="float" office:value="33.25" calcext:value-type="float">
            <text:p>33.25</text:p>
          </table:table-cell>
          <table:table-cell office:value-type="float" office:value="41.98" calcext:value-type="float">
            <text:p>41.98</text:p>
          </table:table-cell>
        </table:table-row>
        <table:table-row table:style-name="ro1">
          <table:table-cell office:value-type="float" office:value="255632" calcext:value-type="float">
            <text:p>255632</text:p>
          </table:table-cell>
          <table:table-cell table:formula="of:=[.A18]/1000/(60*60*24)" office:value-type="time" office:time-value="PT00H04M15.632S" calcext:value-type="time">
            <text:p>00:04:16</text:p>
          </table:table-cell>
          <table:table-cell office:value-type="float" office:value="1.25" calcext:value-type="float">
            <text:p>1.25</text:p>
          </table:table-cell>
          <table:table-cell office:value-type="float" office:value="499.6" calcext:value-type="float">
            <text:p>499.6</text:p>
          </table:table-cell>
          <table:table-cell office:value-type="float" office:value="624.47" calcext:value-type="float">
            <text:p>624.47</text:p>
          </table:table-cell>
          <table:table-cell office:value-type="float" office:value="35.47" calcext:value-type="float">
            <text:p>35.47</text:p>
          </table:table-cell>
          <table:table-cell office:value-type="float" office:value="44.76" calcext:value-type="float">
            <text:p>44.76</text:p>
          </table:table-cell>
        </table:table-row>
        <table:table-row table:style-name="ro1">
          <table:table-cell office:value-type="float" office:value="271633" calcext:value-type="float">
            <text:p>271633</text:p>
          </table:table-cell>
          <table:table-cell table:formula="of:=[.A19]/1000/(60*60*24)" office:value-type="time" office:time-value="PT00H04M31.633S" calcext:value-type="time">
            <text:p>00:04:32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2.37" calcext:value-type="float">
            <text:p>622.37</text:p>
          </table:table-cell>
          <table:table-cell office:value-type="float" office:value="37.69" calcext:value-type="float">
            <text:p>37.69</text:p>
          </table:table-cell>
          <table:table-cell office:value-type="float" office:value="47.53" calcext:value-type="float">
            <text:p>47.53</text:p>
          </table:table-cell>
        </table:table-row>
        <table:table-row table:style-name="ro1">
          <table:table-cell office:value-type="float" office:value="287632" calcext:value-type="float">
            <text:p>287632</text:p>
          </table:table-cell>
          <table:table-cell table:formula="of:=[.A20]/1000/(60*60*24)" office:value-type="time" office:time-value="PT00H04M47.632S" calcext:value-type="time">
            <text:p>00:04:48</text:p>
          </table:table-cell>
          <table:table-cell office:value-type="float" office:value="1.25" calcext:value-type="float">
            <text:p>1.25</text:p>
          </table:table-cell>
          <table:table-cell office:value-type="float" office:value="499.6" calcext:value-type="float">
            <text:p>499.6</text:p>
          </table:table-cell>
          <table:table-cell office:value-type="float" office:value="622.47" calcext:value-type="float">
            <text:p>622.47</text:p>
          </table:table-cell>
          <table:table-cell office:value-type="float" office:value="39.91" calcext:value-type="float">
            <text:p>39.91</text:p>
          </table:table-cell>
          <table:table-cell office:value-type="float" office:value="50.3" calcext:value-type="float">
            <text:p>50.3</text:p>
          </table:table-cell>
        </table:table-row>
        <table:table-row table:style-name="ro1">
          <table:table-cell office:value-type="float" office:value="303632" calcext:value-type="float">
            <text:p>303632</text:p>
          </table:table-cell>
          <table:table-cell table:formula="of:=[.A21]/1000/(60*60*24)" office:value-type="time" office:time-value="PT00H05M03.632S" calcext:value-type="time">
            <text:p>00:05:04</text:p>
          </table:table-cell>
          <table:table-cell office:value-type="float" office:value="1.25" calcext:value-type="float">
            <text:p>1.25</text:p>
          </table:table-cell>
          <table:table-cell office:value-type="float" office:value="499.8" calcext:value-type="float">
            <text:p>499.8</text:p>
          </table:table-cell>
          <table:table-cell office:value-type="float" office:value="622.72" calcext:value-type="float">
            <text:p>622.72</text:p>
          </table:table-cell>
          <table:table-cell office:value-type="float" office:value="42.13" calcext:value-type="float">
            <text:p>42.13</text:p>
          </table:table-cell>
          <table:table-cell office:value-type="float" office:value="53.06" calcext:value-type="float">
            <text:p>53.06</text:p>
          </table:table-cell>
        </table:table-row>
        <table:table-row table:style-name="ro1">
          <table:table-cell office:value-type="float" office:value="319632" calcext:value-type="float">
            <text:p>319632</text:p>
          </table:table-cell>
          <table:table-cell table:formula="of:=[.A22]/1000/(60*60*24)" office:value-type="time" office:time-value="PT00H05M19.632S" calcext:value-type="time">
            <text:p>00:05:20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2.38" calcext:value-type="float">
            <text:p>622.38</text:p>
          </table:table-cell>
          <table:table-cell office:value-type="float" office:value="44.35" calcext:value-type="float">
            <text:p>44.35</text:p>
          </table:table-cell>
          <table:table-cell office:value-type="float" office:value="55.83" calcext:value-type="float">
            <text:p>55.83</text:p>
          </table:table-cell>
        </table:table-row>
        <table:table-row table:style-name="ro1">
          <table:table-cell office:value-type="float" office:value="335632" calcext:value-type="float">
            <text:p>335632</text:p>
          </table:table-cell>
          <table:table-cell table:formula="of:=[.A23]/1000/(60*60*24)" office:value-type="time" office:time-value="PT00H05M35.632S" calcext:value-type="time">
            <text:p>00:05:36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2.37" calcext:value-type="float">
            <text:p>622.37</text:p>
          </table:table-cell>
          <table:table-cell office:value-type="float" office:value="46.57" calcext:value-type="float">
            <text:p>46.57</text:p>
          </table:table-cell>
          <table:table-cell office:value-type="float" office:value="58.59" calcext:value-type="float">
            <text:p>58.59</text:p>
          </table:table-cell>
        </table:table-row>
        <table:table-row table:style-name="ro1">
          <table:table-cell office:value-type="float" office:value="351633" calcext:value-type="float">
            <text:p>351633</text:p>
          </table:table-cell>
          <table:table-cell table:formula="of:=[.A24]/1000/(60*60*24)" office:value-type="time" office:time-value="PT00H05M51.633S" calcext:value-type="time">
            <text:p>00:05:52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0.37" calcext:value-type="float">
            <text:p>620.37</text:p>
          </table:table-cell>
          <table:table-cell office:value-type="float" office:value="48.79" calcext:value-type="float">
            <text:p>48.79</text:p>
          </table:table-cell>
          <table:table-cell office:value-type="float" office:value="61.36" calcext:value-type="float">
            <text:p>61.36</text:p>
          </table:table-cell>
        </table:table-row>
        <table:table-row table:style-name="ro1">
          <table:table-cell office:value-type="float" office:value="367632" calcext:value-type="float">
            <text:p>367632</text:p>
          </table:table-cell>
          <table:table-cell table:formula="of:=[.A25]/1000/(60*60*24)" office:value-type="time" office:time-value="PT00H06M07.632S" calcext:value-type="time">
            <text:p>00:06:08</text:p>
          </table:table-cell>
          <table:table-cell office:value-type="float" office:value="1.24" calcext:value-type="float">
            <text:p>1.24</text:p>
          </table:table-cell>
          <table:table-cell office:value-type="float" office:value="499.2" calcext:value-type="float">
            <text:p>499.2</text:p>
          </table:table-cell>
          <table:table-cell office:value-type="float" office:value="619.97" calcext:value-type="float">
            <text:p>619.97</text:p>
          </table:table-cell>
          <table:table-cell office:value-type="float" office:value="51.01" calcext:value-type="float">
            <text:p>51.01</text:p>
          </table:table-cell>
          <table:table-cell office:value-type="float" office:value="64.11" calcext:value-type="float">
            <text:p>64.11</text:p>
          </table:table-cell>
        </table:table-row>
        <table:table-row table:style-name="ro1">
          <table:table-cell office:value-type="float" office:value="383632" calcext:value-type="float">
            <text:p>383632</text:p>
          </table:table-cell>
          <table:table-cell table:formula="of:=[.A26]/1000/(60*60*24)" office:value-type="time" office:time-value="PT00H06M23.632S" calcext:value-type="time">
            <text:p>00:06:24</text:p>
          </table:table-cell>
          <table:table-cell office:value-type="float" office:value="1.24" calcext:value-type="float">
            <text:p>1.24</text:p>
          </table:table-cell>
          <table:table-cell office:value-type="float" office:value="499.2" calcext:value-type="float">
            <text:p>499.2</text:p>
          </table:table-cell>
          <table:table-cell office:value-type="float" office:value="617.98" calcext:value-type="float">
            <text:p>617.98</text:p>
          </table:table-cell>
          <table:table-cell office:value-type="float" office:value="53.23" calcext:value-type="float">
            <text:p>53.23</text:p>
          </table:table-cell>
          <table:table-cell office:value-type="float" office:value="66.87" calcext:value-type="float">
            <text:p>66.87</text:p>
          </table:table-cell>
        </table:table-row>
        <table:table-row table:style-name="ro1">
          <table:table-cell office:value-type="float" office:value="399632" calcext:value-type="float">
            <text:p>399632</text:p>
          </table:table-cell>
          <table:table-cell table:formula="of:=[.A27]/1000/(60*60*24)" office:value-type="time" office:time-value="PT00H06M39.632S" calcext:value-type="time">
            <text:p>00:06:40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8.37" calcext:value-type="float">
            <text:p>618.37</text:p>
          </table:table-cell>
          <table:table-cell office:value-type="float" office:value="55.45" calcext:value-type="float">
            <text:p>55.45</text:p>
          </table:table-cell>
          <table:table-cell office:value-type="float" office:value="69.62" calcext:value-type="float">
            <text:p>69.62</text:p>
          </table:table-cell>
        </table:table-row>
        <table:table-row table:style-name="ro1">
          <table:table-cell office:value-type="float" office:value="415632" calcext:value-type="float">
            <text:p>415632</text:p>
          </table:table-cell>
          <table:table-cell table:formula="of:=[.A28]/1000/(60*60*24)" office:value-type="time" office:time-value="PT00H06M55.632S" calcext:value-type="time">
            <text:p>00:06:56</text:p>
          </table:table-cell>
          <table:table-cell office:value-type="float" office:value="1.24" calcext:value-type="float">
            <text:p>1.24</text:p>
          </table:table-cell>
          <table:table-cell office:value-type="float" office:value="499.6" calcext:value-type="float">
            <text:p>499.6</text:p>
          </table:table-cell>
          <table:table-cell office:value-type="float" office:value="618.48" calcext:value-type="float">
            <text:p>618.48</text:p>
          </table:table-cell>
          <table:table-cell office:value-type="float" office:value="57.67" calcext:value-type="float">
            <text:p>57.67</text:p>
          </table:table-cell>
          <table:table-cell office:value-type="float" office:value="72.37" calcext:value-type="float">
            <text:p>72.37</text:p>
          </table:table-cell>
        </table:table-row>
        <table:table-row table:style-name="ro1">
          <table:table-cell office:value-type="float" office:value="431632" calcext:value-type="float">
            <text:p>431632</text:p>
          </table:table-cell>
          <table:table-cell table:formula="of:=[.A29]/1000/(60*60*24)" office:value-type="time" office:time-value="PT00H07M11.632S" calcext:value-type="time">
            <text:p>00:07:12</text:p>
          </table:table-cell>
          <table:table-cell office:value-type="float" office:value="1.24" calcext:value-type="float">
            <text:p>1.24</text:p>
          </table:table-cell>
          <table:table-cell office:value-type="float" office:value="499.2" calcext:value-type="float">
            <text:p>499.2</text:p>
          </table:table-cell>
          <table:table-cell office:value-type="float" office:value="617.97" calcext:value-type="float">
            <text:p>617.97</text:p>
          </table:table-cell>
          <table:table-cell office:value-type="float" office:value="59.88" calcext:value-type="float">
            <text:p>59.88</text:p>
          </table:table-cell>
          <table:table-cell office:value-type="float" office:value="75.11" calcext:value-type="float">
            <text:p>75.11</text:p>
          </table:table-cell>
        </table:table-row>
        <table:table-row table:style-name="ro1">
          <table:table-cell office:value-type="float" office:value="447632" calcext:value-type="float">
            <text:p>447632</text:p>
          </table:table-cell>
          <table:table-cell table:formula="of:=[.A30]/1000/(60*60*24)" office:value-type="time" office:time-value="PT00H07M27.632S" calcext:value-type="time">
            <text:p>00:07:28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8.37" calcext:value-type="float">
            <text:p>618.37</text:p>
          </table:table-cell>
          <table:table-cell office:value-type="float" office:value="62.1" calcext:value-type="float">
            <text:p>62.1</text:p>
          </table:table-cell>
          <table:table-cell office:value-type="float" office:value="77.86" calcext:value-type="float">
            <text:p>77.86</text:p>
          </table:table-cell>
        </table:table-row>
        <table:table-row table:style-name="ro1">
          <table:table-cell office:value-type="float" office:value="463632" calcext:value-type="float">
            <text:p>463632</text:p>
          </table:table-cell>
          <table:table-cell table:formula="of:=[.A31]/1000/(60*60*24)" office:value-type="time" office:time-value="PT00H07M43.632S" calcext:value-type="time">
            <text:p>00:07:44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6.48" calcext:value-type="float">
            <text:p>616.48</text:p>
          </table:table-cell>
          <table:table-cell office:value-type="float" office:value="64.32" calcext:value-type="float">
            <text:p>64.32</text:p>
          </table:table-cell>
          <table:table-cell office:value-type="float" office:value="80.61" calcext:value-type="float">
            <text:p>80.61</text:p>
          </table:table-cell>
        </table:table-row>
        <table:table-row table:style-name="ro1">
          <table:table-cell office:value-type="float" office:value="479633" calcext:value-type="float">
            <text:p>479633</text:p>
          </table:table-cell>
          <table:table-cell table:formula="of:=[.A32]/1000/(60*60*24)" office:value-type="time" office:time-value="PT00H07M59.633S" calcext:value-type="time">
            <text:p>00:08:00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6.48" calcext:value-type="float">
            <text:p>616.48</text:p>
          </table:table-cell>
          <table:table-cell office:value-type="float" office:value="66.54" calcext:value-type="float">
            <text:p>66.54</text:p>
          </table:table-cell>
          <table:table-cell office:value-type="float" office:value="83.35" calcext:value-type="float">
            <text:p>83.35</text:p>
          </table:table-cell>
        </table:table-row>
        <table:table-row table:style-name="ro1">
          <table:table-cell office:value-type="float" office:value="495632" calcext:value-type="float">
            <text:p>495632</text:p>
          </table:table-cell>
          <table:table-cell table:formula="of:=[.A33]/1000/(60*60*24)" office:value-type="time" office:time-value="PT00H08M15.632S" calcext:value-type="time">
            <text:p>00:08:16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6.23" calcext:value-type="float">
            <text:p>616.23</text:p>
          </table:table-cell>
          <table:table-cell office:value-type="float" office:value="68.76" calcext:value-type="float">
            <text:p>68.76</text:p>
          </table:table-cell>
          <table:table-cell office:value-type="float" office:value="86.09" calcext:value-type="float">
            <text:p>86.09</text:p>
          </table:table-cell>
        </table:table-row>
        <table:table-row table:style-name="ro1">
          <table:table-cell office:value-type="float" office:value="511632" calcext:value-type="float">
            <text:p>511632</text:p>
          </table:table-cell>
          <table:table-cell table:formula="of:=[.A34]/1000/(60*60*24)" office:value-type="time" office:time-value="PT00H08M31.632S" calcext:value-type="time">
            <text:p>00:08:32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4.37" calcext:value-type="float">
            <text:p>614.37</text:p>
          </table:table-cell>
          <table:table-cell office:value-type="float" office:value="70.98" calcext:value-type="float">
            <text:p>70.98</text:p>
          </table:table-cell>
          <table:table-cell office:value-type="float" office:value="88.83" calcext:value-type="float">
            <text:p>88.83</text:p>
          </table:table-cell>
        </table:table-row>
        <table:table-row table:style-name="ro1">
          <table:table-cell office:value-type="float" office:value="527632" calcext:value-type="float">
            <text:p>527632</text:p>
          </table:table-cell>
          <table:table-cell table:formula="of:=[.A35]/1000/(60*60*24)" office:value-type="time" office:time-value="PT00H08M47.632S" calcext:value-type="time">
            <text:p>00:08:48</text:p>
          </table:table-cell>
          <table:table-cell office:value-type="float" office:value="1.23" calcext:value-type="float">
            <text:p>1.23</text:p>
          </table:table-cell>
          <table:table-cell office:value-type="float" office:value="499.12" calcext:value-type="float">
            <text:p>499.12</text:p>
          </table:table-cell>
          <table:table-cell office:value-type="float" office:value="613.89" calcext:value-type="float">
            <text:p>613.89</text:p>
          </table:table-cell>
          <table:table-cell office:value-type="float" office:value="73.2" calcext:value-type="float">
            <text:p>73.2</text:p>
          </table:table-cell>
          <table:table-cell office:value-type="float" office:value="91.57" calcext:value-type="float">
            <text:p>91.57</text:p>
          </table:table-cell>
        </table:table-row>
        <table:table-row table:style-name="ro1">
          <table:table-cell office:value-type="float" office:value="543633" calcext:value-type="float">
            <text:p>543633</text:p>
          </table:table-cell>
          <table:table-cell table:formula="of:=[.A36]/1000/(60*60*24)" office:value-type="time" office:time-value="PT00H09M03.633S" calcext:value-type="time">
            <text:p>00:09:04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6.38" calcext:value-type="float">
            <text:p>616.38</text:p>
          </table:table-cell>
          <table:table-cell office:value-type="float" office:value="75.42" calcext:value-type="float">
            <text:p>75.42</text:p>
          </table:table-cell>
          <table:table-cell office:value-type="float" office:value="94.3" calcext:value-type="float">
            <text:p>94.3</text:p>
          </table:table-cell>
        </table:table-row>
        <table:table-row table:style-name="ro1">
          <table:table-cell office:value-type="float" office:value="559632" calcext:value-type="float">
            <text:p>559632</text:p>
          </table:table-cell>
          <table:table-cell table:formula="of:=[.A37]/1000/(60*60*24)" office:value-type="time" office:time-value="PT00H09M19.632S" calcext:value-type="time">
            <text:p>00:09:20</text:p>
          </table:table-cell>
          <table:table-cell office:value-type="float" office:value="1.23" calcext:value-type="float">
            <text:p>1.23</text:p>
          </table:table-cell>
          <table:table-cell office:value-type="float" office:value="499.2" calcext:value-type="float">
            <text:p>499.2</text:p>
          </table:table-cell>
          <table:table-cell office:value-type="float" office:value="613.97" calcext:value-type="float">
            <text:p>613.97</text:p>
          </table:table-cell>
          <table:table-cell office:value-type="float" office:value="77.64" calcext:value-type="float">
            <text:p>77.64</text:p>
          </table:table-cell>
          <table:table-cell office:value-type="float" office:value="97.03" calcext:value-type="float">
            <text:p>97.03</text:p>
          </table:table-cell>
        </table:table-row>
        <table:table-row table:style-name="ro1">
          <table:table-cell office:value-type="float" office:value="575632" calcext:value-type="float">
            <text:p>575632</text:p>
          </table:table-cell>
          <table:table-cell table:formula="of:=[.A38]/1000/(60*60*24)" office:value-type="time" office:time-value="PT00H09M35.632S" calcext:value-type="time">
            <text:p>00:09:36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4.38" calcext:value-type="float">
            <text:p>614.38</text:p>
          </table:table-cell>
          <table:table-cell office:value-type="float" office:value="79.86" calcext:value-type="float">
            <text:p>79.86</text:p>
          </table:table-cell>
          <table:table-cell office:value-type="float" office:value="99.77" calcext:value-type="float">
            <text:p>99.77</text:p>
          </table:table-cell>
        </table:table-row>
        <table:table-row table:style-name="ro1">
          <table:table-cell office:value-type="float" office:value="591632" calcext:value-type="float">
            <text:p>591632</text:p>
          </table:table-cell>
          <table:table-cell table:formula="of:=[.A39]/1000/(60*60*24)" office:value-type="time" office:time-value="PT00H09M51.632S" calcext:value-type="time">
            <text:p>00:09:52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4.13" calcext:value-type="float">
            <text:p>614.13</text:p>
          </table:table-cell>
          <table:table-cell office:value-type="float" office:value="82.08" calcext:value-type="float">
            <text:p>82.08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1">
          <table:table-cell office:value-type="float" office:value="607632" calcext:value-type="float">
            <text:p>607632</text:p>
          </table:table-cell>
          <table:table-cell table:formula="of:=[.A40]/1000/(60*60*24)" office:value-type="time" office:time-value="PT00H10M07.632S" calcext:value-type="time">
            <text:p>00:10:08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4.24" calcext:value-type="float">
            <text:p>614.24</text:p>
          </table:table-cell>
          <table:table-cell office:value-type="float" office:value="84.3" calcext:value-type="float">
            <text:p>84.3</text:p>
          </table:table-cell>
          <table:table-cell office:value-type="float" office:value="105.22" calcext:value-type="float">
            <text:p>105.22</text:p>
          </table:table-cell>
        </table:table-row>
        <table:table-row table:style-name="ro1">
          <table:table-cell office:value-type="float" office:value="623632" calcext:value-type="float">
            <text:p>623632</text:p>
          </table:table-cell>
          <table:table-cell table:formula="of:=[.A41]/1000/(60*60*24)" office:value-type="time" office:time-value="PT00H10M23.632S" calcext:value-type="time">
            <text:p>00:10:24</text:p>
          </table:table-cell>
          <table:table-cell office:value-type="float" office:value="1.23" calcext:value-type="float">
            <text:p>1.23</text:p>
          </table:table-cell>
          <table:table-cell office:value-type="float" office:value="499.12" calcext:value-type="float">
            <text:p>499.12</text:p>
          </table:table-cell>
          <table:table-cell office:value-type="float" office:value="611.91" calcext:value-type="float">
            <text:p>611.91</text:p>
          </table:table-cell>
          <table:table-cell office:value-type="float" office:value="86.52" calcext:value-type="float">
            <text:p>86.52</text:p>
          </table:table-cell>
          <table:table-cell office:value-type="float" office:value="107.95" calcext:value-type="float">
            <text:p>107.95</text:p>
          </table:table-cell>
        </table:table-row>
        <table:table-row table:style-name="ro1">
          <table:table-cell office:value-type="float" office:value="639632" calcext:value-type="float">
            <text:p>639632</text:p>
          </table:table-cell>
          <table:table-cell table:formula="of:=[.A42]/1000/(60*60*24)" office:value-type="time" office:time-value="PT00H10M39.632S" calcext:value-type="time">
            <text:p>00:10:40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4.13" calcext:value-type="float">
            <text:p>614.13</text:p>
          </table:table-cell>
          <table:table-cell office:value-type="float" office:value="88.74" calcext:value-type="float">
            <text:p>88.74</text:p>
          </table:table-cell>
          <table:table-cell office:value-type="float" office:value="110.68" calcext:value-type="float">
            <text:p>110.68</text:p>
          </table:table-cell>
        </table:table-row>
        <table:table-row table:style-name="ro1">
          <table:table-cell office:value-type="float" office:value="655632" calcext:value-type="float">
            <text:p>655632</text:p>
          </table:table-cell>
          <table:table-cell table:formula="of:=[.A43]/1000/(60*60*24)" office:value-type="time" office:time-value="PT00H10M55.632S" calcext:value-type="time">
            <text:p>00:10:56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2.24" calcext:value-type="float">
            <text:p>612.24</text:p>
          </table:table-cell>
          <table:table-cell office:value-type="float" office:value="90.96" calcext:value-type="float">
            <text:p>90.96</text:p>
          </table:table-cell>
          <table:table-cell office:value-type="float" office:value="113.4" calcext:value-type="float">
            <text:p>113.4</text:p>
          </table:table-cell>
        </table:table-row>
        <table:table-row table:style-name="ro1">
          <table:table-cell office:value-type="float" office:value="671633" calcext:value-type="float">
            <text:p>671633</text:p>
          </table:table-cell>
          <table:table-cell table:formula="of:=[.A44]/1000/(60*60*24)" office:value-type="time" office:time-value="PT00H11M11.633S" calcext:value-type="time">
            <text:p>00:11:12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2.15" calcext:value-type="float">
            <text:p>612.15</text:p>
          </table:table-cell>
          <table:table-cell office:value-type="float" office:value="93.18" calcext:value-type="float">
            <text:p>93.18</text:p>
          </table:table-cell>
          <table:table-cell office:value-type="float" office:value="116.12" calcext:value-type="float">
            <text:p>116.12</text:p>
          </table:table-cell>
        </table:table-row>
        <table:table-row table:style-name="ro1">
          <table:table-cell office:value-type="float" office:value="687632" calcext:value-type="float">
            <text:p>687632</text:p>
          </table:table-cell>
          <table:table-cell table:formula="of:=[.A45]/1000/(60*60*24)" office:value-type="time" office:time-value="PT00H11M27.632S" calcext:value-type="time">
            <text:p>00:11:28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2.39" calcext:value-type="float">
            <text:p>612.39</text:p>
          </table:table-cell>
          <table:table-cell office:value-type="float" office:value="95.4" calcext:value-type="float">
            <text:p>95.4</text:p>
          </table:table-cell>
          <table:table-cell office:value-type="float" office:value="118.85" calcext:value-type="float">
            <text:p>118.85</text:p>
          </table:table-cell>
        </table:table-row>
        <table:table-row table:style-name="ro1">
          <table:table-cell office:value-type="float" office:value="703632" calcext:value-type="float">
            <text:p>703632</text:p>
          </table:table-cell>
          <table:table-cell table:formula="of:=[.A46]/1000/(60*60*24)" office:value-type="time" office:time-value="PT00H11M43.632S" calcext:value-type="time">
            <text:p>00:11:44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2.14" calcext:value-type="float">
            <text:p>612.14</text:p>
          </table:table-cell>
          <table:table-cell office:value-type="float" office:value="97.62" calcext:value-type="float">
            <text:p>97.62</text:p>
          </table:table-cell>
          <table:table-cell office:value-type="float" office:value="121.56" calcext:value-type="float">
            <text:p>121.56</text:p>
          </table:table-cell>
        </table:table-row>
        <table:table-row table:style-name="ro1">
          <table:table-cell office:value-type="float" office:value="719632" calcext:value-type="float">
            <text:p>719632</text:p>
          </table:table-cell>
          <table:table-cell table:formula="of:=[.A47]/1000/(60*60*24)" office:value-type="time" office:time-value="PT00H11M59.632S" calcext:value-type="time">
            <text:p>00:12:00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2.16" calcext:value-type="float">
            <text:p>612.16</text:p>
          </table:table-cell>
          <table:table-cell office:value-type="float" office:value="99.84" calcext:value-type="float">
            <text:p>99.84</text:p>
          </table:table-cell>
          <table:table-cell office:value-type="float" office:value="124.28" calcext:value-type="float">
            <text:p>124.28</text:p>
          </table:table-cell>
        </table:table-row>
        <table:table-row table:style-name="ro1">
          <table:table-cell office:value-type="float" office:value="735632" calcext:value-type="float">
            <text:p>735632</text:p>
          </table:table-cell>
          <table:table-cell table:formula="of:=[.A48]/1000/(60*60*24)" office:value-type="time" office:time-value="PT00H12M15.632S" calcext:value-type="time">
            <text:p>00:12:16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0.37" calcext:value-type="float">
            <text:p>610.37</text:p>
          </table:table-cell>
          <table:table-cell office:value-type="float" office:value="102.06" calcext:value-type="float">
            <text:p>102.0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51632" calcext:value-type="float">
            <text:p>751632</text:p>
          </table:table-cell>
          <table:table-cell table:formula="of:=[.A49]/1000/(60*60*24)" office:value-type="time" office:time-value="PT00H12M31.632S" calcext:value-type="time">
            <text:p>00:12:32</text:p>
          </table:table-cell>
          <table:table-cell office:value-type="float" office:value="1.22" calcext:value-type="float">
            <text:p>1.22</text:p>
          </table:table-cell>
          <table:table-cell office:value-type="float" office:value="499.2" calcext:value-type="float">
            <text:p>499.2</text:p>
          </table:table-cell>
          <table:table-cell office:value-type="float" office:value="609.99" calcext:value-type="float">
            <text:p>609.99</text:p>
          </table:table-cell>
          <table:table-cell office:value-type="float" office:value="104.28" calcext:value-type="float">
            <text:p>104.28</text:p>
          </table:table-cell>
          <table:table-cell office:value-type="float" office:value="129.71" calcext:value-type="float">
            <text:p>129.71</text:p>
          </table:table-cell>
        </table:table-row>
        <table:table-row table:style-name="ro1">
          <table:table-cell office:value-type="float" office:value="767633" calcext:value-type="float">
            <text:p>767633</text:p>
          </table:table-cell>
          <table:table-cell table:formula="of:=[.A50]/1000/(60*60*24)" office:value-type="time" office:time-value="PT00H12M47.633S" calcext:value-type="time">
            <text:p>00:12:48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0.13" calcext:value-type="float">
            <text:p>610.13</text:p>
          </table:table-cell>
          <table:table-cell office:value-type="float" office:value="106.49" calcext:value-type="float">
            <text:p>106.49</text:p>
          </table:table-cell>
          <table:table-cell office:value-type="float" office:value="132.42" calcext:value-type="float">
            <text:p>132.42</text:p>
          </table:table-cell>
        </table:table-row>
        <table:table-row table:style-name="ro1">
          <table:table-cell office:value-type="float" office:value="783632" calcext:value-type="float">
            <text:p>783632</text:p>
          </table:table-cell>
          <table:table-cell table:formula="of:=[.A51]/1000/(60*60*24)" office:value-type="time" office:time-value="PT00H13M03.632S" calcext:value-type="time">
            <text:p>00:13:04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0.13" calcext:value-type="float">
            <text:p>610.13</text:p>
          </table:table-cell>
          <table:table-cell office:value-type="float" office:value="108.71" calcext:value-type="float">
            <text:p>108.71</text:p>
          </table:table-cell>
          <table:table-cell office:value-type="float" office:value="135.14" calcext:value-type="float">
            <text:p>135.14</text:p>
          </table:table-cell>
        </table:table-row>
        <table:table-row table:style-name="ro1">
          <table:table-cell office:value-type="float" office:value="799633" calcext:value-type="float">
            <text:p>799633</text:p>
          </table:table-cell>
          <table:table-cell table:formula="of:=[.A52]/1000/(60*60*24)" office:value-type="time" office:time-value="PT00H13M19.633S" calcext:value-type="time">
            <text:p>00:13:20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8.38" calcext:value-type="float">
            <text:p>608.38</text:p>
          </table:table-cell>
          <table:table-cell office:value-type="float" office:value="110.93" calcext:value-type="float">
            <text:p>110.93</text:p>
          </table:table-cell>
          <table:table-cell office:value-type="float" office:value="137.84" calcext:value-type="float">
            <text:p>137.84</text:p>
          </table:table-cell>
        </table:table-row>
        <table:table-row table:style-name="ro1">
          <table:table-cell office:value-type="float" office:value="815633" calcext:value-type="float">
            <text:p>815633</text:p>
          </table:table-cell>
          <table:table-cell table:formula="of:=[.A53]/1000/(60*60*24)" office:value-type="time" office:time-value="PT00H13M35.633S" calcext:value-type="time">
            <text:p>00:13:36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8.38" calcext:value-type="float">
            <text:p>608.38</text:p>
          </table:table-cell>
          <table:table-cell office:value-type="float" office:value="113.15" calcext:value-type="float">
            <text:p>113.15</text:p>
          </table:table-cell>
          <table:table-cell office:value-type="float" office:value="140.55" calcext:value-type="float">
            <text:p>140.55</text:p>
          </table:table-cell>
        </table:table-row>
        <table:table-row table:style-name="ro1">
          <table:table-cell office:value-type="float" office:value="831632" calcext:value-type="float">
            <text:p>831632</text:p>
          </table:table-cell>
          <table:table-cell table:formula="of:=[.A54]/1000/(60*60*24)" office:value-type="time" office:time-value="PT00H13M51.632S" calcext:value-type="time">
            <text:p>00:13:52</text:p>
          </table:table-cell>
          <table:table-cell office:value-type="float" office:value="1.22" calcext:value-type="float">
            <text:p>1.2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8.63" calcext:value-type="float">
            <text:p>608.63</text:p>
          </table:table-cell>
          <table:table-cell office:value-type="float" office:value="115.37" calcext:value-type="float">
            <text:p>115.37</text:p>
          </table:table-cell>
          <table:table-cell office:value-type="float" office:value="143.26" calcext:value-type="float">
            <text:p>143.26</text:p>
          </table:table-cell>
        </table:table-row>
        <table:table-row table:style-name="ro1">
          <table:table-cell office:value-type="float" office:value="847632" calcext:value-type="float">
            <text:p>847632</text:p>
          </table:table-cell>
          <table:table-cell table:formula="of:=[.A55]/1000/(60*60*24)" office:value-type="time" office:time-value="PT00H14M07.632S" calcext:value-type="time">
            <text:p>00:14:08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08.48" calcext:value-type="float">
            <text:p>608.48</text:p>
          </table:table-cell>
          <table:table-cell office:value-type="float" office:value="117.59" calcext:value-type="float">
            <text:p>117.59</text:p>
          </table:table-cell>
          <table:table-cell office:value-type="float" office:value="145.97" calcext:value-type="float">
            <text:p>145.97</text:p>
          </table:table-cell>
        </table:table-row>
        <table:table-row table:style-name="ro1">
          <table:table-cell office:value-type="float" office:value="863633" calcext:value-type="float">
            <text:p>863633</text:p>
          </table:table-cell>
          <table:table-cell table:formula="of:=[.A56]/1000/(60*60*24)" office:value-type="time" office:time-value="PT00H14M23.633S" calcext:value-type="time">
            <text:p>00:14:24</text:p>
          </table:table-cell>
          <table:table-cell office:value-type="float" office:value="1.22" calcext:value-type="float">
            <text:p>1.22</text:p>
          </table:table-cell>
          <table:table-cell office:value-type="float" office:value="499.2" calcext:value-type="float">
            <text:p>499.2</text:p>
          </table:table-cell>
          <table:table-cell office:value-type="float" office:value="608" calcext:value-type="float">
            <text:p>608</text:p>
          </table:table-cell>
          <table:table-cell office:value-type="float" office:value="119.81" calcext:value-type="float">
            <text:p>119.81</text:p>
          </table:table-cell>
          <table:table-cell office:value-type="float" office:value="148.67" calcext:value-type="float">
            <text:p>148.67</text:p>
          </table:table-cell>
        </table:table-row>
        <table:table-row table:style-name="ro1">
          <table:table-cell office:value-type="float" office:value="879632" calcext:value-type="float">
            <text:p>879632</text:p>
          </table:table-cell>
          <table:table-cell table:formula="of:=[.A57]/1000/(60*60*24)" office:value-type="time" office:time-value="PT00H14M39.632S" calcext:value-type="time">
            <text:p>00:14:40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8.15" calcext:value-type="float">
            <text:p>608.15</text:p>
          </table:table-cell>
          <table:table-cell office:value-type="float" office:value="122.03" calcext:value-type="float">
            <text:p>122.03</text:p>
          </table:table-cell>
          <table:table-cell office:value-type="float" office:value="151.37" calcext:value-type="float">
            <text:p>151.37</text:p>
          </table:table-cell>
        </table:table-row>
        <table:table-row table:style-name="ro1">
          <table:table-cell office:value-type="float" office:value="895632" calcext:value-type="float">
            <text:p>895632</text:p>
          </table:table-cell>
          <table:table-cell table:formula="of:=[.A58]/1000/(60*60*24)" office:value-type="time" office:time-value="PT00H14M55.632S" calcext:value-type="time">
            <text:p>00:14:56</text:p>
          </table:table-cell>
          <table:table-cell office:value-type="float" office:value="1.22" calcext:value-type="float">
            <text:p>1.22</text:p>
          </table:table-cell>
          <table:table-cell office:value-type="float" office:value="499.2" calcext:value-type="float">
            <text:p>499.2</text:p>
          </table:table-cell>
          <table:table-cell office:value-type="float" office:value="608" calcext:value-type="float">
            <text:p>608</text:p>
          </table:table-cell>
          <table:table-cell office:value-type="float" office:value="124.25" calcext:value-type="float">
            <text:p>124.25</text:p>
          </table:table-cell>
          <table:table-cell office:value-type="float" office:value="154.08" calcext:value-type="float">
            <text:p>154.08</text:p>
          </table:table-cell>
        </table:table-row>
        <table:table-row table:style-name="ro1">
          <table:table-cell office:value-type="float" office:value="911632" calcext:value-type="float">
            <text:p>911632</text:p>
          </table:table-cell>
          <table:table-cell table:formula="of:=[.A59]/1000/(60*60*24)" office:value-type="time" office:time-value="PT00H15M11.632S" calcext:value-type="time">
            <text:p>00:15:12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08.24" calcext:value-type="float">
            <text:p>608.24</text:p>
          </table:table-cell>
          <table:table-cell office:value-type="float" office:value="126.47" calcext:value-type="float">
            <text:p>126.47</text:p>
          </table:table-cell>
          <table:table-cell office:value-type="float" office:value="156.78" calcext:value-type="float">
            <text:p>156.78</text:p>
          </table:table-cell>
        </table:table-row>
        <table:table-row table:style-name="ro1">
          <table:table-cell office:value-type="float" office:value="927632" calcext:value-type="float">
            <text:p>927632</text:p>
          </table:table-cell>
          <table:table-cell table:formula="of:=[.A60]/1000/(60*60*24)" office:value-type="time" office:time-value="PT00H15M27.632S" calcext:value-type="time">
            <text:p>00:15:28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08.23" calcext:value-type="float">
            <text:p>608.23</text:p>
          </table:table-cell>
          <table:table-cell office:value-type="float" office:value="128.69" calcext:value-type="float">
            <text:p>128.69</text:p>
          </table:table-cell>
          <table:table-cell office:value-type="float" office:value="159.48" calcext:value-type="float">
            <text:p>159.48</text:p>
          </table:table-cell>
        </table:table-row>
        <table:table-row table:style-name="ro1">
          <table:table-cell office:value-type="float" office:value="943633" calcext:value-type="float">
            <text:p>943633</text:p>
          </table:table-cell>
          <table:table-cell table:formula="of:=[.A61]/1000/(60*60*24)" office:value-type="time" office:time-value="PT00H15M43.633S" calcext:value-type="time">
            <text:p>00:15:44</text:p>
          </table:table-cell>
          <table:table-cell office:value-type="float" office:value="1.21" calcext:value-type="float">
            <text:p>1.21</text:p>
          </table:table-cell>
          <table:table-cell office:value-type="float" office:value="499.12" calcext:value-type="float">
            <text:p>499.12</text:p>
          </table:table-cell>
          <table:table-cell office:value-type="float" office:value="605.9" calcext:value-type="float">
            <text:p>605.9</text:p>
          </table:table-cell>
          <table:table-cell office:value-type="float" office:value="130.91" calcext:value-type="float">
            <text:p>130.91</text:p>
          </table:table-cell>
          <table:table-cell office:value-type="float" office:value="162.18" calcext:value-type="float">
            <text:p>162.18</text:p>
          </table:table-cell>
        </table:table-row>
        <table:table-row table:style-name="ro1">
          <table:table-cell office:value-type="float" office:value="959632" calcext:value-type="float">
            <text:p>959632</text:p>
          </table:table-cell>
          <table:table-cell table:formula="of:=[.A62]/1000/(60*60*24)" office:value-type="time" office:time-value="PT00H15M59.632S" calcext:value-type="time">
            <text:p>00:16:00</text:p>
          </table:table-cell>
          <table:table-cell office:value-type="float" office:value="1.22" calcext:value-type="float">
            <text:p>1.22</text:p>
          </table:table-cell>
          <table:table-cell office:value-type="float" office:value="499.12" calcext:value-type="float">
            <text:p>499.12</text:p>
          </table:table-cell>
          <table:table-cell office:value-type="float" office:value="607.9" calcext:value-type="float">
            <text:p>607.9</text:p>
          </table:table-cell>
          <table:table-cell office:value-type="float" office:value="133.13" calcext:value-type="float">
            <text:p>133.13</text:p>
          </table:table-cell>
          <table:table-cell office:value-type="float" office:value="164.88" calcext:value-type="float">
            <text:p>164.88</text:p>
          </table:table-cell>
        </table:table-row>
        <table:table-row table:style-name="ro1">
          <table:table-cell office:value-type="float" office:value="975633" calcext:value-type="float">
            <text:p>975633</text:p>
          </table:table-cell>
          <table:table-cell table:formula="of:=[.A63]/1000/(60*60*24)" office:value-type="time" office:time-value="PT00H16M15.633S" calcext:value-type="time">
            <text:p>00:16:16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6.14" calcext:value-type="float">
            <text:p>606.14</text:p>
          </table:table-cell>
          <table:table-cell office:value-type="float" office:value="135.35" calcext:value-type="float">
            <text:p>135.35</text:p>
          </table:table-cell>
          <table:table-cell office:value-type="float" office:value="167.57" calcext:value-type="float">
            <text:p>167.57</text:p>
          </table:table-cell>
        </table:table-row>
        <table:table-row table:style-name="ro1">
          <table:table-cell office:value-type="float" office:value="991632" calcext:value-type="float">
            <text:p>991632</text:p>
          </table:table-cell>
          <table:table-cell table:formula="of:=[.A64]/1000/(60*60*24)" office:value-type="time" office:time-value="PT00H16M31.632S" calcext:value-type="time">
            <text:p>00:16:32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5" calcext:value-type="float">
            <text:p>606.25</text:p>
          </table:table-cell>
          <table:table-cell office:value-type="float" office:value="137.57" calcext:value-type="float">
            <text:p>137.57</text:p>
          </table:table-cell>
          <table:table-cell office:value-type="float" office:value="170.27" calcext:value-type="float">
            <text:p>170.27</text:p>
          </table:table-cell>
        </table:table-row>
        <table:table-row table:style-name="ro1">
          <table:table-cell office:value-type="float" office:value="1007632" calcext:value-type="float">
            <text:p>1007632</text:p>
          </table:table-cell>
          <table:table-cell table:formula="of:=[.A65]/1000/(60*60*24)" office:value-type="time" office:time-value="PT00H16M47.632S" calcext:value-type="time">
            <text:p>00:16:48</text:p>
          </table:table-cell>
          <table:table-cell office:value-type="float" office:value="1.22" calcext:value-type="float">
            <text:p>1.22</text:p>
          </table:table-cell>
          <table:table-cell office:value-type="float" office:value="499.2" calcext:value-type="float">
            <text:p>499.2</text:p>
          </table:table-cell>
          <table:table-cell office:value-type="float" office:value="607.99" calcext:value-type="float">
            <text:p>607.99</text:p>
          </table:table-cell>
          <table:table-cell office:value-type="float" office:value="139.79" calcext:value-type="float">
            <text:p>139.79</text:p>
          </table:table-cell>
          <table:table-cell office:value-type="float" office:value="172.96" calcext:value-type="float">
            <text:p>172.96</text:p>
          </table:table-cell>
        </table:table-row>
        <table:table-row table:style-name="ro1">
          <table:table-cell office:value-type="float" office:value="1023632" calcext:value-type="float">
            <text:p>1023632</text:p>
          </table:table-cell>
          <table:table-cell table:formula="of:=[.A66]/1000/(60*60*24)" office:value-type="time" office:time-value="PT00H17M03.632S" calcext:value-type="time">
            <text:p>00:17:04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5" calcext:value-type="float">
            <text:p>604.25</text:p>
          </table:table-cell>
          <table:table-cell office:value-type="float" office:value="142.01" calcext:value-type="float">
            <text:p>142.01</text:p>
          </table:table-cell>
          <table:table-cell office:value-type="float" office:value="175.65" calcext:value-type="float">
            <text:p>175.65</text:p>
          </table:table-cell>
        </table:table-row>
        <table:table-row table:style-name="ro1">
          <table:table-cell office:value-type="float" office:value="1039632" calcext:value-type="float">
            <text:p>1039632</text:p>
          </table:table-cell>
          <table:table-cell table:formula="of:=[.A67]/1000/(60*60*24)" office:value-type="time" office:time-value="PT00H17M19.632S" calcext:value-type="time">
            <text:p>00:17:20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4" calcext:value-type="float">
            <text:p>606.24</text:p>
          </table:table-cell>
          <table:table-cell office:value-type="float" office:value="144.23" calcext:value-type="float">
            <text:p>144.23</text:p>
          </table:table-cell>
          <table:table-cell office:value-type="float" office:value="178.35" calcext:value-type="float">
            <text:p>178.35</text:p>
          </table:table-cell>
        </table:table-row>
        <table:table-row table:style-name="ro1">
          <table:table-cell office:value-type="float" office:value="1055632" calcext:value-type="float">
            <text:p>1055632</text:p>
          </table:table-cell>
          <table:table-cell table:formula="of:=[.A68]/1000/(60*60*24)" office:value-type="time" office:time-value="PT00H17M35.632S" calcext:value-type="time">
            <text:p>00:17:36</text:p>
          </table:table-cell>
          <table:table-cell office:value-type="float" office:value="1.21" calcext:value-type="float">
            <text:p>1.21</text:p>
          </table:table-cell>
          <table:table-cell office:value-type="float" office:value="499.12" calcext:value-type="float">
            <text:p>499.12</text:p>
          </table:table-cell>
          <table:table-cell office:value-type="float" office:value="603.9" calcext:value-type="float">
            <text:p>603.9</text:p>
          </table:table-cell>
          <table:table-cell office:value-type="float" office:value="146.44" calcext:value-type="float">
            <text:p>146.44</text:p>
          </table:table-cell>
          <table:table-cell office:value-type="float" office:value="181.04" calcext:value-type="float">
            <text:p>181.04</text:p>
          </table:table-cell>
        </table:table-row>
        <table:table-row table:style-name="ro1">
          <table:table-cell office:value-type="float" office:value="1071632" calcext:value-type="float">
            <text:p>1071632</text:p>
          </table:table-cell>
          <table:table-cell table:formula="of:=[.A69]/1000/(60*60*24)" office:value-type="time" office:time-value="PT00H17M51.632S" calcext:value-type="time">
            <text:p>00:17:52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5" calcext:value-type="float">
            <text:p>604.25</text:p>
          </table:table-cell>
          <table:table-cell office:value-type="float" office:value="148.66" calcext:value-type="float">
            <text:p>148.66</text:p>
          </table:table-cell>
          <table:table-cell office:value-type="float" office:value="183.73" calcext:value-type="float">
            <text:p>183.73</text:p>
          </table:table-cell>
        </table:table-row>
        <table:table-row table:style-name="ro1">
          <table:table-cell office:value-type="float" office:value="1087632" calcext:value-type="float">
            <text:p>1087632</text:p>
          </table:table-cell>
          <table:table-cell table:formula="of:=[.A70]/1000/(60*60*24)" office:value-type="time" office:time-value="PT00H18M07.632S" calcext:value-type="time">
            <text:p>00:18:08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4" calcext:value-type="float">
            <text:p>606.24</text:p>
          </table:table-cell>
          <table:table-cell office:value-type="float" office:value="150.88" calcext:value-type="float">
            <text:p>150.88</text:p>
          </table:table-cell>
          <table:table-cell office:value-type="float" office:value="186.42" calcext:value-type="float">
            <text:p>186.42</text:p>
          </table:table-cell>
        </table:table-row>
        <table:table-row table:style-name="ro1">
          <table:table-cell office:value-type="float" office:value="1103632" calcext:value-type="float">
            <text:p>1103632</text:p>
          </table:table-cell>
          <table:table-cell table:formula="of:=[.A71]/1000/(60*60*24)" office:value-type="time" office:time-value="PT00H18M23.632S" calcext:value-type="time">
            <text:p>00:18:24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5.99" calcext:value-type="float">
            <text:p>605.99</text:p>
          </table:table-cell>
          <table:table-cell office:value-type="float" office:value="153.1" calcext:value-type="float">
            <text:p>153.1</text:p>
          </table:table-cell>
          <table:table-cell office:value-type="float" office:value="189.1" calcext:value-type="float">
            <text:p>189.1</text:p>
          </table:table-cell>
        </table:table-row>
        <table:table-row table:style-name="ro1">
          <table:table-cell office:value-type="float" office:value="1119632" calcext:value-type="float">
            <text:p>1119632</text:p>
          </table:table-cell>
          <table:table-cell table:formula="of:=[.A72]/1000/(60*60*24)" office:value-type="time" office:time-value="PT00H18M39.632S" calcext:value-type="time">
            <text:p>00:18:40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6.4" calcext:value-type="float">
            <text:p>606.4</text:p>
          </table:table-cell>
          <table:table-cell office:value-type="float" office:value="155.32" calcext:value-type="float">
            <text:p>155.32</text:p>
          </table:table-cell>
          <table:table-cell office:value-type="float" office:value="191.79" calcext:value-type="float">
            <text:p>191.79</text:p>
          </table:table-cell>
        </table:table-row>
        <table:table-row table:style-name="ro1">
          <table:table-cell office:value-type="float" office:value="1135632" calcext:value-type="float">
            <text:p>1135632</text:p>
          </table:table-cell>
          <table:table-cell table:formula="of:=[.A73]/1000/(60*60*24)" office:value-type="time" office:time-value="PT00H18M55.632S" calcext:value-type="time">
            <text:p>00:18:56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4" calcext:value-type="float">
            <text:p>604.14</text:p>
          </table:table-cell>
          <table:table-cell office:value-type="float" office:value="157.54" calcext:value-type="float">
            <text:p>157.54</text:p>
          </table:table-cell>
          <table:table-cell office:value-type="float" office:value="194.48" calcext:value-type="float">
            <text:p>194.48</text:p>
          </table:table-cell>
        </table:table-row>
        <table:table-row table:style-name="ro1">
          <table:table-cell office:value-type="float" office:value="1151633" calcext:value-type="float">
            <text:p>1151633</text:p>
          </table:table-cell>
          <table:table-cell table:formula="of:=[.A74]/1000/(60*60*24)" office:value-type="time" office:time-value="PT00H19M11.633S" calcext:value-type="time">
            <text:p>00:19:12</text:p>
          </table:table-cell>
          <table:table-cell office:value-type="float" office:value="1.21" calcext:value-type="float">
            <text:p>1.21</text:p>
          </table:table-cell>
          <table:table-cell office:value-type="float" office:value="499.12" calcext:value-type="float">
            <text:p>499.12</text:p>
          </table:table-cell>
          <table:table-cell office:value-type="float" office:value="603.91" calcext:value-type="float">
            <text:p>603.91</text:p>
          </table:table-cell>
          <table:table-cell office:value-type="float" office:value="159.76" calcext:value-type="float">
            <text:p>159.76</text:p>
          </table:table-cell>
          <table:table-cell office:value-type="float" office:value="197.16" calcext:value-type="float">
            <text:p>197.16</text:p>
          </table:table-cell>
        </table:table-row>
        <table:table-row table:style-name="ro1">
          <table:table-cell office:value-type="float" office:value="1167632" calcext:value-type="float">
            <text:p>1167632</text:p>
          </table:table-cell>
          <table:table-cell table:formula="of:=[.A75]/1000/(60*60*24)" office:value-type="time" office:time-value="PT00H19M27.632S" calcext:value-type="time">
            <text:p>00:19:28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4" calcext:value-type="float">
            <text:p>604.24</text:p>
          </table:table-cell>
          <table:table-cell office:value-type="float" office:value="161.98" calcext:value-type="float">
            <text:p>161.98</text:p>
          </table:table-cell>
          <table:table-cell office:value-type="float" office:value="199.84" calcext:value-type="float">
            <text:p>199.84</text:p>
          </table:table-cell>
        </table:table-row>
        <table:table-row table:style-name="ro1">
          <table:table-cell office:value-type="float" office:value="1182634" calcext:value-type="float">
            <text:p>1182634</text:p>
          </table:table-cell>
          <table:table-cell table:formula="of:=[.A76]/1000/(60*60*24)" office:value-type="time" office:time-value="PT00H19M42.634S" calcext:value-type="time">
            <text:p>00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4.38" calcext:value-type="float">
            <text:p>604.38</text:p>
          </table:table-cell>
          <table:table-cell office:value-type="float" office:value="164.06" calcext:value-type="float">
            <text:p>164.06</text:p>
          </table:table-cell>
          <table:table-cell office:value-type="float" office:value="202.36" calcext:value-type="float">
            <text:p>202.36</text:p>
          </table:table-cell>
        </table:table-row>
        <table:table-row table:style-name="ro1">
          <table:table-cell office:value-type="float" office:value="1198634" calcext:value-type="float">
            <text:p>1198634</text:p>
          </table:table-cell>
          <table:table-cell table:formula="of:=[.A77]/1000/(60*60*24)" office:value-type="time" office:time-value="PT00H19M58.634S" calcext:value-type="time">
            <text:p>00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4" calcext:value-type="float">
            <text:p>604.24</text:p>
          </table:table-cell>
          <table:table-cell office:value-type="float" office:value="166.28" calcext:value-type="float">
            <text:p>166.28</text:p>
          </table:table-cell>
          <table:table-cell office:value-type="float" office:value="205.04" calcext:value-type="float">
            <text:p>205.04</text:p>
          </table:table-cell>
        </table:table-row>
        <table:table-row table:style-name="ro1">
          <table:table-cell office:value-type="float" office:value="1214633" calcext:value-type="float">
            <text:p>1214633</text:p>
          </table:table-cell>
          <table:table-cell table:formula="of:=[.A78]/1000/(60*60*24)" office:value-type="time" office:time-value="PT00H20M14.633S" calcext:value-type="time">
            <text:p>00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5" calcext:value-type="float">
            <text:p>604.15</text:p>
          </table:table-cell>
          <table:table-cell office:value-type="float" office:value="168.5" calcext:value-type="float">
            <text:p>168.5</text:p>
          </table:table-cell>
          <table:table-cell office:value-type="float" office:value="207.72" calcext:value-type="float">
            <text:p>207.72</text:p>
          </table:table-cell>
        </table:table-row>
        <table:table-row table:style-name="ro1">
          <table:table-cell office:value-type="float" office:value="1230633" calcext:value-type="float">
            <text:p>1230633</text:p>
          </table:table-cell>
          <table:table-cell table:formula="of:=[.A79]/1000/(60*60*24)" office:value-type="time" office:time-value="PT00H20M30.633S" calcext:value-type="time">
            <text:p>00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2.14" calcext:value-type="float">
            <text:p>602.14</text:p>
          </table:table-cell>
          <table:table-cell office:value-type="float" office:value="170.72" calcext:value-type="float">
            <text:p>170.72</text:p>
          </table:table-cell>
          <table:table-cell office:value-type="float" office:value="210.41" calcext:value-type="float">
            <text:p>210.41</text:p>
          </table:table-cell>
        </table:table-row>
        <table:table-row table:style-name="ro1">
          <table:table-cell office:value-type="float" office:value="1246633" calcext:value-type="float">
            <text:p>1246633</text:p>
          </table:table-cell>
          <table:table-cell table:formula="of:=[.A80]/1000/(60*60*24)" office:value-type="time" office:time-value="PT00H20M46.633S" calcext:value-type="time">
            <text:p>00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4.38" calcext:value-type="float">
            <text:p>604.38</text:p>
          </table:table-cell>
          <table:table-cell office:value-type="float" office:value="172.94" calcext:value-type="float">
            <text:p>172.94</text:p>
          </table:table-cell>
          <table:table-cell office:value-type="float" office:value="213.08" calcext:value-type="float">
            <text:p>213.08</text:p>
          </table:table-cell>
        </table:table-row>
        <table:table-row table:style-name="ro1">
          <table:table-cell office:value-type="float" office:value="1262633" calcext:value-type="float">
            <text:p>1262633</text:p>
          </table:table-cell>
          <table:table-cell table:formula="of:=[.A81]/1000/(60*60*24)" office:value-type="time" office:time-value="PT00H21M02.633S" calcext:value-type="time">
            <text:p>00:21:03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4" calcext:value-type="float">
            <text:p>600.24</text:p>
          </table:table-cell>
          <table:table-cell office:value-type="float" office:value="175.16" calcext:value-type="float">
            <text:p>175.16</text:p>
          </table:table-cell>
          <table:table-cell office:value-type="float" office:value="215.76" calcext:value-type="float">
            <text:p>215.76</text:p>
          </table:table-cell>
        </table:table-row>
        <table:table-row table:style-name="ro1">
          <table:table-cell office:value-type="float" office:value="1278633" calcext:value-type="float">
            <text:p>1278633</text:p>
          </table:table-cell>
          <table:table-cell table:formula="of:=[.A82]/1000/(60*60*24)" office:value-type="time" office:time-value="PT00H21M18.633S" calcext:value-type="time">
            <text:p>00:21:19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9.91" calcext:value-type="float">
            <text:p>599.91</text:p>
          </table:table-cell>
          <table:table-cell office:value-type="float" office:value="177.38" calcext:value-type="float">
            <text:p>177.38</text:p>
          </table:table-cell>
          <table:table-cell office:value-type="float" office:value="218.44" calcext:value-type="float">
            <text:p>218.44</text:p>
          </table:table-cell>
        </table:table-row>
        <table:table-row table:style-name="ro1">
          <table:table-cell office:value-type="float" office:value="1294633" calcext:value-type="float">
            <text:p>1294633</text:p>
          </table:table-cell>
          <table:table-cell table:formula="of:=[.A83]/1000/(60*60*24)" office:value-type="time" office:time-value="PT00H21M34.633S" calcext:value-type="time">
            <text:p>00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2.13" calcext:value-type="float">
            <text:p>602.13</text:p>
          </table:table-cell>
          <table:table-cell office:value-type="float" office:value="179.6" calcext:value-type="float">
            <text:p>179.6</text:p>
          </table:table-cell>
          <table:table-cell office:value-type="float" office:value="221.11" calcext:value-type="float">
            <text:p>221.11</text:p>
          </table:table-cell>
        </table:table-row>
        <table:table-row table:style-name="ro1">
          <table:table-cell office:value-type="float" office:value="1310633" calcext:value-type="float">
            <text:p>1310633</text:p>
          </table:table-cell>
          <table:table-cell table:formula="of:=[.A84]/1000/(60*60*24)" office:value-type="time" office:time-value="PT00H21M50.633S" calcext:value-type="time">
            <text:p>00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499.12" calcext:value-type="float">
            <text:p>499.12</text:p>
          </table:table-cell>
          <table:table-cell office:value-type="float" office:value="601.9" calcext:value-type="float">
            <text:p>601.9</text:p>
          </table:table-cell>
          <table:table-cell office:value-type="float" office:value="181.82" calcext:value-type="float">
            <text:p>181.82</text:p>
          </table:table-cell>
          <table:table-cell office:value-type="float" office:value="223.78" calcext:value-type="float">
            <text:p>223.78</text:p>
          </table:table-cell>
        </table:table-row>
        <table:table-row table:style-name="ro1">
          <table:table-cell office:value-type="float" office:value="1326633" calcext:value-type="float">
            <text:p>1326633</text:p>
          </table:table-cell>
          <table:table-cell table:formula="of:=[.A85]/1000/(60*60*24)" office:value-type="time" office:time-value="PT00H22M06.633S" calcext:value-type="time">
            <text:p>00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2.14" calcext:value-type="float">
            <text:p>602.14</text:p>
          </table:table-cell>
          <table:table-cell office:value-type="float" office:value="184.04" calcext:value-type="float">
            <text:p>184.04</text:p>
          </table:table-cell>
          <table:table-cell office:value-type="float" office:value="226.46" calcext:value-type="float">
            <text:p>226.46</text:p>
          </table:table-cell>
        </table:table-row>
        <table:table-row table:style-name="ro1">
          <table:table-cell office:value-type="float" office:value="1342634" calcext:value-type="float">
            <text:p>1342634</text:p>
          </table:table-cell>
          <table:table-cell table:formula="of:=[.A86]/1000/(60*60*24)" office:value-type="time" office:time-value="PT00H22M22.634S" calcext:value-type="time">
            <text:p>00:22:23</text:p>
          </table:table-cell>
          <table:table-cell office:value-type="float" office:value="1.2" calcext:value-type="float">
            <text:p>1.2</text:p>
          </table:table-cell>
          <table:table-cell office:value-type="float" office:value="500.6" calcext:value-type="float">
            <text:p>500.6</text:p>
          </table:table-cell>
          <table:table-cell office:value-type="float" office:value="601.75" calcext:value-type="float">
            <text:p>601.75</text:p>
          </table:table-cell>
          <table:table-cell office:value-type="float" office:value="186.26" calcext:value-type="float">
            <text:p>186.26</text:p>
          </table:table-cell>
          <table:table-cell office:value-type="float" office:value="229.13" calcext:value-type="float">
            <text:p>229.13</text:p>
          </table:table-cell>
        </table:table-row>
        <table:table-row table:style-name="ro1">
          <table:table-cell office:value-type="float" office:value="1358634" calcext:value-type="float">
            <text:p>1358634</text:p>
          </table:table-cell>
          <table:table-cell table:formula="of:=[.A87]/1000/(60*60*24)" office:value-type="time" office:time-value="PT00H22M38.634S" calcext:value-type="time">
            <text:p>00:22:39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4" calcext:value-type="float">
            <text:p>600.24</text:p>
          </table:table-cell>
          <table:table-cell office:value-type="float" office:value="188.48" calcext:value-type="float">
            <text:p>188.48</text:p>
          </table:table-cell>
          <table:table-cell office:value-type="float" office:value="231.81" calcext:value-type="float">
            <text:p>231.81</text:p>
          </table:table-cell>
        </table:table-row>
        <table:table-row table:style-name="ro1">
          <table:table-cell office:value-type="float" office:value="1374633" calcext:value-type="float">
            <text:p>1374633</text:p>
          </table:table-cell>
          <table:table-cell table:formula="of:=[.A88]/1000/(60*60*24)" office:value-type="time" office:time-value="PT00H22M54.633S" calcext:value-type="time">
            <text:p>00:22:55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49" calcext:value-type="float">
            <text:p>600.49</text:p>
          </table:table-cell>
          <table:table-cell office:value-type="float" office:value="190.7" calcext:value-type="float">
            <text:p>190.7</text:p>
          </table:table-cell>
          <table:table-cell office:value-type="float" office:value="234.48" calcext:value-type="float">
            <text:p>234.48</text:p>
          </table:table-cell>
        </table:table-row>
        <table:table-row table:style-name="ro1">
          <table:table-cell office:value-type="float" office:value="1390633" calcext:value-type="float">
            <text:p>1390633</text:p>
          </table:table-cell>
          <table:table-cell table:formula="of:=[.A89]/1000/(60*60*24)" office:value-type="time" office:time-value="PT00H23M10.633S" calcext:value-type="time">
            <text:p>00:23:11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5" calcext:value-type="float">
            <text:p>600.15</text:p>
          </table:table-cell>
          <table:table-cell office:value-type="float" office:value="192.92" calcext:value-type="float">
            <text:p>192.92</text:p>
          </table:table-cell>
          <table:table-cell office:value-type="float" office:value="237.15" calcext:value-type="float">
            <text:p>237.15</text:p>
          </table:table-cell>
        </table:table-row>
        <table:table-row table:style-name="ro1">
          <table:table-cell office:value-type="float" office:value="1406633" calcext:value-type="float">
            <text:p>1406633</text:p>
          </table:table-cell>
          <table:table-cell table:formula="of:=[.A90]/1000/(60*60*24)" office:value-type="time" office:time-value="PT00H23M26.633S" calcext:value-type="time">
            <text:p>00:23:27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" calcext:value-type="float">
            <text:p>600.4</text:p>
          </table:table-cell>
          <table:table-cell office:value-type="float" office:value="195.14" calcext:value-type="float">
            <text:p>195.14</text:p>
          </table:table-cell>
          <table:table-cell office:value-type="float" office:value="239.81" calcext:value-type="float">
            <text:p>239.81</text:p>
          </table:table-cell>
        </table:table-row>
        <table:table-row table:style-name="ro1">
          <table:table-cell office:value-type="float" office:value="1422633" calcext:value-type="float">
            <text:p>1422633</text:p>
          </table:table-cell>
          <table:table-cell table:formula="of:=[.A91]/1000/(60*60*24)" office:value-type="time" office:time-value="PT00H23M42.633S" calcext:value-type="time">
            <text:p>00:23:43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3" calcext:value-type="float">
            <text:p>600.23</text:p>
          </table:table-cell>
          <table:table-cell office:value-type="float" office:value="197.36" calcext:value-type="float">
            <text:p>197.36</text:p>
          </table:table-cell>
          <table:table-cell office:value-type="float" office:value="242.48" calcext:value-type="float">
            <text:p>242.48</text:p>
          </table:table-cell>
        </table:table-row>
        <table:table-row table:style-name="ro1">
          <table:table-cell office:value-type="float" office:value="1438633" calcext:value-type="float">
            <text:p>1438633</text:p>
          </table:table-cell>
          <table:table-cell table:formula="of:=[.A92]/1000/(60*60*24)" office:value-type="time" office:time-value="PT00H23M58.633S" calcext:value-type="time">
            <text:p>00:23:59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" calcext:value-type="float">
            <text:p>600.4</text:p>
          </table:table-cell>
          <table:table-cell office:value-type="float" office:value="199.58" calcext:value-type="float">
            <text:p>199.58</text:p>
          </table:table-cell>
          <table:table-cell office:value-type="float" office:value="245.15" calcext:value-type="float">
            <text:p>245.15</text:p>
          </table:table-cell>
        </table:table-row>
        <table:table-row table:style-name="ro1">
          <table:table-cell office:value-type="float" office:value="1454633" calcext:value-type="float">
            <text:p>1454633</text:p>
          </table:table-cell>
          <table:table-cell table:formula="of:=[.A93]/1000/(60*60*24)" office:value-type="time" office:time-value="PT00H24M14.633S" calcext:value-type="time">
            <text:p>00:24:15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5" calcext:value-type="float">
            <text:p>600.15</text:p>
          </table:table-cell>
          <table:table-cell office:value-type="float" office:value="201.8" calcext:value-type="float">
            <text:p>201.8</text:p>
          </table:table-cell>
          <table:table-cell office:value-type="float" office:value="247.81" calcext:value-type="float">
            <text:p>247.81</text:p>
          </table:table-cell>
        </table:table-row>
        <table:table-row table:style-name="ro1">
          <table:table-cell office:value-type="float" office:value="1470633" calcext:value-type="float">
            <text:p>1470633</text:p>
          </table:table-cell>
          <table:table-cell table:formula="of:=[.A94]/1000/(60*60*24)" office:value-type="time" office:time-value="PT00H24M30.633S" calcext:value-type="time">
            <text:p>00:24:31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.01" calcext:value-type="float">
            <text:p>598.01</text:p>
          </table:table-cell>
          <table:table-cell office:value-type="float" office:value="204.02" calcext:value-type="float">
            <text:p>204.02</text:p>
          </table:table-cell>
          <table:table-cell office:value-type="float" office:value="250.48" calcext:value-type="float">
            <text:p>250.48</text:p>
          </table:table-cell>
        </table:table-row>
        <table:table-row table:style-name="ro1">
          <table:table-cell office:value-type="float" office:value="1486634" calcext:value-type="float">
            <text:p>1486634</text:p>
          </table:table-cell>
          <table:table-cell table:formula="of:=[.A95]/1000/(60*60*24)" office:value-type="time" office:time-value="PT00H24M46.634S" calcext:value-type="time">
            <text:p>00:24:47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7.92" calcext:value-type="float">
            <text:p>597.92</text:p>
          </table:table-cell>
          <table:table-cell office:value-type="float" office:value="206.24" calcext:value-type="float">
            <text:p>206.24</text:p>
          </table:table-cell>
          <table:table-cell office:value-type="float" office:value="253.14" calcext:value-type="float">
            <text:p>253.14</text:p>
          </table:table-cell>
        </table:table-row>
        <table:table-row table:style-name="ro1">
          <table:table-cell office:value-type="float" office:value="1502633" calcext:value-type="float">
            <text:p>1502633</text:p>
          </table:table-cell>
          <table:table-cell table:formula="of:=[.A96]/1000/(60*60*24)" office:value-type="time" office:time-value="PT00H25M02.633S" calcext:value-type="time">
            <text:p>00:25:03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7.9" calcext:value-type="float">
            <text:p>597.9</text:p>
          </table:table-cell>
          <table:table-cell office:value-type="float" office:value="208.46" calcext:value-type="float">
            <text:p>208.46</text:p>
          </table:table-cell>
          <table:table-cell office:value-type="float" office:value="255.8" calcext:value-type="float">
            <text:p>255.8</text:p>
          </table:table-cell>
        </table:table-row>
        <table:table-row table:style-name="ro1">
          <table:table-cell office:value-type="float" office:value="1518633" calcext:value-type="float">
            <text:p>1518633</text:p>
          </table:table-cell>
          <table:table-cell table:formula="of:=[.A97]/1000/(60*60*24)" office:value-type="time" office:time-value="PT00H25M18.633S" calcext:value-type="time">
            <text:p>00:25:19</text:p>
          </table:table-cell>
          <table:table-cell office:value-type="float" office:value="1.2" calcext:value-type="float">
            <text:p>1.2</text:p>
          </table:table-cell>
          <table:table-cell office:value-type="float" office:value="500.8" calcext:value-type="float">
            <text:p>500.8</text:p>
          </table:table-cell>
          <table:table-cell office:value-type="float" office:value="599.99" calcext:value-type="float">
            <text:p>599.99</text:p>
          </table:table-cell>
          <table:table-cell office:value-type="float" office:value="210.68" calcext:value-type="float">
            <text:p>210.68</text:p>
          </table:table-cell>
          <table:table-cell office:value-type="float" office:value="258.47" calcext:value-type="float">
            <text:p>258.47</text:p>
          </table:table-cell>
        </table:table-row>
        <table:table-row table:style-name="ro1">
          <table:table-cell office:value-type="float" office:value="1534634" calcext:value-type="float">
            <text:p>1534634</text:p>
          </table:table-cell>
          <table:table-cell table:formula="of:=[.A98]/1000/(60*60*24)" office:value-type="time" office:time-value="PT00H25M34.634S" calcext:value-type="time">
            <text:p>00:25:35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.01" calcext:value-type="float">
            <text:p>598.01</text:p>
          </table:table-cell>
          <table:table-cell office:value-type="float" office:value="212.9" calcext:value-type="float">
            <text:p>212.9</text:p>
          </table:table-cell>
          <table:table-cell office:value-type="float" office:value="261.13" calcext:value-type="float">
            <text:p>261.13</text:p>
          </table:table-cell>
        </table:table-row>
        <table:table-row table:style-name="ro1">
          <table:table-cell office:value-type="float" office:value="1550633" calcext:value-type="float">
            <text:p>1550633</text:p>
          </table:table-cell>
          <table:table-cell table:formula="of:=[.A99]/1000/(60*60*24)" office:value-type="time" office:time-value="PT00H25M50.633S" calcext:value-type="time">
            <text:p>00:25:51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600" calcext:value-type="float">
            <text:p>600</text:p>
          </table:table-cell>
          <table:table-cell office:value-type="float" office:value="215.12" calcext:value-type="float">
            <text:p>215.12</text:p>
          </table:table-cell>
          <table:table-cell office:value-type="float" office:value="263.79" calcext:value-type="float">
            <text:p>263.79</text:p>
          </table:table-cell>
        </table:table-row>
        <table:table-row table:style-name="ro1">
          <table:table-cell office:value-type="float" office:value="1566633" calcext:value-type="float">
            <text:p>1566633</text:p>
          </table:table-cell>
          <table:table-cell table:formula="of:=[.A100]/1000/(60*60*24)" office:value-type="time" office:time-value="PT00H26M06.633S" calcext:value-type="time">
            <text:p>00:26:07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217.34" calcext:value-type="float">
            <text:p>217.34</text:p>
          </table:table-cell>
          <table:table-cell office:value-type="float" office:value="266.45" calcext:value-type="float">
            <text:p>266.45</text:p>
          </table:table-cell>
        </table:table-row>
        <table:table-row table:style-name="ro1">
          <table:table-cell office:value-type="float" office:value="1582634" calcext:value-type="float">
            <text:p>1582634</text:p>
          </table:table-cell>
          <table:table-cell table:formula="of:=[.A101]/1000/(60*60*24)" office:value-type="time" office:time-value="PT00H26M22.634S" calcext:value-type="time">
            <text:p>00:26:23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7.92" calcext:value-type="float">
            <text:p>597.92</text:p>
          </table:table-cell>
          <table:table-cell office:value-type="float" office:value="219.56" calcext:value-type="float">
            <text:p>219.56</text:p>
          </table:table-cell>
          <table:table-cell office:value-type="float" office:value="269.11" calcext:value-type="float">
            <text:p>269.11</text:p>
          </table:table-cell>
        </table:table-row>
        <table:table-row table:style-name="ro1">
          <table:table-cell office:value-type="float" office:value="1598633" calcext:value-type="float">
            <text:p>1598633</text:p>
          </table:table-cell>
          <table:table-cell table:formula="of:=[.A102]/1000/(60*60*24)" office:value-type="time" office:time-value="PT00H26M38.633S" calcext:value-type="time">
            <text:p>00:26:39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221.78" calcext:value-type="float">
            <text:p>221.78</text:p>
          </table:table-cell>
          <table:table-cell office:value-type="float" office:value="271.77" calcext:value-type="float">
            <text:p>271.77</text:p>
          </table:table-cell>
        </table:table-row>
        <table:table-row table:style-name="ro1">
          <table:table-cell office:value-type="float" office:value="1614634" calcext:value-type="float">
            <text:p>1614634</text:p>
          </table:table-cell>
          <table:table-cell table:formula="of:=[.A103]/1000/(60*60*24)" office:value-type="time" office:time-value="PT00H26M54.634S" calcext:value-type="time">
            <text:p>00:26:55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223.99" calcext:value-type="float">
            <text:p>223.99</text:p>
          </table:table-cell>
          <table:table-cell office:value-type="float" office:value="274.43" calcext:value-type="float">
            <text:p>274.43</text:p>
          </table:table-cell>
        </table:table-row>
        <table:table-row table:style-name="ro1">
          <table:table-cell office:value-type="float" office:value="1630634" calcext:value-type="float">
            <text:p>1630634</text:p>
          </table:table-cell>
          <table:table-cell table:formula="of:=[.A104]/1000/(60*60*24)" office:value-type="time" office:time-value="PT00H27M10.634S" calcext:value-type="time">
            <text:p>00:27:11</text:p>
          </table:table-cell>
          <table:table-cell office:value-type="float" office:value="1.2" calcext:value-type="float">
            <text:p>1.2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9.89" calcext:value-type="float">
            <text:p>599.89</text:p>
          </table:table-cell>
          <table:table-cell office:value-type="float" office:value="226.22" calcext:value-type="float">
            <text:p>226.22</text:p>
          </table:table-cell>
          <table:table-cell office:value-type="float" office:value="277.09" calcext:value-type="float">
            <text:p>277.09</text:p>
          </table:table-cell>
        </table:table-row>
        <table:table-row table:style-name="ro1">
          <table:table-cell office:value-type="float" office:value="1646633" calcext:value-type="float">
            <text:p>1646633</text:p>
          </table:table-cell>
          <table:table-cell table:formula="of:=[.A105]/1000/(60*60*24)" office:value-type="time" office:time-value="PT00H27M26.633S" calcext:value-type="time">
            <text:p>00:27:27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7.91" calcext:value-type="float">
            <text:p>597.91</text:p>
          </table:table-cell>
          <table:table-cell office:value-type="float" office:value="228.44" calcext:value-type="float">
            <text:p>228.44</text:p>
          </table:table-cell>
          <table:table-cell office:value-type="float" office:value="279.75" calcext:value-type="float">
            <text:p>279.75</text:p>
          </table:table-cell>
        </table:table-row>
        <table:table-row table:style-name="ro1">
          <table:table-cell office:value-type="float" office:value="1662633" calcext:value-type="float">
            <text:p>1662633</text:p>
          </table:table-cell>
          <table:table-cell table:formula="of:=[.A106]/1000/(60*60*24)" office:value-type="time" office:time-value="PT00H27M42.633S" calcext:value-type="time">
            <text:p>00:27:43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" calcext:value-type="float">
            <text:p>598</text:p>
          </table:table-cell>
          <table:table-cell office:value-type="float" office:value="230.66" calcext:value-type="float">
            <text:p>230.66</text:p>
          </table:table-cell>
          <table:table-cell office:value-type="float" office:value="282.4" calcext:value-type="float">
            <text:p>282.4</text:p>
          </table:table-cell>
        </table:table-row>
        <table:table-row table:style-name="ro1">
          <table:table-cell office:value-type="float" office:value="1678633" calcext:value-type="float">
            <text:p>1678633</text:p>
          </table:table-cell>
          <table:table-cell table:formula="of:=[.A107]/1000/(60*60*24)" office:value-type="time" office:time-value="PT00H27M58.633S" calcext:value-type="time">
            <text:p>00:27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4" calcext:value-type="float">
            <text:p>596.24</text:p>
          </table:table-cell>
          <table:table-cell office:value-type="float" office:value="232.88" calcext:value-type="float">
            <text:p>232.88</text:p>
          </table:table-cell>
          <table:table-cell office:value-type="float" office:value="285.05" calcext:value-type="float">
            <text:p>285.05</text:p>
          </table:table-cell>
        </table:table-row>
        <table:table-row table:style-name="ro1">
          <table:table-cell office:value-type="float" office:value="1694634" calcext:value-type="float">
            <text:p>1694634</text:p>
          </table:table-cell>
          <table:table-cell table:formula="of:=[.A108]/1000/(60*60*24)" office:value-type="time" office:time-value="PT00H28M14.634S" calcext:value-type="time">
            <text:p>00:28:15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5" calcext:value-type="float">
            <text:p>598.15</text:p>
          </table:table-cell>
          <table:table-cell office:value-type="float" office:value="235.1" calcext:value-type="float">
            <text:p>235.1</text:p>
          </table:table-cell>
          <table:table-cell office:value-type="float" office:value="287.71" calcext:value-type="float">
            <text:p>287.71</text:p>
          </table:table-cell>
        </table:table-row>
        <table:table-row table:style-name="ro1">
          <table:table-cell office:value-type="float" office:value="1710634" calcext:value-type="float">
            <text:p>1710634</text:p>
          </table:table-cell>
          <table:table-cell table:formula="of:=[.A109]/1000/(60*60*24)" office:value-type="time" office:time-value="PT00H28M30.634S" calcext:value-type="time">
            <text:p>00:28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5.9" calcext:value-type="float">
            <text:p>595.9</text:p>
          </table:table-cell>
          <table:table-cell office:value-type="float" office:value="237.31" calcext:value-type="float">
            <text:p>237.31</text:p>
          </table:table-cell>
          <table:table-cell office:value-type="float" office:value="290.36" calcext:value-type="float">
            <text:p>290.36</text:p>
          </table:table-cell>
        </table:table-row>
        <table:table-row table:style-name="ro1">
          <table:table-cell office:value-type="float" office:value="1726633" calcext:value-type="float">
            <text:p>1726633</text:p>
          </table:table-cell>
          <table:table-cell table:formula="of:=[.A110]/1000/(60*60*24)" office:value-type="time" office:time-value="PT00H28M46.633S" calcext:value-type="time">
            <text:p>00:28:47</text:p>
          </table:table-cell>
          <table:table-cell office:value-type="float" office:value="1.2" calcext:value-type="float">
            <text:p>1.2</text:p>
          </table:table-cell>
          <table:table-cell office:value-type="float" office:value="498.92" calcext:value-type="float">
            <text:p>498.92</text:p>
          </table:table-cell>
          <table:table-cell office:value-type="float" office:value="597.68" calcext:value-type="float">
            <text:p>597.68</text:p>
          </table:table-cell>
          <table:table-cell office:value-type="float" office:value="239.53" calcext:value-type="float">
            <text:p>239.53</text:p>
          </table:table-cell>
          <table:table-cell office:value-type="float" office:value="293.01" calcext:value-type="float">
            <text:p>293.01</text:p>
          </table:table-cell>
        </table:table-row>
        <table:table-row table:style-name="ro1">
          <table:table-cell office:value-type="float" office:value="1742633" calcext:value-type="float">
            <text:p>1742633</text:p>
          </table:table-cell>
          <table:table-cell table:formula="of:=[.A111]/1000/(60*60*24)" office:value-type="time" office:time-value="PT00H29M02.633S" calcext:value-type="time">
            <text:p>00:29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6" calcext:value-type="float">
            <text:p>596.26</text:p>
          </table:table-cell>
          <table:table-cell office:value-type="float" office:value="241.75" calcext:value-type="float">
            <text:p>241.75</text:p>
          </table:table-cell>
          <table:table-cell office:value-type="float" office:value="295.66" calcext:value-type="float">
            <text:p>295.66</text:p>
          </table:table-cell>
        </table:table-row>
        <table:table-row table:style-name="ro1">
          <table:table-cell office:value-type="float" office:value="1758633" calcext:value-type="float">
            <text:p>1758633</text:p>
          </table:table-cell>
          <table:table-cell table:formula="of:=[.A112]/1000/(60*60*24)" office:value-type="time" office:time-value="PT00H29M18.633S" calcext:value-type="time">
            <text:p>00:29:19</text:p>
          </table:table-cell>
          <table:table-cell office:value-type="float" office:value="1.19" calcext:value-type="float">
            <text:p>1.19</text:p>
          </table:table-cell>
          <table:table-cell office:value-type="float" office:value="498.92" calcext:value-type="float">
            <text:p>498.92</text:p>
          </table:table-cell>
          <table:table-cell office:value-type="float" office:value="595.68" calcext:value-type="float">
            <text:p>595.68</text:p>
          </table:table-cell>
          <table:table-cell office:value-type="float" office:value="243.97" calcext:value-type="float">
            <text:p>243.97</text:p>
          </table:table-cell>
          <table:table-cell office:value-type="float" office:value="298.31" calcext:value-type="float">
            <text:p>298.31</text:p>
          </table:table-cell>
        </table:table-row>
        <table:table-row table:style-name="ro1">
          <table:table-cell office:value-type="float" office:value="1774634" calcext:value-type="float">
            <text:p>1774634</text:p>
          </table:table-cell>
          <table:table-cell table:formula="of:=[.A113]/1000/(60*60*24)" office:value-type="time" office:time-value="PT00H29M34.634S" calcext:value-type="time">
            <text:p>00:29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7" calcext:value-type="float">
            <text:p>596.17</text:p>
          </table:table-cell>
          <table:table-cell office:value-type="float" office:value="246.19" calcext:value-type="float">
            <text:p>246.19</text:p>
          </table:table-cell>
          <table:table-cell office:value-type="float" office:value="300.96" calcext:value-type="float">
            <text:p>300.96</text:p>
          </table:table-cell>
        </table:table-row>
        <table:table-row table:style-name="ro1">
          <table:table-cell office:value-type="float" office:value="1790633" calcext:value-type="float">
            <text:p>1790633</text:p>
          </table:table-cell>
          <table:table-cell table:formula="of:=[.A114]/1000/(60*60*24)" office:value-type="time" office:time-value="PT00H29M50.633S" calcext:value-type="time">
            <text:p>00:29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4" calcext:value-type="float">
            <text:p>596.24</text:p>
          </table:table-cell>
          <table:table-cell office:value-type="float" office:value="248.41" calcext:value-type="float">
            <text:p>248.41</text:p>
          </table:table-cell>
          <table:table-cell office:value-type="float" office:value="303.61" calcext:value-type="float">
            <text:p>303.61</text:p>
          </table:table-cell>
        </table:table-row>
        <table:table-row table:style-name="ro1">
          <table:table-cell office:value-type="float" office:value="1806634" calcext:value-type="float">
            <text:p>1806634</text:p>
          </table:table-cell>
          <table:table-cell table:formula="of:=[.A115]/1000/(60*60*24)" office:value-type="time" office:time-value="PT00H30M06.634S" calcext:value-type="time">
            <text:p>00:30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" calcext:value-type="float">
            <text:p>596</text:p>
          </table:table-cell>
          <table:table-cell office:value-type="float" office:value="250.63" calcext:value-type="float">
            <text:p>250.63</text:p>
          </table:table-cell>
          <table:table-cell office:value-type="float" office:value="306.26" calcext:value-type="float">
            <text:p>306.26</text:p>
          </table:table-cell>
        </table:table-row>
        <table:table-row table:style-name="ro1">
          <table:table-cell office:value-type="float" office:value="1822633" calcext:value-type="float">
            <text:p>1822633</text:p>
          </table:table-cell>
          <table:table-cell table:formula="of:=[.A116]/1000/(60*60*24)" office:value-type="time" office:time-value="PT00H30M22.633S" calcext:value-type="time">
            <text:p>00:30:23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7.75" calcext:value-type="float">
            <text:p>597.75</text:p>
          </table:table-cell>
          <table:table-cell office:value-type="float" office:value="252.85" calcext:value-type="float">
            <text:p>252.85</text:p>
          </table:table-cell>
          <table:table-cell office:value-type="float" office:value="308.91" calcext:value-type="float">
            <text:p>308.91</text:p>
          </table:table-cell>
        </table:table-row>
        <table:table-row table:style-name="ro1">
          <table:table-cell office:value-type="float" office:value="1838633" calcext:value-type="float">
            <text:p>1838633</text:p>
          </table:table-cell>
          <table:table-cell table:formula="of:=[.A117]/1000/(60*60*24)" office:value-type="time" office:time-value="PT00H30M38.633S" calcext:value-type="time">
            <text:p>00:30:39</text:p>
          </table:table-cell>
          <table:table-cell office:value-type="float" office:value="1.19" calcext:value-type="float">
            <text:p>1.1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8.14" calcext:value-type="float">
            <text:p>598.14</text:p>
          </table:table-cell>
          <table:table-cell office:value-type="float" office:value="255.08" calcext:value-type="float">
            <text:p>255.08</text:p>
          </table:table-cell>
          <table:table-cell office:value-type="float" office:value="311.57" calcext:value-type="float">
            <text:p>311.57</text:p>
          </table:table-cell>
        </table:table-row>
        <table:table-row table:style-name="ro1">
          <table:table-cell office:value-type="float" office:value="1854633" calcext:value-type="float">
            <text:p>1854633</text:p>
          </table:table-cell>
          <table:table-cell table:formula="of:=[.A118]/1000/(60*60*24)" office:value-type="time" office:time-value="PT00H30M54.633S" calcext:value-type="time">
            <text:p>00:30:55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5.89" calcext:value-type="float">
            <text:p>595.89</text:p>
          </table:table-cell>
          <table:table-cell office:value-type="float" office:value="257.3" calcext:value-type="float">
            <text:p>257.3</text:p>
          </table:table-cell>
          <table:table-cell office:value-type="float" office:value="314.22" calcext:value-type="float">
            <text:p>314.22</text:p>
          </table:table-cell>
        </table:table-row>
        <table:table-row table:style-name="ro1">
          <table:table-cell office:value-type="float" office:value="1870634" calcext:value-type="float">
            <text:p>1870634</text:p>
          </table:table-cell>
          <table:table-cell table:formula="of:=[.A119]/1000/(60*60*24)" office:value-type="time" office:time-value="PT00H31M10.634S" calcext:value-type="time">
            <text:p>00:31:11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5.99" calcext:value-type="float">
            <text:p>595.99</text:p>
          </table:table-cell>
          <table:table-cell office:value-type="float" office:value="259.53" calcext:value-type="float">
            <text:p>259.53</text:p>
          </table:table-cell>
          <table:table-cell office:value-type="float" office:value="316.88" calcext:value-type="float">
            <text:p>316.88</text:p>
          </table:table-cell>
        </table:table-row>
        <table:table-row table:style-name="ro1">
          <table:table-cell office:value-type="float" office:value="1886634" calcext:value-type="float">
            <text:p>1886634</text:p>
          </table:table-cell>
          <table:table-cell table:formula="of:=[.A120]/1000/(60*60*24)" office:value-type="time" office:time-value="PT00H31M26.634S" calcext:value-type="time">
            <text:p>00:31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" calcext:value-type="float">
            <text:p>594</text:p>
          </table:table-cell>
          <table:table-cell office:value-type="float" office:value="261.75" calcext:value-type="float">
            <text:p>261.75</text:p>
          </table:table-cell>
          <table:table-cell office:value-type="float" office:value="319.53" calcext:value-type="float">
            <text:p>319.53</text:p>
          </table:table-cell>
        </table:table-row>
        <table:table-row table:style-name="ro1">
          <table:table-cell office:value-type="float" office:value="1902633" calcext:value-type="float">
            <text:p>1902633</text:p>
          </table:table-cell>
          <table:table-cell table:formula="of:=[.A121]/1000/(60*60*24)" office:value-type="time" office:time-value="PT00H31M42.633S" calcext:value-type="time">
            <text:p>00:31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" calcext:value-type="float">
            <text:p>596</text:p>
          </table:table-cell>
          <table:table-cell office:value-type="float" office:value="263.97" calcext:value-type="float">
            <text:p>263.97</text:p>
          </table:table-cell>
          <table:table-cell office:value-type="float" office:value="322.17" calcext:value-type="float">
            <text:p>322.17</text:p>
          </table:table-cell>
        </table:table-row>
        <table:table-row table:style-name="ro1">
          <table:table-cell office:value-type="float" office:value="1918633" calcext:value-type="float">
            <text:p>1918633</text:p>
          </table:table-cell>
          <table:table-cell table:formula="of:=[.A122]/1000/(60*60*24)" office:value-type="time" office:time-value="PT00H31M58.633S" calcext:value-type="time">
            <text:p>00:31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266.19" calcext:value-type="float">
            <text:p>266.19</text:p>
          </table:table-cell>
          <table:table-cell office:value-type="float" office:value="324.82" calcext:value-type="float">
            <text:p>324.82</text:p>
          </table:table-cell>
        </table:table-row>
        <table:table-row table:style-name="ro1">
          <table:table-cell office:value-type="float" office:value="1934633" calcext:value-type="float">
            <text:p>1934633</text:p>
          </table:table-cell>
          <table:table-cell table:formula="of:=[.A123]/1000/(60*60*24)" office:value-type="time" office:time-value="PT00H32M14.633S" calcext:value-type="time">
            <text:p>00:32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" calcext:value-type="float">
            <text:p>594</text:p>
          </table:table-cell>
          <table:table-cell office:value-type="float" office:value="268.41" calcext:value-type="float">
            <text:p>268.41</text:p>
          </table:table-cell>
          <table:table-cell office:value-type="float" office:value="327.46" calcext:value-type="float">
            <text:p>327.46</text:p>
          </table:table-cell>
        </table:table-row>
        <table:table-row table:style-name="ro1">
          <table:table-cell office:value-type="float" office:value="1950634" calcext:value-type="float">
            <text:p>1950634</text:p>
          </table:table-cell>
          <table:table-cell table:formula="of:=[.A124]/1000/(60*60*24)" office:value-type="time" office:time-value="PT00H32M30.634S" calcext:value-type="time">
            <text:p>00:32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270.63" calcext:value-type="float">
            <text:p>270.63</text:p>
          </table:table-cell>
          <table:table-cell office:value-type="float" office:value="330.1" calcext:value-type="float">
            <text:p>330.1</text:p>
          </table:table-cell>
        </table:table-row>
        <table:table-row table:style-name="ro1">
          <table:table-cell office:value-type="float" office:value="1966633" calcext:value-type="float">
            <text:p>1966633</text:p>
          </table:table-cell>
          <table:table-cell table:formula="of:=[.A125]/1000/(60*60*24)" office:value-type="time" office:time-value="PT00H32M46.633S" calcext:value-type="time">
            <text:p>00:32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39" calcext:value-type="float">
            <text:p>594.39</text:p>
          </table:table-cell>
          <table:table-cell office:value-type="float" office:value="272.85" calcext:value-type="float">
            <text:p>272.85</text:p>
          </table:table-cell>
          <table:table-cell office:value-type="float" office:value="332.75" calcext:value-type="float">
            <text:p>332.75</text:p>
          </table:table-cell>
        </table:table-row>
        <table:table-row table:style-name="ro1">
          <table:table-cell office:value-type="float" office:value="1982633" calcext:value-type="float">
            <text:p>1982633</text:p>
          </table:table-cell>
          <table:table-cell table:formula="of:=[.A126]/1000/(60*60*24)" office:value-type="time" office:time-value="PT00H33M02.633S" calcext:value-type="time">
            <text:p>00:33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" calcext:value-type="float">
            <text:p>592</text:p>
          </table:table-cell>
          <table:table-cell office:value-type="float" office:value="275.07" calcext:value-type="float">
            <text:p>275.07</text:p>
          </table:table-cell>
          <table:table-cell office:value-type="float" office:value="335.39" calcext:value-type="float">
            <text:p>335.39</text:p>
          </table:table-cell>
        </table:table-row>
        <table:table-row table:style-name="ro1">
          <table:table-cell office:value-type="float" office:value="1998633" calcext:value-type="float">
            <text:p>1998633</text:p>
          </table:table-cell>
          <table:table-cell table:formula="of:=[.A127]/1000/(60*60*24)" office:value-type="time" office:time-value="PT00H33M18.633S" calcext:value-type="time">
            <text:p>00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39" calcext:value-type="float">
            <text:p>594.39</text:p>
          </table:table-cell>
          <table:table-cell office:value-type="float" office:value="277.29" calcext:value-type="float">
            <text:p>277.29</text:p>
          </table:table-cell>
          <table:table-cell office:value-type="float" office:value="338.03" calcext:value-type="float">
            <text:p>338.03</text:p>
          </table:table-cell>
        </table:table-row>
        <table:table-row table:style-name="ro1">
          <table:table-cell office:value-type="float" office:value="2014633" calcext:value-type="float">
            <text:p>2014633</text:p>
          </table:table-cell>
          <table:table-cell table:formula="of:=[.A128]/1000/(60*60*24)" office:value-type="time" office:time-value="PT00H33M34.633S" calcext:value-type="time">
            <text:p>00:33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1" calcext:value-type="float">
            <text:p>594.01</text:p>
          </table:table-cell>
          <table:table-cell office:value-type="float" office:value="279.5" calcext:value-type="float">
            <text:p>279.5</text:p>
          </table:table-cell>
          <table:table-cell office:value-type="float" office:value="340.67" calcext:value-type="float">
            <text:p>340.67</text:p>
          </table:table-cell>
        </table:table-row>
        <table:table-row table:style-name="ro1">
          <table:table-cell office:value-type="float" office:value="2030634" calcext:value-type="float">
            <text:p>2030634</text:p>
          </table:table-cell>
          <table:table-cell table:formula="of:=[.A129]/1000/(60*60*24)" office:value-type="time" office:time-value="PT00H33M50.634S" calcext:value-type="time">
            <text:p>00:33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5" calcext:value-type="float">
            <text:p>594.15</text:p>
          </table:table-cell>
          <table:table-cell office:value-type="float" office:value="281.72" calcext:value-type="float">
            <text:p>281.72</text:p>
          </table:table-cell>
          <table:table-cell office:value-type="float" office:value="343.31" calcext:value-type="float">
            <text:p>343.31</text:p>
          </table:table-cell>
        </table:table-row>
        <table:table-row table:style-name="ro1">
          <table:table-cell office:value-type="float" office:value="2046633" calcext:value-type="float">
            <text:p>2046633</text:p>
          </table:table-cell>
          <table:table-cell table:formula="of:=[.A130]/1000/(60*60*24)" office:value-type="time" office:time-value="PT00H34M06.633S" calcext:value-type="time">
            <text:p>00:34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5" calcext:value-type="float">
            <text:p>594.15</text:p>
          </table:table-cell>
          <table:table-cell office:value-type="float" office:value="283.94" calcext:value-type="float">
            <text:p>283.94</text:p>
          </table:table-cell>
          <table:table-cell office:value-type="float" office:value="345.95" calcext:value-type="float">
            <text:p>345.95</text:p>
          </table:table-cell>
        </table:table-row>
        <table:table-row table:style-name="ro1">
          <table:table-cell office:value-type="float" office:value="2062633" calcext:value-type="float">
            <text:p>2062633</text:p>
          </table:table-cell>
          <table:table-cell table:formula="of:=[.A131]/1000/(60*60*24)" office:value-type="time" office:time-value="PT00H34M22.633S" calcext:value-type="time">
            <text:p>00:34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3.92" calcext:value-type="float">
            <text:p>593.92</text:p>
          </table:table-cell>
          <table:table-cell office:value-type="float" office:value="286.16" calcext:value-type="float">
            <text:p>286.16</text:p>
          </table:table-cell>
          <table:table-cell office:value-type="float" office:value="348.59" calcext:value-type="float">
            <text:p>348.59</text:p>
          </table:table-cell>
        </table:table-row>
        <table:table-row table:style-name="ro1">
          <table:table-cell office:value-type="float" office:value="2078633" calcext:value-type="float">
            <text:p>2078633</text:p>
          </table:table-cell>
          <table:table-cell table:formula="of:=[.A132]/1000/(60*60*24)" office:value-type="time" office:time-value="PT00H34M38.633S" calcext:value-type="time">
            <text:p>00:34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1" calcext:value-type="float">
            <text:p>594.01</text:p>
          </table:table-cell>
          <table:table-cell office:value-type="float" office:value="288.38" calcext:value-type="float">
            <text:p>288.38</text:p>
          </table:table-cell>
          <table:table-cell office:value-type="float" office:value="351.23" calcext:value-type="float">
            <text:p>351.23</text:p>
          </table:table-cell>
        </table:table-row>
        <table:table-row table:style-name="ro1">
          <table:table-cell office:value-type="float" office:value="2094633" calcext:value-type="float">
            <text:p>2094633</text:p>
          </table:table-cell>
          <table:table-cell table:formula="of:=[.A133]/1000/(60*60*24)" office:value-type="time" office:time-value="PT00H34M54.633S" calcext:value-type="time">
            <text:p>00:34:55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3.99" calcext:value-type="float">
            <text:p>593.99</text:p>
          </table:table-cell>
          <table:table-cell office:value-type="float" office:value="290.6" calcext:value-type="float">
            <text:p>290.6</text:p>
          </table:table-cell>
          <table:table-cell office:value-type="float" office:value="353.87" calcext:value-type="float">
            <text:p>353.87</text:p>
          </table:table-cell>
        </table:table-row>
        <table:table-row table:style-name="ro1">
          <table:table-cell office:value-type="float" office:value="2110633" calcext:value-type="float">
            <text:p>2110633</text:p>
          </table:table-cell>
          <table:table-cell table:formula="of:=[.A134]/1000/(60*60*24)" office:value-type="time" office:time-value="PT00H35M10.633S" calcext:value-type="time">
            <text:p>00:35:11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5.99" calcext:value-type="float">
            <text:p>595.99</text:p>
          </table:table-cell>
          <table:table-cell office:value-type="float" office:value="292.83" calcext:value-type="float">
            <text:p>292.83</text:p>
          </table:table-cell>
          <table:table-cell office:value-type="float" office:value="356.51" calcext:value-type="float">
            <text:p>356.51</text:p>
          </table:table-cell>
        </table:table-row>
        <table:table-row table:style-name="ro1">
          <table:table-cell office:value-type="float" office:value="2126633" calcext:value-type="float">
            <text:p>2126633</text:p>
          </table:table-cell>
          <table:table-cell table:formula="of:=[.A135]/1000/(60*60*24)" office:value-type="time" office:time-value="PT00H35M26.633S" calcext:value-type="time">
            <text:p>00:35:27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6" calcext:value-type="float">
            <text:p>596</text:p>
          </table:table-cell>
          <table:table-cell office:value-type="float" office:value="295.05" calcext:value-type="float">
            <text:p>295.05</text:p>
          </table:table-cell>
          <table:table-cell office:value-type="float" office:value="359.15" calcext:value-type="float">
            <text:p>359.15</text:p>
          </table:table-cell>
        </table:table-row>
        <table:table-row table:style-name="ro1">
          <table:table-cell office:value-type="float" office:value="2142633" calcext:value-type="float">
            <text:p>2142633</text:p>
          </table:table-cell>
          <table:table-cell table:formula="of:=[.A136]/1000/(60*60*24)" office:value-type="time" office:time-value="PT00H35M42.633S" calcext:value-type="time">
            <text:p>00:35:43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91.98" calcext:value-type="float">
            <text:p>591.98</text:p>
          </table:table-cell>
          <table:table-cell office:value-type="float" office:value="297.28" calcext:value-type="float">
            <text:p>297.28</text:p>
          </table:table-cell>
          <table:table-cell office:value-type="float" office:value="361.8" calcext:value-type="float">
            <text:p>361.8</text:p>
          </table:table-cell>
        </table:table-row>
        <table:table-row table:style-name="ro1">
          <table:table-cell office:value-type="float" office:value="2158634" calcext:value-type="float">
            <text:p>2158634</text:p>
          </table:table-cell>
          <table:table-cell table:formula="of:=[.A137]/1000/(60*60*24)" office:value-type="time" office:time-value="PT00H35M58.634S" calcext:value-type="time">
            <text:p>00:35:59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3.89" calcext:value-type="float">
            <text:p>593.89</text:p>
          </table:table-cell>
          <table:table-cell office:value-type="float" office:value="299.5" calcext:value-type="float">
            <text:p>299.5</text:p>
          </table:table-cell>
          <table:table-cell office:value-type="float" office:value="364.44" calcext:value-type="float">
            <text:p>364.44</text:p>
          </table:table-cell>
        </table:table-row>
        <table:table-row table:style-name="ro1">
          <table:table-cell office:value-type="float" office:value="2174633" calcext:value-type="float">
            <text:p>2174633</text:p>
          </table:table-cell>
          <table:table-cell table:formula="of:=[.A138]/1000/(60*60*24)" office:value-type="time" office:time-value="PT00H36M14.633S" calcext:value-type="time">
            <text:p>00:36:15</text:p>
          </table:table-cell>
          <table:table-cell office:value-type="float" office:value="1.19" calcext:value-type="float">
            <text:p>1.1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4.14" calcext:value-type="float">
            <text:p>594.14</text:p>
          </table:table-cell>
          <table:table-cell office:value-type="float" office:value="301.73" calcext:value-type="float">
            <text:p>301.73</text:p>
          </table:table-cell>
          <table:table-cell office:value-type="float" office:value="367.08" calcext:value-type="float">
            <text:p>367.08</text:p>
          </table:table-cell>
        </table:table-row>
        <table:table-row table:style-name="ro1">
          <table:table-cell office:value-type="float" office:value="2190634" calcext:value-type="float">
            <text:p>2190634</text:p>
          </table:table-cell>
          <table:table-cell table:formula="of:=[.A139]/1000/(60*60*24)" office:value-type="time" office:time-value="PT00H36M30.634S" calcext:value-type="time">
            <text:p>00:36:31</text:p>
          </table:table-cell>
          <table:table-cell office:value-type="float" office:value="1.19" calcext:value-type="float">
            <text:p>1.19</text:p>
          </table:table-cell>
          <table:table-cell office:value-type="float" office:value="500.52" calcext:value-type="float">
            <text:p>500.52</text:p>
          </table:table-cell>
          <table:table-cell office:value-type="float" office:value="593.65" calcext:value-type="float">
            <text:p>593.65</text:p>
          </table:table-cell>
          <table:table-cell office:value-type="float" office:value="303.96" calcext:value-type="float">
            <text:p>303.96</text:p>
          </table:table-cell>
          <table:table-cell office:value-type="float" office:value="369.72" calcext:value-type="float">
            <text:p>369.72</text:p>
          </table:table-cell>
        </table:table-row>
        <table:table-row table:style-name="ro1">
          <table:table-cell office:value-type="float" office:value="2206633" calcext:value-type="float">
            <text:p>2206633</text:p>
          </table:table-cell>
          <table:table-cell table:formula="of:=[.A140]/1000/(60*60*24)" office:value-type="time" office:time-value="PT00H36M46.633S" calcext:value-type="time">
            <text:p>00:36:47</text:p>
          </table:table-cell>
          <table:table-cell office:value-type="float" office:value="1.19" calcext:value-type="float">
            <text:p>1.19</text:p>
          </table:table-cell>
          <table:table-cell office:value-type="float" office:value="500.52" calcext:value-type="float">
            <text:p>500.52</text:p>
          </table:table-cell>
          <table:table-cell office:value-type="float" office:value="593.66" calcext:value-type="float">
            <text:p>593.66</text:p>
          </table:table-cell>
          <table:table-cell office:value-type="float" office:value="306.18" calcext:value-type="float">
            <text:p>306.18</text:p>
          </table:table-cell>
          <table:table-cell office:value-type="float" office:value="372.36" calcext:value-type="float">
            <text:p>372.36</text:p>
          </table:table-cell>
        </table:table-row>
        <table:table-row table:style-name="ro1">
          <table:table-cell office:value-type="float" office:value="2222633" calcext:value-type="float">
            <text:p>2222633</text:p>
          </table:table-cell>
          <table:table-cell table:formula="of:=[.A141]/1000/(60*60*24)" office:value-type="time" office:time-value="PT00H37M02.633S" calcext:value-type="time">
            <text:p>00:37:03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3.9" calcext:value-type="float">
            <text:p>593.9</text:p>
          </table:table-cell>
          <table:table-cell office:value-type="float" office:value="308.41" calcext:value-type="float">
            <text:p>308.4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2238633" calcext:value-type="float">
            <text:p>2238633</text:p>
          </table:table-cell>
          <table:table-cell table:formula="of:=[.A142]/1000/(60*60*24)" office:value-type="time" office:time-value="PT00H37M18.633S" calcext:value-type="time">
            <text:p>00:37:19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3.97" calcext:value-type="float">
            <text:p>593.97</text:p>
          </table:table-cell>
          <table:table-cell office:value-type="float" office:value="310.63" calcext:value-type="float">
            <text:p>310.63</text:p>
          </table:table-cell>
          <table:table-cell office:value-type="float" office:value="377.64" calcext:value-type="float">
            <text:p>377.64</text:p>
          </table:table-cell>
        </table:table-row>
        <table:table-row table:style-name="ro1">
          <table:table-cell office:value-type="float" office:value="2254633" calcext:value-type="float">
            <text:p>2254633</text:p>
          </table:table-cell>
          <table:table-cell table:formula="of:=[.A143]/1000/(60*60*24)" office:value-type="time" office:time-value="PT00H37M34.633S" calcext:value-type="time">
            <text:p>00:37:35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3.99" calcext:value-type="float">
            <text:p>593.99</text:p>
          </table:table-cell>
          <table:table-cell office:value-type="float" office:value="312.86" calcext:value-type="float">
            <text:p>312.86</text:p>
          </table:table-cell>
          <table:table-cell office:value-type="float" office:value="380.28" calcext:value-type="float">
            <text:p>380.28</text:p>
          </table:table-cell>
        </table:table-row>
        <table:table-row table:style-name="ro1">
          <table:table-cell office:value-type="float" office:value="2270633" calcext:value-type="float">
            <text:p>2270633</text:p>
          </table:table-cell>
          <table:table-cell table:formula="of:=[.A144]/1000/(60*60*24)" office:value-type="time" office:time-value="PT00H37M50.633S" calcext:value-type="time">
            <text:p>00:37:51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3.75" calcext:value-type="float">
            <text:p>593.75</text:p>
          </table:table-cell>
          <table:table-cell office:value-type="float" office:value="315.08" calcext:value-type="float">
            <text:p>315.08</text:p>
          </table:table-cell>
          <table:table-cell office:value-type="float" office:value="382.92" calcext:value-type="float">
            <text:p>382.92</text:p>
          </table:table-cell>
        </table:table-row>
        <table:table-row table:style-name="ro1">
          <table:table-cell office:value-type="float" office:value="2286633" calcext:value-type="float">
            <text:p>2286633</text:p>
          </table:table-cell>
          <table:table-cell table:formula="of:=[.A145]/1000/(60*60*24)" office:value-type="time" office:time-value="PT00H38M06.633S" calcext:value-type="time">
            <text:p>00:38:07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3.75" calcext:value-type="float">
            <text:p>593.75</text:p>
          </table:table-cell>
          <table:table-cell office:value-type="float" office:value="317.31" calcext:value-type="float">
            <text:p>317.31</text:p>
          </table:table-cell>
          <table:table-cell office:value-type="float" office:value="385.55" calcext:value-type="float">
            <text:p>385.55</text:p>
          </table:table-cell>
        </table:table-row>
        <table:table-row table:style-name="ro1">
          <table:table-cell office:value-type="float" office:value="2302633" calcext:value-type="float">
            <text:p>2302633</text:p>
          </table:table-cell>
          <table:table-cell table:formula="of:=[.A146]/1000/(60*60*24)" office:value-type="time" office:time-value="PT00H38M22.633S" calcext:value-type="time">
            <text:p>00:38:23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1.89" calcext:value-type="float">
            <text:p>591.89</text:p>
          </table:table-cell>
          <table:table-cell office:value-type="float" office:value="319.53" calcext:value-type="float">
            <text:p>319.53</text:p>
          </table:table-cell>
          <table:table-cell office:value-type="float" office:value="388.19" calcext:value-type="float">
            <text:p>388.19</text:p>
          </table:table-cell>
        </table:table-row>
        <table:table-row table:style-name="ro1">
          <table:table-cell office:value-type="float" office:value="2318633" calcext:value-type="float">
            <text:p>2318633</text:p>
          </table:table-cell>
          <table:table-cell table:formula="of:=[.A147]/1000/(60*60*24)" office:value-type="time" office:time-value="PT00H38M38.633S" calcext:value-type="time">
            <text:p>00:38:39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1.89" calcext:value-type="float">
            <text:p>591.89</text:p>
          </table:table-cell>
          <table:table-cell office:value-type="float" office:value="321.76" calcext:value-type="float">
            <text:p>321.76</text:p>
          </table:table-cell>
          <table:table-cell office:value-type="float" office:value="390.83" calcext:value-type="float">
            <text:p>390.83</text:p>
          </table:table-cell>
        </table:table-row>
        <table:table-row table:style-name="ro1">
          <table:table-cell office:value-type="float" office:value="2334633" calcext:value-type="float">
            <text:p>2334633</text:p>
          </table:table-cell>
          <table:table-cell table:formula="of:=[.A148]/1000/(60*60*24)" office:value-type="time" office:time-value="PT00H38M54.633S" calcext:value-type="time">
            <text:p>00:38:55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91.75" calcext:value-type="float">
            <text:p>591.75</text:p>
          </table:table-cell>
          <table:table-cell office:value-type="float" office:value="323.99" calcext:value-type="float">
            <text:p>323.99</text:p>
          </table:table-cell>
          <table:table-cell office:value-type="float" office:value="393.46" calcext:value-type="float">
            <text:p>393.46</text:p>
          </table:table-cell>
        </table:table-row>
        <table:table-row table:style-name="ro1">
          <table:table-cell office:value-type="float" office:value="2350633" calcext:value-type="float">
            <text:p>2350633</text:p>
          </table:table-cell>
          <table:table-cell table:formula="of:=[.A149]/1000/(60*60*24)" office:value-type="time" office:time-value="PT00H39M10.633S" calcext:value-type="time">
            <text:p>00:39:11</text:p>
          </table:table-cell>
          <table:table-cell office:value-type="float" office:value="1.18" calcext:value-type="float">
            <text:p>1.18</text:p>
          </table:table-cell>
          <table:table-cell office:value-type="float" office:value="500.52" calcext:value-type="float">
            <text:p>500.52</text:p>
          </table:table-cell>
          <table:table-cell office:value-type="float" office:value="591.65" calcext:value-type="float">
            <text:p>591.65</text:p>
          </table:table-cell>
          <table:table-cell office:value-type="float" office:value="326.21" calcext:value-type="float">
            <text:p>326.21</text:p>
          </table:table-cell>
          <table:table-cell office:value-type="float" office:value="396.1" calcext:value-type="float">
            <text:p>396.1</text:p>
          </table:table-cell>
        </table:table-row>
        <table:table-row table:style-name="ro1">
          <table:table-cell office:value-type="float" office:value="2366633" calcext:value-type="float">
            <text:p>2366633</text:p>
          </table:table-cell>
          <table:table-cell table:formula="of:=[.A150]/1000/(60*60*24)" office:value-type="time" office:time-value="PT00H39M26.633S" calcext:value-type="time">
            <text:p>00:39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328.43" calcext:value-type="float">
            <text:p>328.43</text:p>
          </table:table-cell>
          <table:table-cell office:value-type="float" office:value="398.73" calcext:value-type="float">
            <text:p>398.73</text:p>
          </table:table-cell>
        </table:table-row>
        <table:table-row table:style-name="ro1">
          <table:table-cell office:value-type="float" office:value="2382633" calcext:value-type="float">
            <text:p>2382633</text:p>
          </table:table-cell>
          <table:table-cell table:formula="of:=[.A151]/1000/(60*60*24)" office:value-type="time" office:time-value="PT00H39M42.633S" calcext:value-type="time">
            <text:p>00:39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330.65" calcext:value-type="float">
            <text:p>330.65</text:p>
          </table:table-cell>
          <table:table-cell office:value-type="float" office:value="401.36" calcext:value-type="float">
            <text:p>401.36</text:p>
          </table:table-cell>
        </table:table-row>
        <table:table-row table:style-name="ro1">
          <table:table-cell office:value-type="float" office:value="2398633" calcext:value-type="float">
            <text:p>2398633</text:p>
          </table:table-cell>
          <table:table-cell table:formula="of:=[.A152]/1000/(60*60*24)" office:value-type="time" office:time-value="PT00H39M58.633S" calcext:value-type="time">
            <text:p>00:39:59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1.88" calcext:value-type="float">
            <text:p>591.88</text:p>
          </table:table-cell>
          <table:table-cell office:value-type="float" office:value="332.87" calcext:value-type="float">
            <text:p>332.87</text:p>
          </table:table-cell>
          <table:table-cell office:value-type="float" office:value="403.99" calcext:value-type="float">
            <text:p>403.99</text:p>
          </table:table-cell>
        </table:table-row>
        <table:table-row table:style-name="ro1">
          <table:table-cell office:value-type="float" office:value="2414633" calcext:value-type="float">
            <text:p>2414633</text:p>
          </table:table-cell>
          <table:table-cell table:formula="of:=[.A153]/1000/(60*60*24)" office:value-type="time" office:time-value="PT00H40M14.633S" calcext:value-type="time">
            <text:p>00:40:15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2.11" calcext:value-type="float">
            <text:p>592.11</text:p>
          </table:table-cell>
          <table:table-cell office:value-type="float" office:value="335.1" calcext:value-type="float">
            <text:p>335.1</text:p>
          </table:table-cell>
          <table:table-cell office:value-type="float" office:value="406.62" calcext:value-type="float">
            <text:p>406.62</text:p>
          </table:table-cell>
        </table:table-row>
        <table:table-row table:style-name="ro1">
          <table:table-cell office:value-type="float" office:value="2430634" calcext:value-type="float">
            <text:p>2430634</text:p>
          </table:table-cell>
          <table:table-cell table:formula="of:=[.A154]/1000/(60*60*24)" office:value-type="time" office:time-value="PT00H40M30.634S" calcext:value-type="time">
            <text:p>00:40:31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1.88" calcext:value-type="float">
            <text:p>591.88</text:p>
          </table:table-cell>
          <table:table-cell office:value-type="float" office:value="337.32" calcext:value-type="float">
            <text:p>337.32</text:p>
          </table:table-cell>
          <table:table-cell office:value-type="float" office:value="409.26" calcext:value-type="float">
            <text:p>409.26</text:p>
          </table:table-cell>
        </table:table-row>
        <table:table-row table:style-name="ro1">
          <table:table-cell office:value-type="float" office:value="2446633" calcext:value-type="float">
            <text:p>2446633</text:p>
          </table:table-cell>
          <table:table-cell table:formula="of:=[.A155]/1000/(60*60*24)" office:value-type="time" office:time-value="PT00H40M46.633S" calcext:value-type="time">
            <text:p>00:40:47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89.97" calcext:value-type="float">
            <text:p>589.97</text:p>
          </table:table-cell>
          <table:table-cell office:value-type="float" office:value="339.55" calcext:value-type="float">
            <text:p>339.55</text:p>
          </table:table-cell>
          <table:table-cell office:value-type="float" office:value="411.89" calcext:value-type="float">
            <text:p>411.89</text:p>
          </table:table-cell>
        </table:table-row>
        <table:table-row table:style-name="ro1">
          <table:table-cell office:value-type="float" office:value="2462634" calcext:value-type="float">
            <text:p>2462634</text:p>
          </table:table-cell>
          <table:table-cell table:formula="of:=[.A156]/1000/(60*60*24)" office:value-type="time" office:time-value="PT00H41M02.634S" calcext:value-type="time">
            <text:p>00:41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1.91" calcext:value-type="float">
            <text:p>591.91</text:p>
          </table:table-cell>
          <table:table-cell office:value-type="float" office:value="341.77" calcext:value-type="float">
            <text:p>341.77</text:p>
          </table:table-cell>
          <table:table-cell office:value-type="float" office:value="414.52" calcext:value-type="float">
            <text:p>414.52</text:p>
          </table:table-cell>
        </table:table-row>
        <table:table-row table:style-name="ro1">
          <table:table-cell office:value-type="float" office:value="2478633" calcext:value-type="float">
            <text:p>2478633</text:p>
          </table:table-cell>
          <table:table-cell table:formula="of:=[.A157]/1000/(60*60*24)" office:value-type="time" office:time-value="PT00H41M18.633S" calcext:value-type="time">
            <text:p>00:41:19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91.99" calcext:value-type="float">
            <text:p>591.99</text:p>
          </table:table-cell>
          <table:table-cell office:value-type="float" office:value="343.99" calcext:value-type="float">
            <text:p>343.99</text:p>
          </table:table-cell>
          <table:table-cell office:value-type="float" office:value="417.14" calcext:value-type="float">
            <text:p>417.14</text:p>
          </table:table-cell>
        </table:table-row>
        <table:table-row table:style-name="ro1">
          <table:table-cell office:value-type="float" office:value="2494634" calcext:value-type="float">
            <text:p>2494634</text:p>
          </table:table-cell>
          <table:table-cell table:formula="of:=[.A158]/1000/(60*60*24)" office:value-type="time" office:time-value="PT00H41M34.634S" calcext:value-type="time">
            <text:p>00:41:35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0.12" calcext:value-type="float">
            <text:p>590.12</text:p>
          </table:table-cell>
          <table:table-cell office:value-type="float" office:value="346.22" calcext:value-type="float">
            <text:p>346.22</text:p>
          </table:table-cell>
          <table:table-cell office:value-type="float" office:value="419.77" calcext:value-type="float">
            <text:p>419.77</text:p>
          </table:table-cell>
        </table:table-row>
        <table:table-row table:style-name="ro1">
          <table:table-cell office:value-type="float" office:value="2510633" calcext:value-type="float">
            <text:p>2510633</text:p>
          </table:table-cell>
          <table:table-cell table:formula="of:=[.A159]/1000/(60*60*24)" office:value-type="time" office:time-value="PT00H41M50.633S" calcext:value-type="time">
            <text:p>00:41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348.44" calcext:value-type="float">
            <text:p>348.44</text:p>
          </table:table-cell>
          <table:table-cell office:value-type="float" office:value="422.4" calcext:value-type="float">
            <text:p>422.4</text:p>
          </table:table-cell>
        </table:table-row>
        <table:table-row table:style-name="ro1">
          <table:table-cell office:value-type="float" office:value="2526634" calcext:value-type="float">
            <text:p>2526634</text:p>
          </table:table-cell>
          <table:table-cell table:formula="of:=[.A160]/1000/(60*60*24)" office:value-type="time" office:time-value="PT00H42M06.634S" calcext:value-type="time">
            <text:p>00:42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350.66" calcext:value-type="float">
            <text:p>350.66</text:p>
          </table:table-cell>
          <table:table-cell office:value-type="float" office:value="425.03" calcext:value-type="float">
            <text:p>425.03</text:p>
          </table:table-cell>
        </table:table-row>
        <table:table-row table:style-name="ro1">
          <table:table-cell office:value-type="float" office:value="2542633" calcext:value-type="float">
            <text:p>2542633</text:p>
          </table:table-cell>
          <table:table-cell table:formula="of:=[.A161]/1000/(60*60*24)" office:value-type="time" office:time-value="PT00H42M22.633S" calcext:value-type="time">
            <text:p>00:42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3" calcext:value-type="float">
            <text:p>590.03</text:p>
          </table:table-cell>
          <table:table-cell office:value-type="float" office:value="352.88" calcext:value-type="float">
            <text:p>352.88</text:p>
          </table:table-cell>
          <table:table-cell office:value-type="float" office:value="427.65" calcext:value-type="float">
            <text:p>427.65</text:p>
          </table:table-cell>
        </table:table-row>
        <table:table-row table:style-name="ro1">
          <table:table-cell office:value-type="float" office:value="2558633" calcext:value-type="float">
            <text:p>2558633</text:p>
          </table:table-cell>
          <table:table-cell table:formula="of:=[.A162]/1000/(60*60*24)" office:value-type="time" office:time-value="PT00H42M38.633S" calcext:value-type="time">
            <text:p>00:42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355.1" calcext:value-type="float">
            <text:p>355.1</text:p>
          </table:table-cell>
          <table:table-cell office:value-type="float" office:value="430.27" calcext:value-type="float">
            <text:p>430.27</text:p>
          </table:table-cell>
        </table:table-row>
        <table:table-row table:style-name="ro1">
          <table:table-cell office:value-type="float" office:value="2574633" calcext:value-type="float">
            <text:p>2574633</text:p>
          </table:table-cell>
          <table:table-cell table:formula="of:=[.A163]/1000/(60*60*24)" office:value-type="time" office:time-value="PT00H42M54.633S" calcext:value-type="time">
            <text:p>00:42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357.32" calcext:value-type="float">
            <text:p>357.32</text:p>
          </table:table-cell>
          <table:table-cell office:value-type="float" office:value="432.89" calcext:value-type="float">
            <text:p>432.89</text:p>
          </table:table-cell>
        </table:table-row>
        <table:table-row table:style-name="ro1">
          <table:table-cell office:value-type="float" office:value="2590634" calcext:value-type="float">
            <text:p>2590634</text:p>
          </table:table-cell>
          <table:table-cell table:formula="of:=[.A164]/1000/(60*60*24)" office:value-type="time" office:time-value="PT00H43M10.634S" calcext:value-type="time">
            <text:p>00:43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" calcext:value-type="float">
            <text:p>590.5</text:p>
          </table:table-cell>
          <table:table-cell office:value-type="float" office:value="359.54" calcext:value-type="float">
            <text:p>359.54</text:p>
          </table:table-cell>
          <table:table-cell office:value-type="float" office:value="435.52" calcext:value-type="float">
            <text:p>435.52</text:p>
          </table:table-cell>
        </table:table-row>
        <table:table-row table:style-name="ro1">
          <table:table-cell office:value-type="float" office:value="2606633" calcext:value-type="float">
            <text:p>2606633</text:p>
          </table:table-cell>
          <table:table-cell table:formula="of:=[.A165]/1000/(60*60*24)" office:value-type="time" office:time-value="PT00H43M26.633S" calcext:value-type="time">
            <text:p>00:43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361.76" calcext:value-type="float">
            <text:p>361.76</text:p>
          </table:table-cell>
          <table:table-cell office:value-type="float" office:value="438.14" calcext:value-type="float">
            <text:p>438.14</text:p>
          </table:table-cell>
        </table:table-row>
        <table:table-row table:style-name="ro1">
          <table:table-cell office:value-type="float" office:value="2622634" calcext:value-type="float">
            <text:p>2622634</text:p>
          </table:table-cell>
          <table:table-cell table:formula="of:=[.A166]/1000/(60*60*24)" office:value-type="time" office:time-value="PT00H43M42.634S" calcext:value-type="time">
            <text:p>00:43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363.98" calcext:value-type="float">
            <text:p>363.98</text:p>
          </table:table-cell>
          <table:table-cell office:value-type="float" office:value="440.76" calcext:value-type="float">
            <text:p>440.76</text:p>
          </table:table-cell>
        </table:table-row>
        <table:table-row table:style-name="ro1">
          <table:table-cell office:value-type="float" office:value="2638633" calcext:value-type="float">
            <text:p>2638633</text:p>
          </table:table-cell>
          <table:table-cell table:formula="of:=[.A167]/1000/(60*60*24)" office:value-type="time" office:time-value="PT00H43M58.633S" calcext:value-type="time">
            <text:p>00:43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366.2" calcext:value-type="float">
            <text:p>366.2</text:p>
          </table:table-cell>
          <table:table-cell office:value-type="float" office:value="443.38" calcext:value-type="float">
            <text:p>443.38</text:p>
          </table:table-cell>
        </table:table-row>
        <table:table-row table:style-name="ro1">
          <table:table-cell office:value-type="float" office:value="2654634" calcext:value-type="float">
            <text:p>2654634</text:p>
          </table:table-cell>
          <table:table-cell table:formula="of:=[.A168]/1000/(60*60*24)" office:value-type="time" office:time-value="PT00H44M14.634S" calcext:value-type="time">
            <text:p>00:44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368.41" calcext:value-type="float">
            <text:p>368.4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670633" calcext:value-type="float">
            <text:p>2670633</text:p>
          </table:table-cell>
          <table:table-cell table:formula="of:=[.A169]/1000/(60*60*24)" office:value-type="time" office:time-value="PT00H44M30.633S" calcext:value-type="time">
            <text:p>00:44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370.63" calcext:value-type="float">
            <text:p>370.63</text:p>
          </table:table-cell>
          <table:table-cell office:value-type="float" office:value="448.62" calcext:value-type="float">
            <text:p>448.62</text:p>
          </table:table-cell>
        </table:table-row>
        <table:table-row table:style-name="ro1">
          <table:table-cell office:value-type="float" office:value="2686633" calcext:value-type="float">
            <text:p>2686633</text:p>
          </table:table-cell>
          <table:table-cell table:formula="of:=[.A170]/1000/(60*60*24)" office:value-type="time" office:time-value="PT00H44M46.633S" calcext:value-type="time">
            <text:p>00:44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2" calcext:value-type="float">
            <text:p>590.02</text:p>
          </table:table-cell>
          <table:table-cell office:value-type="float" office:value="372.85" calcext:value-type="float">
            <text:p>372.85</text:p>
          </table:table-cell>
          <table:table-cell office:value-type="float" office:value="451.24" calcext:value-type="float">
            <text:p>451.24</text:p>
          </table:table-cell>
        </table:table-row>
        <table:table-row table:style-name="ro1">
          <table:table-cell office:value-type="float" office:value="2702633" calcext:value-type="float">
            <text:p>2702633</text:p>
          </table:table-cell>
          <table:table-cell table:formula="of:=[.A171]/1000/(60*60*24)" office:value-type="time" office:time-value="PT00H45M02.633S" calcext:value-type="time">
            <text:p>00:45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3" calcext:value-type="float">
            <text:p>590.63</text:p>
          </table:table-cell>
          <table:table-cell office:value-type="float" office:value="375.07" calcext:value-type="float">
            <text:p>375.07</text:p>
          </table:table-cell>
          <table:table-cell office:value-type="float" office:value="453.86" calcext:value-type="float">
            <text:p>453.86</text:p>
          </table:table-cell>
        </table:table-row>
        <table:table-row table:style-name="ro1">
          <table:table-cell office:value-type="float" office:value="2718633" calcext:value-type="float">
            <text:p>2718633</text:p>
          </table:table-cell>
          <table:table-cell table:formula="of:=[.A172]/1000/(60*60*24)" office:value-type="time" office:time-value="PT00H45M18.633S" calcext:value-type="time">
            <text:p>00:45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377.29" calcext:value-type="float">
            <text:p>377.29</text:p>
          </table:table-cell>
          <table:table-cell office:value-type="float" office:value="456.48" calcext:value-type="float">
            <text:p>456.48</text:p>
          </table:table-cell>
        </table:table-row>
        <table:table-row table:style-name="ro1">
          <table:table-cell office:value-type="float" office:value="2734633" calcext:value-type="float">
            <text:p>2734633</text:p>
          </table:table-cell>
          <table:table-cell table:formula="of:=[.A173]/1000/(60*60*24)" office:value-type="time" office:time-value="PT00H45M34.633S" calcext:value-type="time">
            <text:p>00:45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1" calcext:value-type="float">
            <text:p>590.01</text:p>
          </table:table-cell>
          <table:table-cell office:value-type="float" office:value="379.51" calcext:value-type="float">
            <text:p>379.51</text:p>
          </table:table-cell>
          <table:table-cell office:value-type="float" office:value="459.1" calcext:value-type="float">
            <text:p>459.1</text:p>
          </table:table-cell>
        </table:table-row>
        <table:table-row table:style-name="ro1">
          <table:table-cell office:value-type="float" office:value="2750633" calcext:value-type="float">
            <text:p>2750633</text:p>
          </table:table-cell>
          <table:table-cell table:formula="of:=[.A174]/1000/(60*60*24)" office:value-type="time" office:time-value="PT00H45M50.633S" calcext:value-type="time">
            <text:p>00:45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1" calcext:value-type="float">
            <text:p>590.51</text:p>
          </table:table-cell>
          <table:table-cell office:value-type="float" office:value="381.73" calcext:value-type="float">
            <text:p>381.73</text:p>
          </table:table-cell>
          <table:table-cell office:value-type="float" office:value="461.72" calcext:value-type="float">
            <text:p>461.72</text:p>
          </table:table-cell>
        </table:table-row>
        <table:table-row table:style-name="ro1">
          <table:table-cell office:value-type="float" office:value="2766633" calcext:value-type="float">
            <text:p>2766633</text:p>
          </table:table-cell>
          <table:table-cell table:formula="of:=[.A175]/1000/(60*60*24)" office:value-type="time" office:time-value="PT00H46M06.633S" calcext:value-type="time">
            <text:p>00:46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1" calcext:value-type="float">
            <text:p>590.41</text:p>
          </table:table-cell>
          <table:table-cell office:value-type="float" office:value="383.95" calcext:value-type="float">
            <text:p>383.95</text:p>
          </table:table-cell>
          <table:table-cell office:value-type="float" office:value="464.34" calcext:value-type="float">
            <text:p>464.34</text:p>
          </table:table-cell>
        </table:table-row>
        <table:table-row table:style-name="ro1">
          <table:table-cell office:value-type="float" office:value="2782633" calcext:value-type="float">
            <text:p>2782633</text:p>
          </table:table-cell>
          <table:table-cell table:formula="of:=[.A176]/1000/(60*60*24)" office:value-type="time" office:time-value="PT00H46M22.633S" calcext:value-type="time">
            <text:p>00:46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3" calcext:value-type="float">
            <text:p>588.73</text:p>
          </table:table-cell>
          <table:table-cell office:value-type="float" office:value="386.17" calcext:value-type="float">
            <text:p>386.17</text:p>
          </table:table-cell>
          <table:table-cell office:value-type="float" office:value="466.96" calcext:value-type="float">
            <text:p>466.96</text:p>
          </table:table-cell>
        </table:table-row>
        <table:table-row table:style-name="ro1">
          <table:table-cell office:value-type="float" office:value="2798634" calcext:value-type="float">
            <text:p>2798634</text:p>
          </table:table-cell>
          <table:table-cell table:formula="of:=[.A177]/1000/(60*60*24)" office:value-type="time" office:time-value="PT00H46M38.634S" calcext:value-type="time">
            <text:p>00:46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388.39" calcext:value-type="float">
            <text:p>388.39</text:p>
          </table:table-cell>
          <table:table-cell office:value-type="float" office:value="469.58" calcext:value-type="float">
            <text:p>469.58</text:p>
          </table:table-cell>
        </table:table-row>
        <table:table-row table:style-name="ro1">
          <table:table-cell office:value-type="float" office:value="2814633" calcext:value-type="float">
            <text:p>2814633</text:p>
          </table:table-cell>
          <table:table-cell table:formula="of:=[.A178]/1000/(60*60*24)" office:value-type="time" office:time-value="PT00H46M54.633S" calcext:value-type="time">
            <text:p>00:46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390.61" calcext:value-type="float">
            <text:p>390.61</text:p>
          </table:table-cell>
          <table:table-cell office:value-type="float" office:value="472.19" calcext:value-type="float">
            <text:p>472.19</text:p>
          </table:table-cell>
        </table:table-row>
        <table:table-row table:style-name="ro1">
          <table:table-cell office:value-type="float" office:value="2830633" calcext:value-type="float">
            <text:p>2830633</text:p>
          </table:table-cell>
          <table:table-cell table:formula="of:=[.A179]/1000/(60*60*24)" office:value-type="time" office:time-value="PT00H47M10.633S" calcext:value-type="time">
            <text:p>00:47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392.83" calcext:value-type="float">
            <text:p>392.83</text:p>
          </table:table-cell>
          <table:table-cell office:value-type="float" office:value="474.81" calcext:value-type="float">
            <text:p>474.81</text:p>
          </table:table-cell>
        </table:table-row>
        <table:table-row table:style-name="ro1">
          <table:table-cell office:value-type="float" office:value="2846633" calcext:value-type="float">
            <text:p>2846633</text:p>
          </table:table-cell>
          <table:table-cell table:formula="of:=[.A180]/1000/(60*60*24)" office:value-type="time" office:time-value="PT00H47M26.633S" calcext:value-type="time">
            <text:p>00:47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1" calcext:value-type="float">
            <text:p>588.01</text:p>
          </table:table-cell>
          <table:table-cell office:value-type="float" office:value="395.05" calcext:value-type="float">
            <text:p>395.05</text:p>
          </table:table-cell>
          <table:table-cell office:value-type="float" office:value="477.43" calcext:value-type="float">
            <text:p>477.43</text:p>
          </table:table-cell>
        </table:table-row>
        <table:table-row table:style-name="ro1">
          <table:table-cell office:value-type="float" office:value="2862633" calcext:value-type="float">
            <text:p>2862633</text:p>
          </table:table-cell>
          <table:table-cell table:formula="of:=[.A181]/1000/(60*60*24)" office:value-type="time" office:time-value="PT00H47M42.633S" calcext:value-type="time">
            <text:p>00:47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" calcext:value-type="float">
            <text:p>499</text:p>
          </table:table-cell>
          <table:table-cell office:value-type="float" office:value="589.79" calcext:value-type="float">
            <text:p>589.79</text:p>
          </table:table-cell>
          <table:table-cell office:value-type="float" office:value="397.27" calcext:value-type="float">
            <text:p>397.27</text:p>
          </table:table-cell>
          <table:table-cell office:value-type="float" office:value="480.05" calcext:value-type="float">
            <text:p>480.05</text:p>
          </table:table-cell>
        </table:table-row>
        <table:table-row table:style-name="ro1">
          <table:table-cell office:value-type="float" office:value="2878633" calcext:value-type="float">
            <text:p>2878633</text:p>
          </table:table-cell>
          <table:table-cell table:formula="of:=[.A182]/1000/(60*60*24)" office:value-type="time" office:time-value="PT00H47M58.633S" calcext:value-type="time">
            <text:p>00:47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39" calcext:value-type="float">
            <text:p>588.39</text:p>
          </table:table-cell>
          <table:table-cell office:value-type="float" office:value="399.48" calcext:value-type="float">
            <text:p>399.48</text:p>
          </table:table-cell>
          <table:table-cell office:value-type="float" office:value="482.66" calcext:value-type="float">
            <text:p>482.66</text:p>
          </table:table-cell>
        </table:table-row>
        <table:table-row table:style-name="ro1">
          <table:table-cell office:value-type="float" office:value="2894633" calcext:value-type="float">
            <text:p>2894633</text:p>
          </table:table-cell>
          <table:table-cell table:formula="of:=[.A183]/1000/(60*60*24)" office:value-type="time" office:time-value="PT00H48M14.633S" calcext:value-type="time">
            <text:p>00:48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401.7" calcext:value-type="float">
            <text:p>401.7</text:p>
          </table:table-cell>
          <table:table-cell office:value-type="float" office:value="485.28" calcext:value-type="float">
            <text:p>485.28</text:p>
          </table:table-cell>
        </table:table-row>
        <table:table-row table:style-name="ro1">
          <table:table-cell office:value-type="float" office:value="2910633" calcext:value-type="float">
            <text:p>2910633</text:p>
          </table:table-cell>
          <table:table-cell table:formula="of:=[.A184]/1000/(60*60*24)" office:value-type="time" office:time-value="PT00H48M30.633S" calcext:value-type="time">
            <text:p>00:48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3" calcext:value-type="float">
            <text:p>590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87.89" calcext:value-type="float">
            <text:p>487.89</text:p>
          </table:table-cell>
        </table:table-row>
        <table:table-row table:style-name="ro1">
          <table:table-cell office:value-type="float" office:value="2926633" calcext:value-type="float">
            <text:p>2926633</text:p>
          </table:table-cell>
          <table:table-cell table:formula="of:=[.A185]/1000/(60*60*24)" office:value-type="time" office:time-value="PT00H48M46.633S" calcext:value-type="time">
            <text:p>00:48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3" calcext:value-type="float">
            <text:p>589.93</text:p>
          </table:table-cell>
          <table:table-cell office:value-type="float" office:value="406.14" calcext:value-type="float">
            <text:p>406.14</text:p>
          </table:table-cell>
          <table:table-cell office:value-type="float" office:value="490.51" calcext:value-type="float">
            <text:p>490.51</text:p>
          </table:table-cell>
        </table:table-row>
        <table:table-row table:style-name="ro1">
          <table:table-cell office:value-type="float" office:value="2942633" calcext:value-type="float">
            <text:p>2942633</text:p>
          </table:table-cell>
          <table:table-cell table:formula="of:=[.A186]/1000/(60*60*24)" office:value-type="time" office:time-value="PT00H49M02.633S" calcext:value-type="time">
            <text:p>00:49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408.36" calcext:value-type="float">
            <text:p>408.36</text:p>
          </table:table-cell>
          <table:table-cell office:value-type="float" office:value="493.13" calcext:value-type="float">
            <text:p>493.13</text:p>
          </table:table-cell>
        </table:table-row>
        <table:table-row table:style-name="ro1">
          <table:table-cell office:value-type="float" office:value="2958633" calcext:value-type="float">
            <text:p>2958633</text:p>
          </table:table-cell>
          <table:table-cell table:formula="of:=[.A187]/1000/(60*60*24)" office:value-type="time" office:time-value="PT00H49M18.633S" calcext:value-type="time">
            <text:p>00:49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2" calcext:value-type="float">
            <text:p>588.02</text:p>
          </table:table-cell>
          <table:table-cell office:value-type="float" office:value="410.58" calcext:value-type="float">
            <text:p>410.58</text:p>
          </table:table-cell>
          <table:table-cell office:value-type="float" office:value="495.74" calcext:value-type="float">
            <text:p>495.74</text:p>
          </table:table-cell>
        </table:table-row>
        <table:table-row table:style-name="ro1">
          <table:table-cell office:value-type="float" office:value="2974634" calcext:value-type="float">
            <text:p>2974634</text:p>
          </table:table-cell>
          <table:table-cell table:formula="of:=[.A188]/1000/(60*60*24)" office:value-type="time" office:time-value="PT00H49M34.634S" calcext:value-type="time">
            <text:p>00:49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412.8" calcext:value-type="float">
            <text:p>412.8</text:p>
          </table:table-cell>
          <table:table-cell office:value-type="float" office:value="498.36" calcext:value-type="float">
            <text:p>498.36</text:p>
          </table:table-cell>
        </table:table-row>
        <table:table-row table:style-name="ro1">
          <table:table-cell office:value-type="float" office:value="2990633" calcext:value-type="float">
            <text:p>2990633</text:p>
          </table:table-cell>
          <table:table-cell table:formula="of:=[.A189]/1000/(60*60*24)" office:value-type="time" office:time-value="PT00H49M50.633S" calcext:value-type="time">
            <text:p>00:49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415.02" calcext:value-type="float">
            <text:p>415.02</text:p>
          </table:table-cell>
          <table:table-cell office:value-type="float" office:value="500.97" calcext:value-type="float">
            <text:p>500.97</text:p>
          </table:table-cell>
        </table:table-row>
        <table:table-row table:style-name="ro1">
          <table:table-cell office:value-type="float" office:value="3006633" calcext:value-type="float">
            <text:p>3006633</text:p>
          </table:table-cell>
          <table:table-cell table:formula="of:=[.A190]/1000/(60*60*24)" office:value-type="time" office:time-value="PT00H50M06.633S" calcext:value-type="time">
            <text:p>00:50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417.24" calcext:value-type="float">
            <text:p>417.24</text:p>
          </table:table-cell>
          <table:table-cell office:value-type="float" office:value="503.58" calcext:value-type="float">
            <text:p>503.58</text:p>
          </table:table-cell>
        </table:table-row>
        <table:table-row table:style-name="ro1">
          <table:table-cell office:value-type="float" office:value="3022634" calcext:value-type="float">
            <text:p>3022634</text:p>
          </table:table-cell>
          <table:table-cell table:formula="of:=[.A191]/1000/(60*60*24)" office:value-type="time" office:time-value="PT00H50M22.634S" calcext:value-type="time">
            <text:p>00:50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" calcext:value-type="float">
            <text:p>499</text:p>
          </table:table-cell>
          <table:table-cell office:value-type="float" office:value="587.79" calcext:value-type="float">
            <text:p>587.79</text:p>
          </table:table-cell>
          <table:table-cell office:value-type="float" office:value="419.46" calcext:value-type="float">
            <text:p>419.46</text:p>
          </table:table-cell>
          <table:table-cell office:value-type="float" office:value="506.2" calcext:value-type="float">
            <text:p>506.2</text:p>
          </table:table-cell>
        </table:table-row>
        <table:table-row table:style-name="ro1">
          <table:table-cell office:value-type="float" office:value="3038633" calcext:value-type="float">
            <text:p>3038633</text:p>
          </table:table-cell>
          <table:table-cell table:formula="of:=[.A192]/1000/(60*60*24)" office:value-type="time" office:time-value="PT00H50M38.633S" calcext:value-type="time">
            <text:p>00:50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4" calcext:value-type="float">
            <text:p>588.64</text:p>
          </table:table-cell>
          <table:table-cell office:value-type="float" office:value="421.68" calcext:value-type="float">
            <text:p>421.68</text:p>
          </table:table-cell>
          <table:table-cell office:value-type="float" office:value="508.81" calcext:value-type="float">
            <text:p>508.81</text:p>
          </table:table-cell>
        </table:table-row>
        <table:table-row table:style-name="ro1">
          <table:table-cell office:value-type="float" office:value="3054633" calcext:value-type="float">
            <text:p>3054633</text:p>
          </table:table-cell>
          <table:table-cell table:formula="of:=[.A193]/1000/(60*60*24)" office:value-type="time" office:time-value="PT00H50M54.633S" calcext:value-type="time">
            <text:p>00:50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2" calcext:value-type="float">
            <text:p>587.92</text:p>
          </table:table-cell>
          <table:table-cell office:value-type="float" office:value="423.9" calcext:value-type="float">
            <text:p>423.9</text:p>
          </table:table-cell>
          <table:table-cell office:value-type="float" office:value="511.43" calcext:value-type="float">
            <text:p>511.43</text:p>
          </table:table-cell>
        </table:table-row>
        <table:table-row table:style-name="ro1">
          <table:table-cell office:value-type="float" office:value="3070633" calcext:value-type="float">
            <text:p>3070633</text:p>
          </table:table-cell>
          <table:table-cell table:formula="of:=[.A194]/1000/(60*60*24)" office:value-type="time" office:time-value="PT00H51M10.633S" calcext:value-type="time">
            <text:p>00:51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426.12" calcext:value-type="float">
            <text:p>426.12</text:p>
          </table:table-cell>
          <table:table-cell office:value-type="float" office:value="514.04" calcext:value-type="float">
            <text:p>514.04</text:p>
          </table:table-cell>
        </table:table-row>
        <table:table-row table:style-name="ro1">
          <table:table-cell office:value-type="float" office:value="3086633" calcext:value-type="float">
            <text:p>3086633</text:p>
          </table:table-cell>
          <table:table-cell table:formula="of:=[.A195]/1000/(60*60*24)" office:value-type="time" office:time-value="PT00H51M26.633S" calcext:value-type="time">
            <text:p>00:51:27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9.9" calcext:value-type="float">
            <text:p>589.9</text:p>
          </table:table-cell>
          <table:table-cell office:value-type="float" office:value="428.34" calcext:value-type="float">
            <text:p>428.34</text:p>
          </table:table-cell>
          <table:table-cell office:value-type="float" office:value="516.65" calcext:value-type="float">
            <text:p>516.65</text:p>
          </table:table-cell>
        </table:table-row>
        <table:table-row table:style-name="ro1">
          <table:table-cell office:value-type="float" office:value="3102634" calcext:value-type="float">
            <text:p>3102634</text:p>
          </table:table-cell>
          <table:table-cell table:formula="of:=[.A196]/1000/(60*60*24)" office:value-type="time" office:time-value="PT00H51M42.634S" calcext:value-type="time">
            <text:p>00:51:43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5" calcext:value-type="float">
            <text:p>587.75</text:p>
          </table:table-cell>
          <table:table-cell office:value-type="float" office:value="430.56" calcext:value-type="float">
            <text:p>430.56</text:p>
          </table:table-cell>
          <table:table-cell office:value-type="float" office:value="519.28" calcext:value-type="float">
            <text:p>519.28</text:p>
          </table:table-cell>
        </table:table-row>
        <table:table-row table:style-name="ro1">
          <table:table-cell office:value-type="float" office:value="3118633" calcext:value-type="float">
            <text:p>3118633</text:p>
          </table:table-cell>
          <table:table-cell table:formula="of:=[.A197]/1000/(60*60*24)" office:value-type="time" office:time-value="PT00H51M58.633S" calcext:value-type="time">
            <text:p>00:51:59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0.13" calcext:value-type="float">
            <text:p>590.13</text:p>
          </table:table-cell>
          <table:table-cell office:value-type="float" office:value="432.79" calcext:value-type="float">
            <text:p>432.79</text:p>
          </table:table-cell>
          <table:table-cell office:value-type="float" office:value="521.89" calcext:value-type="float">
            <text:p>521.89</text:p>
          </table:table-cell>
        </table:table-row>
        <table:table-row table:style-name="ro1">
          <table:table-cell office:value-type="float" office:value="3134634" calcext:value-type="float">
            <text:p>3134634</text:p>
          </table:table-cell>
          <table:table-cell table:formula="of:=[.A198]/1000/(60*60*24)" office:value-type="time" office:time-value="PT00H52M14.634S" calcext:value-type="time">
            <text:p>00:52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435.01" calcext:value-type="float">
            <text:p>435.01</text:p>
          </table:table-cell>
          <table:table-cell office:value-type="float" office:value="524.51" calcext:value-type="float">
            <text:p>524.51</text:p>
          </table:table-cell>
        </table:table-row>
        <table:table-row table:style-name="ro1">
          <table:table-cell office:value-type="float" office:value="3150634" calcext:value-type="float">
            <text:p>3150634</text:p>
          </table:table-cell>
          <table:table-cell table:formula="of:=[.A199]/1000/(60*60*24)" office:value-type="time" office:time-value="PT00H52M30.634S" calcext:value-type="time">
            <text:p>00:52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3" calcext:value-type="float">
            <text:p>587.93</text:p>
          </table:table-cell>
          <table:table-cell office:value-type="float" office:value="437.23" calcext:value-type="float">
            <text:p>437.23</text:p>
          </table:table-cell>
          <table:table-cell office:value-type="float" office:value="527.12" calcext:value-type="float">
            <text:p>527.12</text:p>
          </table:table-cell>
        </table:table-row>
        <table:table-row table:style-name="ro1">
          <table:table-cell office:value-type="float" office:value="3166633" calcext:value-type="float">
            <text:p>3166633</text:p>
          </table:table-cell>
          <table:table-cell table:formula="of:=[.A200]/1000/(60*60*24)" office:value-type="time" office:time-value="PT00H52M46.633S" calcext:value-type="time">
            <text:p>00:52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5" calcext:value-type="float">
            <text:p>588.25</text:p>
          </table:table-cell>
          <table:table-cell office:value-type="float" office:value="439.45" calcext:value-type="float">
            <text:p>439.45</text:p>
          </table:table-cell>
          <table:table-cell office:value-type="float" office:value="529.73" calcext:value-type="float">
            <text:p>529.73</text:p>
          </table:table-cell>
        </table:table-row>
        <table:table-row table:style-name="ro1">
          <table:table-cell office:value-type="float" office:value="3182633" calcext:value-type="float">
            <text:p>3182633</text:p>
          </table:table-cell>
          <table:table-cell table:formula="of:=[.A201]/1000/(60*60*24)" office:value-type="time" office:time-value="PT00H53M02.633S" calcext:value-type="time">
            <text:p>00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441.67" calcext:value-type="float">
            <text:p>441.67</text:p>
          </table:table-cell>
          <table:table-cell office:value-type="float" office:value="532.34" calcext:value-type="float">
            <text:p>532.34</text:p>
          </table:table-cell>
        </table:table-row>
        <table:table-row table:style-name="ro1">
          <table:table-cell office:value-type="float" office:value="3198633" calcext:value-type="float">
            <text:p>3198633</text:p>
          </table:table-cell>
          <table:table-cell table:formula="of:=[.A202]/1000/(60*60*24)" office:value-type="time" office:time-value="PT00H53M18.633S" calcext:value-type="time">
            <text:p>00:5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443.89" calcext:value-type="float">
            <text:p>443.89</text:p>
          </table:table-cell>
          <table:table-cell office:value-type="float" office:value="534.95" calcext:value-type="float">
            <text:p>534.95</text:p>
          </table:table-cell>
        </table:table-row>
        <table:table-row table:style-name="ro1">
          <table:table-cell office:value-type="float" office:value="3214633" calcext:value-type="float">
            <text:p>3214633</text:p>
          </table:table-cell>
          <table:table-cell table:formula="of:=[.A203]/1000/(60*60*24)" office:value-type="time" office:time-value="PT00H53M34.633S" calcext:value-type="time">
            <text:p>00:53:35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8.13" calcext:value-type="float">
            <text:p>588.13</text:p>
          </table:table-cell>
          <table:table-cell office:value-type="float" office:value="446.11" calcext:value-type="float">
            <text:p>446.11</text:p>
          </table:table-cell>
          <table:table-cell office:value-type="float" office:value="537.57" calcext:value-type="float">
            <text:p>537.57</text:p>
          </table:table-cell>
        </table:table-row>
        <table:table-row table:style-name="ro1">
          <table:table-cell office:value-type="float" office:value="3230633" calcext:value-type="float">
            <text:p>3230633</text:p>
          </table:table-cell>
          <table:table-cell table:formula="of:=[.A204]/1000/(60*60*24)" office:value-type="time" office:time-value="PT00H53M50.633S" calcext:value-type="time">
            <text:p>00:53:51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0.12" calcext:value-type="float">
            <text:p>590.12</text:p>
          </table:table-cell>
          <table:table-cell office:value-type="float" office:value="448.34" calcext:value-type="float">
            <text:p>448.34</text:p>
          </table:table-cell>
          <table:table-cell office:value-type="float" office:value="540.18" calcext:value-type="float">
            <text:p>540.18</text:p>
          </table:table-cell>
        </table:table-row>
        <table:table-row table:style-name="ro1">
          <table:table-cell office:value-type="float" office:value="3246633" calcext:value-type="float">
            <text:p>3246633</text:p>
          </table:table-cell>
          <table:table-cell table:formula="of:=[.A205]/1000/(60*60*24)" office:value-type="time" office:time-value="PT00H54M06.633S" calcext:value-type="time">
            <text:p>00:54:07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0.13" calcext:value-type="float">
            <text:p>590.13</text:p>
          </table:table-cell>
          <table:table-cell office:value-type="float" office:value="450.56" calcext:value-type="float">
            <text:p>450.56</text:p>
          </table:table-cell>
          <table:table-cell office:value-type="float" office:value="542.8" calcext:value-type="float">
            <text:p>542.8</text:p>
          </table:table-cell>
        </table:table-row>
        <table:table-row table:style-name="ro1">
          <table:table-cell office:value-type="float" office:value="3262633" calcext:value-type="float">
            <text:p>3262633</text:p>
          </table:table-cell>
          <table:table-cell table:formula="of:=[.A206]/1000/(60*60*24)" office:value-type="time" office:time-value="PT00H54M22.633S" calcext:value-type="time">
            <text:p>00:5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452.79" calcext:value-type="float">
            <text:p>452.79</text:p>
          </table:table-cell>
          <table:table-cell office:value-type="float" office:value="545.41" calcext:value-type="float">
            <text:p>545.41</text:p>
          </table:table-cell>
        </table:table-row>
        <table:table-row table:style-name="ro1">
          <table:table-cell office:value-type="float" office:value="3278633" calcext:value-type="float">
            <text:p>3278633</text:p>
          </table:table-cell>
          <table:table-cell table:formula="of:=[.A207]/1000/(60*60*24)" office:value-type="time" office:time-value="PT00H54M38.633S" calcext:value-type="time">
            <text:p>00:54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8" calcext:value-type="float">
            <text:p>588.18</text:p>
          </table:table-cell>
          <table:table-cell office:value-type="float" office:value="455" calcext:value-type="float">
            <text:p>455</text:p>
          </table:table-cell>
          <table:table-cell office:value-type="float" office:value="548.02" calcext:value-type="float">
            <text:p>548.02</text:p>
          </table:table-cell>
        </table:table-row>
        <table:table-row table:style-name="ro1">
          <table:table-cell office:value-type="float" office:value="3294634" calcext:value-type="float">
            <text:p>3294634</text:p>
          </table:table-cell>
          <table:table-cell table:formula="of:=[.A208]/1000/(60*60*24)" office:value-type="time" office:time-value="PT00H54M54.634S" calcext:value-type="time">
            <text:p>00:54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2" calcext:value-type="float">
            <text:p>588.02</text:p>
          </table:table-cell>
          <table:table-cell office:value-type="float" office:value="457.22" calcext:value-type="float">
            <text:p>457.22</text:p>
          </table:table-cell>
          <table:table-cell office:value-type="float" office:value="550.63" calcext:value-type="float">
            <text:p>550.63</text:p>
          </table:table-cell>
        </table:table-row>
        <table:table-row table:style-name="ro1">
          <table:table-cell office:value-type="float" office:value="3310633" calcext:value-type="float">
            <text:p>3310633</text:p>
          </table:table-cell>
          <table:table-cell table:formula="of:=[.A209]/1000/(60*60*24)" office:value-type="time" office:time-value="PT00H55M10.633S" calcext:value-type="time">
            <text:p>00:55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459.44" calcext:value-type="float">
            <text:p>459.44</text:p>
          </table:table-cell>
          <table:table-cell office:value-type="float" office:value="553.24" calcext:value-type="float">
            <text:p>553.24</text:p>
          </table:table-cell>
        </table:table-row>
        <table:table-row table:style-name="ro1">
          <table:table-cell office:value-type="float" office:value="3326634" calcext:value-type="float">
            <text:p>3326634</text:p>
          </table:table-cell>
          <table:table-cell table:formula="of:=[.A210]/1000/(60*60*24)" office:value-type="time" office:time-value="PT00H55M26.634S" calcext:value-type="time">
            <text:p>00:5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461.66" calcext:value-type="float">
            <text:p>461.66</text:p>
          </table:table-cell>
          <table:table-cell office:value-type="float" office:value="555.85" calcext:value-type="float">
            <text:p>555.85</text:p>
          </table:table-cell>
        </table:table-row>
        <table:table-row table:style-name="ro1">
          <table:table-cell office:value-type="float" office:value="3342633" calcext:value-type="float">
            <text:p>3342633</text:p>
          </table:table-cell>
          <table:table-cell table:formula="of:=[.A211]/1000/(60*60*24)" office:value-type="time" office:time-value="PT00H55M42.633S" calcext:value-type="time">
            <text:p>00:5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463.88" calcext:value-type="float">
            <text:p>463.88</text:p>
          </table:table-cell>
          <table:table-cell office:value-type="float" office:value="558.46" calcext:value-type="float">
            <text:p>558.46</text:p>
          </table:table-cell>
        </table:table-row>
        <table:table-row table:style-name="ro1">
          <table:table-cell office:value-type="float" office:value="3358633" calcext:value-type="float">
            <text:p>3358633</text:p>
          </table:table-cell>
          <table:table-cell table:formula="of:=[.A212]/1000/(60*60*24)" office:value-type="time" office:time-value="PT00H55M58.633S" calcext:value-type="time">
            <text:p>00:55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1" calcext:value-type="float">
            <text:p>588.01</text:p>
          </table:table-cell>
          <table:table-cell office:value-type="float" office:value="466.1" calcext:value-type="float">
            <text:p>466.1</text:p>
          </table:table-cell>
          <table:table-cell office:value-type="float" office:value="561.06" calcext:value-type="float">
            <text:p>561.06</text:p>
          </table:table-cell>
        </table:table-row>
        <table:table-row table:style-name="ro1">
          <table:table-cell office:value-type="float" office:value="3374634" calcext:value-type="float">
            <text:p>3374634</text:p>
          </table:table-cell>
          <table:table-cell table:formula="of:=[.A213]/1000/(60*60*24)" office:value-type="time" office:time-value="PT00H56M14.634S" calcext:value-type="time">
            <text:p>00:5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468.32" calcext:value-type="float">
            <text:p>468.32</text:p>
          </table:table-cell>
          <table:table-cell office:value-type="float" office:value="563.67" calcext:value-type="float">
            <text:p>563.67</text:p>
          </table:table-cell>
        </table:table-row>
        <table:table-row table:style-name="ro1">
          <table:table-cell office:value-type="float" office:value="3390633" calcext:value-type="float">
            <text:p>3390633</text:p>
          </table:table-cell>
          <table:table-cell table:formula="of:=[.A214]/1000/(60*60*24)" office:value-type="time" office:time-value="PT00H56M30.633S" calcext:value-type="time">
            <text:p>00:5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470.54" calcext:value-type="float">
            <text:p>470.54</text:p>
          </table:table-cell>
          <table:table-cell office:value-type="float" office:value="566.28" calcext:value-type="float">
            <text:p>566.28</text:p>
          </table:table-cell>
        </table:table-row>
        <table:table-row table:style-name="ro1">
          <table:table-cell office:value-type="float" office:value="3406633" calcext:value-type="float">
            <text:p>3406633</text:p>
          </table:table-cell>
          <table:table-cell table:formula="of:=[.A215]/1000/(60*60*24)" office:value-type="time" office:time-value="PT00H56M46.633S" calcext:value-type="time">
            <text:p>00:5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472.76" calcext:value-type="float">
            <text:p>472.76</text:p>
          </table:table-cell>
          <table:table-cell office:value-type="float" office:value="568.89" calcext:value-type="float">
            <text:p>568.89</text:p>
          </table:table-cell>
        </table:table-row>
        <table:table-row table:style-name="ro1">
          <table:table-cell office:value-type="float" office:value="3422633" calcext:value-type="float">
            <text:p>3422633</text:p>
          </table:table-cell>
          <table:table-cell table:formula="of:=[.A216]/1000/(60*60*24)" office:value-type="time" office:time-value="PT00H57M02.633S" calcext:value-type="time">
            <text:p>00:57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2" calcext:value-type="float">
            <text:p>588.02</text:p>
          </table:table-cell>
          <table:table-cell office:value-type="float" office:value="474.98" calcext:value-type="float">
            <text:p>474.98</text:p>
          </table:table-cell>
          <table:table-cell office:value-type="float" office:value="571.49" calcext:value-type="float">
            <text:p>571.49</text:p>
          </table:table-cell>
        </table:table-row>
        <table:table-row table:style-name="ro1">
          <table:table-cell office:value-type="float" office:value="3438633" calcext:value-type="float">
            <text:p>3438633</text:p>
          </table:table-cell>
          <table:table-cell table:formula="of:=[.A217]/1000/(60*60*24)" office:value-type="time" office:time-value="PT00H57M18.633S" calcext:value-type="time">
            <text:p>00:5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477.2" calcext:value-type="float">
            <text:p>477.2</text:p>
          </table:table-cell>
          <table:table-cell office:value-type="float" office:value="574.1" calcext:value-type="float">
            <text:p>574.1</text:p>
          </table:table-cell>
        </table:table-row>
        <table:table-row table:style-name="ro1">
          <table:table-cell office:value-type="float" office:value="3454634" calcext:value-type="float">
            <text:p>3454634</text:p>
          </table:table-cell>
          <table:table-cell table:formula="of:=[.A218]/1000/(60*60*24)" office:value-type="time" office:time-value="PT00H57M34.634S" calcext:value-type="time">
            <text:p>00:57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479.42" calcext:value-type="float">
            <text:p>479.42</text:p>
          </table:table-cell>
          <table:table-cell office:value-type="float" office:value="576.71" calcext:value-type="float">
            <text:p>576.71</text:p>
          </table:table-cell>
        </table:table-row>
        <table:table-row table:style-name="ro1">
          <table:table-cell office:value-type="float" office:value="3470633" calcext:value-type="float">
            <text:p>3470633</text:p>
          </table:table-cell>
          <table:table-cell table:formula="of:=[.A219]/1000/(60*60*24)" office:value-type="time" office:time-value="PT00H57M50.633S" calcext:value-type="time">
            <text:p>00:5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481.64" calcext:value-type="float">
            <text:p>481.64</text:p>
          </table:table-cell>
          <table:table-cell office:value-type="float" office:value="579.31" calcext:value-type="float">
            <text:p>579.31</text:p>
          </table:table-cell>
        </table:table-row>
        <table:table-row table:style-name="ro1">
          <table:table-cell office:value-type="float" office:value="3486634" calcext:value-type="float">
            <text:p>3486634</text:p>
          </table:table-cell>
          <table:table-cell table:formula="of:=[.A220]/1000/(60*60*24)" office:value-type="time" office:time-value="PT00H58M06.634S" calcext:value-type="time">
            <text:p>00:5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483.86" calcext:value-type="float">
            <text:p>483.86</text:p>
          </table:table-cell>
          <table:table-cell office:value-type="float" office:value="581.92" calcext:value-type="float">
            <text:p>581.92</text:p>
          </table:table-cell>
        </table:table-row>
        <table:table-row table:style-name="ro1">
          <table:table-cell office:value-type="float" office:value="3502634" calcext:value-type="float">
            <text:p>3502634</text:p>
          </table:table-cell>
          <table:table-cell table:formula="of:=[.A221]/1000/(60*60*24)" office:value-type="time" office:time-value="PT00H58M22.634S" calcext:value-type="time">
            <text:p>00:5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49" calcext:value-type="float">
            <text:p>586.49</text:p>
          </table:table-cell>
          <table:table-cell office:value-type="float" office:value="486.07" calcext:value-type="float">
            <text:p>486.07</text:p>
          </table:table-cell>
          <table:table-cell office:value-type="float" office:value="584.53" calcext:value-type="float">
            <text:p>584.53</text:p>
          </table:table-cell>
        </table:table-row>
        <table:table-row table:style-name="ro1">
          <table:table-cell office:value-type="float" office:value="3518633" calcext:value-type="float">
            <text:p>3518633</text:p>
          </table:table-cell>
          <table:table-cell table:formula="of:=[.A222]/1000/(60*60*24)" office:value-type="time" office:time-value="PT00H58M38.633S" calcext:value-type="time">
            <text:p>00:5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48" calcext:value-type="float">
            <text:p>586.48</text:p>
          </table:table-cell>
          <table:table-cell office:value-type="float" office:value="488.29" calcext:value-type="float">
            <text:p>488.29</text:p>
          </table:table-cell>
          <table:table-cell office:value-type="float" office:value="587.13" calcext:value-type="float">
            <text:p>587.13</text:p>
          </table:table-cell>
        </table:table-row>
        <table:table-row table:style-name="ro1">
          <table:table-cell office:value-type="float" office:value="3534633" calcext:value-type="float">
            <text:p>3534633</text:p>
          </table:table-cell>
          <table:table-cell table:formula="of:=[.A223]/1000/(60*60*24)" office:value-type="time" office:time-value="PT00H58M54.633S" calcext:value-type="time">
            <text:p>00:5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490.51" calcext:value-type="float">
            <text:p>490.51</text:p>
          </table:table-cell>
          <table:table-cell office:value-type="float" office:value="589.74" calcext:value-type="float">
            <text:p>589.74</text:p>
          </table:table-cell>
        </table:table-row>
        <table:table-row table:style-name="ro1">
          <table:table-cell office:value-type="float" office:value="3550634" calcext:value-type="float">
            <text:p>3550634</text:p>
          </table:table-cell>
          <table:table-cell table:formula="of:=[.A224]/1000/(60*60*24)" office:value-type="time" office:time-value="PT00H59M10.634S" calcext:value-type="time">
            <text:p>00:5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492.73" calcext:value-type="float">
            <text:p>492.73</text:p>
          </table:table-cell>
          <table:table-cell office:value-type="float" office:value="592.34" calcext:value-type="float">
            <text:p>592.34</text:p>
          </table:table-cell>
        </table:table-row>
        <table:table-row table:style-name="ro1">
          <table:table-cell office:value-type="float" office:value="3566634" calcext:value-type="float">
            <text:p>3566634</text:p>
          </table:table-cell>
          <table:table-cell table:formula="of:=[.A225]/1000/(60*60*24)" office:value-type="time" office:time-value="PT00H59M26.634S" calcext:value-type="time">
            <text:p>00:59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1" calcext:value-type="float">
            <text:p>588.01</text:p>
          </table:table-cell>
          <table:table-cell office:value-type="float" office:value="494.95" calcext:value-type="float">
            <text:p>494.95</text:p>
          </table:table-cell>
          <table:table-cell office:value-type="float" office:value="594.95" calcext:value-type="float">
            <text:p>594.95</text:p>
          </table:table-cell>
        </table:table-row>
        <table:table-row table:style-name="ro1">
          <table:table-cell office:value-type="float" office:value="3582633" calcext:value-type="float">
            <text:p>3582633</text:p>
          </table:table-cell>
          <table:table-cell table:formula="of:=[.A226]/1000/(60*60*24)" office:value-type="time" office:time-value="PT00H59M42.633S" calcext:value-type="time">
            <text:p>00:59:43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5" calcext:value-type="float">
            <text:p>587.75</text:p>
          </table:table-cell>
          <table:table-cell office:value-type="float" office:value="497.17" calcext:value-type="float">
            <text:p>497.17</text:p>
          </table:table-cell>
          <table:table-cell office:value-type="float" office:value="597.56" calcext:value-type="float">
            <text:p>597.56</text:p>
          </table:table-cell>
        </table:table-row>
        <table:table-row table:style-name="ro1">
          <table:table-cell office:value-type="float" office:value="3598634" calcext:value-type="float">
            <text:p>3598634</text:p>
          </table:table-cell>
          <table:table-cell table:formula="of:=[.A227]/1000/(60*60*24)" office:value-type="time" office:time-value="PT00H59M58.634S" calcext:value-type="time">
            <text:p>00:59:59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1" calcext:value-type="float">
            <text:p>586.11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17" calcext:value-type="float">
            <text:p>600.17</text:p>
          </table:table-cell>
        </table:table-row>
        <table:table-row table:style-name="ro1">
          <table:table-cell office:value-type="float" office:value="3614634" calcext:value-type="float">
            <text:p>3614634</text:p>
          </table:table-cell>
          <table:table-cell table:formula="of:=[.A228]/1000/(60*60*24)" office:value-type="time" office:time-value="PT01H00M14.634S" calcext:value-type="time">
            <text:p>01:00:15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8.11" calcext:value-type="float">
            <text:p>588.11</text:p>
          </table:table-cell>
          <table:table-cell office:value-type="float" office:value="501.62" calcext:value-type="float">
            <text:p>501.62</text:p>
          </table:table-cell>
          <table:table-cell office:value-type="float" office:value="602.78" calcext:value-type="float">
            <text:p>602.78</text:p>
          </table:table-cell>
        </table:table-row>
        <table:table-row table:style-name="ro1">
          <table:table-cell office:value-type="float" office:value="3630633" calcext:value-type="float">
            <text:p>3630633</text:p>
          </table:table-cell>
          <table:table-cell table:formula="of:=[.A229]/1000/(60*60*24)" office:value-type="time" office:time-value="PT01H00M30.633S" calcext:value-type="time">
            <text:p>01:00:31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8.21" calcext:value-type="float">
            <text:p>588.21</text:p>
          </table:table-cell>
          <table:table-cell office:value-type="float" office:value="503.85" calcext:value-type="float">
            <text:p>503.85</text:p>
          </table:table-cell>
          <table:table-cell office:value-type="float" office:value="605.39" calcext:value-type="float">
            <text:p>605.39</text:p>
          </table:table-cell>
        </table:table-row>
        <table:table-row table:style-name="ro1">
          <table:table-cell office:value-type="float" office:value="3646634" calcext:value-type="float">
            <text:p>3646634</text:p>
          </table:table-cell>
          <table:table-cell table:formula="of:=[.A230]/1000/(60*60*24)" office:value-type="time" office:time-value="PT01H00M46.634S" calcext:value-type="time">
            <text:p>01:00:47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8" calcext:value-type="float">
            <text:p>587.98</text:p>
          </table:table-cell>
          <table:table-cell office:value-type="float" office:value="506.08" calcext:value-type="float">
            <text:p>506.0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3662633" calcext:value-type="float">
            <text:p>3662633</text:p>
          </table:table-cell>
          <table:table-cell table:formula="of:=[.A231]/1000/(60*60*24)" office:value-type="time" office:time-value="PT01H01M02.633S" calcext:value-type="time">
            <text:p>01:0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4" calcext:value-type="float">
            <text:p>585.94</text:p>
          </table:table-cell>
          <table:table-cell office:value-type="float" office:value="508.3" calcext:value-type="float">
            <text:p>508.3</text:p>
          </table:table-cell>
          <table:table-cell office:value-type="float" office:value="610.61" calcext:value-type="float">
            <text:p>610.61</text:p>
          </table:table-cell>
        </table:table-row>
        <table:table-row table:style-name="ro1">
          <table:table-cell office:value-type="float" office:value="3678633" calcext:value-type="float">
            <text:p>3678633</text:p>
          </table:table-cell>
          <table:table-cell table:formula="of:=[.A232]/1000/(60*60*24)" office:value-type="time" office:time-value="PT01H01M18.633S" calcext:value-type="time">
            <text:p>01:0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510.52" calcext:value-type="float">
            <text:p>510.52</text:p>
          </table:table-cell>
          <table:table-cell office:value-type="float" office:value="613.21" calcext:value-type="float">
            <text:p>613.21</text:p>
          </table:table-cell>
        </table:table-row>
        <table:table-row table:style-name="ro1">
          <table:table-cell office:value-type="float" office:value="3694633" calcext:value-type="float">
            <text:p>3694633</text:p>
          </table:table-cell>
          <table:table-cell table:formula="of:=[.A233]/1000/(60*60*24)" office:value-type="time" office:time-value="PT01H01M34.633S" calcext:value-type="time">
            <text:p>01:0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512.74" calcext:value-type="float">
            <text:p>512.74</text:p>
          </table:table-cell>
          <table:table-cell office:value-type="float" office:value="615.82" calcext:value-type="float">
            <text:p>615.82</text:p>
          </table:table-cell>
        </table:table-row>
        <table:table-row table:style-name="ro1">
          <table:table-cell office:value-type="float" office:value="3710633" calcext:value-type="float">
            <text:p>3710633</text:p>
          </table:table-cell>
          <table:table-cell table:formula="of:=[.A234]/1000/(60*60*24)" office:value-type="time" office:time-value="PT01H01M50.633S" calcext:value-type="time">
            <text:p>01:0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5" calcext:value-type="float">
            <text:p>585.95</text:p>
          </table:table-cell>
          <table:table-cell office:value-type="float" office:value="514.96" calcext:value-type="float">
            <text:p>514.96</text:p>
          </table:table-cell>
          <table:table-cell office:value-type="float" office:value="618.42" calcext:value-type="float">
            <text:p>618.42</text:p>
          </table:table-cell>
        </table:table-row>
        <table:table-row table:style-name="ro1">
          <table:table-cell office:value-type="float" office:value="3726633" calcext:value-type="float">
            <text:p>3726633</text:p>
          </table:table-cell>
          <table:table-cell table:formula="of:=[.A235]/1000/(60*60*24)" office:value-type="time" office:time-value="PT01H02M06.633S" calcext:value-type="time">
            <text:p>01:0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517.18" calcext:value-type="float">
            <text:p>517.18</text:p>
          </table:table-cell>
          <table:table-cell office:value-type="float" office:value="621.03" calcext:value-type="float">
            <text:p>621.03</text:p>
          </table:table-cell>
        </table:table-row>
        <table:table-row table:style-name="ro1">
          <table:table-cell office:value-type="float" office:value="3742633" calcext:value-type="float">
            <text:p>3742633</text:p>
          </table:table-cell>
          <table:table-cell table:formula="of:=[.A236]/1000/(60*60*24)" office:value-type="time" office:time-value="PT01H02M22.633S" calcext:value-type="time">
            <text:p>01:02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52" calcext:value-type="float">
            <text:p>500.52</text:p>
          </table:table-cell>
          <table:table-cell office:value-type="float" office:value="585.64" calcext:value-type="float">
            <text:p>585.64</text:p>
          </table:table-cell>
          <table:table-cell office:value-type="float" office:value="519.4" calcext:value-type="float">
            <text:p>519.4</text:p>
          </table:table-cell>
          <table:table-cell office:value-type="float" office:value="623.63" calcext:value-type="float">
            <text:p>623.63</text:p>
          </table:table-cell>
        </table:table-row>
        <table:table-row table:style-name="ro1">
          <table:table-cell office:value-type="float" office:value="3758633" calcext:value-type="float">
            <text:p>3758633</text:p>
          </table:table-cell>
          <table:table-cell table:formula="of:=[.A237]/1000/(60*60*24)" office:value-type="time" office:time-value="PT01H02M38.633S" calcext:value-type="time">
            <text:p>01:02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8" calcext:value-type="float">
            <text:p>585.98</text:p>
          </table:table-cell>
          <table:table-cell office:value-type="float" office:value="521.62" calcext:value-type="float">
            <text:p>521.62</text:p>
          </table:table-cell>
          <table:table-cell office:value-type="float" office:value="626.24" calcext:value-type="float">
            <text:p>626.24</text:p>
          </table:table-cell>
        </table:table-row>
        <table:table-row table:style-name="ro1">
          <table:table-cell office:value-type="float" office:value="3774633" calcext:value-type="float">
            <text:p>3774633</text:p>
          </table:table-cell>
          <table:table-cell table:formula="of:=[.A238]/1000/(60*60*24)" office:value-type="time" office:time-value="PT01H02M54.633S" calcext:value-type="time">
            <text:p>01:02:55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1" calcext:value-type="float">
            <text:p>586.11</text:p>
          </table:table-cell>
          <table:table-cell office:value-type="float" office:value="523.85" calcext:value-type="float">
            <text:p>523.85</text:p>
          </table:table-cell>
          <table:table-cell office:value-type="float" office:value="628.86" calcext:value-type="float">
            <text:p>628.86</text:p>
          </table:table-cell>
        </table:table-row>
        <table:table-row table:style-name="ro1">
          <table:table-cell office:value-type="float" office:value="3790633" calcext:value-type="float">
            <text:p>3790633</text:p>
          </table:table-cell>
          <table:table-cell table:formula="of:=[.A239]/1000/(60*60*24)" office:value-type="time" office:time-value="PT01H03M10.633S" calcext:value-type="time">
            <text:p>01:0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5.81" calcext:value-type="float">
            <text:p>585.81</text:p>
          </table:table-cell>
          <table:table-cell office:value-type="float" office:value="526.07" calcext:value-type="float">
            <text:p>526.07</text:p>
          </table:table-cell>
          <table:table-cell office:value-type="float" office:value="631.46" calcext:value-type="float">
            <text:p>631.46</text:p>
          </table:table-cell>
        </table:table-row>
        <table:table-row table:style-name="ro1">
          <table:table-cell office:value-type="float" office:value="3806633" calcext:value-type="float">
            <text:p>3806633</text:p>
          </table:table-cell>
          <table:table-cell table:formula="of:=[.A240]/1000/(60*60*24)" office:value-type="time" office:time-value="PT01H03M26.633S" calcext:value-type="time">
            <text:p>01:0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5" calcext:value-type="float">
            <text:p>586.15</text:p>
          </table:table-cell>
          <table:table-cell office:value-type="float" office:value="528.29" calcext:value-type="float">
            <text:p>528.29</text:p>
          </table:table-cell>
          <table:table-cell office:value-type="float" office:value="634.07" calcext:value-type="float">
            <text:p>634.07</text:p>
          </table:table-cell>
        </table:table-row>
        <table:table-row table:style-name="ro1">
          <table:table-cell office:value-type="float" office:value="3822633" calcext:value-type="float">
            <text:p>3822633</text:p>
          </table:table-cell>
          <table:table-cell table:formula="of:=[.A241]/1000/(60*60*24)" office:value-type="time" office:time-value="PT01H03M42.633S" calcext:value-type="time">
            <text:p>01:0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5" calcext:value-type="float">
            <text:p>586.15</text:p>
          </table:table-cell>
          <table:table-cell office:value-type="float" office:value="530.51" calcext:value-type="float">
            <text:p>530.51</text:p>
          </table:table-cell>
          <table:table-cell office:value-type="float" office:value="636.67" calcext:value-type="float">
            <text:p>636.67</text:p>
          </table:table-cell>
        </table:table-row>
        <table:table-row table:style-name="ro1">
          <table:table-cell office:value-type="float" office:value="3838634" calcext:value-type="float">
            <text:p>3838634</text:p>
          </table:table-cell>
          <table:table-cell table:formula="of:=[.A242]/1000/(60*60*24)" office:value-type="time" office:time-value="PT01H03M58.634S" calcext:value-type="time">
            <text:p>01:0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8.92" calcext:value-type="float">
            <text:p>498.92</text:p>
          </table:table-cell>
          <table:table-cell office:value-type="float" office:value="585.7" calcext:value-type="float">
            <text:p>585.7</text:p>
          </table:table-cell>
          <table:table-cell office:value-type="float" office:value="532.73" calcext:value-type="float">
            <text:p>532.73</text:p>
          </table:table-cell>
          <table:table-cell office:value-type="float" office:value="639.28" calcext:value-type="float">
            <text:p>639.28</text:p>
          </table:table-cell>
        </table:table-row>
        <table:table-row table:style-name="ro1">
          <table:table-cell office:value-type="float" office:value="3854633" calcext:value-type="float">
            <text:p>3854633</text:p>
          </table:table-cell>
          <table:table-cell table:formula="of:=[.A243]/1000/(60*60*24)" office:value-type="time" office:time-value="PT01H04M14.633S" calcext:value-type="time">
            <text:p>01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8.13" calcext:value-type="float">
            <text:p>588.13</text:p>
          </table:table-cell>
          <table:table-cell office:value-type="float" office:value="534.95" calcext:value-type="float">
            <text:p>534.95</text:p>
          </table:table-cell>
          <table:table-cell office:value-type="float" office:value="641.89" calcext:value-type="float">
            <text:p>641.89</text:p>
          </table:table-cell>
        </table:table-row>
        <table:table-row table:style-name="ro1">
          <table:table-cell office:value-type="float" office:value="3870633" calcext:value-type="float">
            <text:p>3870633</text:p>
          </table:table-cell>
          <table:table-cell table:formula="of:=[.A244]/1000/(60*60*24)" office:value-type="time" office:time-value="PT01H04M30.633S" calcext:value-type="time">
            <text:p>01:0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537.18" calcext:value-type="float">
            <text:p>537.18</text:p>
          </table:table-cell>
          <table:table-cell office:value-type="float" office:value="644.5" calcext:value-type="float">
            <text:p>644.5</text:p>
          </table:table-cell>
        </table:table-row>
        <table:table-row table:style-name="ro1">
          <table:table-cell office:value-type="float" office:value="3886633" calcext:value-type="float">
            <text:p>3886633</text:p>
          </table:table-cell>
          <table:table-cell table:formula="of:=[.A245]/1000/(60*60*24)" office:value-type="time" office:time-value="PT01H04M46.633S" calcext:value-type="time">
            <text:p>01:0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539.39" calcext:value-type="float">
            <text:p>539.39</text:p>
          </table:table-cell>
          <table:table-cell office:value-type="float" office:value="647.1" calcext:value-type="float">
            <text:p>647.1</text:p>
          </table:table-cell>
        </table:table-row>
        <table:table-row table:style-name="ro1">
          <table:table-cell office:value-type="float" office:value="3902633" calcext:value-type="float">
            <text:p>3902633</text:p>
          </table:table-cell>
          <table:table-cell table:formula="of:=[.A246]/1000/(60*60*24)" office:value-type="time" office:time-value="PT01H05M02.633S" calcext:value-type="time">
            <text:p>01:0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541.61" calcext:value-type="float">
            <text:p>541.61</text:p>
          </table:table-cell>
          <table:table-cell office:value-type="float" office:value="649.7" calcext:value-type="float">
            <text:p>649.7</text:p>
          </table:table-cell>
        </table:table-row>
        <table:table-row table:style-name="ro1">
          <table:table-cell office:value-type="float" office:value="3918633" calcext:value-type="float">
            <text:p>3918633</text:p>
          </table:table-cell>
          <table:table-cell table:formula="of:=[.A247]/1000/(60*60*24)" office:value-type="time" office:time-value="PT01H05M18.633S" calcext:value-type="time">
            <text:p>01:05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543.83" calcext:value-type="float">
            <text:p>543.83</text:p>
          </table:table-cell>
          <table:table-cell office:value-type="float" office:value="652.31" calcext:value-type="float">
            <text:p>652.31</text:p>
          </table:table-cell>
        </table:table-row>
        <table:table-row table:style-name="ro1">
          <table:table-cell office:value-type="float" office:value="3934633" calcext:value-type="float">
            <text:p>3934633</text:p>
          </table:table-cell>
          <table:table-cell table:formula="of:=[.A248]/1000/(60*60*24)" office:value-type="time" office:time-value="PT01H05M34.633S" calcext:value-type="time">
            <text:p>01:0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4" calcext:value-type="float">
            <text:p>585.94</text:p>
          </table:table-cell>
          <table:table-cell office:value-type="float" office:value="546.05" calcext:value-type="float">
            <text:p>546.05</text:p>
          </table:table-cell>
          <table:table-cell office:value-type="float" office:value="654.91" calcext:value-type="float">
            <text:p>654.91</text:p>
          </table:table-cell>
        </table:table-row>
        <table:table-row table:style-name="ro1">
          <table:table-cell office:value-type="float" office:value="3950633" calcext:value-type="float">
            <text:p>3950633</text:p>
          </table:table-cell>
          <table:table-cell table:formula="of:=[.A249]/1000/(60*60*24)" office:value-type="time" office:time-value="PT01H05M50.633S" calcext:value-type="time">
            <text:p>01:0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3" calcext:value-type="float">
            <text:p>583.93</text:p>
          </table:table-cell>
          <table:table-cell office:value-type="float" office:value="548.27" calcext:value-type="float">
            <text:p>548.27</text:p>
          </table:table-cell>
          <table:table-cell office:value-type="float" office:value="657.51" calcext:value-type="float">
            <text:p>657.51</text:p>
          </table:table-cell>
        </table:table-row>
        <table:table-row table:style-name="ro1">
          <table:table-cell office:value-type="float" office:value="3966633" calcext:value-type="float">
            <text:p>3966633</text:p>
          </table:table-cell>
          <table:table-cell table:formula="of:=[.A250]/1000/(60*60*24)" office:value-type="time" office:time-value="PT01H06M06.633S" calcext:value-type="time">
            <text:p>01:0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550.49" calcext:value-type="float">
            <text:p>550.49</text:p>
          </table:table-cell>
          <table:table-cell office:value-type="float" office:value="660.12" calcext:value-type="float">
            <text:p>660.12</text:p>
          </table:table-cell>
        </table:table-row>
        <table:table-row table:style-name="ro1">
          <table:table-cell office:value-type="float" office:value="3982634" calcext:value-type="float">
            <text:p>3982634</text:p>
          </table:table-cell>
          <table:table-cell table:formula="of:=[.A251]/1000/(60*60*24)" office:value-type="time" office:time-value="PT01H06M22.634S" calcext:value-type="time">
            <text:p>01:0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552.71" calcext:value-type="float">
            <text:p>552.71</text:p>
          </table:table-cell>
          <table:table-cell office:value-type="float" office:value="662.72" calcext:value-type="float">
            <text:p>662.72</text:p>
          </table:table-cell>
        </table:table-row>
        <table:table-row table:style-name="ro1">
          <table:table-cell office:value-type="float" office:value="3998633" calcext:value-type="float">
            <text:p>3998633</text:p>
          </table:table-cell>
          <table:table-cell table:formula="of:=[.A252]/1000/(60*60*24)" office:value-type="time" office:time-value="PT01H06M38.633S" calcext:value-type="time">
            <text:p>01:0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554.93" calcext:value-type="float">
            <text:p>554.93</text:p>
          </table:table-cell>
          <table:table-cell office:value-type="float" office:value="665.33" calcext:value-type="float">
            <text:p>665.33</text:p>
          </table:table-cell>
        </table:table-row>
        <table:table-row table:style-name="ro1">
          <table:table-cell office:value-type="float" office:value="4014633" calcext:value-type="float">
            <text:p>4014633</text:p>
          </table:table-cell>
          <table:table-cell table:formula="of:=[.A253]/1000/(60*60*24)" office:value-type="time" office:time-value="PT01H06M54.633S" calcext:value-type="time">
            <text:p>01:0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4" calcext:value-type="float">
            <text:p>586.04</text:p>
          </table:table-cell>
          <table:table-cell office:value-type="float" office:value="557.15" calcext:value-type="float">
            <text:p>557.15</text:p>
          </table:table-cell>
          <table:table-cell office:value-type="float" office:value="667.93" calcext:value-type="float">
            <text:p>667.93</text:p>
          </table:table-cell>
        </table:table-row>
        <table:table-row table:style-name="ro1">
          <table:table-cell office:value-type="float" office:value="4030633" calcext:value-type="float">
            <text:p>4030633</text:p>
          </table:table-cell>
          <table:table-cell table:formula="of:=[.A254]/1000/(60*60*24)" office:value-type="time" office:time-value="PT01H07M10.633S" calcext:value-type="time">
            <text:p>01:0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559.37" calcext:value-type="float">
            <text:p>559.37</text:p>
          </table:table-cell>
          <table:table-cell office:value-type="float" office:value="670.53" calcext:value-type="float">
            <text:p>670.53</text:p>
          </table:table-cell>
        </table:table-row>
        <table:table-row table:style-name="ro1">
          <table:table-cell office:value-type="float" office:value="4046634" calcext:value-type="float">
            <text:p>4046634</text:p>
          </table:table-cell>
          <table:table-cell table:formula="of:=[.A255]/1000/(60*60*24)" office:value-type="time" office:time-value="PT01H07M26.634S" calcext:value-type="time">
            <text:p>01:0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561.59" calcext:value-type="float">
            <text:p>561.59</text:p>
          </table:table-cell>
          <table:table-cell office:value-type="float" office:value="673.13" calcext:value-type="float">
            <text:p>673.13</text:p>
          </table:table-cell>
        </table:table-row>
        <table:table-row table:style-name="ro1">
          <table:table-cell office:value-type="float" office:value="4062633" calcext:value-type="float">
            <text:p>4062633</text:p>
          </table:table-cell>
          <table:table-cell table:formula="of:=[.A256]/1000/(60*60*24)" office:value-type="time" office:time-value="PT01H07M42.633S" calcext:value-type="time">
            <text:p>01:0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4" calcext:value-type="float">
            <text:p>585.94</text:p>
          </table:table-cell>
          <table:table-cell office:value-type="float" office:value="563.81" calcext:value-type="float">
            <text:p>563.81</text:p>
          </table:table-cell>
          <table:table-cell office:value-type="float" office:value="675.74" calcext:value-type="float">
            <text:p>675.74</text:p>
          </table:table-cell>
        </table:table-row>
        <table:table-row table:style-name="ro1">
          <table:table-cell office:value-type="float" office:value="4078633" calcext:value-type="float">
            <text:p>4078633</text:p>
          </table:table-cell>
          <table:table-cell table:formula="of:=[.A257]/1000/(60*60*24)" office:value-type="time" office:time-value="PT01H07M58.633S" calcext:value-type="time">
            <text:p>01:07:59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9" calcext:value-type="float">
            <text:p>587.89</text:p>
          </table:table-cell>
          <table:table-cell office:value-type="float" office:value="566.03" calcext:value-type="float">
            <text:p>566.03</text:p>
          </table:table-cell>
          <table:table-cell office:value-type="float" office:value="678.35" calcext:value-type="float">
            <text:p>678.35</text:p>
          </table:table-cell>
        </table:table-row>
        <table:table-row table:style-name="ro1">
          <table:table-cell office:value-type="float" office:value="4094633" calcext:value-type="float">
            <text:p>4094633</text:p>
          </table:table-cell>
          <table:table-cell table:formula="of:=[.A258]/1000/(60*60*24)" office:value-type="time" office:time-value="PT01H08M14.633S" calcext:value-type="time">
            <text:p>01:0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568.25" calcext:value-type="float">
            <text:p>568.25</text:p>
          </table:table-cell>
          <table:table-cell office:value-type="float" office:value="680.95" calcext:value-type="float">
            <text:p>680.95</text:p>
          </table:table-cell>
        </table:table-row>
        <table:table-row table:style-name="ro1">
          <table:table-cell office:value-type="float" office:value="4110633" calcext:value-type="float">
            <text:p>4110633</text:p>
          </table:table-cell>
          <table:table-cell table:formula="of:=[.A259]/1000/(60*60*24)" office:value-type="time" office:time-value="PT01H08M30.633S" calcext:value-type="time">
            <text:p>01:0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570.47" calcext:value-type="float">
            <text:p>570.47</text:p>
          </table:table-cell>
          <table:table-cell office:value-type="float" office:value="683.55" calcext:value-type="float">
            <text:p>683.55</text:p>
          </table:table-cell>
        </table:table-row>
        <table:table-row table:style-name="ro1">
          <table:table-cell office:value-type="float" office:value="4126633" calcext:value-type="float">
            <text:p>4126633</text:p>
          </table:table-cell>
          <table:table-cell table:formula="of:=[.A260]/1000/(60*60*24)" office:value-type="time" office:time-value="PT01H08M46.633S" calcext:value-type="time">
            <text:p>01:0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572.69" calcext:value-type="float">
            <text:p>572.69</text:p>
          </table:table-cell>
          <table:table-cell office:value-type="float" office:value="686.16" calcext:value-type="float">
            <text:p>686.16</text:p>
          </table:table-cell>
        </table:table-row>
        <table:table-row table:style-name="ro1">
          <table:table-cell office:value-type="float" office:value="4142634" calcext:value-type="float">
            <text:p>4142634</text:p>
          </table:table-cell>
          <table:table-cell table:formula="of:=[.A261]/1000/(60*60*24)" office:value-type="time" office:time-value="PT01H09M02.634S" calcext:value-type="time">
            <text:p>01:0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574.91" calcext:value-type="float">
            <text:p>574.91</text:p>
          </table:table-cell>
          <table:table-cell office:value-type="float" office:value="688.76" calcext:value-type="float">
            <text:p>688.76</text:p>
          </table:table-cell>
        </table:table-row>
        <table:table-row table:style-name="ro1">
          <table:table-cell office:value-type="float" office:value="4158633" calcext:value-type="float">
            <text:p>4158633</text:p>
          </table:table-cell>
          <table:table-cell table:formula="of:=[.A262]/1000/(60*60*24)" office:value-type="time" office:time-value="PT01H09M18.633S" calcext:value-type="time">
            <text:p>01:09:19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1" calcext:value-type="float">
            <text:p>586.11</text:p>
          </table:table-cell>
          <table:table-cell office:value-type="float" office:value="577.13" calcext:value-type="float">
            <text:p>577.13</text:p>
          </table:table-cell>
          <table:table-cell office:value-type="float" office:value="691.37" calcext:value-type="float">
            <text:p>691.37</text:p>
          </table:table-cell>
        </table:table-row>
        <table:table-row table:style-name="ro1">
          <table:table-cell office:value-type="float" office:value="4174633" calcext:value-type="float">
            <text:p>4174633</text:p>
          </table:table-cell>
          <table:table-cell table:formula="of:=[.A263]/1000/(60*60*24)" office:value-type="time" office:time-value="PT01H09M34.633S" calcext:value-type="time">
            <text:p>01:09:35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8" calcext:value-type="float">
            <text:p>587.88</text:p>
          </table:table-cell>
          <table:table-cell office:value-type="float" office:value="579.36" calcext:value-type="float">
            <text:p>579.36</text:p>
          </table:table-cell>
          <table:table-cell office:value-type="float" office:value="693.98" calcext:value-type="float">
            <text:p>693.98</text:p>
          </table:table-cell>
        </table:table-row>
        <table:table-row table:style-name="ro1">
          <table:table-cell office:value-type="float" office:value="4190633" calcext:value-type="float">
            <text:p>4190633</text:p>
          </table:table-cell>
          <table:table-cell table:formula="of:=[.A264]/1000/(60*60*24)" office:value-type="time" office:time-value="PT01H09M50.633S" calcext:value-type="time">
            <text:p>01:09:51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7" calcext:value-type="float">
            <text:p>585.97</text:p>
          </table:table-cell>
          <table:table-cell office:value-type="float" office:value="581.58" calcext:value-type="float">
            <text:p>581.58</text:p>
          </table:table-cell>
          <table:table-cell office:value-type="float" office:value="696.58" calcext:value-type="float">
            <text:p>696.58</text:p>
          </table:table-cell>
        </table:table-row>
        <table:table-row table:style-name="ro1">
          <table:table-cell office:value-type="float" office:value="4206633" calcext:value-type="float">
            <text:p>4206633</text:p>
          </table:table-cell>
          <table:table-cell table:formula="of:=[.A265]/1000/(60*60*24)" office:value-type="time" office:time-value="PT01H10M06.633S" calcext:value-type="time">
            <text:p>01:10:07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5" calcext:value-type="float">
            <text:p>587.75</text:p>
          </table:table-cell>
          <table:table-cell office:value-type="float" office:value="583.81" calcext:value-type="float">
            <text:p>583.81</text:p>
          </table:table-cell>
          <table:table-cell office:value-type="float" office:value="699.19" calcext:value-type="float">
            <text:p>699.19</text:p>
          </table:table-cell>
        </table:table-row>
        <table:table-row table:style-name="ro1">
          <table:table-cell office:value-type="float" office:value="4222633" calcext:value-type="float">
            <text:p>4222633</text:p>
          </table:table-cell>
          <table:table-cell table:formula="of:=[.A266]/1000/(60*60*24)" office:value-type="time" office:time-value="PT01H10M22.633S" calcext:value-type="time">
            <text:p>01:10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5" calcext:value-type="float">
            <text:p>587.75</text:p>
          </table:table-cell>
          <table:table-cell office:value-type="float" office:value="586.03" calcext:value-type="float">
            <text:p>586.03</text:p>
          </table:table-cell>
          <table:table-cell office:value-type="float" office:value="701.8" calcext:value-type="float">
            <text:p>701.8</text:p>
          </table:table-cell>
        </table:table-row>
        <table:table-row table:style-name="ro1">
          <table:table-cell office:value-type="float" office:value="4238634" calcext:value-type="float">
            <text:p>4238634</text:p>
          </table:table-cell>
          <table:table-cell table:formula="of:=[.A267]/1000/(60*60*24)" office:value-type="time" office:time-value="PT01H10M38.634S" calcext:value-type="time">
            <text:p>01:10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8" calcext:value-type="float">
            <text:p>587.98</text:p>
          </table:table-cell>
          <table:table-cell office:value-type="float" office:value="588.26" calcext:value-type="float">
            <text:p>588.26</text:p>
          </table:table-cell>
          <table:table-cell office:value-type="float" office:value="704.41" calcext:value-type="float">
            <text:p>704.41</text:p>
          </table:table-cell>
        </table:table-row>
        <table:table-row table:style-name="ro1">
          <table:table-cell office:value-type="float" office:value="4254633" calcext:value-type="float">
            <text:p>4254633</text:p>
          </table:table-cell>
          <table:table-cell table:formula="of:=[.A268]/1000/(60*60*24)" office:value-type="time" office:time-value="PT01H10M54.633S" calcext:value-type="time">
            <text:p>01:10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590.48" calcext:value-type="float">
            <text:p>590.48</text:p>
          </table:table-cell>
          <table:table-cell office:value-type="float" office:value="707.02" calcext:value-type="float">
            <text:p>707.02</text:p>
          </table:table-cell>
        </table:table-row>
        <table:table-row table:style-name="ro1">
          <table:table-cell office:value-type="float" office:value="4270633" calcext:value-type="float">
            <text:p>4270633</text:p>
          </table:table-cell>
          <table:table-cell table:formula="of:=[.A269]/1000/(60*60*24)" office:value-type="time" office:time-value="PT01H11M10.633S" calcext:value-type="time">
            <text:p>01:11:11</text:p>
          </table:table-cell>
          <table:table-cell office:value-type="float" office:value="1.17" calcext:value-type="float">
            <text:p>1.17</text:p>
          </table:table-cell>
          <table:table-cell office:value-type="float" office:value="501.12" calcext:value-type="float">
            <text:p>501.12</text:p>
          </table:table-cell>
          <table:table-cell office:value-type="float" office:value="586.35" calcext:value-type="float">
            <text:p>586.35</text:p>
          </table:table-cell>
          <table:table-cell office:value-type="float" office:value="592.7" calcext:value-type="float">
            <text:p>592.7</text:p>
          </table:table-cell>
          <table:table-cell office:value-type="float" office:value="709.62" calcext:value-type="float">
            <text:p>709.62</text:p>
          </table:table-cell>
        </table:table-row>
        <table:table-row table:style-name="ro1">
          <table:table-cell office:value-type="float" office:value="4286633" calcext:value-type="float">
            <text:p>4286633</text:p>
          </table:table-cell>
          <table:table-cell table:formula="of:=[.A270]/1000/(60*60*24)" office:value-type="time" office:time-value="PT01H11M26.633S" calcext:value-type="time">
            <text:p>01:11:27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8" calcext:value-type="float">
            <text:p>585.88</text:p>
          </table:table-cell>
          <table:table-cell office:value-type="float" office:value="594.93" calcext:value-type="float">
            <text:p>594.93</text:p>
          </table:table-cell>
          <table:table-cell office:value-type="float" office:value="712.23" calcext:value-type="float">
            <text:p>712.23</text:p>
          </table:table-cell>
        </table:table-row>
        <table:table-row table:style-name="ro1">
          <table:table-cell office:value-type="float" office:value="4302633" calcext:value-type="float">
            <text:p>4302633</text:p>
          </table:table-cell>
          <table:table-cell table:formula="of:=[.A271]/1000/(60*60*24)" office:value-type="time" office:time-value="PT01H11M42.633S" calcext:value-type="time">
            <text:p>01:1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597.15" calcext:value-type="float">
            <text:p>597.15</text:p>
          </table:table-cell>
          <table:table-cell office:value-type="float" office:value="714.84" calcext:value-type="float">
            <text:p>714.84</text:p>
          </table:table-cell>
        </table:table-row>
        <table:table-row table:style-name="ro1">
          <table:table-cell office:value-type="float" office:value="4318633" calcext:value-type="float">
            <text:p>4318633</text:p>
          </table:table-cell>
          <table:table-cell table:formula="of:=[.A272]/1000/(60*60*24)" office:value-type="time" office:time-value="PT01H11M58.633S" calcext:value-type="time">
            <text:p>01:11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599.37" calcext:value-type="float">
            <text:p>599.37</text:p>
          </table:table-cell>
          <table:table-cell office:value-type="float" office:value="717.44" calcext:value-type="float">
            <text:p>717.44</text:p>
          </table:table-cell>
        </table:table-row>
        <table:table-row table:style-name="ro1">
          <table:table-cell office:value-type="float" office:value="4334633" calcext:value-type="float">
            <text:p>4334633</text:p>
          </table:table-cell>
          <table:table-cell table:formula="of:=[.A273]/1000/(60*60*24)" office:value-type="time" office:time-value="PT01H12M14.633S" calcext:value-type="time">
            <text:p>01:1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601.59" calcext:value-type="float">
            <text:p>601.59</text:p>
          </table:table-cell>
          <table:table-cell office:value-type="float" office:value="720.04" calcext:value-type="float">
            <text:p>720.04</text:p>
          </table:table-cell>
        </table:table-row>
        <table:table-row table:style-name="ro1">
          <table:table-cell office:value-type="float" office:value="4350633" calcext:value-type="float">
            <text:p>4350633</text:p>
          </table:table-cell>
          <table:table-cell table:formula="of:=[.A274]/1000/(60*60*24)" office:value-type="time" office:time-value="PT01H12M30.633S" calcext:value-type="time">
            <text:p>01:1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603.81" calcext:value-type="float">
            <text:p>603.81</text:p>
          </table:table-cell>
          <table:table-cell office:value-type="float" office:value="722.64" calcext:value-type="float">
            <text:p>722.64</text:p>
          </table:table-cell>
        </table:table-row>
        <table:table-row table:style-name="ro1">
          <table:table-cell office:value-type="float" office:value="4366633" calcext:value-type="float">
            <text:p>4366633</text:p>
          </table:table-cell>
          <table:table-cell table:formula="of:=[.A275]/1000/(60*60*24)" office:value-type="time" office:time-value="PT01H12M46.633S" calcext:value-type="time">
            <text:p>01:12:47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9" calcext:value-type="float">
            <text:p>587.9</text:p>
          </table:table-cell>
          <table:table-cell office:value-type="float" office:value="606.03" calcext:value-type="float">
            <text:p>606.03</text:p>
          </table:table-cell>
          <table:table-cell office:value-type="float" office:value="725.25" calcext:value-type="float">
            <text:p>725.25</text:p>
          </table:table-cell>
        </table:table-row>
        <table:table-row table:style-name="ro1">
          <table:table-cell office:value-type="float" office:value="4382633" calcext:value-type="float">
            <text:p>4382633</text:p>
          </table:table-cell>
          <table:table-cell table:formula="of:=[.A276]/1000/(60*60*24)" office:value-type="time" office:time-value="PT01H13M02.633S" calcext:value-type="time">
            <text:p>01:1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608.25" calcext:value-type="float">
            <text:p>608.25</text:p>
          </table:table-cell>
          <table:table-cell office:value-type="float" office:value="727.85" calcext:value-type="float">
            <text:p>727.85</text:p>
          </table:table-cell>
        </table:table-row>
        <table:table-row table:style-name="ro1">
          <table:table-cell office:value-type="float" office:value="4398633" calcext:value-type="float">
            <text:p>4398633</text:p>
          </table:table-cell>
          <table:table-cell table:formula="of:=[.A277]/1000/(60*60*24)" office:value-type="time" office:time-value="PT01H13M18.633S" calcext:value-type="time">
            <text:p>01:1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610.47" calcext:value-type="float">
            <text:p>610.47</text:p>
          </table:table-cell>
          <table:table-cell office:value-type="float" office:value="730.45" calcext:value-type="float">
            <text:p>730.45</text:p>
          </table:table-cell>
        </table:table-row>
        <table:table-row table:style-name="ro1">
          <table:table-cell office:value-type="float" office:value="4414633" calcext:value-type="float">
            <text:p>4414633</text:p>
          </table:table-cell>
          <table:table-cell table:formula="of:=[.A278]/1000/(60*60*24)" office:value-type="time" office:time-value="PT01H13M34.633S" calcext:value-type="time">
            <text:p>01:1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612.69" calcext:value-type="float">
            <text:p>612.69</text:p>
          </table:table-cell>
          <table:table-cell office:value-type="float" office:value="733.05" calcext:value-type="float">
            <text:p>733.05</text:p>
          </table:table-cell>
        </table:table-row>
        <table:table-row table:style-name="ro1">
          <table:table-cell office:value-type="float" office:value="4430633" calcext:value-type="float">
            <text:p>4430633</text:p>
          </table:table-cell>
          <table:table-cell table:formula="of:=[.A279]/1000/(60*60*24)" office:value-type="time" office:time-value="PT01H13M50.633S" calcext:value-type="time">
            <text:p>01:13:51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1" calcext:value-type="float">
            <text:p>586.11</text:p>
          </table:table-cell>
          <table:table-cell office:value-type="float" office:value="614.91" calcext:value-type="float">
            <text:p>614.91</text:p>
          </table:table-cell>
          <table:table-cell office:value-type="float" office:value="735.65" calcext:value-type="float">
            <text:p>735.65</text:p>
          </table:table-cell>
        </table:table-row>
        <table:table-row table:style-name="ro1">
          <table:table-cell office:value-type="float" office:value="4446633" calcext:value-type="float">
            <text:p>4446633</text:p>
          </table:table-cell>
          <table:table-cell table:formula="of:=[.A280]/1000/(60*60*24)" office:value-type="time" office:time-value="PT01H14M06.633S" calcext:value-type="time">
            <text:p>01:14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2" calcext:value-type="float">
            <text:p>586.42</text:p>
          </table:table-cell>
          <table:table-cell office:value-type="float" office:value="617.13" calcext:value-type="float">
            <text:p>617.13</text:p>
          </table:table-cell>
          <table:table-cell office:value-type="float" office:value="738.25" calcext:value-type="float">
            <text:p>738.25</text:p>
          </table:table-cell>
        </table:table-row>
        <table:table-row table:style-name="ro1">
          <table:table-cell office:value-type="float" office:value="4462633" calcext:value-type="float">
            <text:p>4462633</text:p>
          </table:table-cell>
          <table:table-cell table:formula="of:=[.A281]/1000/(60*60*24)" office:value-type="time" office:time-value="PT01H14M22.633S" calcext:value-type="time">
            <text:p>01:1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619.35" calcext:value-type="float">
            <text:p>619.35</text:p>
          </table:table-cell>
          <table:table-cell office:value-type="float" office:value="740.85" calcext:value-type="float">
            <text:p>740.85</text:p>
          </table:table-cell>
        </table:table-row>
        <table:table-row table:style-name="ro1">
          <table:table-cell office:value-type="float" office:value="4478633" calcext:value-type="float">
            <text:p>4478633</text:p>
          </table:table-cell>
          <table:table-cell table:formula="of:=[.A282]/1000/(60*60*24)" office:value-type="time" office:time-value="PT01H14M38.633S" calcext:value-type="time">
            <text:p>01:1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621.57" calcext:value-type="float">
            <text:p>621.57</text:p>
          </table:table-cell>
          <table:table-cell office:value-type="float" office:value="743.45" calcext:value-type="float">
            <text:p>743.45</text:p>
          </table:table-cell>
        </table:table-row>
        <table:table-row table:style-name="ro1">
          <table:table-cell office:value-type="float" office:value="4494633" calcext:value-type="float">
            <text:p>4494633</text:p>
          </table:table-cell>
          <table:table-cell table:formula="of:=[.A283]/1000/(60*60*24)" office:value-type="time" office:time-value="PT01H14M54.633S" calcext:value-type="time">
            <text:p>01:1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623.79" calcext:value-type="float">
            <text:p>623.79</text:p>
          </table:table-cell>
          <table:table-cell office:value-type="float" office:value="746.06" calcext:value-type="float">
            <text:p>746.06</text:p>
          </table:table-cell>
        </table:table-row>
        <table:table-row table:style-name="ro1">
          <table:table-cell office:value-type="float" office:value="4510634" calcext:value-type="float">
            <text:p>4510634</text:p>
          </table:table-cell>
          <table:table-cell table:formula="of:=[.A284]/1000/(60*60*24)" office:value-type="time" office:time-value="PT01H15M10.634S" calcext:value-type="time">
            <text:p>01:1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626.01" calcext:value-type="float">
            <text:p>626.01</text:p>
          </table:table-cell>
          <table:table-cell office:value-type="float" office:value="748.66" calcext:value-type="float">
            <text:p>748.66</text:p>
          </table:table-cell>
        </table:table-row>
        <table:table-row table:style-name="ro1">
          <table:table-cell office:value-type="float" office:value="4526633" calcext:value-type="float">
            <text:p>4526633</text:p>
          </table:table-cell>
          <table:table-cell table:formula="of:=[.A285]/1000/(60*60*24)" office:value-type="time" office:time-value="PT01H15M26.633S" calcext:value-type="time">
            <text:p>01:1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628.23" calcext:value-type="float">
            <text:p>628.23</text:p>
          </table:table-cell>
          <table:table-cell office:value-type="float" office:value="751.26" calcext:value-type="float">
            <text:p>751.26</text:p>
          </table:table-cell>
        </table:table-row>
        <table:table-row table:style-name="ro1">
          <table:table-cell office:value-type="float" office:value="4542634" calcext:value-type="float">
            <text:p>4542634</text:p>
          </table:table-cell>
          <table:table-cell table:formula="of:=[.A286]/1000/(60*60*24)" office:value-type="time" office:time-value="PT01H15M42.634S" calcext:value-type="time">
            <text:p>01:1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630.45" calcext:value-type="float">
            <text:p>630.45</text:p>
          </table:table-cell>
          <table:table-cell office:value-type="float" office:value="753.86" calcext:value-type="float">
            <text:p>753.86</text:p>
          </table:table-cell>
        </table:table-row>
        <table:table-row table:style-name="ro1">
          <table:table-cell office:value-type="float" office:value="4558634" calcext:value-type="float">
            <text:p>4558634</text:p>
          </table:table-cell>
          <table:table-cell table:formula="of:=[.A287]/1000/(60*60*24)" office:value-type="time" office:time-value="PT01H15M58.634S" calcext:value-type="time">
            <text:p>01:1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632.67" calcext:value-type="float">
            <text:p>632.67</text:p>
          </table:table-cell>
          <table:table-cell office:value-type="float" office:value="756.46" calcext:value-type="float">
            <text:p>756.46</text:p>
          </table:table-cell>
        </table:table-row>
        <table:table-row table:style-name="ro1">
          <table:table-cell office:value-type="float" office:value="4574634" calcext:value-type="float">
            <text:p>4574634</text:p>
          </table:table-cell>
          <table:table-cell table:formula="of:=[.A288]/1000/(60*60*24)" office:value-type="time" office:time-value="PT01H16M14.634S" calcext:value-type="time">
            <text:p>01:1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634.89" calcext:value-type="float">
            <text:p>634.89</text:p>
          </table:table-cell>
          <table:table-cell office:value-type="float" office:value="759.06" calcext:value-type="float">
            <text:p>759.06</text:p>
          </table:table-cell>
        </table:table-row>
        <table:table-row table:style-name="ro1">
          <table:table-cell office:value-type="float" office:value="4590633" calcext:value-type="float">
            <text:p>4590633</text:p>
          </table:table-cell>
          <table:table-cell table:formula="of:=[.A289]/1000/(60*60*24)" office:value-type="time" office:time-value="PT01H16M30.633S" calcext:value-type="time">
            <text:p>01:1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637.11" calcext:value-type="float">
            <text:p>637.11</text:p>
          </table:table-cell>
          <table:table-cell office:value-type="float" office:value="761.66" calcext:value-type="float">
            <text:p>761.66</text:p>
          </table:table-cell>
        </table:table-row>
        <table:table-row table:style-name="ro1">
          <table:table-cell office:value-type="float" office:value="4606633" calcext:value-type="float">
            <text:p>4606633</text:p>
          </table:table-cell>
          <table:table-cell table:formula="of:=[.A290]/1000/(60*60*24)" office:value-type="time" office:time-value="PT01H16M46.633S" calcext:value-type="time">
            <text:p>01:1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5" calcext:value-type="float">
            <text:p>586.15</text:p>
          </table:table-cell>
          <table:table-cell office:value-type="float" office:value="639.32" calcext:value-type="float">
            <text:p>639.32</text:p>
          </table:table-cell>
          <table:table-cell office:value-type="float" office:value="764.26" calcext:value-type="float">
            <text:p>764.26</text:p>
          </table:table-cell>
        </table:table-row>
        <table:table-row table:style-name="ro1">
          <table:table-cell office:value-type="float" office:value="4622633" calcext:value-type="float">
            <text:p>4622633</text:p>
          </table:table-cell>
          <table:table-cell table:formula="of:=[.A291]/1000/(60*60*24)" office:value-type="time" office:time-value="PT01H17M02.633S" calcext:value-type="time">
            <text:p>01:1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641.54" calcext:value-type="float">
            <text:p>641.54</text:p>
          </table:table-cell>
          <table:table-cell office:value-type="float" office:value="766.86" calcext:value-type="float">
            <text:p>766.86</text:p>
          </table:table-cell>
        </table:table-row>
        <table:table-row table:style-name="ro1">
          <table:table-cell office:value-type="float" office:value="4638633" calcext:value-type="float">
            <text:p>4638633</text:p>
          </table:table-cell>
          <table:table-cell table:formula="of:=[.A292]/1000/(60*60*24)" office:value-type="time" office:time-value="PT01H17M18.633S" calcext:value-type="time">
            <text:p>01:1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643.76" calcext:value-type="float">
            <text:p>643.76</text:p>
          </table:table-cell>
          <table:table-cell office:value-type="float" office:value="769.46" calcext:value-type="float">
            <text:p>769.46</text:p>
          </table:table-cell>
        </table:table-row>
        <table:table-row table:style-name="ro1">
          <table:table-cell office:value-type="float" office:value="4654633" calcext:value-type="float">
            <text:p>4654633</text:p>
          </table:table-cell>
          <table:table-cell table:formula="of:=[.A293]/1000/(60*60*24)" office:value-type="time" office:time-value="PT01H17M34.633S" calcext:value-type="time">
            <text:p>01:1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645.98" calcext:value-type="float">
            <text:p>645.98</text:p>
          </table:table-cell>
          <table:table-cell office:value-type="float" office:value="772.06" calcext:value-type="float">
            <text:p>772.06</text:p>
          </table:table-cell>
        </table:table-row>
        <table:table-row table:style-name="ro1">
          <table:table-cell office:value-type="float" office:value="4670633" calcext:value-type="float">
            <text:p>4670633</text:p>
          </table:table-cell>
          <table:table-cell table:formula="of:=[.A294]/1000/(60*60*24)" office:value-type="time" office:time-value="PT01H17M50.633S" calcext:value-type="time">
            <text:p>01:1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648.2" calcext:value-type="float">
            <text:p>648.2</text:p>
          </table:table-cell>
          <table:table-cell office:value-type="float" office:value="774.66" calcext:value-type="float">
            <text:p>774.66</text:p>
          </table:table-cell>
        </table:table-row>
        <table:table-row table:style-name="ro1">
          <table:table-cell office:value-type="float" office:value="4686633" calcext:value-type="float">
            <text:p>4686633</text:p>
          </table:table-cell>
          <table:table-cell table:formula="of:=[.A295]/1000/(60*60*24)" office:value-type="time" office:time-value="PT01H18M06.633S" calcext:value-type="time">
            <text:p>01:1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650.42" calcext:value-type="float">
            <text:p>650.42</text:p>
          </table:table-cell>
          <table:table-cell office:value-type="float" office:value="777.27" calcext:value-type="float">
            <text:p>777.27</text:p>
          </table:table-cell>
        </table:table-row>
        <table:table-row table:style-name="ro1">
          <table:table-cell office:value-type="float" office:value="4702633" calcext:value-type="float">
            <text:p>4702633</text:p>
          </table:table-cell>
          <table:table-cell table:formula="of:=[.A296]/1000/(60*60*24)" office:value-type="time" office:time-value="PT01H18M22.633S" calcext:value-type="time">
            <text:p>01:1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652.64" calcext:value-type="float">
            <text:p>652.64</text:p>
          </table:table-cell>
          <table:table-cell office:value-type="float" office:value="779.87" calcext:value-type="float">
            <text:p>779.87</text:p>
          </table:table-cell>
        </table:table-row>
        <table:table-row table:style-name="ro1">
          <table:table-cell office:value-type="float" office:value="4718633" calcext:value-type="float">
            <text:p>4718633</text:p>
          </table:table-cell>
          <table:table-cell table:formula="of:=[.A297]/1000/(60*60*24)" office:value-type="time" office:time-value="PT01H18M38.633S" calcext:value-type="time">
            <text:p>01:1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4" calcext:value-type="float">
            <text:p>584.64</text:p>
          </table:table-cell>
          <table:table-cell office:value-type="float" office:value="654.86" calcext:value-type="float">
            <text:p>654.86</text:p>
          </table:table-cell>
          <table:table-cell office:value-type="float" office:value="782.47" calcext:value-type="float">
            <text:p>782.47</text:p>
          </table:table-cell>
        </table:table-row>
        <table:table-row table:style-name="ro1">
          <table:table-cell office:value-type="float" office:value="4734633" calcext:value-type="float">
            <text:p>4734633</text:p>
          </table:table-cell>
          <table:table-cell table:formula="of:=[.A298]/1000/(60*60*24)" office:value-type="time" office:time-value="PT01H18M54.633S" calcext:value-type="time">
            <text:p>01:1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657.08" calcext:value-type="float">
            <text:p>657.08</text:p>
          </table:table-cell>
          <table:table-cell office:value-type="float" office:value="785.07" calcext:value-type="float">
            <text:p>785.07</text:p>
          </table:table-cell>
        </table:table-row>
        <table:table-row table:style-name="ro1">
          <table:table-cell office:value-type="float" office:value="4750633" calcext:value-type="float">
            <text:p>4750633</text:p>
          </table:table-cell>
          <table:table-cell table:formula="of:=[.A299]/1000/(60*60*24)" office:value-type="time" office:time-value="PT01H19M10.633S" calcext:value-type="time">
            <text:p>01:1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659.3" calcext:value-type="float">
            <text:p>659.3</text:p>
          </table:table-cell>
          <table:table-cell office:value-type="float" office:value="787.67" calcext:value-type="float">
            <text:p>787.67</text:p>
          </table:table-cell>
        </table:table-row>
        <table:table-row table:style-name="ro1">
          <table:table-cell office:value-type="float" office:value="4766634" calcext:value-type="float">
            <text:p>4766634</text:p>
          </table:table-cell>
          <table:table-cell table:formula="of:=[.A300]/1000/(60*60*24)" office:value-type="time" office:time-value="PT01H19M26.634S" calcext:value-type="time">
            <text:p>01:19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661.52" calcext:value-type="float">
            <text:p>661.52</text:p>
          </table:table-cell>
          <table:table-cell office:value-type="float" office:value="790.27" calcext:value-type="float">
            <text:p>790.27</text:p>
          </table:table-cell>
        </table:table-row>
        <table:table-row table:style-name="ro1">
          <table:table-cell office:value-type="float" office:value="4782633" calcext:value-type="float">
            <text:p>4782633</text:p>
          </table:table-cell>
          <table:table-cell table:formula="of:=[.A301]/1000/(60*60*24)" office:value-type="time" office:time-value="PT01H19M42.633S" calcext:value-type="time">
            <text:p>01:1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663.74" calcext:value-type="float">
            <text:p>663.74</text:p>
          </table:table-cell>
          <table:table-cell office:value-type="float" office:value="792.87" calcext:value-type="float">
            <text:p>792.87</text:p>
          </table:table-cell>
        </table:table-row>
        <table:table-row table:style-name="ro1">
          <table:table-cell office:value-type="float" office:value="4798633" calcext:value-type="float">
            <text:p>4798633</text:p>
          </table:table-cell>
          <table:table-cell table:formula="of:=[.A302]/1000/(60*60*24)" office:value-type="time" office:time-value="PT01H19M58.633S" calcext:value-type="time">
            <text:p>01:1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665.96" calcext:value-type="float">
            <text:p>665.96</text:p>
          </table:table-cell>
          <table:table-cell office:value-type="float" office:value="795.47" calcext:value-type="float">
            <text:p>795.47</text:p>
          </table:table-cell>
        </table:table-row>
        <table:table-row table:style-name="ro1">
          <table:table-cell office:value-type="float" office:value="4814633" calcext:value-type="float">
            <text:p>4814633</text:p>
          </table:table-cell>
          <table:table-cell table:formula="of:=[.A303]/1000/(60*60*24)" office:value-type="time" office:time-value="PT01H20M14.633S" calcext:value-type="time">
            <text:p>01:2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4" calcext:value-type="float">
            <text:p>585.94</text:p>
          </table:table-cell>
          <table:table-cell office:value-type="float" office:value="668.18" calcext:value-type="float">
            <text:p>668.18</text:p>
          </table:table-cell>
          <table:table-cell office:value-type="float" office:value="798.07" calcext:value-type="float">
            <text:p>798.07</text:p>
          </table:table-cell>
        </table:table-row>
        <table:table-row table:style-name="ro1">
          <table:table-cell office:value-type="float" office:value="4830633" calcext:value-type="float">
            <text:p>4830633</text:p>
          </table:table-cell>
          <table:table-cell table:formula="of:=[.A304]/1000/(60*60*24)" office:value-type="time" office:time-value="PT01H20M30.633S" calcext:value-type="time">
            <text:p>01:2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670.4" calcext:value-type="float">
            <text:p>670.4</text:p>
          </table:table-cell>
          <table:table-cell office:value-type="float" office:value="800.67" calcext:value-type="float">
            <text:p>800.67</text:p>
          </table:table-cell>
        </table:table-row>
        <table:table-row table:style-name="ro1">
          <table:table-cell office:value-type="float" office:value="4846633" calcext:value-type="float">
            <text:p>4846633</text:p>
          </table:table-cell>
          <table:table-cell table:formula="of:=[.A305]/1000/(60*60*24)" office:value-type="time" office:time-value="PT01H20M46.633S" calcext:value-type="time">
            <text:p>01:2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672.61" calcext:value-type="float">
            <text:p>672.61</text:p>
          </table:table-cell>
          <table:table-cell office:value-type="float" office:value="803.27" calcext:value-type="float">
            <text:p>803.27</text:p>
          </table:table-cell>
        </table:table-row>
        <table:table-row table:style-name="ro1">
          <table:table-cell office:value-type="float" office:value="4862633" calcext:value-type="float">
            <text:p>4862633</text:p>
          </table:table-cell>
          <table:table-cell table:formula="of:=[.A306]/1000/(60*60*24)" office:value-type="time" office:time-value="PT01H21M02.633S" calcext:value-type="time">
            <text:p>01:2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674.83" calcext:value-type="float">
            <text:p>674.83</text:p>
          </table:table-cell>
          <table:table-cell office:value-type="float" office:value="805.87" calcext:value-type="float">
            <text:p>805.87</text:p>
          </table:table-cell>
        </table:table-row>
        <table:table-row table:style-name="ro1">
          <table:table-cell office:value-type="float" office:value="4878633" calcext:value-type="float">
            <text:p>4878633</text:p>
          </table:table-cell>
          <table:table-cell table:formula="of:=[.A307]/1000/(60*60*24)" office:value-type="time" office:time-value="PT01H21M18.633S" calcext:value-type="time">
            <text:p>01:2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49" calcext:value-type="float">
            <text:p>584.49</text:p>
          </table:table-cell>
          <table:table-cell office:value-type="float" office:value="677.05" calcext:value-type="float">
            <text:p>677.05</text:p>
          </table:table-cell>
          <table:table-cell office:value-type="float" office:value="808.47" calcext:value-type="float">
            <text:p>808.47</text:p>
          </table:table-cell>
        </table:table-row>
        <table:table-row table:style-name="ro1">
          <table:table-cell office:value-type="float" office:value="4894633" calcext:value-type="float">
            <text:p>4894633</text:p>
          </table:table-cell>
          <table:table-cell table:formula="of:=[.A308]/1000/(60*60*24)" office:value-type="time" office:time-value="PT01H21M34.633S" calcext:value-type="time">
            <text:p>01:2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679.27" calcext:value-type="float">
            <text:p>679.27</text:p>
          </table:table-cell>
          <table:table-cell office:value-type="float" office:value="811.07" calcext:value-type="float">
            <text:p>811.07</text:p>
          </table:table-cell>
        </table:table-row>
        <table:table-row table:style-name="ro1">
          <table:table-cell office:value-type="float" office:value="4910633" calcext:value-type="float">
            <text:p>4910633</text:p>
          </table:table-cell>
          <table:table-cell table:formula="of:=[.A309]/1000/(60*60*24)" office:value-type="time" office:time-value="PT01H21M50.633S" calcext:value-type="time">
            <text:p>01:2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681.49" calcext:value-type="float">
            <text:p>681.49</text:p>
          </table:table-cell>
          <table:table-cell office:value-type="float" office:value="813.67" calcext:value-type="float">
            <text:p>813.67</text:p>
          </table:table-cell>
        </table:table-row>
        <table:table-row table:style-name="ro1">
          <table:table-cell office:value-type="float" office:value="4926634" calcext:value-type="float">
            <text:p>4926634</text:p>
          </table:table-cell>
          <table:table-cell table:formula="of:=[.A310]/1000/(60*60*24)" office:value-type="time" office:time-value="PT01H22M06.634S" calcext:value-type="time">
            <text:p>01:2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683.71" calcext:value-type="float">
            <text:p>683.71</text:p>
          </table:table-cell>
          <table:table-cell office:value-type="float" office:value="816.27" calcext:value-type="float">
            <text:p>816.27</text:p>
          </table:table-cell>
        </table:table-row>
        <table:table-row table:style-name="ro1">
          <table:table-cell office:value-type="float" office:value="4942633" calcext:value-type="float">
            <text:p>4942633</text:p>
          </table:table-cell>
          <table:table-cell table:formula="of:=[.A311]/1000/(60*60*24)" office:value-type="time" office:time-value="PT01H22M22.633S" calcext:value-type="time">
            <text:p>01:2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685.93" calcext:value-type="float">
            <text:p>685.93</text:p>
          </table:table-cell>
          <table:table-cell office:value-type="float" office:value="818.87" calcext:value-type="float">
            <text:p>818.87</text:p>
          </table:table-cell>
        </table:table-row>
        <table:table-row table:style-name="ro1">
          <table:table-cell office:value-type="float" office:value="4958633" calcext:value-type="float">
            <text:p>4958633</text:p>
          </table:table-cell>
          <table:table-cell table:formula="of:=[.A312]/1000/(60*60*24)" office:value-type="time" office:time-value="PT01H22M38.633S" calcext:value-type="time">
            <text:p>01:2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688.15" calcext:value-type="float">
            <text:p>688.15</text:p>
          </table:table-cell>
          <table:table-cell office:value-type="float" office:value="821.47" calcext:value-type="float">
            <text:p>821.47</text:p>
          </table:table-cell>
        </table:table-row>
        <table:table-row table:style-name="ro1">
          <table:table-cell office:value-type="float" office:value="4974633" calcext:value-type="float">
            <text:p>4974633</text:p>
          </table:table-cell>
          <table:table-cell table:formula="of:=[.A313]/1000/(60*60*24)" office:value-type="time" office:time-value="PT01H22M54.633S" calcext:value-type="time">
            <text:p>01:2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690.37" calcext:value-type="float">
            <text:p>690.37</text:p>
          </table:table-cell>
          <table:table-cell office:value-type="float" office:value="824.07" calcext:value-type="float">
            <text:p>824.07</text:p>
          </table:table-cell>
        </table:table-row>
        <table:table-row table:style-name="ro1">
          <table:table-cell office:value-type="float" office:value="4990633" calcext:value-type="float">
            <text:p>4990633</text:p>
          </table:table-cell>
          <table:table-cell table:formula="of:=[.A314]/1000/(60*60*24)" office:value-type="time" office:time-value="PT01H23M10.633S" calcext:value-type="time">
            <text:p>01:2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1" calcext:value-type="float">
            <text:p>583.91</text:p>
          </table:table-cell>
          <table:table-cell office:value-type="float" office:value="692.59" calcext:value-type="float">
            <text:p>692.59</text:p>
          </table:table-cell>
          <table:table-cell office:value-type="float" office:value="826.67" calcext:value-type="float">
            <text:p>826.67</text:p>
          </table:table-cell>
        </table:table-row>
        <table:table-row table:style-name="ro1">
          <table:table-cell office:value-type="float" office:value="5006633" calcext:value-type="float">
            <text:p>5006633</text:p>
          </table:table-cell>
          <table:table-cell table:formula="of:=[.A315]/1000/(60*60*24)" office:value-type="time" office:time-value="PT01H23M26.633S" calcext:value-type="time">
            <text:p>01:2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8" calcext:value-type="float">
            <text:p>586.18</text:p>
          </table:table-cell>
          <table:table-cell office:value-type="float" office:value="694.81" calcext:value-type="float">
            <text:p>694.81</text:p>
          </table:table-cell>
          <table:table-cell office:value-type="float" office:value="829.27" calcext:value-type="float">
            <text:p>829.27</text:p>
          </table:table-cell>
        </table:table-row>
        <table:table-row table:style-name="ro1">
          <table:table-cell office:value-type="float" office:value="5022633" calcext:value-type="float">
            <text:p>5022633</text:p>
          </table:table-cell>
          <table:table-cell table:formula="of:=[.A316]/1000/(60*60*24)" office:value-type="time" office:time-value="PT01H23M42.633S" calcext:value-type="time">
            <text:p>01:2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697.03" calcext:value-type="float">
            <text:p>697.03</text:p>
          </table:table-cell>
          <table:table-cell office:value-type="float" office:value="831.87" calcext:value-type="float">
            <text:p>831.87</text:p>
          </table:table-cell>
        </table:table-row>
        <table:table-row table:style-name="ro1">
          <table:table-cell office:value-type="float" office:value="5038633" calcext:value-type="float">
            <text:p>5038633</text:p>
          </table:table-cell>
          <table:table-cell table:formula="of:=[.A317]/1000/(60*60*24)" office:value-type="time" office:time-value="PT01H23M58.633S" calcext:value-type="time">
            <text:p>01:2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699.25" calcext:value-type="float">
            <text:p>699.25</text:p>
          </table:table-cell>
          <table:table-cell office:value-type="float" office:value="834.47" calcext:value-type="float">
            <text:p>834.47</text:p>
          </table:table-cell>
        </table:table-row>
        <table:table-row table:style-name="ro1">
          <table:table-cell office:value-type="float" office:value="5054633" calcext:value-type="float">
            <text:p>5054633</text:p>
          </table:table-cell>
          <table:table-cell table:formula="of:=[.A318]/1000/(60*60*24)" office:value-type="time" office:time-value="PT01H24M14.633S" calcext:value-type="time">
            <text:p>01:2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701.47" calcext:value-type="float">
            <text:p>701.47</text:p>
          </table:table-cell>
          <table:table-cell office:value-type="float" office:value="837.08" calcext:value-type="float">
            <text:p>837.08</text:p>
          </table:table-cell>
        </table:table-row>
        <table:table-row table:style-name="ro1">
          <table:table-cell office:value-type="float" office:value="5070633" calcext:value-type="float">
            <text:p>5070633</text:p>
          </table:table-cell>
          <table:table-cell table:formula="of:=[.A319]/1000/(60*60*24)" office:value-type="time" office:time-value="PT01H24M30.633S" calcext:value-type="time">
            <text:p>01:24:31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3" calcext:value-type="float">
            <text:p>586.13</text:p>
          </table:table-cell>
          <table:table-cell office:value-type="float" office:value="703.7" calcext:value-type="float">
            <text:p>703.7</text:p>
          </table:table-cell>
          <table:table-cell office:value-type="float" office:value="839.68" calcext:value-type="float">
            <text:p>839.68</text:p>
          </table:table-cell>
        </table:table-row>
        <table:table-row table:style-name="ro1">
          <table:table-cell office:value-type="float" office:value="5086633" calcext:value-type="float">
            <text:p>5086633</text:p>
          </table:table-cell>
          <table:table-cell table:formula="of:=[.A320]/1000/(60*60*24)" office:value-type="time" office:time-value="PT01H24M46.633S" calcext:value-type="time">
            <text:p>01:2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705.92" calcext:value-type="float">
            <text:p>705.92</text:p>
          </table:table-cell>
          <table:table-cell office:value-type="float" office:value="842.28" calcext:value-type="float">
            <text:p>842.28</text:p>
          </table:table-cell>
        </table:table-row>
        <table:table-row table:style-name="ro1">
          <table:table-cell office:value-type="float" office:value="5102633" calcext:value-type="float">
            <text:p>5102633</text:p>
          </table:table-cell>
          <table:table-cell table:formula="of:=[.A321]/1000/(60*60*24)" office:value-type="time" office:time-value="PT01H25M02.633S" calcext:value-type="time">
            <text:p>01:2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708.14" calcext:value-type="float">
            <text:p>708.14</text:p>
          </table:table-cell>
          <table:table-cell office:value-type="float" office:value="844.89" calcext:value-type="float">
            <text:p>844.89</text:p>
          </table:table-cell>
        </table:table-row>
        <table:table-row table:style-name="ro1">
          <table:table-cell office:value-type="float" office:value="5118633" calcext:value-type="float">
            <text:p>5118633</text:p>
          </table:table-cell>
          <table:table-cell table:formula="of:=[.A322]/1000/(60*60*24)" office:value-type="time" office:time-value="PT01H25M18.633S" calcext:value-type="time">
            <text:p>01:25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4" calcext:value-type="float">
            <text:p>585.94</text:p>
          </table:table-cell>
          <table:table-cell office:value-type="float" office:value="710.35" calcext:value-type="float">
            <text:p>710.35</text:p>
          </table:table-cell>
          <table:table-cell office:value-type="float" office:value="847.49" calcext:value-type="float">
            <text:p>847.49</text:p>
          </table:table-cell>
        </table:table-row>
        <table:table-row table:style-name="ro1">
          <table:table-cell office:value-type="float" office:value="5134634" calcext:value-type="float">
            <text:p>5134634</text:p>
          </table:table-cell>
          <table:table-cell table:formula="of:=[.A323]/1000/(60*60*24)" office:value-type="time" office:time-value="PT01H25M34.634S" calcext:value-type="time">
            <text:p>01:2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712.57" calcext:value-type="float">
            <text:p>712.57</text:p>
          </table:table-cell>
          <table:table-cell office:value-type="float" office:value="850.09" calcext:value-type="float">
            <text:p>850.09</text:p>
          </table:table-cell>
        </table:table-row>
        <table:table-row table:style-name="ro1">
          <table:table-cell office:value-type="float" office:value="5150634" calcext:value-type="float">
            <text:p>5150634</text:p>
          </table:table-cell>
          <table:table-cell table:formula="of:=[.A324]/1000/(60*60*24)" office:value-type="time" office:time-value="PT01H25M50.634S" calcext:value-type="time">
            <text:p>01:2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4" calcext:value-type="float">
            <text:p>585.94</text:p>
          </table:table-cell>
          <table:table-cell office:value-type="float" office:value="714.79" calcext:value-type="float">
            <text:p>714.79</text:p>
          </table:table-cell>
          <table:table-cell office:value-type="float" office:value="852.69" calcext:value-type="float">
            <text:p>852.69</text:p>
          </table:table-cell>
        </table:table-row>
        <table:table-row table:style-name="ro1">
          <table:table-cell office:value-type="float" office:value="5166633" calcext:value-type="float">
            <text:p>5166633</text:p>
          </table:table-cell>
          <table:table-cell table:formula="of:=[.A325]/1000/(60*60*24)" office:value-type="time" office:time-value="PT01H26M06.633S" calcext:value-type="time">
            <text:p>01:2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717.01" calcext:value-type="float">
            <text:p>717.01</text:p>
          </table:table-cell>
          <table:table-cell office:value-type="float" office:value="855.29" calcext:value-type="float">
            <text:p>855.29</text:p>
          </table:table-cell>
        </table:table-row>
        <table:table-row table:style-name="ro1">
          <table:table-cell office:value-type="float" office:value="5182634" calcext:value-type="float">
            <text:p>5182634</text:p>
          </table:table-cell>
          <table:table-cell table:formula="of:=[.A326]/1000/(60*60*24)" office:value-type="time" office:time-value="PT01H26M22.634S" calcext:value-type="time">
            <text:p>01:2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719.23" calcext:value-type="float">
            <text:p>719.23</text:p>
          </table:table-cell>
          <table:table-cell office:value-type="float" office:value="857.89" calcext:value-type="float">
            <text:p>857.89</text:p>
          </table:table-cell>
        </table:table-row>
        <table:table-row table:style-name="ro1">
          <table:table-cell office:value-type="float" office:value="5198633" calcext:value-type="float">
            <text:p>5198633</text:p>
          </table:table-cell>
          <table:table-cell table:formula="of:=[.A327]/1000/(60*60*24)" office:value-type="time" office:time-value="PT01H26M38.633S" calcext:value-type="time">
            <text:p>01:2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721.45" calcext:value-type="float">
            <text:p>721.45</text:p>
          </table:table-cell>
          <table:table-cell office:value-type="float" office:value="860.49" calcext:value-type="float">
            <text:p>860.49</text:p>
          </table:table-cell>
        </table:table-row>
        <table:table-row table:style-name="ro1">
          <table:table-cell office:value-type="float" office:value="5214633" calcext:value-type="float">
            <text:p>5214633</text:p>
          </table:table-cell>
          <table:table-cell table:formula="of:=[.A328]/1000/(60*60*24)" office:value-type="time" office:time-value="PT01H26M54.633S" calcext:value-type="time">
            <text:p>01:2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723.67" calcext:value-type="float">
            <text:p>723.67</text:p>
          </table:table-cell>
          <table:table-cell office:value-type="float" office:value="863.09" calcext:value-type="float">
            <text:p>863.09</text:p>
          </table:table-cell>
        </table:table-row>
        <table:table-row table:style-name="ro1">
          <table:table-cell office:value-type="float" office:value="5230634" calcext:value-type="float">
            <text:p>5230634</text:p>
          </table:table-cell>
          <table:table-cell table:formula="of:=[.A329]/1000/(60*60*24)" office:value-type="time" office:time-value="PT01H27M10.634S" calcext:value-type="time">
            <text:p>01:2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725.89" calcext:value-type="float">
            <text:p>725.89</text:p>
          </table:table-cell>
          <table:table-cell office:value-type="float" office:value="865.7" calcext:value-type="float">
            <text:p>865.7</text:p>
          </table:table-cell>
        </table:table-row>
        <table:table-row table:style-name="ro1">
          <table:table-cell office:value-type="float" office:value="5246633" calcext:value-type="float">
            <text:p>5246633</text:p>
          </table:table-cell>
          <table:table-cell table:formula="of:=[.A330]/1000/(60*60*24)" office:value-type="time" office:time-value="PT01H27M26.633S" calcext:value-type="time">
            <text:p>01:2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728.11" calcext:value-type="float">
            <text:p>728.11</text:p>
          </table:table-cell>
          <table:table-cell office:value-type="float" office:value="868.3" calcext:value-type="float">
            <text:p>868.3</text:p>
          </table:table-cell>
        </table:table-row>
        <table:table-row table:style-name="ro1">
          <table:table-cell office:value-type="float" office:value="5262633" calcext:value-type="float">
            <text:p>5262633</text:p>
          </table:table-cell>
          <table:table-cell table:formula="of:=[.A331]/1000/(60*60*24)" office:value-type="time" office:time-value="PT01H27M42.633S" calcext:value-type="time">
            <text:p>01:2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730.33" calcext:value-type="float">
            <text:p>730.33</text:p>
          </table:table-cell>
          <table:table-cell office:value-type="float" office:value="870.9" calcext:value-type="float">
            <text:p>870.9</text:p>
          </table:table-cell>
        </table:table-row>
        <table:table-row table:style-name="ro1">
          <table:table-cell office:value-type="float" office:value="5278634" calcext:value-type="float">
            <text:p>5278634</text:p>
          </table:table-cell>
          <table:table-cell table:formula="of:=[.A332]/1000/(60*60*24)" office:value-type="time" office:time-value="PT01H27M58.634S" calcext:value-type="time">
            <text:p>01:2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732.55" calcext:value-type="float">
            <text:p>732.55</text:p>
          </table:table-cell>
          <table:table-cell office:value-type="float" office:value="873.5" calcext:value-type="float">
            <text:p>873.5</text:p>
          </table:table-cell>
        </table:table-row>
        <table:table-row table:style-name="ro1">
          <table:table-cell office:value-type="float" office:value="5294633" calcext:value-type="float">
            <text:p>5294633</text:p>
          </table:table-cell>
          <table:table-cell table:formula="of:=[.A333]/1000/(60*60*24)" office:value-type="time" office:time-value="PT01H28M14.633S" calcext:value-type="time">
            <text:p>01:2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734.77" calcext:value-type="float">
            <text:p>734.77</text:p>
          </table:table-cell>
          <table:table-cell office:value-type="float" office:value="876.1" calcext:value-type="float">
            <text:p>876.1</text:p>
          </table:table-cell>
        </table:table-row>
        <table:table-row table:style-name="ro1">
          <table:table-cell office:value-type="float" office:value="5310633" calcext:value-type="float">
            <text:p>5310633</text:p>
          </table:table-cell>
          <table:table-cell table:formula="of:=[.A334]/1000/(60*60*24)" office:value-type="time" office:time-value="PT01H28M30.633S" calcext:value-type="time">
            <text:p>01:2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736.99" calcext:value-type="float">
            <text:p>736.99</text:p>
          </table:table-cell>
          <table:table-cell office:value-type="float" office:value="878.71" calcext:value-type="float">
            <text:p>878.71</text:p>
          </table:table-cell>
        </table:table-row>
        <table:table-row table:style-name="ro1">
          <table:table-cell office:value-type="float" office:value="5326633" calcext:value-type="float">
            <text:p>5326633</text:p>
          </table:table-cell>
          <table:table-cell table:formula="of:=[.A335]/1000/(60*60*24)" office:value-type="time" office:time-value="PT01H28M46.633S" calcext:value-type="time">
            <text:p>01:2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739.21" calcext:value-type="float">
            <text:p>739.21</text:p>
          </table:table-cell>
          <table:table-cell office:value-type="float" office:value="881.32" calcext:value-type="float">
            <text:p>881.32</text:p>
          </table:table-cell>
        </table:table-row>
        <table:table-row table:style-name="ro1">
          <table:table-cell office:value-type="float" office:value="5342633" calcext:value-type="float">
            <text:p>5342633</text:p>
          </table:table-cell>
          <table:table-cell table:formula="of:=[.A336]/1000/(60*60*24)" office:value-type="time" office:time-value="PT01H29M02.633S" calcext:value-type="time">
            <text:p>01:2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5" calcext:value-type="float">
            <text:p>584.15</text:p>
          </table:table-cell>
          <table:table-cell office:value-type="float" office:value="741.43" calcext:value-type="float">
            <text:p>741.43</text:p>
          </table:table-cell>
          <table:table-cell office:value-type="float" office:value="883.92" calcext:value-type="float">
            <text:p>883.92</text:p>
          </table:table-cell>
        </table:table-row>
        <table:table-row table:style-name="ro1">
          <table:table-cell office:value-type="float" office:value="5358634" calcext:value-type="float">
            <text:p>5358634</text:p>
          </table:table-cell>
          <table:table-cell table:formula="of:=[.A337]/1000/(60*60*24)" office:value-type="time" office:time-value="PT01H29M18.634S" calcext:value-type="time">
            <text:p>01:2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743.65" calcext:value-type="float">
            <text:p>743.65</text:p>
          </table:table-cell>
          <table:table-cell office:value-type="float" office:value="886.52" calcext:value-type="float">
            <text:p>886.52</text:p>
          </table:table-cell>
        </table:table-row>
        <table:table-row table:style-name="ro1">
          <table:table-cell office:value-type="float" office:value="5374634" calcext:value-type="float">
            <text:p>5374634</text:p>
          </table:table-cell>
          <table:table-cell table:formula="of:=[.A338]/1000/(60*60*24)" office:value-type="time" office:time-value="PT01H29M34.634S" calcext:value-type="time">
            <text:p>01:2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745.87" calcext:value-type="float">
            <text:p>745.87</text:p>
          </table:table-cell>
          <table:table-cell office:value-type="float" office:value="889.12" calcext:value-type="float">
            <text:p>889.12</text:p>
          </table:table-cell>
        </table:table-row>
        <table:table-row table:style-name="ro1">
          <table:table-cell office:value-type="float" office:value="5390633" calcext:value-type="float">
            <text:p>5390633</text:p>
          </table:table-cell>
          <table:table-cell table:formula="of:=[.A339]/1000/(60*60*24)" office:value-type="time" office:time-value="PT01H29M50.633S" calcext:value-type="time">
            <text:p>01:2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49" calcext:value-type="float">
            <text:p>586.49</text:p>
          </table:table-cell>
          <table:table-cell office:value-type="float" office:value="748.09" calcext:value-type="float">
            <text:p>748.09</text:p>
          </table:table-cell>
          <table:table-cell office:value-type="float" office:value="891.73" calcext:value-type="float">
            <text:p>891.73</text:p>
          </table:table-cell>
        </table:table-row>
        <table:table-row table:style-name="ro1">
          <table:table-cell office:value-type="float" office:value="5406634" calcext:value-type="float">
            <text:p>5406634</text:p>
          </table:table-cell>
          <table:table-cell table:formula="of:=[.A340]/1000/(60*60*24)" office:value-type="time" office:time-value="PT01H30M06.634S" calcext:value-type="time">
            <text:p>01:3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750.31" calcext:value-type="float">
            <text:p>750.31</text:p>
          </table:table-cell>
          <table:table-cell office:value-type="float" office:value="894.33" calcext:value-type="float">
            <text:p>894.33</text:p>
          </table:table-cell>
        </table:table-row>
        <table:table-row table:style-name="ro1">
          <table:table-cell office:value-type="float" office:value="5422634" calcext:value-type="float">
            <text:p>5422634</text:p>
          </table:table-cell>
          <table:table-cell table:formula="of:=[.A341]/1000/(60*60*24)" office:value-type="time" office:time-value="PT01H30M22.634S" calcext:value-type="time">
            <text:p>01:3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752.53" calcext:value-type="float">
            <text:p>752.53</text:p>
          </table:table-cell>
          <table:table-cell office:value-type="float" office:value="896.93" calcext:value-type="float">
            <text:p>896.93</text:p>
          </table:table-cell>
        </table:table-row>
        <table:table-row table:style-name="ro1">
          <table:table-cell office:value-type="float" office:value="5438634" calcext:value-type="float">
            <text:p>5438634</text:p>
          </table:table-cell>
          <table:table-cell table:formula="of:=[.A342]/1000/(60*60*24)" office:value-type="time" office:time-value="PT01H30M38.634S" calcext:value-type="time">
            <text:p>01:3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754.75" calcext:value-type="float">
            <text:p>754.75</text:p>
          </table:table-cell>
          <table:table-cell office:value-type="float" office:value="899.54" calcext:value-type="float">
            <text:p>899.54</text:p>
          </table:table-cell>
        </table:table-row>
        <table:table-row table:style-name="ro1">
          <table:table-cell office:value-type="float" office:value="5454633" calcext:value-type="float">
            <text:p>5454633</text:p>
          </table:table-cell>
          <table:table-cell table:formula="of:=[.A343]/1000/(60*60*24)" office:value-type="time" office:time-value="PT01H30M54.633S" calcext:value-type="time">
            <text:p>01:30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756.97" calcext:value-type="float">
            <text:p>756.97</text:p>
          </table:table-cell>
          <table:table-cell office:value-type="float" office:value="902.14" calcext:value-type="float">
            <text:p>902.14</text:p>
          </table:table-cell>
        </table:table-row>
        <table:table-row table:style-name="ro1">
          <table:table-cell office:value-type="float" office:value="5470633" calcext:value-type="float">
            <text:p>5470633</text:p>
          </table:table-cell>
          <table:table-cell table:formula="of:=[.A344]/1000/(60*60*24)" office:value-type="time" office:time-value="PT01H31M10.633S" calcext:value-type="time">
            <text:p>01:31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2" calcext:value-type="float">
            <text:p>585.92</text:p>
          </table:table-cell>
          <table:table-cell office:value-type="float" office:value="759.19" calcext:value-type="float">
            <text:p>759.19</text:p>
          </table:table-cell>
          <table:table-cell office:value-type="float" office:value="904.74" calcext:value-type="float">
            <text:p>904.74</text:p>
          </table:table-cell>
        </table:table-row>
        <table:table-row table:style-name="ro1">
          <table:table-cell office:value-type="float" office:value="5486634" calcext:value-type="float">
            <text:p>5486634</text:p>
          </table:table-cell>
          <table:table-cell table:formula="of:=[.A345]/1000/(60*60*24)" office:value-type="time" office:time-value="PT01H31M26.634S" calcext:value-type="time">
            <text:p>01:31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761.41" calcext:value-type="float">
            <text:p>761.41</text:p>
          </table:table-cell>
          <table:table-cell office:value-type="float" office:value="907.34" calcext:value-type="float">
            <text:p>907.34</text:p>
          </table:table-cell>
        </table:table-row>
        <table:table-row table:style-name="ro1">
          <table:table-cell office:value-type="float" office:value="5502634" calcext:value-type="float">
            <text:p>5502634</text:p>
          </table:table-cell>
          <table:table-cell table:formula="of:=[.A346]/1000/(60*60*24)" office:value-type="time" office:time-value="PT01H31M42.634S" calcext:value-type="time">
            <text:p>01:3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763.63" calcext:value-type="float">
            <text:p>763.63</text:p>
          </table:table-cell>
          <table:table-cell office:value-type="float" office:value="909.94" calcext:value-type="float">
            <text:p>909.94</text:p>
          </table:table-cell>
        </table:table-row>
        <table:table-row table:style-name="ro1">
          <table:table-cell office:value-type="float" office:value="5518634" calcext:value-type="float">
            <text:p>5518634</text:p>
          </table:table-cell>
          <table:table-cell table:formula="of:=[.A347]/1000/(60*60*24)" office:value-type="time" office:time-value="PT01H31M58.634S" calcext:value-type="time">
            <text:p>01:31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765.84" calcext:value-type="float">
            <text:p>765.84</text:p>
          </table:table-cell>
          <table:table-cell office:value-type="float" office:value="912.54" calcext:value-type="float">
            <text:p>912.54</text:p>
          </table:table-cell>
        </table:table-row>
        <table:table-row table:style-name="ro1">
          <table:table-cell office:value-type="float" office:value="5534633" calcext:value-type="float">
            <text:p>5534633</text:p>
          </table:table-cell>
          <table:table-cell table:formula="of:=[.A348]/1000/(60*60*24)" office:value-type="time" office:time-value="PT01H32M14.633S" calcext:value-type="time">
            <text:p>01:3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768.06" calcext:value-type="float">
            <text:p>768.06</text:p>
          </table:table-cell>
          <table:table-cell office:value-type="float" office:value="915.14" calcext:value-type="float">
            <text:p>915.14</text:p>
          </table:table-cell>
        </table:table-row>
        <table:table-row table:style-name="ro1">
          <table:table-cell office:value-type="float" office:value="5550634" calcext:value-type="float">
            <text:p>5550634</text:p>
          </table:table-cell>
          <table:table-cell table:formula="of:=[.A349]/1000/(60*60*24)" office:value-type="time" office:time-value="PT01H32M30.634S" calcext:value-type="time">
            <text:p>01:3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770.28" calcext:value-type="float">
            <text:p>770.28</text:p>
          </table:table-cell>
          <table:table-cell office:value-type="float" office:value="917.74" calcext:value-type="float">
            <text:p>917.74</text:p>
          </table:table-cell>
        </table:table-row>
        <table:table-row table:style-name="ro1">
          <table:table-cell office:value-type="float" office:value="5566633" calcext:value-type="float">
            <text:p>5566633</text:p>
          </table:table-cell>
          <table:table-cell table:formula="of:=[.A350]/1000/(60*60*24)" office:value-type="time" office:time-value="PT01H32M46.633S" calcext:value-type="time">
            <text:p>01:32:47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3" calcext:value-type="float">
            <text:p>586.13</text:p>
          </table:table-cell>
          <table:table-cell office:value-type="float" office:value="772.51" calcext:value-type="float">
            <text:p>772.51</text:p>
          </table:table-cell>
          <table:table-cell office:value-type="float" office:value="920.35" calcext:value-type="float">
            <text:p>920.35</text:p>
          </table:table-cell>
        </table:table-row>
        <table:table-row table:style-name="ro1">
          <table:table-cell office:value-type="float" office:value="5582633" calcext:value-type="float">
            <text:p>5582633</text:p>
          </table:table-cell>
          <table:table-cell table:formula="of:=[.A351]/1000/(60*60*24)" office:value-type="time" office:time-value="PT01H33M02.633S" calcext:value-type="time">
            <text:p>01:3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774.73" calcext:value-type="float">
            <text:p>774.73</text:p>
          </table:table-cell>
          <table:table-cell office:value-type="float" office:value="922.96" calcext:value-type="float">
            <text:p>922.96</text:p>
          </table:table-cell>
        </table:table-row>
        <table:table-row table:style-name="ro1">
          <table:table-cell office:value-type="float" office:value="5598633" calcext:value-type="float">
            <text:p>5598633</text:p>
          </table:table-cell>
          <table:table-cell table:formula="of:=[.A352]/1000/(60*60*24)" office:value-type="time" office:time-value="PT01H33M18.633S" calcext:value-type="time">
            <text:p>01:3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776.95" calcext:value-type="float">
            <text:p>776.95</text:p>
          </table:table-cell>
          <table:table-cell office:value-type="float" office:value="925.57" calcext:value-type="float">
            <text:p>925.57</text:p>
          </table:table-cell>
        </table:table-row>
        <table:table-row table:style-name="ro1">
          <table:table-cell office:value-type="float" office:value="5614633" calcext:value-type="float">
            <text:p>5614633</text:p>
          </table:table-cell>
          <table:table-cell table:formula="of:=[.A353]/1000/(60*60*24)" office:value-type="time" office:time-value="PT01H33M34.633S" calcext:value-type="time">
            <text:p>01:3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779.17" calcext:value-type="float">
            <text:p>779.17</text:p>
          </table:table-cell>
          <table:table-cell office:value-type="float" office:value="928.17" calcext:value-type="float">
            <text:p>928.17</text:p>
          </table:table-cell>
        </table:table-row>
        <table:table-row table:style-name="ro1">
          <table:table-cell office:value-type="float" office:value="5630633" calcext:value-type="float">
            <text:p>5630633</text:p>
          </table:table-cell>
          <table:table-cell table:formula="of:=[.A354]/1000/(60*60*24)" office:value-type="time" office:time-value="PT01H33M50.633S" calcext:value-type="time">
            <text:p>01:3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781.39" calcext:value-type="float">
            <text:p>781.39</text:p>
          </table:table-cell>
          <table:table-cell office:value-type="float" office:value="930.77" calcext:value-type="float">
            <text:p>930.77</text:p>
          </table:table-cell>
        </table:table-row>
        <table:table-row table:style-name="ro1">
          <table:table-cell office:value-type="float" office:value="5646633" calcext:value-type="float">
            <text:p>5646633</text:p>
          </table:table-cell>
          <table:table-cell table:formula="of:=[.A355]/1000/(60*60*24)" office:value-type="time" office:time-value="PT01H34M06.633S" calcext:value-type="time">
            <text:p>01:34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783.61" calcext:value-type="float">
            <text:p>783.61</text:p>
          </table:table-cell>
          <table:table-cell office:value-type="float" office:value="933.37" calcext:value-type="float">
            <text:p>933.37</text:p>
          </table:table-cell>
        </table:table-row>
        <table:table-row table:style-name="ro1">
          <table:table-cell office:value-type="float" office:value="5662634" calcext:value-type="float">
            <text:p>5662634</text:p>
          </table:table-cell>
          <table:table-cell table:formula="of:=[.A356]/1000/(60*60*24)" office:value-type="time" office:time-value="PT01H34M22.634S" calcext:value-type="time">
            <text:p>01:3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785.83" calcext:value-type="float">
            <text:p>785.83</text:p>
          </table:table-cell>
          <table:table-cell office:value-type="float" office:value="935.97" calcext:value-type="float">
            <text:p>935.97</text:p>
          </table:table-cell>
        </table:table-row>
        <table:table-row table:style-name="ro1">
          <table:table-cell office:value-type="float" office:value="5678633" calcext:value-type="float">
            <text:p>5678633</text:p>
          </table:table-cell>
          <table:table-cell table:formula="of:=[.A357]/1000/(60*60*24)" office:value-type="time" office:time-value="PT01H34M38.633S" calcext:value-type="time">
            <text:p>01:34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7" calcext:value-type="float">
            <text:p>587.97</text:p>
          </table:table-cell>
          <table:table-cell office:value-type="float" office:value="788.05" calcext:value-type="float">
            <text:p>788.05</text:p>
          </table:table-cell>
          <table:table-cell office:value-type="float" office:value="938.58" calcext:value-type="float">
            <text:p>938.58</text:p>
          </table:table-cell>
        </table:table-row>
        <table:table-row table:style-name="ro1">
          <table:table-cell office:value-type="float" office:value="5694633" calcext:value-type="float">
            <text:p>5694633</text:p>
          </table:table-cell>
          <table:table-cell table:formula="of:=[.A358]/1000/(60*60*24)" office:value-type="time" office:time-value="PT01H34M54.633S" calcext:value-type="time">
            <text:p>01:3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790.27" calcext:value-type="float">
            <text:p>790.27</text:p>
          </table:table-cell>
          <table:table-cell office:value-type="float" office:value="941.18" calcext:value-type="float">
            <text:p>941.18</text:p>
          </table:table-cell>
        </table:table-row>
        <table:table-row table:style-name="ro1">
          <table:table-cell office:value-type="float" office:value="5710634" calcext:value-type="float">
            <text:p>5710634</text:p>
          </table:table-cell>
          <table:table-cell table:formula="of:=[.A359]/1000/(60*60*24)" office:value-type="time" office:time-value="PT01H35M10.634S" calcext:value-type="time">
            <text:p>01:3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8.8" calcext:value-type="float">
            <text:p>498.8</text:p>
          </table:table-cell>
          <table:table-cell office:value-type="float" office:value="583.57" calcext:value-type="float">
            <text:p>583.57</text:p>
          </table:table-cell>
          <table:table-cell office:value-type="float" office:value="792.49" calcext:value-type="float">
            <text:p>792.49</text:p>
          </table:table-cell>
          <table:table-cell office:value-type="float" office:value="943.78" calcext:value-type="float">
            <text:p>943.78</text:p>
          </table:table-cell>
        </table:table-row>
        <table:table-row table:style-name="ro1">
          <table:table-cell office:value-type="float" office:value="5726633" calcext:value-type="float">
            <text:p>5726633</text:p>
          </table:table-cell>
          <table:table-cell table:formula="of:=[.A360]/1000/(60*60*24)" office:value-type="time" office:time-value="PT01H35M26.633S" calcext:value-type="time">
            <text:p>01:3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794.71" calcext:value-type="float">
            <text:p>794.71</text:p>
          </table:table-cell>
          <table:table-cell office:value-type="float" office:value="946.38" calcext:value-type="float">
            <text:p>946.38</text:p>
          </table:table-cell>
        </table:table-row>
        <table:table-row table:style-name="ro1">
          <table:table-cell office:value-type="float" office:value="5742633" calcext:value-type="float">
            <text:p>5742633</text:p>
          </table:table-cell>
          <table:table-cell table:formula="of:=[.A361]/1000/(60*60*24)" office:value-type="time" office:time-value="PT01H35M42.633S" calcext:value-type="time">
            <text:p>01:35:43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7" calcext:value-type="float">
            <text:p>585.97</text:p>
          </table:table-cell>
          <table:table-cell office:value-type="float" office:value="796.93" calcext:value-type="float">
            <text:p>796.93</text:p>
          </table:table-cell>
          <table:table-cell office:value-type="float" office:value="948.99" calcext:value-type="float">
            <text:p>948.99</text:p>
          </table:table-cell>
        </table:table-row>
        <table:table-row table:style-name="ro1">
          <table:table-cell office:value-type="float" office:value="5758633" calcext:value-type="float">
            <text:p>5758633</text:p>
          </table:table-cell>
          <table:table-cell table:formula="of:=[.A362]/1000/(60*60*24)" office:value-type="time" office:time-value="PT01H35M58.633S" calcext:value-type="time">
            <text:p>01:35:59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8" calcext:value-type="float">
            <text:p>587.88</text:p>
          </table:table-cell>
          <table:table-cell office:value-type="float" office:value="799.16" calcext:value-type="float">
            <text:p>799.16</text:p>
          </table:table-cell>
          <table:table-cell office:value-type="float" office:value="951.59" calcext:value-type="float">
            <text:p>951.59</text:p>
          </table:table-cell>
        </table:table-row>
        <table:table-row table:style-name="ro1">
          <table:table-cell office:value-type="float" office:value="5774633" calcext:value-type="float">
            <text:p>5774633</text:p>
          </table:table-cell>
          <table:table-cell table:formula="of:=[.A363]/1000/(60*60*24)" office:value-type="time" office:time-value="PT01H36M14.633S" calcext:value-type="time">
            <text:p>01:36:15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8.12" calcext:value-type="float">
            <text:p>588.12</text:p>
          </table:table-cell>
          <table:table-cell office:value-type="float" office:value="801.38" calcext:value-type="float">
            <text:p>801.38</text:p>
          </table:table-cell>
          <table:table-cell office:value-type="float" office:value="954.2" calcext:value-type="float">
            <text:p>954.2</text:p>
          </table:table-cell>
        </table:table-row>
        <table:table-row table:style-name="ro1">
          <table:table-cell office:value-type="float" office:value="5790633" calcext:value-type="float">
            <text:p>5790633</text:p>
          </table:table-cell>
          <table:table-cell table:formula="of:=[.A364]/1000/(60*60*24)" office:value-type="time" office:time-value="PT01H36M30.633S" calcext:value-type="time">
            <text:p>01:36:31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9" calcext:value-type="float">
            <text:p>585.99</text:p>
          </table:table-cell>
          <table:table-cell office:value-type="float" office:value="803.61" calcext:value-type="float">
            <text:p>803.61</text:p>
          </table:table-cell>
          <table:table-cell office:value-type="float" office:value="956.81" calcext:value-type="float">
            <text:p>956.81</text:p>
          </table:table-cell>
        </table:table-row>
        <table:table-row table:style-name="ro1">
          <table:table-cell office:value-type="float" office:value="5806633" calcext:value-type="float">
            <text:p>5806633</text:p>
          </table:table-cell>
          <table:table-cell table:formula="of:=[.A365]/1000/(60*60*24)" office:value-type="time" office:time-value="PT01H36M46.633S" calcext:value-type="time">
            <text:p>01:36:47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8" calcext:value-type="float">
            <text:p>585.98</text:p>
          </table:table-cell>
          <table:table-cell office:value-type="float" office:value="805.84" calcext:value-type="float">
            <text:p>805.84</text:p>
          </table:table-cell>
          <table:table-cell office:value-type="float" office:value="959.42" calcext:value-type="float">
            <text:p>959.42</text:p>
          </table:table-cell>
        </table:table-row>
        <table:table-row table:style-name="ro1">
          <table:table-cell office:value-type="float" office:value="5822633" calcext:value-type="float">
            <text:p>5822633</text:p>
          </table:table-cell>
          <table:table-cell table:formula="of:=[.A366]/1000/(60*60*24)" office:value-type="time" office:time-value="PT01H37M02.633S" calcext:value-type="time">
            <text:p>01:37:03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8" calcext:value-type="float">
            <text:p>587.88</text:p>
          </table:table-cell>
          <table:table-cell office:value-type="float" office:value="808.06" calcext:value-type="float">
            <text:p>808.06</text:p>
          </table:table-cell>
          <table:table-cell office:value-type="float" office:value="962.03" calcext:value-type="float">
            <text:p>962.03</text:p>
          </table:table-cell>
        </table:table-row>
        <table:table-row table:style-name="ro1">
          <table:table-cell office:value-type="float" office:value="5838633" calcext:value-type="float">
            <text:p>5838633</text:p>
          </table:table-cell>
          <table:table-cell table:formula="of:=[.A367]/1000/(60*60*24)" office:value-type="time" office:time-value="PT01H37M18.633S" calcext:value-type="time">
            <text:p>01:37:19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9" calcext:value-type="float">
            <text:p>587.89</text:p>
          </table:table-cell>
          <table:table-cell office:value-type="float" office:value="810.29" calcext:value-type="float">
            <text:p>810.29</text:p>
          </table:table-cell>
          <table:table-cell office:value-type="float" office:value="964.64" calcext:value-type="float">
            <text:p>964.64</text:p>
          </table:table-cell>
        </table:table-row>
        <table:table-row table:style-name="ro1">
          <table:table-cell office:value-type="float" office:value="5854633" calcext:value-type="float">
            <text:p>5854633</text:p>
          </table:table-cell>
          <table:table-cell table:formula="of:=[.A368]/1000/(60*60*24)" office:value-type="time" office:time-value="PT01H37M34.633S" calcext:value-type="time">
            <text:p>01:37:35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8" calcext:value-type="float">
            <text:p>585.98</text:p>
          </table:table-cell>
          <table:table-cell office:value-type="float" office:value="812.51" calcext:value-type="float">
            <text:p>812.51</text:p>
          </table:table-cell>
          <table:table-cell office:value-type="float" office:value="967.25" calcext:value-type="float">
            <text:p>967.25</text:p>
          </table:table-cell>
        </table:table-row>
        <table:table-row table:style-name="ro1">
          <table:table-cell office:value-type="float" office:value="5870633" calcext:value-type="float">
            <text:p>5870633</text:p>
          </table:table-cell>
          <table:table-cell table:formula="of:=[.A369]/1000/(60*60*24)" office:value-type="time" office:time-value="PT01H37M50.633S" calcext:value-type="time">
            <text:p>01:37:51</text:p>
          </table:table-cell>
          <table:table-cell office:value-type="float" office:value="1.17" calcext:value-type="float">
            <text:p>1.17</text:p>
          </table:table-cell>
          <table:table-cell office:value-type="float" office:value="500.52" calcext:value-type="float">
            <text:p>500.52</text:p>
          </table:table-cell>
          <table:table-cell office:value-type="float" office:value="585.63" calcext:value-type="float">
            <text:p>585.63</text:p>
          </table:table-cell>
          <table:table-cell office:value-type="float" office:value="814.74" calcext:value-type="float">
            <text:p>814.74</text:p>
          </table:table-cell>
          <table:table-cell office:value-type="float" office:value="969.85" calcext:value-type="float">
            <text:p>969.85</text:p>
          </table:table-cell>
        </table:table-row>
        <table:table-row table:style-name="ro1">
          <table:table-cell office:value-type="float" office:value="5886633" calcext:value-type="float">
            <text:p>5886633</text:p>
          </table:table-cell>
          <table:table-cell table:formula="of:=[.A370]/1000/(60*60*24)" office:value-type="time" office:time-value="PT01H38M06.633S" calcext:value-type="time">
            <text:p>01:38:07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4" calcext:value-type="float">
            <text:p>587.74</text:p>
          </table:table-cell>
          <table:table-cell office:value-type="float" office:value="816.96" calcext:value-type="float">
            <text:p>816.96</text:p>
          </table:table-cell>
          <table:table-cell office:value-type="float" office:value="972.47" calcext:value-type="float">
            <text:p>972.47</text:p>
          </table:table-cell>
        </table:table-row>
        <table:table-row table:style-name="ro1">
          <table:table-cell office:value-type="float" office:value="5902633" calcext:value-type="float">
            <text:p>5902633</text:p>
          </table:table-cell>
          <table:table-cell table:formula="of:=[.A371]/1000/(60*60*24)" office:value-type="time" office:time-value="PT01H38M22.633S" calcext:value-type="time">
            <text:p>01:38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7" calcext:value-type="float">
            <text:p>585.87</text:p>
          </table:table-cell>
          <table:table-cell office:value-type="float" office:value="819.19" calcext:value-type="float">
            <text:p>819.19</text:p>
          </table:table-cell>
          <table:table-cell office:value-type="float" office:value="975.08" calcext:value-type="float">
            <text:p>975.08</text:p>
          </table:table-cell>
        </table:table-row>
        <table:table-row table:style-name="ro1">
          <table:table-cell office:value-type="float" office:value="5918633" calcext:value-type="float">
            <text:p>5918633</text:p>
          </table:table-cell>
          <table:table-cell table:formula="of:=[.A372]/1000/(60*60*24)" office:value-type="time" office:time-value="PT01H38M38.633S" calcext:value-type="time">
            <text:p>01:38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1" calcext:value-type="float">
            <text:p>586.11</text:p>
          </table:table-cell>
          <table:table-cell office:value-type="float" office:value="821.41" calcext:value-type="float">
            <text:p>821.41</text:p>
          </table:table-cell>
          <table:table-cell office:value-type="float" office:value="977.69" calcext:value-type="float">
            <text:p>977.69</text:p>
          </table:table-cell>
        </table:table-row>
        <table:table-row table:style-name="ro1">
          <table:table-cell office:value-type="float" office:value="5934633" calcext:value-type="float">
            <text:p>5934633</text:p>
          </table:table-cell>
          <table:table-cell table:formula="of:=[.A373]/1000/(60*60*24)" office:value-type="time" office:time-value="PT01H38M54.633S" calcext:value-type="time">
            <text:p>01:38:55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7" calcext:value-type="float">
            <text:p>587.97</text:p>
          </table:table-cell>
          <table:table-cell office:value-type="float" office:value="823.64" calcext:value-type="float">
            <text:p>823.64</text:p>
          </table:table-cell>
          <table:table-cell office:value-type="float" office:value="980.29" calcext:value-type="float">
            <text:p>980.29</text:p>
          </table:table-cell>
        </table:table-row>
        <table:table-row table:style-name="ro1">
          <table:table-cell office:value-type="float" office:value="5950633" calcext:value-type="float">
            <text:p>5950633</text:p>
          </table:table-cell>
          <table:table-cell table:formula="of:=[.A374]/1000/(60*60*24)" office:value-type="time" office:time-value="PT01H39M10.633S" calcext:value-type="time">
            <text:p>01:39:11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7" calcext:value-type="float">
            <text:p>585.97</text:p>
          </table:table-cell>
          <table:table-cell office:value-type="float" office:value="825.86" calcext:value-type="float">
            <text:p>825.86</text:p>
          </table:table-cell>
          <table:table-cell office:value-type="float" office:value="982.9" calcext:value-type="float">
            <text:p>982.9</text:p>
          </table:table-cell>
        </table:table-row>
        <table:table-row table:style-name="ro1">
          <table:table-cell office:value-type="float" office:value="5966633" calcext:value-type="float">
            <text:p>5966633</text:p>
          </table:table-cell>
          <table:table-cell table:formula="of:=[.A375]/1000/(60*60*24)" office:value-type="time" office:time-value="PT01H39M26.633S" calcext:value-type="time">
            <text:p>01:39:27</text:p>
          </table:table-cell>
          <table:table-cell office:value-type="float" office:value="1.17" calcext:value-type="float">
            <text:p>1.17</text:p>
          </table:table-cell>
          <table:table-cell office:value-type="float" office:value="500.4" calcext:value-type="float">
            <text:p>500.4</text:p>
          </table:table-cell>
          <table:table-cell office:value-type="float" office:value="585.5" calcext:value-type="float">
            <text:p>585.5</text:p>
          </table:table-cell>
          <table:table-cell office:value-type="float" office:value="828.09" calcext:value-type="float">
            <text:p>828.09</text:p>
          </table:table-cell>
          <table:table-cell office:value-type="float" office:value="985.51" calcext:value-type="float">
            <text:p>985.51</text:p>
          </table:table-cell>
        </table:table-row>
        <table:table-row table:style-name="ro1">
          <table:table-cell office:value-type="float" office:value="5982633" calcext:value-type="float">
            <text:p>5982633</text:p>
          </table:table-cell>
          <table:table-cell table:formula="of:=[.A376]/1000/(60*60*24)" office:value-type="time" office:time-value="PT01H39M42.633S" calcext:value-type="time">
            <text:p>01:39:43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7" calcext:value-type="float">
            <text:p>585.97</text:p>
          </table:table-cell>
          <table:table-cell office:value-type="float" office:value="830.32" calcext:value-type="float">
            <text:p>830.32</text:p>
          </table:table-cell>
          <table:table-cell office:value-type="float" office:value="988.12" calcext:value-type="float">
            <text:p>988.12</text:p>
          </table:table-cell>
        </table:table-row>
        <table:table-row table:style-name="ro1">
          <table:table-cell office:value-type="float" office:value="5998634" calcext:value-type="float">
            <text:p>5998634</text:p>
          </table:table-cell>
          <table:table-cell table:formula="of:=[.A377]/1000/(60*60*24)" office:value-type="time" office:time-value="PT01H39M58.634S" calcext:value-type="time">
            <text:p>01:39:59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8" calcext:value-type="float">
            <text:p>587.98</text:p>
          </table:table-cell>
          <table:table-cell office:value-type="float" office:value="832.54" calcext:value-type="float">
            <text:p>832.54</text:p>
          </table:table-cell>
          <table:table-cell office:value-type="float" office:value="990.73" calcext:value-type="float">
            <text:p>990.73</text:p>
          </table:table-cell>
        </table:table-row>
        <table:table-row table:style-name="ro1">
          <table:table-cell office:value-type="float" office:value="6014633" calcext:value-type="float">
            <text:p>6014633</text:p>
          </table:table-cell>
          <table:table-cell table:formula="of:=[.A378]/1000/(60*60*24)" office:value-type="time" office:time-value="PT01H40M14.633S" calcext:value-type="time">
            <text:p>01:40:15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8.13" calcext:value-type="float">
            <text:p>588.13</text:p>
          </table:table-cell>
          <table:table-cell office:value-type="float" office:value="834.77" calcext:value-type="float">
            <text:p>834.77</text:p>
          </table:table-cell>
          <table:table-cell office:value-type="float" office:value="993.34" calcext:value-type="float">
            <text:p>993.34</text:p>
          </table:table-cell>
        </table:table-row>
        <table:table-row table:style-name="ro1">
          <table:table-cell office:value-type="float" office:value="6030633" calcext:value-type="float">
            <text:p>6030633</text:p>
          </table:table-cell>
          <table:table-cell table:formula="of:=[.A379]/1000/(60*60*24)" office:value-type="time" office:time-value="PT01H40M30.633S" calcext:value-type="time">
            <text:p>01:40:31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8" calcext:value-type="float">
            <text:p>587.98</text:p>
          </table:table-cell>
          <table:table-cell office:value-type="float" office:value="836.99" calcext:value-type="float">
            <text:p>836.99</text:p>
          </table:table-cell>
          <table:table-cell office:value-type="float" office:value="995.95" calcext:value-type="float">
            <text:p>995.95</text:p>
          </table:table-cell>
        </table:table-row>
        <table:table-row table:style-name="ro1">
          <table:table-cell office:value-type="float" office:value="6046633" calcext:value-type="float">
            <text:p>6046633</text:p>
          </table:table-cell>
          <table:table-cell table:formula="of:=[.A380]/1000/(60*60*24)" office:value-type="time" office:time-value="PT01H40M46.633S" calcext:value-type="time">
            <text:p>01:40:47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5.74" calcext:value-type="float">
            <text:p>585.74</text:p>
          </table:table-cell>
          <table:table-cell office:value-type="float" office:value="839.22" calcext:value-type="float">
            <text:p>839.22</text:p>
          </table:table-cell>
          <table:table-cell office:value-type="float" office:value="998.56" calcext:value-type="float">
            <text:p>998.56</text:p>
          </table:table-cell>
        </table:table-row>
        <table:table-row table:style-name="ro1">
          <table:table-cell office:value-type="float" office:value="6062633" calcext:value-type="float">
            <text:p>6062633</text:p>
          </table:table-cell>
          <table:table-cell table:formula="of:=[.A381]/1000/(60*60*24)" office:value-type="time" office:time-value="PT01H41M02.633S" calcext:value-type="time">
            <text:p>01:41:03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" calcext:value-type="float">
            <text:p>586.1</text:p>
          </table:table-cell>
          <table:table-cell office:value-type="float" office:value="841.44" calcext:value-type="float">
            <text:p>841.44</text:p>
          </table:table-cell>
          <table:table-cell office:value-type="float" office:value="1001.17" calcext:value-type="float">
            <text:p>1001.17</text:p>
          </table:table-cell>
        </table:table-row>
        <table:table-row table:style-name="ro1">
          <table:table-cell office:value-type="float" office:value="6078633" calcext:value-type="float">
            <text:p>6078633</text:p>
          </table:table-cell>
          <table:table-cell table:formula="of:=[.A382]/1000/(60*60*24)" office:value-type="time" office:time-value="PT01H41M18.633S" calcext:value-type="time">
            <text:p>01:41:19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7" calcext:value-type="float">
            <text:p>585.97</text:p>
          </table:table-cell>
          <table:table-cell office:value-type="float" office:value="843.67" calcext:value-type="float">
            <text:p>843.67</text:p>
          </table:table-cell>
          <table:table-cell office:value-type="float" office:value="1003.78" calcext:value-type="float">
            <text:p>1003.78</text:p>
          </table:table-cell>
        </table:table-row>
        <table:table-row table:style-name="ro1">
          <table:table-cell office:value-type="float" office:value="6094633" calcext:value-type="float">
            <text:p>6094633</text:p>
          </table:table-cell>
          <table:table-cell table:formula="of:=[.A383]/1000/(60*60*24)" office:value-type="time" office:time-value="PT01H41M34.633S" calcext:value-type="time">
            <text:p>01:41:35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8.12" calcext:value-type="float">
            <text:p>588.12</text:p>
          </table:table-cell>
          <table:table-cell office:value-type="float" office:value="845.89" calcext:value-type="float">
            <text:p>845.89</text:p>
          </table:table-cell>
          <table:table-cell office:value-type="float" office:value="1006.39" calcext:value-type="float">
            <text:p>1006.39</text:p>
          </table:table-cell>
        </table:table-row>
        <table:table-row table:style-name="ro1">
          <table:table-cell office:value-type="float" office:value="6110633" calcext:value-type="float">
            <text:p>6110633</text:p>
          </table:table-cell>
          <table:table-cell table:formula="of:=[.A384]/1000/(60*60*24)" office:value-type="time" office:time-value="PT01H41M50.633S" calcext:value-type="time">
            <text:p>01:41:51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7" calcext:value-type="float">
            <text:p>587.97</text:p>
          </table:table-cell>
          <table:table-cell office:value-type="float" office:value="848.12" calcext:value-type="float">
            <text:p>848.1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6126634" calcext:value-type="float">
            <text:p>6126634</text:p>
          </table:table-cell>
          <table:table-cell table:formula="of:=[.A385]/1000/(60*60*24)" office:value-type="time" office:time-value="PT01H42M06.634S" calcext:value-type="time">
            <text:p>01:42:07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2" calcext:value-type="float">
            <text:p>586.12</text:p>
          </table:table-cell>
          <table:table-cell office:value-type="float" office:value="850.35" calcext:value-type="float">
            <text:p>850.35</text:p>
          </table:table-cell>
          <table:table-cell office:value-type="float" office:value="1011.61" calcext:value-type="float">
            <text:p>1011.61</text:p>
          </table:table-cell>
        </table:table-row>
        <table:table-row table:style-name="ro1">
          <table:table-cell office:value-type="float" office:value="6142633" calcext:value-type="float">
            <text:p>6142633</text:p>
          </table:table-cell>
          <table:table-cell table:formula="of:=[.A386]/1000/(60*60*24)" office:value-type="time" office:time-value="PT01H42M22.633S" calcext:value-type="time">
            <text:p>01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9" calcext:value-type="float">
            <text:p>587.9</text:p>
          </table:table-cell>
          <table:table-cell office:value-type="float" office:value="852.57" calcext:value-type="float">
            <text:p>852.57</text:p>
          </table:table-cell>
          <table:table-cell office:value-type="float" office:value="1014.22" calcext:value-type="float">
            <text:p>1014.22</text:p>
          </table:table-cell>
        </table:table-row>
        <table:table-row table:style-name="ro1">
          <table:table-cell office:value-type="float" office:value="6158633" calcext:value-type="float">
            <text:p>6158633</text:p>
          </table:table-cell>
          <table:table-cell table:formula="of:=[.A387]/1000/(60*60*24)" office:value-type="time" office:time-value="PT01H42M38.633S" calcext:value-type="time">
            <text:p>01:4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854.8" calcext:value-type="float">
            <text:p>854.8</text:p>
          </table:table-cell>
          <table:table-cell office:value-type="float" office:value="1016.83" calcext:value-type="float">
            <text:p>1016.83</text:p>
          </table:table-cell>
        </table:table-row>
        <table:table-row table:style-name="ro1">
          <table:table-cell office:value-type="float" office:value="6174633" calcext:value-type="float">
            <text:p>6174633</text:p>
          </table:table-cell>
          <table:table-cell table:formula="of:=[.A388]/1000/(60*60*24)" office:value-type="time" office:time-value="PT01H42M54.633S" calcext:value-type="time">
            <text:p>01:4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2" calcext:value-type="float">
            <text:p>586.62</text:p>
          </table:table-cell>
          <table:table-cell office:value-type="float" office:value="857.02" calcext:value-type="float">
            <text:p>857.02</text:p>
          </table:table-cell>
          <table:table-cell office:value-type="float" office:value="1019.44" calcext:value-type="float">
            <text:p>1019.44</text:p>
          </table:table-cell>
        </table:table-row>
        <table:table-row table:style-name="ro1">
          <table:table-cell office:value-type="float" office:value="6190633" calcext:value-type="float">
            <text:p>6190633</text:p>
          </table:table-cell>
          <table:table-cell table:formula="of:=[.A389]/1000/(60*60*24)" office:value-type="time" office:time-value="PT01H43M10.633S" calcext:value-type="time">
            <text:p>01:4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859.23" calcext:value-type="float">
            <text:p>859.23</text:p>
          </table:table-cell>
          <table:table-cell office:value-type="float" office:value="1022.04" calcext:value-type="float">
            <text:p>1022.04</text:p>
          </table:table-cell>
        </table:table-row>
        <table:table-row table:style-name="ro1">
          <table:table-cell office:value-type="float" office:value="6206633" calcext:value-type="float">
            <text:p>6206633</text:p>
          </table:table-cell>
          <table:table-cell table:formula="of:=[.A390]/1000/(60*60*24)" office:value-type="time" office:time-value="PT01H43M26.633S" calcext:value-type="time">
            <text:p>01:4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861.45" calcext:value-type="float">
            <text:p>861.45</text:p>
          </table:table-cell>
          <table:table-cell office:value-type="float" office:value="1024.64" calcext:value-type="float">
            <text:p>1024.64</text:p>
          </table:table-cell>
        </table:table-row>
        <table:table-row table:style-name="ro1">
          <table:table-cell office:value-type="float" office:value="6222633" calcext:value-type="float">
            <text:p>6222633</text:p>
          </table:table-cell>
          <table:table-cell table:formula="of:=[.A391]/1000/(60*60*24)" office:value-type="time" office:time-value="PT01H43M42.633S" calcext:value-type="time">
            <text:p>01:4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863.67" calcext:value-type="float">
            <text:p>863.67</text:p>
          </table:table-cell>
          <table:table-cell office:value-type="float" office:value="1027.25" calcext:value-type="float">
            <text:p>1027.25</text:p>
          </table:table-cell>
        </table:table-row>
        <table:table-row table:style-name="ro1">
          <table:table-cell office:value-type="float" office:value="6238633" calcext:value-type="float">
            <text:p>6238633</text:p>
          </table:table-cell>
          <table:table-cell table:formula="of:=[.A392]/1000/(60*60*24)" office:value-type="time" office:time-value="PT01H43M58.633S" calcext:value-type="time">
            <text:p>01:4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865.89" calcext:value-type="float">
            <text:p>865.89</text:p>
          </table:table-cell>
          <table:table-cell office:value-type="float" office:value="1029.85" calcext:value-type="float">
            <text:p>1029.85</text:p>
          </table:table-cell>
        </table:table-row>
        <table:table-row table:style-name="ro1">
          <table:table-cell office:value-type="float" office:value="6254633" calcext:value-type="float">
            <text:p>6254633</text:p>
          </table:table-cell>
          <table:table-cell table:formula="of:=[.A393]/1000/(60*60*24)" office:value-type="time" office:time-value="PT01H44M14.633S" calcext:value-type="time">
            <text:p>01:4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868.11" calcext:value-type="float">
            <text:p>868.11</text:p>
          </table:table-cell>
          <table:table-cell office:value-type="float" office:value="1032.45" calcext:value-type="float">
            <text:p>1032.45</text:p>
          </table:table-cell>
        </table:table-row>
        <table:table-row table:style-name="ro1">
          <table:table-cell office:value-type="float" office:value="6270633" calcext:value-type="float">
            <text:p>6270633</text:p>
          </table:table-cell>
          <table:table-cell table:formula="of:=[.A394]/1000/(60*60*24)" office:value-type="time" office:time-value="PT01H44M30.633S" calcext:value-type="time">
            <text:p>01:4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870.33" calcext:value-type="float">
            <text:p>870.33</text:p>
          </table:table-cell>
          <table:table-cell office:value-type="float" office:value="1035.06" calcext:value-type="float">
            <text:p>1035.06</text:p>
          </table:table-cell>
        </table:table-row>
        <table:table-row table:style-name="ro1">
          <table:table-cell office:value-type="float" office:value="6286633" calcext:value-type="float">
            <text:p>6286633</text:p>
          </table:table-cell>
          <table:table-cell table:formula="of:=[.A395]/1000/(60*60*24)" office:value-type="time" office:time-value="PT01H44M46.633S" calcext:value-type="time">
            <text:p>01:4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872.55" calcext:value-type="float">
            <text:p>872.55</text:p>
          </table:table-cell>
          <table:table-cell office:value-type="float" office:value="1037.66" calcext:value-type="float">
            <text:p>1037.66</text:p>
          </table:table-cell>
        </table:table-row>
        <table:table-row table:style-name="ro1">
          <table:table-cell office:value-type="float" office:value="6302633" calcext:value-type="float">
            <text:p>6302633</text:p>
          </table:table-cell>
          <table:table-cell table:formula="of:=[.A396]/1000/(60*60*24)" office:value-type="time" office:time-value="PT01H45M02.633S" calcext:value-type="time">
            <text:p>01:4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6" calcext:value-type="float">
            <text:p>584.66</text:p>
          </table:table-cell>
          <table:table-cell office:value-type="float" office:value="874.77" calcext:value-type="float">
            <text:p>874.77</text:p>
          </table:table-cell>
          <table:table-cell office:value-type="float" office:value="1040.26" calcext:value-type="float">
            <text:p>1040.26</text:p>
          </table:table-cell>
        </table:table-row>
        <table:table-row table:style-name="ro1">
          <table:table-cell office:value-type="float" office:value="6318633" calcext:value-type="float">
            <text:p>6318633</text:p>
          </table:table-cell>
          <table:table-cell table:formula="of:=[.A397]/1000/(60*60*24)" office:value-type="time" office:time-value="PT01H45M18.633S" calcext:value-type="time">
            <text:p>01:45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876.99" calcext:value-type="float">
            <text:p>876.99</text:p>
          </table:table-cell>
          <table:table-cell office:value-type="float" office:value="1042.87" calcext:value-type="float">
            <text:p>1042.87</text:p>
          </table:table-cell>
        </table:table-row>
        <table:table-row table:style-name="ro1">
          <table:table-cell office:value-type="float" office:value="6334633" calcext:value-type="float">
            <text:p>6334633</text:p>
          </table:table-cell>
          <table:table-cell table:formula="of:=[.A398]/1000/(60*60*24)" office:value-type="time" office:time-value="PT01H45M34.633S" calcext:value-type="time">
            <text:p>01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5.78" calcext:value-type="float">
            <text:p>585.78</text:p>
          </table:table-cell>
          <table:table-cell office:value-type="float" office:value="879.21" calcext:value-type="float">
            <text:p>879.21</text:p>
          </table:table-cell>
          <table:table-cell office:value-type="float" office:value="1045.47" calcext:value-type="float">
            <text:p>1045.47</text:p>
          </table:table-cell>
        </table:table-row>
        <table:table-row table:style-name="ro1">
          <table:table-cell office:value-type="float" office:value="6350633" calcext:value-type="float">
            <text:p>6350633</text:p>
          </table:table-cell>
          <table:table-cell table:formula="of:=[.A399]/1000/(60*60*24)" office:value-type="time" office:time-value="PT01H45M50.633S" calcext:value-type="time">
            <text:p>01:4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881.43" calcext:value-type="float">
            <text:p>881.43</text:p>
          </table:table-cell>
          <table:table-cell office:value-type="float" office:value="1048.07" calcext:value-type="float">
            <text:p>1048.07</text:p>
          </table:table-cell>
        </table:table-row>
        <table:table-row table:style-name="ro1">
          <table:table-cell office:value-type="float" office:value="6366634" calcext:value-type="float">
            <text:p>6366634</text:p>
          </table:table-cell>
          <table:table-cell table:formula="of:=[.A400]/1000/(60*60*24)" office:value-type="time" office:time-value="PT01H46M06.634S" calcext:value-type="time">
            <text:p>01:4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1" calcext:value-type="float">
            <text:p>586.01</text:p>
          </table:table-cell>
          <table:table-cell office:value-type="float" office:value="883.65" calcext:value-type="float">
            <text:p>883.65</text:p>
          </table:table-cell>
          <table:table-cell office:value-type="float" office:value="1050.67" calcext:value-type="float">
            <text:p>1050.67</text:p>
          </table:table-cell>
        </table:table-row>
        <table:table-row table:style-name="ro1">
          <table:table-cell office:value-type="float" office:value="6382633" calcext:value-type="float">
            <text:p>6382633</text:p>
          </table:table-cell>
          <table:table-cell table:formula="of:=[.A401]/1000/(60*60*24)" office:value-type="time" office:time-value="PT01H46M22.633S" calcext:value-type="time">
            <text:p>01:4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885.87" calcext:value-type="float">
            <text:p>885.87</text:p>
          </table:table-cell>
          <table:table-cell office:value-type="float" office:value="1053.28" calcext:value-type="float">
            <text:p>1053.28</text:p>
          </table:table-cell>
        </table:table-row>
        <table:table-row table:style-name="ro1">
          <table:table-cell office:value-type="float" office:value="6398634" calcext:value-type="float">
            <text:p>6398634</text:p>
          </table:table-cell>
          <table:table-cell table:formula="of:=[.A402]/1000/(60*60*24)" office:value-type="time" office:time-value="PT01H46M38.634S" calcext:value-type="time">
            <text:p>01:4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888.09" calcext:value-type="float">
            <text:p>888.09</text:p>
          </table:table-cell>
          <table:table-cell office:value-type="float" office:value="1055.88" calcext:value-type="float">
            <text:p>1055.88</text:p>
          </table:table-cell>
        </table:table-row>
        <table:table-row table:style-name="ro1">
          <table:table-cell office:value-type="float" office:value="6414634" calcext:value-type="float">
            <text:p>6414634</text:p>
          </table:table-cell>
          <table:table-cell table:formula="of:=[.A403]/1000/(60*60*24)" office:value-type="time" office:time-value="PT01H46M54.634S" calcext:value-type="time">
            <text:p>01:4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890.31" calcext:value-type="float">
            <text:p>890.31</text:p>
          </table:table-cell>
          <table:table-cell office:value-type="float" office:value="1058.49" calcext:value-type="float">
            <text:p>1058.49</text:p>
          </table:table-cell>
        </table:table-row>
        <table:table-row table:style-name="ro1">
          <table:table-cell office:value-type="float" office:value="6430633" calcext:value-type="float">
            <text:p>6430633</text:p>
          </table:table-cell>
          <table:table-cell table:formula="of:=[.A404]/1000/(60*60*24)" office:value-type="time" office:time-value="PT01H47M10.633S" calcext:value-type="time">
            <text:p>01:4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892.53" calcext:value-type="float">
            <text:p>892.53</text:p>
          </table:table-cell>
          <table:table-cell office:value-type="float" office:value="1061.09" calcext:value-type="float">
            <text:p>1061.09</text:p>
          </table:table-cell>
        </table:table-row>
        <table:table-row table:style-name="ro1">
          <table:table-cell office:value-type="float" office:value="6446633" calcext:value-type="float">
            <text:p>6446633</text:p>
          </table:table-cell>
          <table:table-cell table:formula="of:=[.A405]/1000/(60*60*24)" office:value-type="time" office:time-value="PT01H47M26.633S" calcext:value-type="time">
            <text:p>01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894.74" calcext:value-type="float">
            <text:p>894.74</text:p>
          </table:table-cell>
          <table:table-cell office:value-type="float" office:value="1063.69" calcext:value-type="float">
            <text:p>1063.69</text:p>
          </table:table-cell>
        </table:table-row>
        <table:table-row table:style-name="ro1">
          <table:table-cell office:value-type="float" office:value="6462633" calcext:value-type="float">
            <text:p>6462633</text:p>
          </table:table-cell>
          <table:table-cell table:formula="of:=[.A406]/1000/(60*60*24)" office:value-type="time" office:time-value="PT01H47M42.633S" calcext:value-type="time">
            <text:p>01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49" calcext:value-type="float">
            <text:p>584.49</text:p>
          </table:table-cell>
          <table:table-cell office:value-type="float" office:value="896.96" calcext:value-type="float">
            <text:p>896.96</text:p>
          </table:table-cell>
          <table:table-cell office:value-type="float" office:value="1066.3" calcext:value-type="float">
            <text:p>1066.3</text:p>
          </table:table-cell>
        </table:table-row>
        <table:table-row table:style-name="ro1">
          <table:table-cell office:value-type="float" office:value="6478633" calcext:value-type="float">
            <text:p>6478633</text:p>
          </table:table-cell>
          <table:table-cell table:formula="of:=[.A407]/1000/(60*60*24)" office:value-type="time" office:time-value="PT01H47M58.633S" calcext:value-type="time">
            <text:p>01:47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899.18" calcext:value-type="float">
            <text:p>899.18</text:p>
          </table:table-cell>
          <table:table-cell office:value-type="float" office:value="1068.9" calcext:value-type="float">
            <text:p>1068.9</text:p>
          </table:table-cell>
        </table:table-row>
        <table:table-row table:style-name="ro1">
          <table:table-cell office:value-type="float" office:value="6494633" calcext:value-type="float">
            <text:p>6494633</text:p>
          </table:table-cell>
          <table:table-cell table:formula="of:=[.A408]/1000/(60*60*24)" office:value-type="time" office:time-value="PT01H48M14.633S" calcext:value-type="time">
            <text:p>01:4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901.4" calcext:value-type="float">
            <text:p>901.4</text:p>
          </table:table-cell>
          <table:table-cell office:value-type="float" office:value="1071.5" calcext:value-type="float">
            <text:p>1071.5</text:p>
          </table:table-cell>
        </table:table-row>
        <table:table-row table:style-name="ro1">
          <table:table-cell office:value-type="float" office:value="6510633" calcext:value-type="float">
            <text:p>6510633</text:p>
          </table:table-cell>
          <table:table-cell table:formula="of:=[.A409]/1000/(60*60*24)" office:value-type="time" office:time-value="PT01H48M30.633S" calcext:value-type="time">
            <text:p>01:4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903.62" calcext:value-type="float">
            <text:p>903.62</text:p>
          </table:table-cell>
          <table:table-cell office:value-type="float" office:value="1074.11" calcext:value-type="float">
            <text:p>1074.11</text:p>
          </table:table-cell>
        </table:table-row>
        <table:table-row table:style-name="ro1">
          <table:table-cell office:value-type="float" office:value="6526634" calcext:value-type="float">
            <text:p>6526634</text:p>
          </table:table-cell>
          <table:table-cell table:formula="of:=[.A410]/1000/(60*60*24)" office:value-type="time" office:time-value="PT01H48M46.634S" calcext:value-type="time">
            <text:p>01:4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905.84" calcext:value-type="float">
            <text:p>905.84</text:p>
          </table:table-cell>
          <table:table-cell office:value-type="float" office:value="1076.71" calcext:value-type="float">
            <text:p>1076.71</text:p>
          </table:table-cell>
        </table:table-row>
        <table:table-row table:style-name="ro1">
          <table:table-cell office:value-type="float" office:value="6542633" calcext:value-type="float">
            <text:p>6542633</text:p>
          </table:table-cell>
          <table:table-cell table:formula="of:=[.A411]/1000/(60*60*24)" office:value-type="time" office:time-value="PT01H49M02.633S" calcext:value-type="time">
            <text:p>01:4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908.06" calcext:value-type="float">
            <text:p>908.06</text:p>
          </table:table-cell>
          <table:table-cell office:value-type="float" office:value="1079.31" calcext:value-type="float">
            <text:p>1079.31</text:p>
          </table:table-cell>
        </table:table-row>
        <table:table-row table:style-name="ro1">
          <table:table-cell office:value-type="float" office:value="6558633" calcext:value-type="float">
            <text:p>6558633</text:p>
          </table:table-cell>
          <table:table-cell table:formula="of:=[.A412]/1000/(60*60*24)" office:value-type="time" office:time-value="PT01H49M18.633S" calcext:value-type="time">
            <text:p>01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910.28" calcext:value-type="float">
            <text:p>910.28</text:p>
          </table:table-cell>
          <table:table-cell office:value-type="float" office:value="1081.92" calcext:value-type="float">
            <text:p>1081.92</text:p>
          </table:table-cell>
        </table:table-row>
        <table:table-row table:style-name="ro1">
          <table:table-cell office:value-type="float" office:value="6574634" calcext:value-type="float">
            <text:p>6574634</text:p>
          </table:table-cell>
          <table:table-cell table:formula="of:=[.A413]/1000/(60*60*24)" office:value-type="time" office:time-value="PT01H49M34.634S" calcext:value-type="time">
            <text:p>01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912.5" calcext:value-type="float">
            <text:p>912.5</text:p>
          </table:table-cell>
          <table:table-cell office:value-type="float" office:value="1084.52" calcext:value-type="float">
            <text:p>1084.52</text:p>
          </table:table-cell>
        </table:table-row>
        <table:table-row table:style-name="ro1">
          <table:table-cell office:value-type="float" office:value="6590633" calcext:value-type="float">
            <text:p>6590633</text:p>
          </table:table-cell>
          <table:table-cell table:formula="of:=[.A414]/1000/(60*60*24)" office:value-type="time" office:time-value="PT01H49M50.633S" calcext:value-type="time">
            <text:p>01:4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914.72" calcext:value-type="float">
            <text:p>914.72</text:p>
          </table:table-cell>
          <table:table-cell office:value-type="float" office:value="1087.12" calcext:value-type="float">
            <text:p>1087.12</text:p>
          </table:table-cell>
        </table:table-row>
        <table:table-row table:style-name="ro1">
          <table:table-cell office:value-type="float" office:value="6606633" calcext:value-type="float">
            <text:p>6606633</text:p>
          </table:table-cell>
          <table:table-cell table:formula="of:=[.A415]/1000/(60*60*24)" office:value-type="time" office:time-value="PT01H50M06.633S" calcext:value-type="time">
            <text:p>01:5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916.94" calcext:value-type="float">
            <text:p>916.94</text:p>
          </table:table-cell>
          <table:table-cell office:value-type="float" office:value="1089.72" calcext:value-type="float">
            <text:p>1089.72</text:p>
          </table:table-cell>
        </table:table-row>
        <table:table-row table:style-name="ro1">
          <table:table-cell office:value-type="float" office:value="6622633" calcext:value-type="float">
            <text:p>6622633</text:p>
          </table:table-cell>
          <table:table-cell table:formula="of:=[.A416]/1000/(60*60*24)" office:value-type="time" office:time-value="PT01H50M22.633S" calcext:value-type="time">
            <text:p>01:5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919.16" calcext:value-type="float">
            <text:p>919.16</text:p>
          </table:table-cell>
          <table:table-cell office:value-type="float" office:value="1092.33" calcext:value-type="float">
            <text:p>1092.33</text:p>
          </table:table-cell>
        </table:table-row>
        <table:table-row table:style-name="ro1">
          <table:table-cell office:value-type="float" office:value="6638634" calcext:value-type="float">
            <text:p>6638634</text:p>
          </table:table-cell>
          <table:table-cell table:formula="of:=[.A417]/1000/(60*60*24)" office:value-type="time" office:time-value="PT01H50M38.634S" calcext:value-type="time">
            <text:p>01:5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921.38" calcext:value-type="float">
            <text:p>921.38</text:p>
          </table:table-cell>
          <table:table-cell office:value-type="float" office:value="1094.93" calcext:value-type="float">
            <text:p>1094.93</text:p>
          </table:table-cell>
        </table:table-row>
        <table:table-row table:style-name="ro1">
          <table:table-cell office:value-type="float" office:value="6654633" calcext:value-type="float">
            <text:p>6654633</text:p>
          </table:table-cell>
          <table:table-cell table:formula="of:=[.A418]/1000/(60*60*24)" office:value-type="time" office:time-value="PT01H50M54.633S" calcext:value-type="time">
            <text:p>01:50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2" calcext:value-type="float">
            <text:p>588.02</text:p>
          </table:table-cell>
          <table:table-cell office:value-type="float" office:value="923.6" calcext:value-type="float">
            <text:p>923.6</text:p>
          </table:table-cell>
          <table:table-cell office:value-type="float" office:value="1097.53" calcext:value-type="float">
            <text:p>1097.53</text:p>
          </table:table-cell>
        </table:table-row>
        <table:table-row table:style-name="ro1">
          <table:table-cell office:value-type="float" office:value="6670633" calcext:value-type="float">
            <text:p>6670633</text:p>
          </table:table-cell>
          <table:table-cell table:formula="of:=[.A419]/1000/(60*60*24)" office:value-type="time" office:time-value="PT01H51M10.633S" calcext:value-type="time">
            <text:p>01:51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925.82" calcext:value-type="float">
            <text:p>925.82</text:p>
          </table:table-cell>
          <table:table-cell office:value-type="float" office:value="1100.13" calcext:value-type="float">
            <text:p>1100.13</text:p>
          </table:table-cell>
        </table:table-row>
        <table:table-row table:style-name="ro1">
          <table:table-cell office:value-type="float" office:value="6686633" calcext:value-type="float">
            <text:p>6686633</text:p>
          </table:table-cell>
          <table:table-cell table:formula="of:=[.A420]/1000/(60*60*24)" office:value-type="time" office:time-value="PT01H51M26.633S" calcext:value-type="time">
            <text:p>01:51:27</text:p>
          </table:table-cell>
          <table:table-cell office:value-type="float" office:value="1.17" calcext:value-type="float">
            <text:p>1.17</text:p>
          </table:table-cell>
          <table:table-cell office:value-type="float" office:value="498.92" calcext:value-type="float">
            <text:p>498.92</text:p>
          </table:table-cell>
          <table:table-cell office:value-type="float" office:value="585.68" calcext:value-type="float">
            <text:p>585.68</text:p>
          </table:table-cell>
          <table:table-cell office:value-type="float" office:value="928.03" calcext:value-type="float">
            <text:p>928.03</text:p>
          </table:table-cell>
          <table:table-cell office:value-type="float" office:value="1102.74" calcext:value-type="float">
            <text:p>1102.74</text:p>
          </table:table-cell>
        </table:table-row>
        <table:table-row table:style-name="ro1">
          <table:table-cell office:value-type="float" office:value="6702633" calcext:value-type="float">
            <text:p>6702633</text:p>
          </table:table-cell>
          <table:table-cell table:formula="of:=[.A421]/1000/(60*60*24)" office:value-type="time" office:time-value="PT01H51M42.633S" calcext:value-type="time">
            <text:p>01:5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39" calcext:value-type="float">
            <text:p>586.39</text:p>
          </table:table-cell>
          <table:table-cell office:value-type="float" office:value="930.25" calcext:value-type="float">
            <text:p>930.25</text:p>
          </table:table-cell>
          <table:table-cell office:value-type="float" office:value="1105.34" calcext:value-type="float">
            <text:p>1105.34</text:p>
          </table:table-cell>
        </table:table-row>
        <table:table-row table:style-name="ro1">
          <table:table-cell office:value-type="float" office:value="6718633" calcext:value-type="float">
            <text:p>6718633</text:p>
          </table:table-cell>
          <table:table-cell table:formula="of:=[.A422]/1000/(60*60*24)" office:value-type="time" office:time-value="PT01H51M58.633S" calcext:value-type="time">
            <text:p>01:51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5" calcext:value-type="float">
            <text:p>588.25</text:p>
          </table:table-cell>
          <table:table-cell office:value-type="float" office:value="932.47" calcext:value-type="float">
            <text:p>932.47</text:p>
          </table:table-cell>
          <table:table-cell office:value-type="float" office:value="1107.94" calcext:value-type="float">
            <text:p>1107.94</text:p>
          </table:table-cell>
        </table:table-row>
        <table:table-row table:style-name="ro1">
          <table:table-cell office:value-type="float" office:value="6734633" calcext:value-type="float">
            <text:p>6734633</text:p>
          </table:table-cell>
          <table:table-cell table:formula="of:=[.A423]/1000/(60*60*24)" office:value-type="time" office:time-value="PT01H52M14.633S" calcext:value-type="time">
            <text:p>01:5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934.69" calcext:value-type="float">
            <text:p>934.69</text:p>
          </table:table-cell>
          <table:table-cell office:value-type="float" office:value="1110.55" calcext:value-type="float">
            <text:p>1110.55</text:p>
          </table:table-cell>
        </table:table-row>
        <table:table-row table:style-name="ro1">
          <table:table-cell office:value-type="float" office:value="6750633" calcext:value-type="float">
            <text:p>6750633</text:p>
          </table:table-cell>
          <table:table-cell table:formula="of:=[.A424]/1000/(60*60*24)" office:value-type="time" office:time-value="PT01H52M30.633S" calcext:value-type="time">
            <text:p>01:5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49" calcext:value-type="float">
            <text:p>586.49</text:p>
          </table:table-cell>
          <table:table-cell office:value-type="float" office:value="936.91" calcext:value-type="float">
            <text:p>936.91</text:p>
          </table:table-cell>
          <table:table-cell office:value-type="float" office:value="1113.15" calcext:value-type="float">
            <text:p>1113.15</text:p>
          </table:table-cell>
        </table:table-row>
        <table:table-row table:style-name="ro1">
          <table:table-cell office:value-type="float" office:value="6766634" calcext:value-type="float">
            <text:p>6766634</text:p>
          </table:table-cell>
          <table:table-cell table:formula="of:=[.A425]/1000/(60*60*24)" office:value-type="time" office:time-value="PT01H52M46.634S" calcext:value-type="time">
            <text:p>01:5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939.13" calcext:value-type="float">
            <text:p>939.13</text:p>
          </table:table-cell>
          <table:table-cell office:value-type="float" office:value="1115.75" calcext:value-type="float">
            <text:p>1115.75</text:p>
          </table:table-cell>
        </table:table-row>
        <table:table-row table:style-name="ro1">
          <table:table-cell office:value-type="float" office:value="6782633" calcext:value-type="float">
            <text:p>6782633</text:p>
          </table:table-cell>
          <table:table-cell table:formula="of:=[.A426]/1000/(60*60*24)" office:value-type="time" office:time-value="PT01H53M02.633S" calcext:value-type="time">
            <text:p>01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941.35" calcext:value-type="float">
            <text:p>941.35</text:p>
          </table:table-cell>
          <table:table-cell office:value-type="float" office:value="1118.35" calcext:value-type="float">
            <text:p>1118.35</text:p>
          </table:table-cell>
        </table:table-row>
        <table:table-row table:style-name="ro1">
          <table:table-cell office:value-type="float" office:value="6798633" calcext:value-type="float">
            <text:p>6798633</text:p>
          </table:table-cell>
          <table:table-cell table:formula="of:=[.A427]/1000/(60*60*24)" office:value-type="time" office:time-value="PT01H53M18.633S" calcext:value-type="time">
            <text:p>01:5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943.57" calcext:value-type="float">
            <text:p>943.57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float" office:value="6814633" calcext:value-type="float">
            <text:p>6814633</text:p>
          </table:table-cell>
          <table:table-cell table:formula="of:=[.A428]/1000/(60*60*24)" office:value-type="time" office:time-value="PT01H53M34.633S" calcext:value-type="time">
            <text:p>01:5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945.79" calcext:value-type="float">
            <text:p>945.79</text:p>
          </table:table-cell>
          <table:table-cell office:value-type="float" office:value="1123.56" calcext:value-type="float">
            <text:p>1123.56</text:p>
          </table:table-cell>
        </table:table-row>
        <table:table-row table:style-name="ro1">
          <table:table-cell office:value-type="float" office:value="6830633" calcext:value-type="float">
            <text:p>6830633</text:p>
          </table:table-cell>
          <table:table-cell table:formula="of:=[.A429]/1000/(60*60*24)" office:value-type="time" office:time-value="PT01H53M50.633S" calcext:value-type="time">
            <text:p>01:5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948.01" calcext:value-type="float">
            <text:p>948.01</text:p>
          </table:table-cell>
          <table:table-cell office:value-type="float" office:value="1126.16" calcext:value-type="float">
            <text:p>1126.16</text:p>
          </table:table-cell>
        </table:table-row>
        <table:table-row table:style-name="ro1">
          <table:table-cell office:value-type="float" office:value="6846633" calcext:value-type="float">
            <text:p>6846633</text:p>
          </table:table-cell>
          <table:table-cell table:formula="of:=[.A430]/1000/(60*60*24)" office:value-type="time" office:time-value="PT01H54M06.633S" calcext:value-type="time">
            <text:p>01:54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5.79" calcext:value-type="float">
            <text:p>585.79</text:p>
          </table:table-cell>
          <table:table-cell office:value-type="float" office:value="950.23" calcext:value-type="float">
            <text:p>950.23</text:p>
          </table:table-cell>
          <table:table-cell office:value-type="float" office:value="1128.76" calcext:value-type="float">
            <text:p>1128.76</text:p>
          </table:table-cell>
        </table:table-row>
        <table:table-row table:style-name="ro1">
          <table:table-cell office:value-type="float" office:value="6862634" calcext:value-type="float">
            <text:p>6862634</text:p>
          </table:table-cell>
          <table:table-cell table:formula="of:=[.A431]/1000/(60*60*24)" office:value-type="time" office:time-value="PT01H54M22.634S" calcext:value-type="time">
            <text:p>01:5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952.45" calcext:value-type="float">
            <text:p>952.45</text:p>
          </table:table-cell>
          <table:table-cell office:value-type="float" office:value="1131.36" calcext:value-type="float">
            <text:p>1131.36</text:p>
          </table:table-cell>
        </table:table-row>
        <table:table-row table:style-name="ro1">
          <table:table-cell office:value-type="float" office:value="6878634" calcext:value-type="float">
            <text:p>6878634</text:p>
          </table:table-cell>
          <table:table-cell table:formula="of:=[.A432]/1000/(60*60*24)" office:value-type="time" office:time-value="PT01H54M38.634S" calcext:value-type="time">
            <text:p>01:5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39" calcext:value-type="float">
            <text:p>584.39</text:p>
          </table:table-cell>
          <table:table-cell office:value-type="float" office:value="954.67" calcext:value-type="float">
            <text:p>954.67</text:p>
          </table:table-cell>
          <table:table-cell office:value-type="float" office:value="1133.96" calcext:value-type="float">
            <text:p>1133.96</text:p>
          </table:table-cell>
        </table:table-row>
        <table:table-row table:style-name="ro1">
          <table:table-cell office:value-type="float" office:value="6894633" calcext:value-type="float">
            <text:p>6894633</text:p>
          </table:table-cell>
          <table:table-cell table:formula="of:=[.A433]/1000/(60*60*24)" office:value-type="time" office:time-value="PT01H54M54.633S" calcext:value-type="time">
            <text:p>01:5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956.88" calcext:value-type="float">
            <text:p>956.88</text:p>
          </table:table-cell>
          <table:table-cell office:value-type="float" office:value="1136.56" calcext:value-type="float">
            <text:p>1136.56</text:p>
          </table:table-cell>
        </table:table-row>
        <table:table-row table:style-name="ro1">
          <table:table-cell office:value-type="float" office:value="6910633" calcext:value-type="float">
            <text:p>6910633</text:p>
          </table:table-cell>
          <table:table-cell table:formula="of:=[.A434]/1000/(60*60*24)" office:value-type="time" office:time-value="PT01H55M10.633S" calcext:value-type="time">
            <text:p>01:5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959.1" calcext:value-type="float">
            <text:p>959.1</text:p>
          </table:table-cell>
          <table:table-cell office:value-type="float" office:value="1139.17" calcext:value-type="float">
            <text:p>1139.17</text:p>
          </table:table-cell>
        </table:table-row>
        <table:table-row table:style-name="ro1">
          <table:table-cell office:value-type="float" office:value="6926633" calcext:value-type="float">
            <text:p>6926633</text:p>
          </table:table-cell>
          <table:table-cell table:formula="of:=[.A435]/1000/(60*60*24)" office:value-type="time" office:time-value="PT01H55M26.633S" calcext:value-type="time">
            <text:p>01:5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961.32" calcext:value-type="float">
            <text:p>961.32</text:p>
          </table:table-cell>
          <table:table-cell office:value-type="float" office:value="1141.77" calcext:value-type="float">
            <text:p>1141.77</text:p>
          </table:table-cell>
        </table:table-row>
        <table:table-row table:style-name="ro1">
          <table:table-cell office:value-type="float" office:value="6942633" calcext:value-type="float">
            <text:p>6942633</text:p>
          </table:table-cell>
          <table:table-cell table:formula="of:=[.A436]/1000/(60*60*24)" office:value-type="time" office:time-value="PT01H55M42.633S" calcext:value-type="time">
            <text:p>01:55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963.54" calcext:value-type="float">
            <text:p>963.54</text:p>
          </table:table-cell>
          <table:table-cell office:value-type="float" office:value="1144.37" calcext:value-type="float">
            <text:p>1144.37</text:p>
          </table:table-cell>
        </table:table-row>
        <table:table-row table:style-name="ro1">
          <table:table-cell office:value-type="float" office:value="6958634" calcext:value-type="float">
            <text:p>6958634</text:p>
          </table:table-cell>
          <table:table-cell table:formula="of:=[.A437]/1000/(60*60*24)" office:value-type="time" office:time-value="PT01H55M58.634S" calcext:value-type="time">
            <text:p>01:5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965.76" calcext:value-type="float">
            <text:p>965.76</text:p>
          </table:table-cell>
          <table:table-cell office:value-type="float" office:value="1146.97" calcext:value-type="float">
            <text:p>1146.97</text:p>
          </table:table-cell>
        </table:table-row>
        <table:table-row table:style-name="ro1">
          <table:table-cell office:value-type="float" office:value="6974633" calcext:value-type="float">
            <text:p>6974633</text:p>
          </table:table-cell>
          <table:table-cell table:formula="of:=[.A438]/1000/(60*60*24)" office:value-type="time" office:time-value="PT01H56M14.633S" calcext:value-type="time">
            <text:p>01:5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967.98" calcext:value-type="float">
            <text:p>967.98</text:p>
          </table:table-cell>
          <table:table-cell office:value-type="float" office:value="1149.57" calcext:value-type="float">
            <text:p>1149.57</text:p>
          </table:table-cell>
        </table:table-row>
        <table:table-row table:style-name="ro1">
          <table:table-cell office:value-type="float" office:value="6990633" calcext:value-type="float">
            <text:p>6990633</text:p>
          </table:table-cell>
          <table:table-cell table:formula="of:=[.A439]/1000/(60*60*24)" office:value-type="time" office:time-value="PT01H56M30.633S" calcext:value-type="time">
            <text:p>01:5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970.2" calcext:value-type="float">
            <text:p>970.2</text:p>
          </table:table-cell>
          <table:table-cell office:value-type="float" office:value="1152.17" calcext:value-type="float">
            <text:p>1152.17</text:p>
          </table:table-cell>
        </table:table-row>
        <table:table-row table:style-name="ro1">
          <table:table-cell office:value-type="float" office:value="7006634" calcext:value-type="float">
            <text:p>7006634</text:p>
          </table:table-cell>
          <table:table-cell table:formula="of:=[.A440]/1000/(60*60*24)" office:value-type="time" office:time-value="PT01H56M46.634S" calcext:value-type="time">
            <text:p>01:5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5.79" calcext:value-type="float">
            <text:p>585.79</text:p>
          </table:table-cell>
          <table:table-cell office:value-type="float" office:value="972.42" calcext:value-type="float">
            <text:p>972.42</text:p>
          </table:table-cell>
          <table:table-cell office:value-type="float" office:value="1154.77" calcext:value-type="float">
            <text:p>1154.77</text:p>
          </table:table-cell>
        </table:table-row>
        <table:table-row table:style-name="ro1">
          <table:table-cell office:value-type="float" office:value="7022633" calcext:value-type="float">
            <text:p>7022633</text:p>
          </table:table-cell>
          <table:table-cell table:formula="of:=[.A441]/1000/(60*60*24)" office:value-type="time" office:time-value="PT01H57M02.633S" calcext:value-type="time">
            <text:p>01:5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1" calcext:value-type="float">
            <text:p>584.01</text:p>
          </table:table-cell>
          <table:table-cell office:value-type="float" office:value="974.64" calcext:value-type="float">
            <text:p>974.64</text:p>
          </table:table-cell>
          <table:table-cell office:value-type="float" office:value="1157.37" calcext:value-type="float">
            <text:p>1157.37</text:p>
          </table:table-cell>
        </table:table-row>
        <table:table-row table:style-name="ro1">
          <table:table-cell office:value-type="float" office:value="7038633" calcext:value-type="float">
            <text:p>7038633</text:p>
          </table:table-cell>
          <table:table-cell table:formula="of:=[.A442]/1000/(60*60*24)" office:value-type="time" office:time-value="PT01H57M18.633S" calcext:value-type="time">
            <text:p>01:5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1" calcext:value-type="float">
            <text:p>584.01</text:p>
          </table:table-cell>
          <table:table-cell office:value-type="float" office:value="976.86" calcext:value-type="float">
            <text:p>976.86</text:p>
          </table:table-cell>
          <table:table-cell office:value-type="float" office:value="1159.97" calcext:value-type="float">
            <text:p>1159.97</text:p>
          </table:table-cell>
        </table:table-row>
        <table:table-row table:style-name="ro1">
          <table:table-cell office:value-type="float" office:value="7054634" calcext:value-type="float">
            <text:p>7054634</text:p>
          </table:table-cell>
          <table:table-cell table:formula="of:=[.A443]/1000/(60*60*24)" office:value-type="time" office:time-value="PT01H57M34.634S" calcext:value-type="time">
            <text:p>01:5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979.08" calcext:value-type="float">
            <text:p>979.08</text:p>
          </table:table-cell>
          <table:table-cell office:value-type="float" office:value="1162.57" calcext:value-type="float">
            <text:p>1162.57</text:p>
          </table:table-cell>
        </table:table-row>
        <table:table-row table:style-name="ro1">
          <table:table-cell office:value-type="float" office:value="7070633" calcext:value-type="float">
            <text:p>7070633</text:p>
          </table:table-cell>
          <table:table-cell table:formula="of:=[.A444]/1000/(60*60*24)" office:value-type="time" office:time-value="PT01H57M50.633S" calcext:value-type="time">
            <text:p>01:5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4" calcext:value-type="float">
            <text:p>585.94</text:p>
          </table:table-cell>
          <table:table-cell office:value-type="float" office:value="981.3" calcext:value-type="float">
            <text:p>981.3</text:p>
          </table:table-cell>
          <table:table-cell office:value-type="float" office:value="1165.17" calcext:value-type="float">
            <text:p>1165.17</text:p>
          </table:table-cell>
        </table:table-row>
        <table:table-row table:style-name="ro1">
          <table:table-cell office:value-type="float" office:value="7086633" calcext:value-type="float">
            <text:p>7086633</text:p>
          </table:table-cell>
          <table:table-cell table:formula="of:=[.A445]/1000/(60*60*24)" office:value-type="time" office:time-value="PT01H58M06.633S" calcext:value-type="time">
            <text:p>01:5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983.52" calcext:value-type="float">
            <text:p>983.52</text:p>
          </table:table-cell>
          <table:table-cell office:value-type="float" office:value="1167.77" calcext:value-type="float">
            <text:p>1167.77</text:p>
          </table:table-cell>
        </table:table-row>
        <table:table-row table:style-name="ro1">
          <table:table-cell office:value-type="float" office:value="7102634" calcext:value-type="float">
            <text:p>7102634</text:p>
          </table:table-cell>
          <table:table-cell table:formula="of:=[.A446]/1000/(60*60*24)" office:value-type="time" office:time-value="PT01H58M22.634S" calcext:value-type="time">
            <text:p>01:5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985.74" calcext:value-type="float">
            <text:p>985.74</text:p>
          </table:table-cell>
          <table:table-cell office:value-type="float" office:value="1170.37" calcext:value-type="float">
            <text:p>1170.37</text:p>
          </table:table-cell>
        </table:table-row>
        <table:table-row table:style-name="ro1">
          <table:table-cell office:value-type="float" office:value="7118634" calcext:value-type="float">
            <text:p>7118634</text:p>
          </table:table-cell>
          <table:table-cell table:formula="of:=[.A447]/1000/(60*60*24)" office:value-type="time" office:time-value="PT01H58M38.634S" calcext:value-type="time">
            <text:p>01:5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987.96" calcext:value-type="float">
            <text:p>987.96</text:p>
          </table:table-cell>
          <table:table-cell office:value-type="float" office:value="1172.97" calcext:value-type="float">
            <text:p>1172.97</text:p>
          </table:table-cell>
        </table:table-row>
        <table:table-row table:style-name="ro1">
          <table:table-cell office:value-type="float" office:value="7134634" calcext:value-type="float">
            <text:p>7134634</text:p>
          </table:table-cell>
          <table:table-cell table:formula="of:=[.A448]/1000/(60*60*24)" office:value-type="time" office:time-value="PT01H58M54.634S" calcext:value-type="time">
            <text:p>01:5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990.18" calcext:value-type="float">
            <text:p>990.18</text:p>
          </table:table-cell>
          <table:table-cell office:value-type="float" office:value="1175.57" calcext:value-type="float">
            <text:p>1175.57</text:p>
          </table:table-cell>
        </table:table-row>
        <table:table-row table:style-name="ro1">
          <table:table-cell office:value-type="float" office:value="7150633" calcext:value-type="float">
            <text:p>7150633</text:p>
          </table:table-cell>
          <table:table-cell table:formula="of:=[.A449]/1000/(60*60*24)" office:value-type="time" office:time-value="PT01H59M10.633S" calcext:value-type="time">
            <text:p>01:5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992.4" calcext:value-type="float">
            <text:p>992.4</text:p>
          </table:table-cell>
          <table:table-cell office:value-type="float" office:value="1178.17" calcext:value-type="float">
            <text:p>1178.17</text:p>
          </table:table-cell>
        </table:table-row>
        <table:table-row table:style-name="ro1">
          <table:table-cell office:value-type="float" office:value="7166634" calcext:value-type="float">
            <text:p>7166634</text:p>
          </table:table-cell>
          <table:table-cell table:formula="of:=[.A450]/1000/(60*60*24)" office:value-type="time" office:time-value="PT01H59M26.634S" calcext:value-type="time">
            <text:p>01:59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5" calcext:value-type="float">
            <text:p>582.15</text:p>
          </table:table-cell>
          <table:table-cell office:value-type="float" office:value="994.62" calcext:value-type="float">
            <text:p>994.62</text:p>
          </table:table-cell>
          <table:table-cell office:value-type="float" office:value="1180.77" calcext:value-type="float">
            <text:p>1180.77</text:p>
          </table:table-cell>
        </table:table-row>
        <table:table-row table:style-name="ro1">
          <table:table-cell office:value-type="float" office:value="7182633" calcext:value-type="float">
            <text:p>7182633</text:p>
          </table:table-cell>
          <table:table-cell table:formula="of:=[.A451]/1000/(60*60*24)" office:value-type="time" office:time-value="PT01H59M42.633S" calcext:value-type="time">
            <text:p>01:5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996.83" calcext:value-type="float">
            <text:p>996.83</text:p>
          </table:table-cell>
          <table:table-cell office:value-type="float" office:value="1183.37" calcext:value-type="float">
            <text:p>1183.37</text:p>
          </table:table-cell>
        </table:table-row>
        <table:table-row table:style-name="ro1">
          <table:table-cell office:value-type="float" office:value="7198634" calcext:value-type="float">
            <text:p>7198634</text:p>
          </table:table-cell>
          <table:table-cell table:formula="of:=[.A452]/1000/(60*60*24)" office:value-type="time" office:time-value="PT01H59M58.634S" calcext:value-type="time">
            <text:p>01:5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999.05" calcext:value-type="float">
            <text:p>999.05</text:p>
          </table:table-cell>
          <table:table-cell office:value-type="float" office:value="1185.96" calcext:value-type="float">
            <text:p>1185.96</text:p>
          </table:table-cell>
        </table:table-row>
        <table:table-row table:style-name="ro1">
          <table:table-cell office:value-type="float" office:value="7214633" calcext:value-type="float">
            <text:p>7214633</text:p>
          </table:table-cell>
          <table:table-cell table:formula="of:=[.A453]/1000/(60*60*24)" office:value-type="time" office:time-value="PT02H00M14.633S" calcext:value-type="time">
            <text:p>02:0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1001.27" calcext:value-type="float">
            <text:p>1001.27</text:p>
          </table:table-cell>
          <table:table-cell office:value-type="float" office:value="1188.56" calcext:value-type="float">
            <text:p>1188.56</text:p>
          </table:table-cell>
        </table:table-row>
        <table:table-row table:style-name="ro1">
          <table:table-cell office:value-type="float" office:value="7230633" calcext:value-type="float">
            <text:p>7230633</text:p>
          </table:table-cell>
          <table:table-cell table:formula="of:=[.A454]/1000/(60*60*24)" office:value-type="time" office:time-value="PT02H00M30.633S" calcext:value-type="time">
            <text:p>02:0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1003.49" calcext:value-type="float">
            <text:p>1003.49</text:p>
          </table:table-cell>
          <table:table-cell office:value-type="float" office:value="1191.16" calcext:value-type="float">
            <text:p>1191.16</text:p>
          </table:table-cell>
        </table:table-row>
        <table:table-row table:style-name="ro1">
          <table:table-cell office:value-type="float" office:value="7246633" calcext:value-type="float">
            <text:p>7246633</text:p>
          </table:table-cell>
          <table:table-cell table:formula="of:=[.A455]/1000/(60*60*24)" office:value-type="time" office:time-value="PT02H00M46.633S" calcext:value-type="time">
            <text:p>02:0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4" calcext:value-type="float">
            <text:p>586.04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1193.76" calcext:value-type="float">
            <text:p>1193.76</text:p>
          </table:table-cell>
        </table:table-row>
        <table:table-row table:style-name="ro1">
          <table:table-cell office:value-type="float" office:value="7262634" calcext:value-type="float">
            <text:p>7262634</text:p>
          </table:table-cell>
          <table:table-cell table:formula="of:=[.A456]/1000/(60*60*24)" office:value-type="time" office:time-value="PT02H01M02.634S" calcext:value-type="time">
            <text:p>02:0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1007.93" calcext:value-type="float">
            <text:p>1007.93</text:p>
          </table:table-cell>
          <table:table-cell office:value-type="float" office:value="1196.36" calcext:value-type="float">
            <text:p>1196.36</text:p>
          </table:table-cell>
        </table:table-row>
        <table:table-row table:style-name="ro1">
          <table:table-cell office:value-type="float" office:value="7278633" calcext:value-type="float">
            <text:p>7278633</text:p>
          </table:table-cell>
          <table:table-cell table:formula="of:=[.A457]/1000/(60*60*24)" office:value-type="time" office:time-value="PT02H01M18.633S" calcext:value-type="time">
            <text:p>02:0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49" calcext:value-type="float">
            <text:p>584.49</text:p>
          </table:table-cell>
          <table:table-cell office:value-type="float" office:value="1010.15" calcext:value-type="float">
            <text:p>1010.15</text:p>
          </table:table-cell>
          <table:table-cell office:value-type="float" office:value="1198.95" calcext:value-type="float">
            <text:p>1198.95</text:p>
          </table:table-cell>
        </table:table-row>
        <table:table-row table:style-name="ro1">
          <table:table-cell office:value-type="float" office:value="7294633" calcext:value-type="float">
            <text:p>7294633</text:p>
          </table:table-cell>
          <table:table-cell table:formula="of:=[.A458]/1000/(60*60*24)" office:value-type="time" office:time-value="PT02H01M34.633S" calcext:value-type="time">
            <text:p>02:0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1012.37" calcext:value-type="float">
            <text:p>1012.37</text:p>
          </table:table-cell>
          <table:table-cell office:value-type="float" office:value="1201.55" calcext:value-type="float">
            <text:p>1201.55</text:p>
          </table:table-cell>
        </table:table-row>
        <table:table-row table:style-name="ro1">
          <table:table-cell office:value-type="float" office:value="7310634" calcext:value-type="float">
            <text:p>7310634</text:p>
          </table:table-cell>
          <table:table-cell table:formula="of:=[.A459]/1000/(60*60*24)" office:value-type="time" office:time-value="PT02H01M50.634S" calcext:value-type="time">
            <text:p>02:0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1014.59" calcext:value-type="float">
            <text:p>1014.59</text:p>
          </table:table-cell>
          <table:table-cell office:value-type="float" office:value="1204.15" calcext:value-type="float">
            <text:p>1204.15</text:p>
          </table:table-cell>
        </table:table-row>
        <table:table-row table:style-name="ro1">
          <table:table-cell office:value-type="float" office:value="7326633" calcext:value-type="float">
            <text:p>7326633</text:p>
          </table:table-cell>
          <table:table-cell table:formula="of:=[.A460]/1000/(60*60*24)" office:value-type="time" office:time-value="PT02H02M06.633S" calcext:value-type="time">
            <text:p>02:0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1016.81" calcext:value-type="float">
            <text:p>1016.81</text:p>
          </table:table-cell>
          <table:table-cell office:value-type="float" office:value="1206.75" calcext:value-type="float">
            <text:p>1206.75</text:p>
          </table:table-cell>
        </table:table-row>
        <table:table-row table:style-name="ro1">
          <table:table-cell office:value-type="float" office:value="7342633" calcext:value-type="float">
            <text:p>7342633</text:p>
          </table:table-cell>
          <table:table-cell table:formula="of:=[.A461]/1000/(60*60*24)" office:value-type="time" office:time-value="PT02H02M22.633S" calcext:value-type="time">
            <text:p>02:0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1019.03" calcext:value-type="float">
            <text:p>1019.03</text:p>
          </table:table-cell>
          <table:table-cell office:value-type="float" office:value="1209.35" calcext:value-type="float">
            <text:p>1209.35</text:p>
          </table:table-cell>
        </table:table-row>
        <table:table-row table:style-name="ro1">
          <table:table-cell office:value-type="float" office:value="7358633" calcext:value-type="float">
            <text:p>7358633</text:p>
          </table:table-cell>
          <table:table-cell table:formula="of:=[.A462]/1000/(60*60*24)" office:value-type="time" office:time-value="PT02H02M38.633S" calcext:value-type="time">
            <text:p>02:0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1021.25" calcext:value-type="float">
            <text:p>1021.25</text:p>
          </table:table-cell>
          <table:table-cell office:value-type="float" office:value="1211.95" calcext:value-type="float">
            <text:p>1211.95</text:p>
          </table:table-cell>
        </table:table-row>
        <table:table-row table:style-name="ro1">
          <table:table-cell office:value-type="float" office:value="7374633" calcext:value-type="float">
            <text:p>7374633</text:p>
          </table:table-cell>
          <table:table-cell table:formula="of:=[.A463]/1000/(60*60*24)" office:value-type="time" office:time-value="PT02H02M54.633S" calcext:value-type="time">
            <text:p>02:0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1023.47" calcext:value-type="float">
            <text:p>1023.47</text:p>
          </table:table-cell>
          <table:table-cell office:value-type="float" office:value="1214.54" calcext:value-type="float">
            <text:p>1214.54</text:p>
          </table:table-cell>
        </table:table-row>
        <table:table-row table:style-name="ro1">
          <table:table-cell office:value-type="float" office:value="7390633" calcext:value-type="float">
            <text:p>7390633</text:p>
          </table:table-cell>
          <table:table-cell table:formula="of:=[.A464]/1000/(60*60*24)" office:value-type="time" office:time-value="PT02H03M10.633S" calcext:value-type="time">
            <text:p>02:0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1025.69" calcext:value-type="float">
            <text:p>1025.69</text:p>
          </table:table-cell>
          <table:table-cell office:value-type="float" office:value="1217.14" calcext:value-type="float">
            <text:p>1217.14</text:p>
          </table:table-cell>
        </table:table-row>
        <table:table-row table:style-name="ro1">
          <table:table-cell office:value-type="float" office:value="7406633" calcext:value-type="float">
            <text:p>7406633</text:p>
          </table:table-cell>
          <table:table-cell table:formula="of:=[.A465]/1000/(60*60*24)" office:value-type="time" office:time-value="PT02H03M26.633S" calcext:value-type="time">
            <text:p>02:0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1027.9" calcext:value-type="float">
            <text:p>1027.9</text:p>
          </table:table-cell>
          <table:table-cell office:value-type="float" office:value="1219.74" calcext:value-type="float">
            <text:p>1219.74</text:p>
          </table:table-cell>
        </table:table-row>
        <table:table-row table:style-name="ro1">
          <table:table-cell office:value-type="float" office:value="7422633" calcext:value-type="float">
            <text:p>7422633</text:p>
          </table:table-cell>
          <table:table-cell table:formula="of:=[.A466]/1000/(60*60*24)" office:value-type="time" office:time-value="PT02H03M42.633S" calcext:value-type="time">
            <text:p>02:0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1030.12" calcext:value-type="float">
            <text:p>1030.12</text:p>
          </table:table-cell>
          <table:table-cell office:value-type="float" office:value="1222.33" calcext:value-type="float">
            <text:p>1222.33</text:p>
          </table:table-cell>
        </table:table-row>
        <table:table-row table:style-name="ro1">
          <table:table-cell office:value-type="float" office:value="7438633" calcext:value-type="float">
            <text:p>7438633</text:p>
          </table:table-cell>
          <table:table-cell table:formula="of:=[.A467]/1000/(60*60*24)" office:value-type="time" office:time-value="PT02H03M58.633S" calcext:value-type="time">
            <text:p>02:0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1032.34" calcext:value-type="float">
            <text:p>1032.34</text:p>
          </table:table-cell>
          <table:table-cell office:value-type="float" office:value="1224.93" calcext:value-type="float">
            <text:p>1224.93</text:p>
          </table:table-cell>
        </table:table-row>
        <table:table-row table:style-name="ro1">
          <table:table-cell office:value-type="float" office:value="7454633" calcext:value-type="float">
            <text:p>7454633</text:p>
          </table:table-cell>
          <table:table-cell table:formula="of:=[.A468]/1000/(60*60*24)" office:value-type="time" office:time-value="PT02H04M14.633S" calcext:value-type="time">
            <text:p>02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1034.56" calcext:value-type="float">
            <text:p>1034.56</text:p>
          </table:table-cell>
          <table:table-cell office:value-type="float" office:value="1227.53" calcext:value-type="float">
            <text:p>1227.53</text:p>
          </table:table-cell>
        </table:table-row>
        <table:table-row table:style-name="ro1">
          <table:table-cell office:value-type="float" office:value="7470633" calcext:value-type="float">
            <text:p>7470633</text:p>
          </table:table-cell>
          <table:table-cell table:formula="of:=[.A469]/1000/(60*60*24)" office:value-type="time" office:time-value="PT02H04M30.633S" calcext:value-type="time">
            <text:p>02:0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1036.78" calcext:value-type="float">
            <text:p>1036.78</text:p>
          </table:table-cell>
          <table:table-cell office:value-type="float" office:value="1230.12" calcext:value-type="float">
            <text:p>1230.12</text:p>
          </table:table-cell>
        </table:table-row>
        <table:table-row table:style-name="ro1">
          <table:table-cell office:value-type="float" office:value="7486633" calcext:value-type="float">
            <text:p>7486633</text:p>
          </table:table-cell>
          <table:table-cell table:formula="of:=[.A470]/1000/(60*60*24)" office:value-type="time" office:time-value="PT02H04M46.633S" calcext:value-type="time">
            <text:p>02:0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1039" calcext:value-type="float">
            <text:p>1039</text:p>
          </table:table-cell>
          <table:table-cell office:value-type="float" office:value="1232.72" calcext:value-type="float">
            <text:p>1232.72</text:p>
          </table:table-cell>
        </table:table-row>
        <table:table-row table:style-name="ro1">
          <table:table-cell office:value-type="float" office:value="7502633" calcext:value-type="float">
            <text:p>7502633</text:p>
          </table:table-cell>
          <table:table-cell table:formula="of:=[.A471]/1000/(60*60*24)" office:value-type="time" office:time-value="PT02H05M02.633S" calcext:value-type="time">
            <text:p>02:0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1041.22" calcext:value-type="float">
            <text:p>1041.22</text:p>
          </table:table-cell>
          <table:table-cell office:value-type="float" office:value="1235.31" calcext:value-type="float">
            <text:p>1235.31</text:p>
          </table:table-cell>
        </table:table-row>
        <table:table-row table:style-name="ro1">
          <table:table-cell office:value-type="float" office:value="7518633" calcext:value-type="float">
            <text:p>7518633</text:p>
          </table:table-cell>
          <table:table-cell table:formula="of:=[.A472]/1000/(60*60*24)" office:value-type="time" office:time-value="PT02H05M18.633S" calcext:value-type="time">
            <text:p>02:05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1043.44" calcext:value-type="float">
            <text:p>1043.44</text:p>
          </table:table-cell>
          <table:table-cell office:value-type="float" office:value="1237.91" calcext:value-type="float">
            <text:p>1237.91</text:p>
          </table:table-cell>
        </table:table-row>
        <table:table-row table:style-name="ro1">
          <table:table-cell office:value-type="float" office:value="7534633" calcext:value-type="float">
            <text:p>7534633</text:p>
          </table:table-cell>
          <table:table-cell table:formula="of:=[.A473]/1000/(60*60*24)" office:value-type="time" office:time-value="PT02H05M34.633S" calcext:value-type="time">
            <text:p>02:0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3.79" calcext:value-type="float">
            <text:p>583.79</text:p>
          </table:table-cell>
          <table:table-cell office:value-type="float" office:value="1045.66" calcext:value-type="float">
            <text:p>1045.66</text:p>
          </table:table-cell>
          <table:table-cell office:value-type="float" office:value="1240.51" calcext:value-type="float">
            <text:p>1240.51</text:p>
          </table:table-cell>
        </table:table-row>
        <table:table-row table:style-name="ro1">
          <table:table-cell office:value-type="float" office:value="7550633" calcext:value-type="float">
            <text:p>7550633</text:p>
          </table:table-cell>
          <table:table-cell table:formula="of:=[.A474]/1000/(60*60*24)" office:value-type="time" office:time-value="PT02H05M50.633S" calcext:value-type="time">
            <text:p>02:0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3.8" calcext:value-type="float">
            <text:p>583.8</text:p>
          </table:table-cell>
          <table:table-cell office:value-type="float" office:value="1047.88" calcext:value-type="float">
            <text:p>1047.88</text:p>
          </table:table-cell>
          <table:table-cell office:value-type="float" office:value="1243.1" calcext:value-type="float">
            <text:p>1243.1</text:p>
          </table:table-cell>
        </table:table-row>
        <table:table-row table:style-name="ro1">
          <table:table-cell office:value-type="float" office:value="7566633" calcext:value-type="float">
            <text:p>7566633</text:p>
          </table:table-cell>
          <table:table-cell table:formula="of:=[.A475]/1000/(60*60*24)" office:value-type="time" office:time-value="PT02H06M06.633S" calcext:value-type="time">
            <text:p>02:0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5.79" calcext:value-type="float">
            <text:p>585.79</text:p>
          </table:table-cell>
          <table:table-cell office:value-type="float" office:value="1050.09" calcext:value-type="float">
            <text:p>1050.09</text:p>
          </table:table-cell>
          <table:table-cell office:value-type="float" office:value="1245.7" calcext:value-type="float">
            <text:p>1245.7</text:p>
          </table:table-cell>
        </table:table-row>
        <table:table-row table:style-name="ro1">
          <table:table-cell office:value-type="float" office:value="7582633" calcext:value-type="float">
            <text:p>7582633</text:p>
          </table:table-cell>
          <table:table-cell table:formula="of:=[.A476]/1000/(60*60*24)" office:value-type="time" office:time-value="PT02H06M22.633S" calcext:value-type="time">
            <text:p>02:0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052.31" calcext:value-type="float">
            <text:p>1052.31</text:p>
          </table:table-cell>
          <table:table-cell office:value-type="float" office:value="1248.29" calcext:value-type="float">
            <text:p>1248.29</text:p>
          </table:table-cell>
        </table:table-row>
        <table:table-row table:style-name="ro1">
          <table:table-cell office:value-type="float" office:value="7598633" calcext:value-type="float">
            <text:p>7598633</text:p>
          </table:table-cell>
          <table:table-cell table:formula="of:=[.A477]/1000/(60*60*24)" office:value-type="time" office:time-value="PT02H06M38.633S" calcext:value-type="time">
            <text:p>02:0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1054.53" calcext:value-type="float">
            <text:p>1054.53</text:p>
          </table:table-cell>
          <table:table-cell office:value-type="float" office:value="1250.89" calcext:value-type="float">
            <text:p>1250.89</text:p>
          </table:table-cell>
        </table:table-row>
        <table:table-row table:style-name="ro1">
          <table:table-cell office:value-type="float" office:value="7614633" calcext:value-type="float">
            <text:p>7614633</text:p>
          </table:table-cell>
          <table:table-cell table:formula="of:=[.A478]/1000/(60*60*24)" office:value-type="time" office:time-value="PT02H06M54.633S" calcext:value-type="time">
            <text:p>02:0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1056.75" calcext:value-type="float">
            <text:p>1056.75</text:p>
          </table:table-cell>
          <table:table-cell office:value-type="float" office:value="1253.48" calcext:value-type="float">
            <text:p>1253.48</text:p>
          </table:table-cell>
        </table:table-row>
        <table:table-row table:style-name="ro1">
          <table:table-cell office:value-type="float" office:value="7630633" calcext:value-type="float">
            <text:p>7630633</text:p>
          </table:table-cell>
          <table:table-cell table:formula="of:=[.A479]/1000/(60*60*24)" office:value-type="time" office:time-value="PT02H07M10.633S" calcext:value-type="time">
            <text:p>02:0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1058.97" calcext:value-type="float">
            <text:p>1058.97</text:p>
          </table:table-cell>
          <table:table-cell office:value-type="float" office:value="1256.08" calcext:value-type="float">
            <text:p>1256.08</text:p>
          </table:table-cell>
        </table:table-row>
        <table:table-row table:style-name="ro1">
          <table:table-cell office:value-type="float" office:value="7646633" calcext:value-type="float">
            <text:p>7646633</text:p>
          </table:table-cell>
          <table:table-cell table:formula="of:=[.A480]/1000/(60*60*24)" office:value-type="time" office:time-value="PT02H07M26.633S" calcext:value-type="time">
            <text:p>02:0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1061.19" calcext:value-type="float">
            <text:p>1061.19</text:p>
          </table:table-cell>
          <table:table-cell office:value-type="float" office:value="1258.68" calcext:value-type="float">
            <text:p>1258.68</text:p>
          </table:table-cell>
        </table:table-row>
        <table:table-row table:style-name="ro1">
          <table:table-cell office:value-type="float" office:value="7662633" calcext:value-type="float">
            <text:p>7662633</text:p>
          </table:table-cell>
          <table:table-cell table:formula="of:=[.A481]/1000/(60*60*24)" office:value-type="time" office:time-value="PT02H07M42.633S" calcext:value-type="time">
            <text:p>02:0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1063.41" calcext:value-type="float">
            <text:p>1063.41</text:p>
          </table:table-cell>
          <table:table-cell office:value-type="float" office:value="1261.27" calcext:value-type="float">
            <text:p>1261.27</text:p>
          </table:table-cell>
        </table:table-row>
        <table:table-row table:style-name="ro1">
          <table:table-cell office:value-type="float" office:value="7678633" calcext:value-type="float">
            <text:p>7678633</text:p>
          </table:table-cell>
          <table:table-cell table:formula="of:=[.A482]/1000/(60*60*24)" office:value-type="time" office:time-value="PT02H07M58.633S" calcext:value-type="time">
            <text:p>02:0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065.63" calcext:value-type="float">
            <text:p>1065.63</text:p>
          </table:table-cell>
          <table:table-cell office:value-type="float" office:value="1263.87" calcext:value-type="float">
            <text:p>1263.87</text:p>
          </table:table-cell>
        </table:table-row>
        <table:table-row table:style-name="ro1">
          <table:table-cell office:value-type="float" office:value="7694634" calcext:value-type="float">
            <text:p>7694634</text:p>
          </table:table-cell>
          <table:table-cell table:formula="of:=[.A483]/1000/(60*60*24)" office:value-type="time" office:time-value="PT02H08M14.634S" calcext:value-type="time">
            <text:p>02:0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1067.85" calcext:value-type="float">
            <text:p>1067.85</text:p>
          </table:table-cell>
          <table:table-cell office:value-type="float" office:value="1266.46" calcext:value-type="float">
            <text:p>1266.46</text:p>
          </table:table-cell>
        </table:table-row>
        <table:table-row table:style-name="ro1">
          <table:table-cell office:value-type="float" office:value="7710633" calcext:value-type="float">
            <text:p>7710633</text:p>
          </table:table-cell>
          <table:table-cell table:formula="of:=[.A484]/1000/(60*60*24)" office:value-type="time" office:time-value="PT02H08M30.633S" calcext:value-type="time">
            <text:p>02:0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1070.06" calcext:value-type="float">
            <text:p>1070.06</text:p>
          </table:table-cell>
          <table:table-cell office:value-type="float" office:value="1269.06" calcext:value-type="float">
            <text:p>1269.06</text:p>
          </table:table-cell>
        </table:table-row>
        <table:table-row table:style-name="ro1">
          <table:table-cell office:value-type="float" office:value="7726633" calcext:value-type="float">
            <text:p>7726633</text:p>
          </table:table-cell>
          <table:table-cell table:formula="of:=[.A485]/1000/(60*60*24)" office:value-type="time" office:time-value="PT02H08M46.633S" calcext:value-type="time">
            <text:p>02:0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1072.28" calcext:value-type="float">
            <text:p>1072.28</text:p>
          </table:table-cell>
          <table:table-cell office:value-type="float" office:value="1271.65" calcext:value-type="float">
            <text:p>1271.65</text:p>
          </table:table-cell>
        </table:table-row>
        <table:table-row table:style-name="ro1">
          <table:table-cell office:value-type="float" office:value="7742633" calcext:value-type="float">
            <text:p>7742633</text:p>
          </table:table-cell>
          <table:table-cell table:formula="of:=[.A486]/1000/(60*60*24)" office:value-type="time" office:time-value="PT02H09M02.633S" calcext:value-type="time">
            <text:p>02:0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1074.5" calcext:value-type="float">
            <text:p>1074.5</text:p>
          </table:table-cell>
          <table:table-cell office:value-type="float" office:value="1274.25" calcext:value-type="float">
            <text:p>1274.25</text:p>
          </table:table-cell>
        </table:table-row>
        <table:table-row table:style-name="ro1">
          <table:table-cell office:value-type="float" office:value="7758633" calcext:value-type="float">
            <text:p>7758633</text:p>
          </table:table-cell>
          <table:table-cell table:formula="of:=[.A487]/1000/(60*60*24)" office:value-type="time" office:time-value="PT02H09M18.633S" calcext:value-type="time">
            <text:p>02:0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1076.72" calcext:value-type="float">
            <text:p>1076.72</text:p>
          </table:table-cell>
          <table:table-cell office:value-type="float" office:value="1276.84" calcext:value-type="float">
            <text:p>1276.84</text:p>
          </table:table-cell>
        </table:table-row>
        <table:table-row table:style-name="ro1">
          <table:table-cell office:value-type="float" office:value="7774634" calcext:value-type="float">
            <text:p>7774634</text:p>
          </table:table-cell>
          <table:table-cell table:formula="of:=[.A488]/1000/(60*60*24)" office:value-type="time" office:time-value="PT02H09M34.634S" calcext:value-type="time">
            <text:p>02:0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1078.94" calcext:value-type="float">
            <text:p>1078.94</text:p>
          </table:table-cell>
          <table:table-cell office:value-type="float" office:value="1279.44" calcext:value-type="float">
            <text:p>1279.44</text:p>
          </table:table-cell>
        </table:table-row>
        <table:table-row table:style-name="ro1">
          <table:table-cell office:value-type="float" office:value="7790634" calcext:value-type="float">
            <text:p>7790634</text:p>
          </table:table-cell>
          <table:table-cell table:formula="of:=[.A489]/1000/(60*60*24)" office:value-type="time" office:time-value="PT02H09M50.634S" calcext:value-type="time">
            <text:p>02:0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1081.16" calcext:value-type="float">
            <text:p>1081.16</text:p>
          </table:table-cell>
          <table:table-cell office:value-type="float" office:value="1282.03" calcext:value-type="float">
            <text:p>1282.03</text:p>
          </table:table-cell>
        </table:table-row>
        <table:table-row table:style-name="ro1">
          <table:table-cell office:value-type="float" office:value="7806633" calcext:value-type="float">
            <text:p>7806633</text:p>
          </table:table-cell>
          <table:table-cell table:formula="of:=[.A490]/1000/(60*60*24)" office:value-type="time" office:time-value="PT02H10M06.633S" calcext:value-type="time">
            <text:p>02:1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1083.38" calcext:value-type="float">
            <text:p>1083.38</text:p>
          </table:table-cell>
          <table:table-cell office:value-type="float" office:value="1284.62" calcext:value-type="float">
            <text:p>1284.62</text:p>
          </table:table-cell>
        </table:table-row>
        <table:table-row table:style-name="ro1">
          <table:table-cell office:value-type="float" office:value="7822633" calcext:value-type="float">
            <text:p>7822633</text:p>
          </table:table-cell>
          <table:table-cell table:formula="of:=[.A491]/1000/(60*60*24)" office:value-type="time" office:time-value="PT02H10M22.633S" calcext:value-type="time">
            <text:p>02:1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1085.6" calcext:value-type="float">
            <text:p>1085.6</text:p>
          </table:table-cell>
          <table:table-cell office:value-type="float" office:value="1287.22" calcext:value-type="float">
            <text:p>1287.22</text:p>
          </table:table-cell>
        </table:table-row>
        <table:table-row table:style-name="ro1">
          <table:table-cell office:value-type="float" office:value="7838633" calcext:value-type="float">
            <text:p>7838633</text:p>
          </table:table-cell>
          <table:table-cell table:formula="of:=[.A492]/1000/(60*60*24)" office:value-type="time" office:time-value="PT02H10M38.633S" calcext:value-type="time">
            <text:p>02:1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1087.82" calcext:value-type="float">
            <text:p>1087.82</text:p>
          </table:table-cell>
          <table:table-cell office:value-type="float" office:value="1289.81" calcext:value-type="float">
            <text:p>1289.81</text:p>
          </table:table-cell>
        </table:table-row>
        <table:table-row table:style-name="ro1">
          <table:table-cell office:value-type="float" office:value="7854634" calcext:value-type="float">
            <text:p>7854634</text:p>
          </table:table-cell>
          <table:table-cell table:formula="of:=[.A493]/1000/(60*60*24)" office:value-type="time" office:time-value="PT02H10M54.634S" calcext:value-type="time">
            <text:p>02:10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1090.04" calcext:value-type="float">
            <text:p>1090.04</text:p>
          </table:table-cell>
          <table:table-cell office:value-type="float" office:value="1292.41" calcext:value-type="float">
            <text:p>1292.41</text:p>
          </table:table-cell>
        </table:table-row>
        <table:table-row table:style-name="ro1">
          <table:table-cell office:value-type="float" office:value="7870633" calcext:value-type="float">
            <text:p>7870633</text:p>
          </table:table-cell>
          <table:table-cell table:formula="of:=[.A494]/1000/(60*60*24)" office:value-type="time" office:time-value="PT02H11M10.633S" calcext:value-type="time">
            <text:p>02:11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5" calcext:value-type="float">
            <text:p>584.25</text:p>
          </table:table-cell>
          <table:table-cell office:value-type="float" office:value="1092.26" calcext:value-type="float">
            <text:p>1092.26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7886633" calcext:value-type="float">
            <text:p>7886633</text:p>
          </table:table-cell>
          <table:table-cell table:formula="of:=[.A495]/1000/(60*60*24)" office:value-type="time" office:time-value="PT02H11M26.633S" calcext:value-type="time">
            <text:p>02:11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9" calcext:value-type="float">
            <text:p>582.29</text:p>
          </table:table-cell>
          <table:table-cell office:value-type="float" office:value="1094.48" calcext:value-type="float">
            <text:p>1094.48</text:p>
          </table:table-cell>
          <table:table-cell office:value-type="float" office:value="1297.59" calcext:value-type="float">
            <text:p>1297.59</text:p>
          </table:table-cell>
        </table:table-row>
        <table:table-row table:style-name="ro1">
          <table:table-cell office:value-type="float" office:value="7902633" calcext:value-type="float">
            <text:p>7902633</text:p>
          </table:table-cell>
          <table:table-cell table:formula="of:=[.A496]/1000/(60*60*24)" office:value-type="time" office:time-value="PT02H11M42.633S" calcext:value-type="time">
            <text:p>02:1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1096.7" calcext:value-type="float">
            <text:p>1096.7</text:p>
          </table:table-cell>
          <table:table-cell office:value-type="float" office:value="1300.19" calcext:value-type="float">
            <text:p>1300.19</text:p>
          </table:table-cell>
        </table:table-row>
        <table:table-row table:style-name="ro1">
          <table:table-cell office:value-type="float" office:value="7918633" calcext:value-type="float">
            <text:p>7918633</text:p>
          </table:table-cell>
          <table:table-cell table:formula="of:=[.A497]/1000/(60*60*24)" office:value-type="time" office:time-value="PT02H11M58.633S" calcext:value-type="time">
            <text:p>02:11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098.92" calcext:value-type="float">
            <text:p>1098.92</text:p>
          </table:table-cell>
          <table:table-cell office:value-type="float" office:value="1302.78" calcext:value-type="float">
            <text:p>1302.78</text:p>
          </table:table-cell>
        </table:table-row>
        <table:table-row table:style-name="ro1">
          <table:table-cell office:value-type="float" office:value="7934634" calcext:value-type="float">
            <text:p>7934634</text:p>
          </table:table-cell>
          <table:table-cell table:formula="of:=[.A498]/1000/(60*60*24)" office:value-type="time" office:time-value="PT02H12M14.634S" calcext:value-type="time">
            <text:p>02:1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1101.14" calcext:value-type="float">
            <text:p>1101.14</text:p>
          </table:table-cell>
          <table:table-cell office:value-type="float" office:value="1305.38" calcext:value-type="float">
            <text:p>1305.38</text:p>
          </table:table-cell>
        </table:table-row>
        <table:table-row table:style-name="ro1">
          <table:table-cell office:value-type="float" office:value="7950633" calcext:value-type="float">
            <text:p>7950633</text:p>
          </table:table-cell>
          <table:table-cell table:formula="of:=[.A499]/1000/(60*60*24)" office:value-type="time" office:time-value="PT02H12M30.633S" calcext:value-type="time">
            <text:p>02:1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103.36" calcext:value-type="float">
            <text:p>1103.36</text:p>
          </table:table-cell>
          <table:table-cell office:value-type="float" office:value="1307.97" calcext:value-type="float">
            <text:p>1307.97</text:p>
          </table:table-cell>
        </table:table-row>
        <table:table-row table:style-name="ro1">
          <table:table-cell office:value-type="float" office:value="7966633" calcext:value-type="float">
            <text:p>7966633</text:p>
          </table:table-cell>
          <table:table-cell table:formula="of:=[.A500]/1000/(60*60*24)" office:value-type="time" office:time-value="PT02H12M46.633S" calcext:value-type="time">
            <text:p>02:1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105.58" calcext:value-type="float">
            <text:p>1105.58</text:p>
          </table:table-cell>
          <table:table-cell office:value-type="float" office:value="1310.56" calcext:value-type="float">
            <text:p>1310.56</text:p>
          </table:table-cell>
        </table:table-row>
        <table:table-row table:style-name="ro1">
          <table:table-cell office:value-type="float" office:value="7982633" calcext:value-type="float">
            <text:p>7982633</text:p>
          </table:table-cell>
          <table:table-cell table:formula="of:=[.A501]/1000/(60*60*24)" office:value-type="time" office:time-value="PT02H13M02.633S" calcext:value-type="time">
            <text:p>02:1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1107.8" calcext:value-type="float">
            <text:p>1107.8</text:p>
          </table:table-cell>
          <table:table-cell office:value-type="float" office:value="1313.16" calcext:value-type="float">
            <text:p>1313.16</text:p>
          </table:table-cell>
        </table:table-row>
        <table:table-row table:style-name="ro1">
          <table:table-cell office:value-type="float" office:value="7998633" calcext:value-type="float">
            <text:p>7998633</text:p>
          </table:table-cell>
          <table:table-cell table:formula="of:=[.A502]/1000/(60*60*24)" office:value-type="time" office:time-value="PT02H13M18.633S" calcext:value-type="time">
            <text:p>02:1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49" calcext:value-type="float">
            <text:p>582.49</text:p>
          </table:table-cell>
          <table:table-cell office:value-type="float" office:value="1110.02" calcext:value-type="float">
            <text:p>1110.02</text:p>
          </table:table-cell>
          <table:table-cell office:value-type="float" office:value="1315.75" calcext:value-type="float">
            <text:p>1315.75</text:p>
          </table:table-cell>
        </table:table-row>
        <table:table-row table:style-name="ro1">
          <table:table-cell office:value-type="float" office:value="8014634" calcext:value-type="float">
            <text:p>8014634</text:p>
          </table:table-cell>
          <table:table-cell table:formula="of:=[.A503]/1000/(60*60*24)" office:value-type="time" office:time-value="PT02H13M34.634S" calcext:value-type="time">
            <text:p>02:1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1112.23" calcext:value-type="float">
            <text:p>1112.23</text:p>
          </table:table-cell>
          <table:table-cell office:value-type="float" office:value="1318.34" calcext:value-type="float">
            <text:p>1318.34</text:p>
          </table:table-cell>
        </table:table-row>
        <table:table-row table:style-name="ro1">
          <table:table-cell office:value-type="float" office:value="8030633" calcext:value-type="float">
            <text:p>8030633</text:p>
          </table:table-cell>
          <table:table-cell table:formula="of:=[.A504]/1000/(60*60*24)" office:value-type="time" office:time-value="PT02H13M50.633S" calcext:value-type="time">
            <text:p>02:1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1114.45" calcext:value-type="float">
            <text:p>1114.45</text:p>
          </table:table-cell>
          <table:table-cell office:value-type="float" office:value="1320.93" calcext:value-type="float">
            <text:p>1320.93</text:p>
          </table:table-cell>
        </table:table-row>
        <table:table-row table:style-name="ro1">
          <table:table-cell office:value-type="float" office:value="8046634" calcext:value-type="float">
            <text:p>8046634</text:p>
          </table:table-cell>
          <table:table-cell table:formula="of:=[.A505]/1000/(60*60*24)" office:value-type="time" office:time-value="PT02H14M06.634S" calcext:value-type="time">
            <text:p>02:14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1116.67" calcext:value-type="float">
            <text:p>1116.67</text:p>
          </table:table-cell>
          <table:table-cell office:value-type="float" office:value="1323.52" calcext:value-type="float">
            <text:p>1323.52</text:p>
          </table:table-cell>
        </table:table-row>
        <table:table-row table:style-name="ro1">
          <table:table-cell office:value-type="float" office:value="8062633" calcext:value-type="float">
            <text:p>8062633</text:p>
          </table:table-cell>
          <table:table-cell table:formula="of:=[.A506]/1000/(60*60*24)" office:value-type="time" office:time-value="PT02H14M22.633S" calcext:value-type="time">
            <text:p>02:14:23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4.21" calcext:value-type="float">
            <text:p>584.21</text:p>
          </table:table-cell>
          <table:table-cell office:value-type="float" office:value="1118.9" calcext:value-type="float">
            <text:p>1118.9</text:p>
          </table:table-cell>
          <table:table-cell office:value-type="float" office:value="1326.11" calcext:value-type="float">
            <text:p>1326.11</text:p>
          </table:table-cell>
        </table:table-row>
        <table:table-row table:style-name="ro1">
          <table:table-cell office:value-type="float" office:value="8078633" calcext:value-type="float">
            <text:p>8078633</text:p>
          </table:table-cell>
          <table:table-cell table:formula="of:=[.A507]/1000/(60*60*24)" office:value-type="time" office:time-value="PT02H14M38.633S" calcext:value-type="time">
            <text:p>02:14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4.1" calcext:value-type="float">
            <text:p>584.1</text:p>
          </table:table-cell>
          <table:table-cell office:value-type="float" office:value="1121.12" calcext:value-type="float">
            <text:p>1121.12</text:p>
          </table:table-cell>
          <table:table-cell office:value-type="float" office:value="1328.71" calcext:value-type="float">
            <text:p>1328.71</text:p>
          </table:table-cell>
        </table:table-row>
        <table:table-row table:style-name="ro1">
          <table:table-cell office:value-type="float" office:value="8094633" calcext:value-type="float">
            <text:p>8094633</text:p>
          </table:table-cell>
          <table:table-cell table:formula="of:=[.A508]/1000/(60*60*24)" office:value-type="time" office:time-value="PT02H14M54.633S" calcext:value-type="time">
            <text:p>02:1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123.34" calcext:value-type="float">
            <text:p>1123.34</text:p>
          </table:table-cell>
          <table:table-cell office:value-type="float" office:value="1331.31" calcext:value-type="float">
            <text:p>1331.31</text:p>
          </table:table-cell>
        </table:table-row>
        <table:table-row table:style-name="ro1">
          <table:table-cell office:value-type="float" office:value="8110634" calcext:value-type="float">
            <text:p>8110634</text:p>
          </table:table-cell>
          <table:table-cell table:formula="of:=[.A509]/1000/(60*60*24)" office:value-type="time" office:time-value="PT02H15M10.634S" calcext:value-type="time">
            <text:p>02:1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125.56" calcext:value-type="float">
            <text:p>1125.56</text:p>
          </table:table-cell>
          <table:table-cell office:value-type="float" office:value="1333.9" calcext:value-type="float">
            <text:p>1333.9</text:p>
          </table:table-cell>
        </table:table-row>
        <table:table-row table:style-name="ro1">
          <table:table-cell office:value-type="float" office:value="8126634" calcext:value-type="float">
            <text:p>8126634</text:p>
          </table:table-cell>
          <table:table-cell table:formula="of:=[.A510]/1000/(60*60*24)" office:value-type="time" office:time-value="PT02H15M26.634S" calcext:value-type="time">
            <text:p>02:1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1127.78" calcext:value-type="float">
            <text:p>1127.78</text:p>
          </table:table-cell>
          <table:table-cell office:value-type="float" office:value="1336.49" calcext:value-type="float">
            <text:p>1336.49</text:p>
          </table:table-cell>
        </table:table-row>
        <table:table-row table:style-name="ro1">
          <table:table-cell office:value-type="float" office:value="8142633" calcext:value-type="float">
            <text:p>8142633</text:p>
          </table:table-cell>
          <table:table-cell table:formula="of:=[.A511]/1000/(60*60*24)" office:value-type="time" office:time-value="PT02H15M42.633S" calcext:value-type="time">
            <text:p>02:1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130" calcext:value-type="float">
            <text:p>1130</text:p>
          </table:table-cell>
          <table:table-cell office:value-type="float" office:value="1339.08" calcext:value-type="float">
            <text:p>1339.08</text:p>
          </table:table-cell>
        </table:table-row>
        <table:table-row table:style-name="ro1">
          <table:table-cell office:value-type="float" office:value="8158633" calcext:value-type="float">
            <text:p>8158633</text:p>
          </table:table-cell>
          <table:table-cell table:formula="of:=[.A512]/1000/(60*60*24)" office:value-type="time" office:time-value="PT02H15M58.633S" calcext:value-type="time">
            <text:p>02:1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132.22" calcext:value-type="float">
            <text:p>1132.22</text:p>
          </table:table-cell>
          <table:table-cell office:value-type="float" office:value="1341.67" calcext:value-type="float">
            <text:p>1341.67</text:p>
          </table:table-cell>
        </table:table-row>
        <table:table-row table:style-name="ro1">
          <table:table-cell office:value-type="float" office:value="8174634" calcext:value-type="float">
            <text:p>8174634</text:p>
          </table:table-cell>
          <table:table-cell table:formula="of:=[.A513]/1000/(60*60*24)" office:value-type="time" office:time-value="PT02H16M14.634S" calcext:value-type="time">
            <text:p>02:1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1134.44" calcext:value-type="float">
            <text:p>1134.44</text:p>
          </table:table-cell>
          <table:table-cell office:value-type="float" office:value="1344.26" calcext:value-type="float">
            <text:p>1344.26</text:p>
          </table:table-cell>
        </table:table-row>
        <table:table-row table:style-name="ro1">
          <table:table-cell office:value-type="float" office:value="8190634" calcext:value-type="float">
            <text:p>8190634</text:p>
          </table:table-cell>
          <table:table-cell table:formula="of:=[.A514]/1000/(60*60*24)" office:value-type="time" office:time-value="PT02H16M30.634S" calcext:value-type="time">
            <text:p>02:1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1136.66" calcext:value-type="float">
            <text:p>1136.66</text:p>
          </table:table-cell>
          <table:table-cell office:value-type="float" office:value="1346.85" calcext:value-type="float">
            <text:p>1346.85</text:p>
          </table:table-cell>
        </table:table-row>
        <table:table-row table:style-name="ro1">
          <table:table-cell office:value-type="float" office:value="8206633" calcext:value-type="float">
            <text:p>8206633</text:p>
          </table:table-cell>
          <table:table-cell table:formula="of:=[.A515]/1000/(60*60*24)" office:value-type="time" office:time-value="PT02H16M46.633S" calcext:value-type="time">
            <text:p>02:1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138.88" calcext:value-type="float">
            <text:p>1138.88</text:p>
          </table:table-cell>
          <table:table-cell office:value-type="float" office:value="1349.44" calcext:value-type="float">
            <text:p>1349.44</text:p>
          </table:table-cell>
        </table:table-row>
        <table:table-row table:style-name="ro1">
          <table:table-cell office:value-type="float" office:value="8222633" calcext:value-type="float">
            <text:p>8222633</text:p>
          </table:table-cell>
          <table:table-cell table:formula="of:=[.A516]/1000/(60*60*24)" office:value-type="time" office:time-value="PT02H17M02.633S" calcext:value-type="time">
            <text:p>02:1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141.1" calcext:value-type="float">
            <text:p>1141.1</text:p>
          </table:table-cell>
          <table:table-cell office:value-type="float" office:value="1352.03" calcext:value-type="float">
            <text:p>1352.03</text:p>
          </table:table-cell>
        </table:table-row>
        <table:table-row table:style-name="ro1">
          <table:table-cell office:value-type="float" office:value="8238633" calcext:value-type="float">
            <text:p>8238633</text:p>
          </table:table-cell>
          <table:table-cell table:formula="of:=[.A517]/1000/(60*60*24)" office:value-type="time" office:time-value="PT02H17M18.633S" calcext:value-type="time">
            <text:p>02:1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143.32" calcext:value-type="float">
            <text:p>1143.32</text:p>
          </table:table-cell>
          <table:table-cell office:value-type="float" office:value="1354.62" calcext:value-type="float">
            <text:p>1354.62</text:p>
          </table:table-cell>
        </table:table-row>
        <table:table-row table:style-name="ro1">
          <table:table-cell office:value-type="float" office:value="8254633" calcext:value-type="float">
            <text:p>8254633</text:p>
          </table:table-cell>
          <table:table-cell table:formula="of:=[.A518]/1000/(60*60*24)" office:value-type="time" office:time-value="PT02H17M34.633S" calcext:value-type="time">
            <text:p>02:17:35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4.12" calcext:value-type="float">
            <text:p>584.12</text:p>
          </table:table-cell>
          <table:table-cell office:value-type="float" office:value="1145.54" calcext:value-type="float">
            <text:p>1145.54</text:p>
          </table:table-cell>
          <table:table-cell office:value-type="float" office:value="1357.22" calcext:value-type="float">
            <text:p>1357.22</text:p>
          </table:table-cell>
        </table:table-row>
        <table:table-row table:style-name="ro1">
          <table:table-cell office:value-type="float" office:value="8270633" calcext:value-type="float">
            <text:p>8270633</text:p>
          </table:table-cell>
          <table:table-cell table:formula="of:=[.A519]/1000/(60*60*24)" office:value-type="time" office:time-value="PT02H17M50.633S" calcext:value-type="time">
            <text:p>02:17:51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2" calcext:value-type="float">
            <text:p>586.12</text:p>
          </table:table-cell>
          <table:table-cell office:value-type="float" office:value="1147.77" calcext:value-type="float">
            <text:p>1147.77</text:p>
          </table:table-cell>
          <table:table-cell office:value-type="float" office:value="1359.81" calcext:value-type="float">
            <text:p>1359.81</text:p>
          </table:table-cell>
        </table:table-row>
        <table:table-row table:style-name="ro1">
          <table:table-cell office:value-type="float" office:value="8286633" calcext:value-type="float">
            <text:p>8286633</text:p>
          </table:table-cell>
          <table:table-cell table:formula="of:=[.A520]/1000/(60*60*24)" office:value-type="time" office:time-value="PT02H18M06.633S" calcext:value-type="time">
            <text:p>02:1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149.99" calcext:value-type="float">
            <text:p>1149.99</text:p>
          </table:table-cell>
          <table:table-cell office:value-type="float" office:value="1362.41" calcext:value-type="float">
            <text:p>1362.41</text:p>
          </table:table-cell>
        </table:table-row>
        <table:table-row table:style-name="ro1">
          <table:table-cell office:value-type="float" office:value="8302633" calcext:value-type="float">
            <text:p>8302633</text:p>
          </table:table-cell>
          <table:table-cell table:formula="of:=[.A521]/1000/(60*60*24)" office:value-type="time" office:time-value="PT02H18M22.633S" calcext:value-type="time">
            <text:p>02:1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152.21" calcext:value-type="float">
            <text:p>1152.21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8318633" calcext:value-type="float">
            <text:p>8318633</text:p>
          </table:table-cell>
          <table:table-cell table:formula="of:=[.A522]/1000/(60*60*24)" office:value-type="time" office:time-value="PT02H18M38.633S" calcext:value-type="time">
            <text:p>02:1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154.43" calcext:value-type="float">
            <text:p>1154.43</text:p>
          </table:table-cell>
          <table:table-cell office:value-type="float" office:value="1367.59" calcext:value-type="float">
            <text:p>1367.59</text:p>
          </table:table-cell>
        </table:table-row>
        <table:table-row table:style-name="ro1">
          <table:table-cell office:value-type="float" office:value="8334633" calcext:value-type="float">
            <text:p>8334633</text:p>
          </table:table-cell>
          <table:table-cell table:formula="of:=[.A523]/1000/(60*60*24)" office:value-type="time" office:time-value="PT02H18M54.633S" calcext:value-type="time">
            <text:p>02:18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156.65" calcext:value-type="float">
            <text:p>1156.65</text:p>
          </table:table-cell>
          <table:table-cell office:value-type="float" office:value="1370.18" calcext:value-type="float">
            <text:p>1370.18</text:p>
          </table:table-cell>
        </table:table-row>
        <table:table-row table:style-name="ro1">
          <table:table-cell office:value-type="float" office:value="8350633" calcext:value-type="float">
            <text:p>8350633</text:p>
          </table:table-cell>
          <table:table-cell table:formula="of:=[.A524]/1000/(60*60*24)" office:value-type="time" office:time-value="PT02H19M10.633S" calcext:value-type="time">
            <text:p>02:1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158.87" calcext:value-type="float">
            <text:p>1158.87</text:p>
          </table:table-cell>
          <table:table-cell office:value-type="float" office:value="1372.77" calcext:value-type="float">
            <text:p>1372.77</text:p>
          </table:table-cell>
        </table:table-row>
        <table:table-row table:style-name="ro1">
          <table:table-cell office:value-type="float" office:value="8366634" calcext:value-type="float">
            <text:p>8366634</text:p>
          </table:table-cell>
          <table:table-cell table:formula="of:=[.A525]/1000/(60*60*24)" office:value-type="time" office:time-value="PT02H19M26.634S" calcext:value-type="time">
            <text:p>02:19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2" calcext:value-type="float">
            <text:p>582.02</text:p>
          </table:table-cell>
          <table:table-cell office:value-type="float" office:value="1161.09" calcext:value-type="float">
            <text:p>1161.09</text:p>
          </table:table-cell>
          <table:table-cell office:value-type="float" office:value="1375.35" calcext:value-type="float">
            <text:p>1375.35</text:p>
          </table:table-cell>
        </table:table-row>
        <table:table-row table:style-name="ro1">
          <table:table-cell office:value-type="float" office:value="8382633" calcext:value-type="float">
            <text:p>8382633</text:p>
          </table:table-cell>
          <table:table-cell table:formula="of:=[.A526]/1000/(60*60*24)" office:value-type="time" office:time-value="PT02H19M42.633S" calcext:value-type="time">
            <text:p>02:1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163.31" calcext:value-type="float">
            <text:p>1163.31</text:p>
          </table:table-cell>
          <table:table-cell office:value-type="float" office:value="1377.94" calcext:value-type="float">
            <text:p>1377.94</text:p>
          </table:table-cell>
        </table:table-row>
        <table:table-row table:style-name="ro1">
          <table:table-cell office:value-type="float" office:value="8398633" calcext:value-type="float">
            <text:p>8398633</text:p>
          </table:table-cell>
          <table:table-cell table:formula="of:=[.A527]/1000/(60*60*24)" office:value-type="time" office:time-value="PT02H19M58.633S" calcext:value-type="time">
            <text:p>02:1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1165.53" calcext:value-type="float">
            <text:p>1165.53</text:p>
          </table:table-cell>
          <table:table-cell office:value-type="float" office:value="1380.53" calcext:value-type="float">
            <text:p>1380.53</text:p>
          </table:table-cell>
        </table:table-row>
        <table:table-row table:style-name="ro1">
          <table:table-cell office:value-type="float" office:value="8414633" calcext:value-type="float">
            <text:p>8414633</text:p>
          </table:table-cell>
          <table:table-cell table:formula="of:=[.A528]/1000/(60*60*24)" office:value-type="time" office:time-value="PT02H20M14.633S" calcext:value-type="time">
            <text:p>02:2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39" calcext:value-type="float">
            <text:p>584.39</text:p>
          </table:table-cell>
          <table:table-cell office:value-type="float" office:value="1167.75" calcext:value-type="float">
            <text:p>1167.75</text:p>
          </table:table-cell>
          <table:table-cell office:value-type="float" office:value="1383.12" calcext:value-type="float">
            <text:p>1383.12</text:p>
          </table:table-cell>
        </table:table-row>
        <table:table-row table:style-name="ro1">
          <table:table-cell office:value-type="float" office:value="8430634" calcext:value-type="float">
            <text:p>8430634</text:p>
          </table:table-cell>
          <table:table-cell table:formula="of:=[.A529]/1000/(60*60*24)" office:value-type="time" office:time-value="PT02H20M30.634S" calcext:value-type="time">
            <text:p>02:2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169.97" calcext:value-type="float">
            <text:p>1169.97</text:p>
          </table:table-cell>
          <table:table-cell office:value-type="float" office:value="1385.71" calcext:value-type="float">
            <text:p>1385.71</text:p>
          </table:table-cell>
        </table:table-row>
        <table:table-row table:style-name="ro1">
          <table:table-cell office:value-type="float" office:value="8446633" calcext:value-type="float">
            <text:p>8446633</text:p>
          </table:table-cell>
          <table:table-cell table:formula="of:=[.A530]/1000/(60*60*24)" office:value-type="time" office:time-value="PT02H20M46.633S" calcext:value-type="time">
            <text:p>02:2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172.19" calcext:value-type="float">
            <text:p>1172.19</text:p>
          </table:table-cell>
          <table:table-cell office:value-type="float" office:value="1388.3" calcext:value-type="float">
            <text:p>1388.3</text:p>
          </table:table-cell>
        </table:table-row>
        <table:table-row table:style-name="ro1">
          <table:table-cell office:value-type="float" office:value="8462634" calcext:value-type="float">
            <text:p>8462634</text:p>
          </table:table-cell>
          <table:table-cell table:formula="of:=[.A531]/1000/(60*60*24)" office:value-type="time" office:time-value="PT02H21M02.634S" calcext:value-type="time">
            <text:p>02:2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39" calcext:value-type="float">
            <text:p>582.39</text:p>
          </table:table-cell>
          <table:table-cell office:value-type="float" office:value="1174.41" calcext:value-type="float">
            <text:p>1174.41</text:p>
          </table:table-cell>
          <table:table-cell office:value-type="float" office:value="1390.89" calcext:value-type="float">
            <text:p>1390.89</text:p>
          </table:table-cell>
        </table:table-row>
        <table:table-row table:style-name="ro1">
          <table:table-cell office:value-type="float" office:value="8478633" calcext:value-type="float">
            <text:p>8478633</text:p>
          </table:table-cell>
          <table:table-cell table:formula="of:=[.A532]/1000/(60*60*24)" office:value-type="time" office:time-value="PT02H21M18.633S" calcext:value-type="time">
            <text:p>02:2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5" calcext:value-type="float">
            <text:p>582.05</text:p>
          </table:table-cell>
          <table:table-cell office:value-type="float" office:value="1176.62" calcext:value-type="float">
            <text:p>1176.62</text:p>
          </table:table-cell>
          <table:table-cell office:value-type="float" office:value="1393.48" calcext:value-type="float">
            <text:p>1393.48</text:p>
          </table:table-cell>
        </table:table-row>
        <table:table-row table:style-name="ro1">
          <table:table-cell office:value-type="float" office:value="8494633" calcext:value-type="float">
            <text:p>8494633</text:p>
          </table:table-cell>
          <table:table-cell table:formula="of:=[.A533]/1000/(60*60*24)" office:value-type="time" office:time-value="PT02H21M34.633S" calcext:value-type="time">
            <text:p>02:2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178.84" calcext:value-type="float">
            <text:p>1178.84</text:p>
          </table:table-cell>
          <table:table-cell office:value-type="float" office:value="1396.06" calcext:value-type="float">
            <text:p>1396.06</text:p>
          </table:table-cell>
        </table:table-row>
        <table:table-row table:style-name="ro1">
          <table:table-cell office:value-type="float" office:value="8510634" calcext:value-type="float">
            <text:p>8510634</text:p>
          </table:table-cell>
          <table:table-cell table:formula="of:=[.A534]/1000/(60*60*24)" office:value-type="time" office:time-value="PT02H21M50.634S" calcext:value-type="time">
            <text:p>02:2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1181.06" calcext:value-type="float">
            <text:p>1181.06</text:p>
          </table:table-cell>
          <table:table-cell office:value-type="float" office:value="1398.65" calcext:value-type="float">
            <text:p>1398.65</text:p>
          </table:table-cell>
        </table:table-row>
        <table:table-row table:style-name="ro1">
          <table:table-cell office:value-type="float" office:value="8526633" calcext:value-type="float">
            <text:p>8526633</text:p>
          </table:table-cell>
          <table:table-cell table:formula="of:=[.A535]/1000/(60*60*24)" office:value-type="time" office:time-value="PT02H22M06.633S" calcext:value-type="time">
            <text:p>02:22:07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8" calcext:value-type="float">
            <text:p>583.88</text:p>
          </table:table-cell>
          <table:table-cell office:value-type="float" office:value="1183.29" calcext:value-type="float">
            <text:p>1183.29</text:p>
          </table:table-cell>
          <table:table-cell office:value-type="float" office:value="1401.25" calcext:value-type="float">
            <text:p>1401.25</text:p>
          </table:table-cell>
        </table:table-row>
        <table:table-row table:style-name="ro1">
          <table:table-cell office:value-type="float" office:value="8542634" calcext:value-type="float">
            <text:p>8542634</text:p>
          </table:table-cell>
          <table:table-cell table:formula="of:=[.A536]/1000/(60*60*24)" office:value-type="time" office:time-value="PT02H22M22.634S" calcext:value-type="time">
            <text:p>02:2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3" calcext:value-type="float">
            <text:p>581.93</text:p>
          </table:table-cell>
          <table:table-cell office:value-type="float" office:value="1185.51" calcext:value-type="float">
            <text:p>1185.51</text:p>
          </table:table-cell>
          <table:table-cell office:value-type="float" office:value="1403.83" calcext:value-type="float">
            <text:p>1403.83</text:p>
          </table:table-cell>
        </table:table-row>
        <table:table-row table:style-name="ro1">
          <table:table-cell office:value-type="float" office:value="8558633" calcext:value-type="float">
            <text:p>8558633</text:p>
          </table:table-cell>
          <table:table-cell table:formula="of:=[.A537]/1000/(60*60*24)" office:value-type="time" office:time-value="PT02H22M38.633S" calcext:value-type="time">
            <text:p>02:2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187.73" calcext:value-type="float">
            <text:p>1187.73</text:p>
          </table:table-cell>
          <table:table-cell office:value-type="float" office:value="1406.42" calcext:value-type="float">
            <text:p>1406.42</text:p>
          </table:table-cell>
        </table:table-row>
        <table:table-row table:style-name="ro1">
          <table:table-cell office:value-type="float" office:value="8574633" calcext:value-type="float">
            <text:p>8574633</text:p>
          </table:table-cell>
          <table:table-cell table:formula="of:=[.A538]/1000/(60*60*24)" office:value-type="time" office:time-value="PT02H22M54.633S" calcext:value-type="time">
            <text:p>02:2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189.95" calcext:value-type="float">
            <text:p>1189.95</text:p>
          </table:table-cell>
          <table:table-cell office:value-type="float" office:value="1409.01" calcext:value-type="float">
            <text:p>1409.01</text:p>
          </table:table-cell>
        </table:table-row>
        <table:table-row table:style-name="ro1">
          <table:table-cell office:value-type="float" office:value="8590634" calcext:value-type="float">
            <text:p>8590634</text:p>
          </table:table-cell>
          <table:table-cell table:formula="of:=[.A539]/1000/(60*60*24)" office:value-type="time" office:time-value="PT02H23M10.634S" calcext:value-type="time">
            <text:p>02:23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192.17" calcext:value-type="float">
            <text:p>1192.17</text:p>
          </table:table-cell>
          <table:table-cell office:value-type="float" office:value="1411.59" calcext:value-type="float">
            <text:p>1411.59</text:p>
          </table:table-cell>
        </table:table-row>
        <table:table-row table:style-name="ro1">
          <table:table-cell office:value-type="float" office:value="8606634" calcext:value-type="float">
            <text:p>8606634</text:p>
          </table:table-cell>
          <table:table-cell table:formula="of:=[.A540]/1000/(60*60*24)" office:value-type="time" office:time-value="PT02H23M26.634S" calcext:value-type="time">
            <text:p>02:2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194.39" calcext:value-type="float">
            <text:p>1194.39</text:p>
          </table:table-cell>
          <table:table-cell office:value-type="float" office:value="1414.18" calcext:value-type="float">
            <text:p>1414.18</text:p>
          </table:table-cell>
        </table:table-row>
        <table:table-row table:style-name="ro1">
          <table:table-cell office:value-type="float" office:value="8622633" calcext:value-type="float">
            <text:p>8622633</text:p>
          </table:table-cell>
          <table:table-cell table:formula="of:=[.A541]/1000/(60*60*24)" office:value-type="time" office:time-value="PT02H23M42.633S" calcext:value-type="time">
            <text:p>02:23:43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7" calcext:value-type="float">
            <text:p>583.97</text:p>
          </table:table-cell>
          <table:table-cell office:value-type="float" office:value="1196.61" calcext:value-type="float">
            <text:p>1196.61</text:p>
          </table:table-cell>
          <table:table-cell office:value-type="float" office:value="1416.77" calcext:value-type="float">
            <text:p>1416.77</text:p>
          </table:table-cell>
        </table:table-row>
        <table:table-row table:style-name="ro1">
          <table:table-cell office:value-type="float" office:value="8638633" calcext:value-type="float">
            <text:p>8638633</text:p>
          </table:table-cell>
          <table:table-cell table:formula="of:=[.A542]/1000/(60*60*24)" office:value-type="time" office:time-value="PT02H23M58.633S" calcext:value-type="time">
            <text:p>02:23:59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8" calcext:value-type="float">
            <text:p>583.88</text:p>
          </table:table-cell>
          <table:table-cell office:value-type="float" office:value="1198.83" calcext:value-type="float">
            <text:p>1198.83</text:p>
          </table:table-cell>
          <table:table-cell office:value-type="float" office:value="1419.36" calcext:value-type="float">
            <text:p>1419.36</text:p>
          </table:table-cell>
        </table:table-row>
        <table:table-row table:style-name="ro1">
          <table:table-cell office:value-type="float" office:value="8654634" calcext:value-type="float">
            <text:p>8654634</text:p>
          </table:table-cell>
          <table:table-cell table:formula="of:=[.A543]/1000/(60*60*24)" office:value-type="time" office:time-value="PT02H24M14.634S" calcext:value-type="time">
            <text:p>02:2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1201.06" calcext:value-type="float">
            <text:p>1201.06</text:p>
          </table:table-cell>
          <table:table-cell office:value-type="float" office:value="1421.96" calcext:value-type="float">
            <text:p>1421.96</text:p>
          </table:table-cell>
        </table:table-row>
        <table:table-row table:style-name="ro1">
          <table:table-cell office:value-type="float" office:value="8670633" calcext:value-type="float">
            <text:p>8670633</text:p>
          </table:table-cell>
          <table:table-cell table:formula="of:=[.A544]/1000/(60*60*24)" office:value-type="time" office:time-value="PT02H24M30.633S" calcext:value-type="time">
            <text:p>02:2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5" calcext:value-type="float">
            <text:p>581.95</text:p>
          </table:table-cell>
          <table:table-cell office:value-type="float" office:value="1203.28" calcext:value-type="float">
            <text:p>1203.28</text:p>
          </table:table-cell>
          <table:table-cell office:value-type="float" office:value="1424.54" calcext:value-type="float">
            <text:p>1424.54</text:p>
          </table:table-cell>
        </table:table-row>
        <table:table-row table:style-name="ro1">
          <table:table-cell office:value-type="float" office:value="8686633" calcext:value-type="float">
            <text:p>8686633</text:p>
          </table:table-cell>
          <table:table-cell table:formula="of:=[.A545]/1000/(60*60*24)" office:value-type="time" office:time-value="PT02H24M46.633S" calcext:value-type="time">
            <text:p>02:2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205.5" calcext:value-type="float">
            <text:p>1205.5</text:p>
          </table:table-cell>
          <table:table-cell office:value-type="float" office:value="1427.13" calcext:value-type="float">
            <text:p>1427.13</text:p>
          </table:table-cell>
        </table:table-row>
        <table:table-row table:style-name="ro1">
          <table:table-cell office:value-type="float" office:value="8702633" calcext:value-type="float">
            <text:p>8702633</text:p>
          </table:table-cell>
          <table:table-cell table:formula="of:=[.A546]/1000/(60*60*24)" office:value-type="time" office:time-value="PT02H25M02.633S" calcext:value-type="time">
            <text:p>02:25:03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7" calcext:value-type="float">
            <text:p>583.97</text:p>
          </table:table-cell>
          <table:table-cell office:value-type="float" office:value="1207.72" calcext:value-type="float">
            <text:p>1207.72</text:p>
          </table:table-cell>
          <table:table-cell office:value-type="float" office:value="1429.72" calcext:value-type="float">
            <text:p>1429.72</text:p>
          </table:table-cell>
        </table:table-row>
        <table:table-row table:style-name="ro1">
          <table:table-cell office:value-type="float" office:value="8718633" calcext:value-type="float">
            <text:p>8718633</text:p>
          </table:table-cell>
          <table:table-cell table:formula="of:=[.A547]/1000/(60*60*24)" office:value-type="time" office:time-value="PT02H25M18.633S" calcext:value-type="time">
            <text:p>02:25:19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6" calcext:value-type="float">
            <text:p>583.96</text:p>
          </table:table-cell>
          <table:table-cell office:value-type="float" office:value="1209.94" calcext:value-type="float">
            <text:p>1209.94</text:p>
          </table:table-cell>
          <table:table-cell office:value-type="float" office:value="1432.31" calcext:value-type="float">
            <text:p>1432.31</text:p>
          </table:table-cell>
        </table:table-row>
        <table:table-row table:style-name="ro1">
          <table:table-cell office:value-type="float" office:value="8734634" calcext:value-type="float">
            <text:p>8734634</text:p>
          </table:table-cell>
          <table:table-cell table:formula="of:=[.A548]/1000/(60*60*24)" office:value-type="time" office:time-value="PT02H25M34.634S" calcext:value-type="time">
            <text:p>02:25:35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4.11" calcext:value-type="float">
            <text:p>584.11</text:p>
          </table:table-cell>
          <table:table-cell office:value-type="float" office:value="1212.17" calcext:value-type="float">
            <text:p>1212.17</text:p>
          </table:table-cell>
          <table:table-cell office:value-type="float" office:value="1434.91" calcext:value-type="float">
            <text:p>1434.91</text:p>
          </table:table-cell>
        </table:table-row>
        <table:table-row table:style-name="ro1">
          <table:table-cell office:value-type="float" office:value="8750633" calcext:value-type="float">
            <text:p>8750633</text:p>
          </table:table-cell>
          <table:table-cell table:formula="of:=[.A549]/1000/(60*60*24)" office:value-type="time" office:time-value="PT02H25M50.633S" calcext:value-type="time">
            <text:p>02:2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214.39" calcext:value-type="float">
            <text:p>1214.39</text:p>
          </table:table-cell>
          <table:table-cell office:value-type="float" office:value="1437.5" calcext:value-type="float">
            <text:p>1437.5</text:p>
          </table:table-cell>
        </table:table-row>
        <table:table-row table:style-name="ro1">
          <table:table-cell office:value-type="float" office:value="8766633" calcext:value-type="float">
            <text:p>8766633</text:p>
          </table:table-cell>
          <table:table-cell table:formula="of:=[.A550]/1000/(60*60*24)" office:value-type="time" office:time-value="PT02H26M06.633S" calcext:value-type="time">
            <text:p>02:2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216.61" calcext:value-type="float">
            <text:p>1216.61</text:p>
          </table:table-cell>
          <table:table-cell office:value-type="float" office:value="1440.08" calcext:value-type="float">
            <text:p>1440.08</text:p>
          </table:table-cell>
        </table:table-row>
        <table:table-row table:style-name="ro1">
          <table:table-cell office:value-type="float" office:value="8782633" calcext:value-type="float">
            <text:p>8782633</text:p>
          </table:table-cell>
          <table:table-cell table:formula="of:=[.A551]/1000/(60*60*24)" office:value-type="time" office:time-value="PT02H26M22.633S" calcext:value-type="time">
            <text:p>02:2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1218.83" calcext:value-type="float">
            <text:p>1218.83</text:p>
          </table:table-cell>
          <table:table-cell office:value-type="float" office:value="1442.67" calcext:value-type="float">
            <text:p>1442.67</text:p>
          </table:table-cell>
        </table:table-row>
        <table:table-row table:style-name="ro1">
          <table:table-cell office:value-type="float" office:value="8798634" calcext:value-type="float">
            <text:p>8798634</text:p>
          </table:table-cell>
          <table:table-cell table:formula="of:=[.A552]/1000/(60*60*24)" office:value-type="time" office:time-value="PT02H26M38.634S" calcext:value-type="time">
            <text:p>02:2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221.05" calcext:value-type="float">
            <text:p>1221.05</text:p>
          </table:table-cell>
          <table:table-cell office:value-type="float" office:value="1445.25" calcext:value-type="float">
            <text:p>1445.25</text:p>
          </table:table-cell>
        </table:table-row>
        <table:table-row table:style-name="ro1">
          <table:table-cell office:value-type="float" office:value="8814634" calcext:value-type="float">
            <text:p>8814634</text:p>
          </table:table-cell>
          <table:table-cell table:formula="of:=[.A553]/1000/(60*60*24)" office:value-type="time" office:time-value="PT02H26M54.634S" calcext:value-type="time">
            <text:p>02:2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2" calcext:value-type="float">
            <text:p>581.92</text:p>
          </table:table-cell>
          <table:table-cell office:value-type="float" office:value="1223.27" calcext:value-type="float">
            <text:p>1223.27</text:p>
          </table:table-cell>
          <table:table-cell office:value-type="float" office:value="1447.83" calcext:value-type="float">
            <text:p>1447.83</text:p>
          </table:table-cell>
        </table:table-row>
        <table:table-row table:style-name="ro1">
          <table:table-cell office:value-type="float" office:value="8830634" calcext:value-type="float">
            <text:p>8830634</text:p>
          </table:table-cell>
          <table:table-cell table:formula="of:=[.A554]/1000/(60*60*24)" office:value-type="time" office:time-value="PT02H27M10.634S" calcext:value-type="time">
            <text:p>02:27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225.49" calcext:value-type="float">
            <text:p>1225.49</text:p>
          </table:table-cell>
          <table:table-cell office:value-type="float" office:value="1450.42" calcext:value-type="float">
            <text:p>1450.42</text:p>
          </table:table-cell>
        </table:table-row>
        <table:table-row table:style-name="ro1">
          <table:table-cell office:value-type="float" office:value="8846633" calcext:value-type="float">
            <text:p>8846633</text:p>
          </table:table-cell>
          <table:table-cell table:formula="of:=[.A555]/1000/(60*60*24)" office:value-type="time" office:time-value="PT02H27M26.633S" calcext:value-type="time">
            <text:p>02:27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227.71" calcext:value-type="float">
            <text:p>1227.71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8862633" calcext:value-type="float">
            <text:p>8862633</text:p>
          </table:table-cell>
          <table:table-cell table:formula="of:=[.A556]/1000/(60*60*24)" office:value-type="time" office:time-value="PT02H27M42.633S" calcext:value-type="time">
            <text:p>02:2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229.92" calcext:value-type="float">
            <text:p>1229.92</text:p>
          </table:table-cell>
          <table:table-cell office:value-type="float" office:value="1455.59" calcext:value-type="float">
            <text:p>1455.59</text:p>
          </table:table-cell>
        </table:table-row>
        <table:table-row table:style-name="ro1">
          <table:table-cell office:value-type="float" office:value="8878633" calcext:value-type="float">
            <text:p>8878633</text:p>
          </table:table-cell>
          <table:table-cell table:formula="of:=[.A557]/1000/(60*60*24)" office:value-type="time" office:time-value="PT02H27M58.633S" calcext:value-type="time">
            <text:p>02:27:59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8" calcext:value-type="float">
            <text:p>583.88</text:p>
          </table:table-cell>
          <table:table-cell office:value-type="float" office:value="1232.15" calcext:value-type="float">
            <text:p>1232.15</text:p>
          </table:table-cell>
          <table:table-cell office:value-type="float" office:value="1458.18" calcext:value-type="float">
            <text:p>1458.18</text:p>
          </table:table-cell>
        </table:table-row>
        <table:table-row table:style-name="ro1">
          <table:table-cell office:value-type="float" office:value="8894633" calcext:value-type="float">
            <text:p>8894633</text:p>
          </table:table-cell>
          <table:table-cell table:formula="of:=[.A558]/1000/(60*60*24)" office:value-type="time" office:time-value="PT02H28M14.633S" calcext:value-type="time">
            <text:p>02:28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234.37" calcext:value-type="float">
            <text:p>1234.37</text:p>
          </table:table-cell>
          <table:table-cell office:value-type="float" office:value="1460.77" calcext:value-type="float">
            <text:p>1460.77</text:p>
          </table:table-cell>
        </table:table-row>
        <table:table-row table:style-name="ro1">
          <table:table-cell office:value-type="float" office:value="8910634" calcext:value-type="float">
            <text:p>8910634</text:p>
          </table:table-cell>
          <table:table-cell table:formula="of:=[.A559]/1000/(60*60*24)" office:value-type="time" office:time-value="PT02H28M30.634S" calcext:value-type="time">
            <text:p>02:2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236.59" calcext:value-type="float">
            <text:p>1236.59</text:p>
          </table:table-cell>
          <table:table-cell office:value-type="float" office:value="1463.35" calcext:value-type="float">
            <text:p>1463.35</text:p>
          </table:table-cell>
        </table:table-row>
        <table:table-row table:style-name="ro1">
          <table:table-cell office:value-type="float" office:value="8926634" calcext:value-type="float">
            <text:p>8926634</text:p>
          </table:table-cell>
          <table:table-cell table:formula="of:=[.A560]/1000/(60*60*24)" office:value-type="time" office:time-value="PT02H28M46.634S" calcext:value-type="time">
            <text:p>02:2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238.81" calcext:value-type="float">
            <text:p>1238.81</text:p>
          </table:table-cell>
          <table:table-cell office:value-type="float" office:value="1465.94" calcext:value-type="float">
            <text:p>1465.94</text:p>
          </table:table-cell>
        </table:table-row>
        <table:table-row table:style-name="ro1">
          <table:table-cell office:value-type="float" office:value="8942633" calcext:value-type="float">
            <text:p>8942633</text:p>
          </table:table-cell>
          <table:table-cell table:formula="of:=[.A561]/1000/(60*60*24)" office:value-type="time" office:time-value="PT02H29M02.633S" calcext:value-type="time">
            <text:p>02:2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1241.03" calcext:value-type="float">
            <text:p>1241.03</text:p>
          </table:table-cell>
          <table:table-cell office:value-type="float" office:value="1468.52" calcext:value-type="float">
            <text:p>1468.52</text:p>
          </table:table-cell>
        </table:table-row>
        <table:table-row table:style-name="ro1">
          <table:table-cell office:value-type="float" office:value="8958633" calcext:value-type="float">
            <text:p>8958633</text:p>
          </table:table-cell>
          <table:table-cell table:formula="of:=[.A562]/1000/(60*60*24)" office:value-type="time" office:time-value="PT02H29M18.633S" calcext:value-type="time">
            <text:p>02:2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243.25" calcext:value-type="float">
            <text:p>1243.25</text:p>
          </table:table-cell>
          <table:table-cell office:value-type="float" office:value="1471.1" calcext:value-type="float">
            <text:p>1471.1</text:p>
          </table:table-cell>
        </table:table-row>
        <table:table-row table:style-name="ro1">
          <table:table-cell office:value-type="float" office:value="8974634" calcext:value-type="float">
            <text:p>8974634</text:p>
          </table:table-cell>
          <table:table-cell table:formula="of:=[.A563]/1000/(60*60*24)" office:value-type="time" office:time-value="PT02H29M34.634S" calcext:value-type="time">
            <text:p>02:2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1245.47" calcext:value-type="float">
            <text:p>1245.47</text:p>
          </table:table-cell>
          <table:table-cell office:value-type="float" office:value="1473.68" calcext:value-type="float">
            <text:p>1473.68</text:p>
          </table:table-cell>
        </table:table-row>
        <table:table-row table:style-name="ro1">
          <table:table-cell office:value-type="float" office:value="8990634" calcext:value-type="float">
            <text:p>8990634</text:p>
          </table:table-cell>
          <table:table-cell table:formula="of:=[.A564]/1000/(60*60*24)" office:value-type="time" office:time-value="PT02H29M50.634S" calcext:value-type="time">
            <text:p>02:29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247.69" calcext:value-type="float">
            <text:p>1247.69</text:p>
          </table:table-cell>
          <table:table-cell office:value-type="float" office:value="1476.27" calcext:value-type="float">
            <text:p>1476.27</text:p>
          </table:table-cell>
        </table:table-row>
        <table:table-row table:style-name="ro1">
          <table:table-cell office:value-type="float" office:value="9006634" calcext:value-type="float">
            <text:p>9006634</text:p>
          </table:table-cell>
          <table:table-cell table:formula="of:=[.A565]/1000/(60*60*24)" office:value-type="time" office:time-value="PT02H30M06.634S" calcext:value-type="time">
            <text:p>02:3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249.91" calcext:value-type="float">
            <text:p>1249.91</text:p>
          </table:table-cell>
          <table:table-cell office:value-type="float" office:value="1478.85" calcext:value-type="float">
            <text:p>1478.85</text:p>
          </table:table-cell>
        </table:table-row>
        <table:table-row table:style-name="ro1">
          <table:table-cell office:value-type="float" office:value="9022633" calcext:value-type="float">
            <text:p>9022633</text:p>
          </table:table-cell>
          <table:table-cell table:formula="of:=[.A566]/1000/(60*60*24)" office:value-type="time" office:time-value="PT02H30M22.633S" calcext:value-type="time">
            <text:p>02:3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8.8" calcext:value-type="float">
            <text:p>498.8</text:p>
          </table:table-cell>
          <table:table-cell office:value-type="float" office:value="581.57" calcext:value-type="float">
            <text:p>581.57</text:p>
          </table:table-cell>
          <table:table-cell office:value-type="float" office:value="1252.13" calcext:value-type="float">
            <text:p>1252.13</text:p>
          </table:table-cell>
          <table:table-cell office:value-type="float" office:value="1481.43" calcext:value-type="float">
            <text:p>1481.43</text:p>
          </table:table-cell>
        </table:table-row>
        <table:table-row table:style-name="ro1">
          <table:table-cell office:value-type="float" office:value="9038633" calcext:value-type="float">
            <text:p>9038633</text:p>
          </table:table-cell>
          <table:table-cell table:formula="of:=[.A567]/1000/(60*60*24)" office:value-type="time" office:time-value="PT02H30M38.633S" calcext:value-type="time">
            <text:p>02:3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254.35" calcext:value-type="float">
            <text:p>1254.35</text:p>
          </table:table-cell>
          <table:table-cell office:value-type="float" office:value="1484.01" calcext:value-type="float">
            <text:p>1484.01</text:p>
          </table:table-cell>
        </table:table-row>
        <table:table-row table:style-name="ro1">
          <table:table-cell office:value-type="float" office:value="9054634" calcext:value-type="float">
            <text:p>9054634</text:p>
          </table:table-cell>
          <table:table-cell table:formula="of:=[.A568]/1000/(60*60*24)" office:value-type="time" office:time-value="PT02H30M54.634S" calcext:value-type="time">
            <text:p>02:30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256.57" calcext:value-type="float">
            <text:p>1256.57</text:p>
          </table:table-cell>
          <table:table-cell office:value-type="float" office:value="1486.6" calcext:value-type="float">
            <text:p>1486.6</text:p>
          </table:table-cell>
        </table:table-row>
        <table:table-row table:style-name="ro1">
          <table:table-cell office:value-type="float" office:value="9070634" calcext:value-type="float">
            <text:p>9070634</text:p>
          </table:table-cell>
          <table:table-cell table:formula="of:=[.A569]/1000/(60*60*24)" office:value-type="time" office:time-value="PT02H31M10.634S" calcext:value-type="time">
            <text:p>02:31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258.78" calcext:value-type="float">
            <text:p>1258.78</text:p>
          </table:table-cell>
          <table:table-cell office:value-type="float" office:value="1489.18" calcext:value-type="float">
            <text:p>1489.18</text:p>
          </table:table-cell>
        </table:table-row>
        <table:table-row table:style-name="ro1">
          <table:table-cell office:value-type="float" office:value="9086633" calcext:value-type="float">
            <text:p>9086633</text:p>
          </table:table-cell>
          <table:table-cell table:formula="of:=[.A570]/1000/(60*60*24)" office:value-type="time" office:time-value="PT02H31M26.633S" calcext:value-type="time">
            <text:p>02:31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261" calcext:value-type="float">
            <text:p>1261</text:p>
          </table:table-cell>
          <table:table-cell office:value-type="float" office:value="1491.76" calcext:value-type="float">
            <text:p>1491.76</text:p>
          </table:table-cell>
        </table:table-row>
        <table:table-row table:style-name="ro1">
          <table:table-cell office:value-type="float" office:value="9102633" calcext:value-type="float">
            <text:p>9102633</text:p>
          </table:table-cell>
          <table:table-cell table:formula="of:=[.A571]/1000/(60*60*24)" office:value-type="time" office:time-value="PT02H31M42.633S" calcext:value-type="time">
            <text:p>02:3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1263.22" calcext:value-type="float">
            <text:p>1263.22</text:p>
          </table:table-cell>
          <table:table-cell office:value-type="float" office:value="1494.34" calcext:value-type="float">
            <text:p>1494.34</text:p>
          </table:table-cell>
        </table:table-row>
        <table:table-row table:style-name="ro1">
          <table:table-cell office:value-type="float" office:value="9118633" calcext:value-type="float">
            <text:p>9118633</text:p>
          </table:table-cell>
          <table:table-cell table:formula="of:=[.A572]/1000/(60*60*24)" office:value-type="time" office:time-value="PT02H31M58.633S" calcext:value-type="time">
            <text:p>02:31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265.44" calcext:value-type="float">
            <text:p>1265.44</text:p>
          </table:table-cell>
          <table:table-cell office:value-type="float" office:value="1496.92" calcext:value-type="float">
            <text:p>1496.92</text:p>
          </table:table-cell>
        </table:table-row>
        <table:table-row table:style-name="ro1">
          <table:table-cell office:value-type="float" office:value="9134633" calcext:value-type="float">
            <text:p>9134633</text:p>
          </table:table-cell>
          <table:table-cell table:formula="of:=[.A573]/1000/(60*60*24)" office:value-type="time" office:time-value="PT02H32M14.633S" calcext:value-type="time">
            <text:p>02:32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267.66" calcext:value-type="float">
            <text:p>1267.66</text:p>
          </table:table-cell>
          <table:table-cell office:value-type="float" office:value="1499.5" calcext:value-type="float">
            <text:p>1499.5</text:p>
          </table:table-cell>
        </table:table-row>
        <table:table-row table:style-name="ro1">
          <table:table-cell office:value-type="float" office:value="9150633" calcext:value-type="float">
            <text:p>9150633</text:p>
          </table:table-cell>
          <table:table-cell table:formula="of:=[.A574]/1000/(60*60*24)" office:value-type="time" office:time-value="PT02H32M30.633S" calcext:value-type="time">
            <text:p>02:32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269.88" calcext:value-type="float">
            <text:p>1269.88</text:p>
          </table:table-cell>
          <table:table-cell office:value-type="float" office:value="1502.08" calcext:value-type="float">
            <text:p>1502.08</text:p>
          </table:table-cell>
        </table:table-row>
        <table:table-row table:style-name="ro1">
          <table:table-cell office:value-type="float" office:value="9166633" calcext:value-type="float">
            <text:p>9166633</text:p>
          </table:table-cell>
          <table:table-cell table:formula="of:=[.A575]/1000/(60*60*24)" office:value-type="time" office:time-value="PT02H32M46.633S" calcext:value-type="time">
            <text:p>02:32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272.1" calcext:value-type="float">
            <text:p>1272.1</text:p>
          </table:table-cell>
          <table:table-cell office:value-type="float" office:value="1504.66" calcext:value-type="float">
            <text:p>1504.66</text:p>
          </table:table-cell>
        </table:table-row>
        <table:table-row table:style-name="ro1">
          <table:table-cell office:value-type="float" office:value="9182633" calcext:value-type="float">
            <text:p>9182633</text:p>
          </table:table-cell>
          <table:table-cell table:formula="of:=[.A576]/1000/(60*60*24)" office:value-type="time" office:time-value="PT02H33M02.633S" calcext:value-type="time">
            <text:p>02:33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274.32" calcext:value-type="float">
            <text:p>1274.32</text:p>
          </table:table-cell>
          <table:table-cell office:value-type="float" office:value="1507.24" calcext:value-type="float">
            <text:p>1507.24</text:p>
          </table:table-cell>
        </table:table-row>
        <table:table-row table:style-name="ro1">
          <table:table-cell office:value-type="float" office:value="9198633" calcext:value-type="float">
            <text:p>9198633</text:p>
          </table:table-cell>
          <table:table-cell table:formula="of:=[.A577]/1000/(60*60*24)" office:value-type="time" office:time-value="PT02H33M18.633S" calcext:value-type="time">
            <text:p>02:33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276.54" calcext:value-type="float">
            <text:p>1276.54</text:p>
          </table:table-cell>
          <table:table-cell office:value-type="float" office:value="1509.82" calcext:value-type="float">
            <text:p>1509.82</text:p>
          </table:table-cell>
        </table:table-row>
        <table:table-row table:style-name="ro1">
          <table:table-cell office:value-type="float" office:value="9214633" calcext:value-type="float">
            <text:p>9214633</text:p>
          </table:table-cell>
          <table:table-cell table:formula="of:=[.A578]/1000/(60*60*24)" office:value-type="time" office:time-value="PT02H33M34.633S" calcext:value-type="time">
            <text:p>02:33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278.76" calcext:value-type="float">
            <text:p>1278.76</text:p>
          </table:table-cell>
          <table:table-cell office:value-type="float" office:value="1512.4" calcext:value-type="float">
            <text:p>1512.4</text:p>
          </table:table-cell>
        </table:table-row>
        <table:table-row table:style-name="ro1">
          <table:table-cell office:value-type="float" office:value="9230633" calcext:value-type="float">
            <text:p>9230633</text:p>
          </table:table-cell>
          <table:table-cell table:formula="of:=[.A579]/1000/(60*60*24)" office:value-type="time" office:time-value="PT02H33M50.633S" calcext:value-type="time">
            <text:p>02:3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1280.98" calcext:value-type="float">
            <text:p>1280.98</text:p>
          </table:table-cell>
          <table:table-cell office:value-type="float" office:value="1514.98" calcext:value-type="float">
            <text:p>1514.98</text:p>
          </table:table-cell>
        </table:table-row>
        <table:table-row table:style-name="ro1">
          <table:table-cell office:value-type="float" office:value="9246633" calcext:value-type="float">
            <text:p>9246633</text:p>
          </table:table-cell>
          <table:table-cell table:formula="of:=[.A580]/1000/(60*60*24)" office:value-type="time" office:time-value="PT02H34M06.633S" calcext:value-type="time">
            <text:p>02:34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283.2" calcext:value-type="float">
            <text:p>1283.2</text:p>
          </table:table-cell>
          <table:table-cell office:value-type="float" office:value="1517.56" calcext:value-type="float">
            <text:p>1517.56</text:p>
          </table:table-cell>
        </table:table-row>
        <table:table-row table:style-name="ro1">
          <table:table-cell office:value-type="float" office:value="9262633" calcext:value-type="float">
            <text:p>9262633</text:p>
          </table:table-cell>
          <table:table-cell table:formula="of:=[.A581]/1000/(60*60*24)" office:value-type="time" office:time-value="PT02H34M22.633S" calcext:value-type="time">
            <text:p>02:34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285.42" calcext:value-type="float">
            <text:p>1285.42</text:p>
          </table:table-cell>
          <table:table-cell office:value-type="float" office:value="1520.14" calcext:value-type="float">
            <text:p>1520.14</text:p>
          </table:table-cell>
        </table:table-row>
        <table:table-row table:style-name="ro1">
          <table:table-cell office:value-type="float" office:value="9278634" calcext:value-type="float">
            <text:p>9278634</text:p>
          </table:table-cell>
          <table:table-cell table:formula="of:=[.A582]/1000/(60*60*24)" office:value-type="time" office:time-value="PT02H34M38.634S" calcext:value-type="time">
            <text:p>02:34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5" calcext:value-type="float">
            <text:p>580.05</text:p>
          </table:table-cell>
          <table:table-cell office:value-type="float" office:value="1287.64" calcext:value-type="float">
            <text:p>1287.64</text:p>
          </table:table-cell>
          <table:table-cell office:value-type="float" office:value="1522.72" calcext:value-type="float">
            <text:p>1522.72</text:p>
          </table:table-cell>
        </table:table-row>
        <table:table-row table:style-name="ro1">
          <table:table-cell office:value-type="float" office:value="9294633" calcext:value-type="float">
            <text:p>9294633</text:p>
          </table:table-cell>
          <table:table-cell table:formula="of:=[.A583]/1000/(60*60*24)" office:value-type="time" office:time-value="PT02H34M54.633S" calcext:value-type="time">
            <text:p>02:34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289.86" calcext:value-type="float">
            <text:p>1289.86</text:p>
          </table:table-cell>
          <table:table-cell office:value-type="float" office:value="1525.3" calcext:value-type="float">
            <text:p>1525.3</text:p>
          </table:table-cell>
        </table:table-row>
        <table:table-row table:style-name="ro1">
          <table:table-cell office:value-type="float" office:value="9310633" calcext:value-type="float">
            <text:p>9310633</text:p>
          </table:table-cell>
          <table:table-cell table:formula="of:=[.A584]/1000/(60*60*24)" office:value-type="time" office:time-value="PT02H35M10.633S" calcext:value-type="time">
            <text:p>02:35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292.08" calcext:value-type="float">
            <text:p>1292.08</text:p>
          </table:table-cell>
          <table:table-cell office:value-type="float" office:value="1527.88" calcext:value-type="float">
            <text:p>1527.88</text:p>
          </table:table-cell>
        </table:table-row>
        <table:table-row table:style-name="ro1">
          <table:table-cell office:value-type="float" office:value="9326633" calcext:value-type="float">
            <text:p>9326633</text:p>
          </table:table-cell>
          <table:table-cell table:formula="of:=[.A585]/1000/(60*60*24)" office:value-type="time" office:time-value="PT02H35M26.633S" calcext:value-type="time">
            <text:p>02:35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294.3" calcext:value-type="float">
            <text:p>1294.3</text:p>
          </table:table-cell>
          <table:table-cell office:value-type="float" office:value="1530.46" calcext:value-type="float">
            <text:p>1530.46</text:p>
          </table:table-cell>
        </table:table-row>
        <table:table-row table:style-name="ro1">
          <table:table-cell office:value-type="float" office:value="9342634" calcext:value-type="float">
            <text:p>9342634</text:p>
          </table:table-cell>
          <table:table-cell table:formula="of:=[.A586]/1000/(60*60*24)" office:value-type="time" office:time-value="PT02H35M42.634S" calcext:value-type="time">
            <text:p>02:35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5" calcext:value-type="float">
            <text:p>580.05</text:p>
          </table:table-cell>
          <table:table-cell office:value-type="float" office:value="1296.52" calcext:value-type="float">
            <text:p>1296.52</text:p>
          </table:table-cell>
          <table:table-cell office:value-type="float" office:value="1533.04" calcext:value-type="float">
            <text:p>1533.04</text:p>
          </table:table-cell>
        </table:table-row>
        <table:table-row table:style-name="ro1">
          <table:table-cell office:value-type="float" office:value="9358633" calcext:value-type="float">
            <text:p>9358633</text:p>
          </table:table-cell>
          <table:table-cell table:formula="of:=[.A587]/1000/(60*60*24)" office:value-type="time" office:time-value="PT02H35M58.633S" calcext:value-type="time">
            <text:p>02:35:59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2.2" calcext:value-type="float">
            <text:p>582.2</text:p>
          </table:table-cell>
          <table:table-cell office:value-type="float" office:value="1298.74" calcext:value-type="float">
            <text:p>1298.74</text:p>
          </table:table-cell>
          <table:table-cell office:value-type="float" office:value="1535.62" calcext:value-type="float">
            <text:p>1535.62</text:p>
          </table:table-cell>
        </table:table-row>
        <table:table-row table:style-name="ro1">
          <table:table-cell office:value-type="float" office:value="9374633" calcext:value-type="float">
            <text:p>9374633</text:p>
          </table:table-cell>
          <table:table-cell table:formula="of:=[.A588]/1000/(60*60*24)" office:value-type="time" office:time-value="PT02H36M14.633S" calcext:value-type="time">
            <text:p>02:36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300.96" calcext:value-type="float">
            <text:p>1300.96</text:p>
          </table:table-cell>
          <table:table-cell office:value-type="float" office:value="1538.2" calcext:value-type="float">
            <text:p>1538.2</text:p>
          </table:table-cell>
        </table:table-row>
        <table:table-row table:style-name="ro1">
          <table:table-cell office:value-type="float" office:value="9390634" calcext:value-type="float">
            <text:p>9390634</text:p>
          </table:table-cell>
          <table:table-cell table:formula="of:=[.A589]/1000/(60*60*24)" office:value-type="time" office:time-value="PT02H36M30.634S" calcext:value-type="time">
            <text:p>02:36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303.18" calcext:value-type="float">
            <text:p>1303.18</text:p>
          </table:table-cell>
          <table:table-cell office:value-type="float" office:value="1540.78" calcext:value-type="float">
            <text:p>1540.78</text:p>
          </table:table-cell>
        </table:table-row>
        <table:table-row table:style-name="ro1">
          <table:table-cell office:value-type="float" office:value="9406633" calcext:value-type="float">
            <text:p>9406633</text:p>
          </table:table-cell>
          <table:table-cell table:formula="of:=[.A590]/1000/(60*60*24)" office:value-type="time" office:time-value="PT02H36M46.633S" calcext:value-type="time">
            <text:p>02:36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305.4" calcext:value-type="float">
            <text:p>1305.4</text:p>
          </table:table-cell>
          <table:table-cell office:value-type="float" office:value="1543.35" calcext:value-type="float">
            <text:p>1543.35</text:p>
          </table:table-cell>
        </table:table-row>
        <table:table-row table:style-name="ro1">
          <table:table-cell office:value-type="float" office:value="9422633" calcext:value-type="float">
            <text:p>9422633</text:p>
          </table:table-cell>
          <table:table-cell table:formula="of:=[.A591]/1000/(60*60*24)" office:value-type="time" office:time-value="PT02H37M02.633S" calcext:value-type="time">
            <text:p>02:37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307.62" calcext:value-type="float">
            <text:p>1307.62</text:p>
          </table:table-cell>
          <table:table-cell office:value-type="float" office:value="1545.93" calcext:value-type="float">
            <text:p>1545.93</text:p>
          </table:table-cell>
        </table:table-row>
        <table:table-row table:style-name="ro1">
          <table:table-cell office:value-type="float" office:value="9438633" calcext:value-type="float">
            <text:p>9438633</text:p>
          </table:table-cell>
          <table:table-cell table:formula="of:=[.A592]/1000/(60*60*24)" office:value-type="time" office:time-value="PT02H37M18.633S" calcext:value-type="time">
            <text:p>02:37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309.84" calcext:value-type="float">
            <text:p>1309.84</text:p>
          </table:table-cell>
          <table:table-cell office:value-type="float" office:value="1548.51" calcext:value-type="float">
            <text:p>1548.51</text:p>
          </table:table-cell>
        </table:table-row>
        <table:table-row table:style-name="ro1">
          <table:table-cell office:value-type="float" office:value="9454633" calcext:value-type="float">
            <text:p>9454633</text:p>
          </table:table-cell>
          <table:table-cell table:formula="of:=[.A593]/1000/(60*60*24)" office:value-type="time" office:time-value="PT02H37M34.633S" calcext:value-type="time">
            <text:p>02:37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3" calcext:value-type="float">
            <text:p>579.93</text:p>
          </table:table-cell>
          <table:table-cell office:value-type="float" office:value="1312.06" calcext:value-type="float">
            <text:p>1312.06</text:p>
          </table:table-cell>
          <table:table-cell office:value-type="float" office:value="1551.08" calcext:value-type="float">
            <text:p>1551.08</text:p>
          </table:table-cell>
        </table:table-row>
        <table:table-row table:style-name="ro1">
          <table:table-cell office:value-type="float" office:value="9470633" calcext:value-type="float">
            <text:p>9470633</text:p>
          </table:table-cell>
          <table:table-cell table:formula="of:=[.A594]/1000/(60*60*24)" office:value-type="time" office:time-value="PT02H37M50.633S" calcext:value-type="time">
            <text:p>02:37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314.28" calcext:value-type="float">
            <text:p>1314.28</text:p>
          </table:table-cell>
          <table:table-cell office:value-type="float" office:value="1553.66" calcext:value-type="float">
            <text:p>1553.66</text:p>
          </table:table-cell>
        </table:table-row>
        <table:table-row table:style-name="ro1">
          <table:table-cell office:value-type="float" office:value="9486633" calcext:value-type="float">
            <text:p>9486633</text:p>
          </table:table-cell>
          <table:table-cell table:formula="of:=[.A595]/1000/(60*60*24)" office:value-type="time" office:time-value="PT02H38M06.633S" calcext:value-type="time">
            <text:p>02:38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316.5" calcext:value-type="float">
            <text:p>1316.5</text:p>
          </table:table-cell>
          <table:table-cell office:value-type="float" office:value="1556.24" calcext:value-type="float">
            <text:p>1556.24</text:p>
          </table:table-cell>
        </table:table-row>
        <table:table-row table:style-name="ro1">
          <table:table-cell office:value-type="float" office:value="9502633" calcext:value-type="float">
            <text:p>9502633</text:p>
          </table:table-cell>
          <table:table-cell table:formula="of:=[.A596]/1000/(60*60*24)" office:value-type="time" office:time-value="PT02H38M22.633S" calcext:value-type="time">
            <text:p>02:38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318.72" calcext:value-type="float">
            <text:p>1318.72</text:p>
          </table:table-cell>
          <table:table-cell office:value-type="float" office:value="1558.82" calcext:value-type="float">
            <text:p>1558.82</text:p>
          </table:table-cell>
        </table:table-row>
        <table:table-row table:style-name="ro1">
          <table:table-cell office:value-type="float" office:value="9518633" calcext:value-type="float">
            <text:p>9518633</text:p>
          </table:table-cell>
          <table:table-cell table:formula="of:=[.A597]/1000/(60*60*24)" office:value-type="time" office:time-value="PT02H38M38.633S" calcext:value-type="time">
            <text:p>02:38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320.94" calcext:value-type="float">
            <text:p>1320.94</text:p>
          </table:table-cell>
          <table:table-cell office:value-type="float" office:value="1561.39" calcext:value-type="float">
            <text:p>1561.39</text:p>
          </table:table-cell>
        </table:table-row>
        <table:table-row table:style-name="ro1">
          <table:table-cell office:value-type="float" office:value="9534633" calcext:value-type="float">
            <text:p>9534633</text:p>
          </table:table-cell>
          <table:table-cell table:formula="of:=[.A598]/1000/(60*60*24)" office:value-type="time" office:time-value="PT02H38M54.633S" calcext:value-type="time">
            <text:p>02:38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323.16" calcext:value-type="float">
            <text:p>1323.16</text:p>
          </table:table-cell>
          <table:table-cell office:value-type="float" office:value="1563.97" calcext:value-type="float">
            <text:p>1563.97</text:p>
          </table:table-cell>
        </table:table-row>
        <table:table-row table:style-name="ro1">
          <table:table-cell office:value-type="float" office:value="9550633" calcext:value-type="float">
            <text:p>9550633</text:p>
          </table:table-cell>
          <table:table-cell table:formula="of:=[.A599]/1000/(60*60*24)" office:value-type="time" office:time-value="PT02H39M10.633S" calcext:value-type="time">
            <text:p>02:39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325.38" calcext:value-type="float">
            <text:p>1325.38</text:p>
          </table:table-cell>
          <table:table-cell office:value-type="float" office:value="1566.54" calcext:value-type="float">
            <text:p>1566.54</text:p>
          </table:table-cell>
        </table:table-row>
        <table:table-row table:style-name="ro1">
          <table:table-cell office:value-type="float" office:value="9566633" calcext:value-type="float">
            <text:p>9566633</text:p>
          </table:table-cell>
          <table:table-cell table:formula="of:=[.A600]/1000/(60*60*24)" office:value-type="time" office:time-value="PT02H39M26.633S" calcext:value-type="time">
            <text:p>02:39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327.6" calcext:value-type="float">
            <text:p>1327.6</text:p>
          </table:table-cell>
          <table:table-cell office:value-type="float" office:value="1569.12" calcext:value-type="float">
            <text:p>1569.12</text:p>
          </table:table-cell>
        </table:table-row>
        <table:table-row table:style-name="ro1">
          <table:table-cell office:value-type="float" office:value="9582633" calcext:value-type="float">
            <text:p>9582633</text:p>
          </table:table-cell>
          <table:table-cell table:formula="of:=[.A601]/1000/(60*60*24)" office:value-type="time" office:time-value="PT02H39M42.633S" calcext:value-type="time">
            <text:p>02:39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1329.81" calcext:value-type="float">
            <text:p>1329.81</text:p>
          </table:table-cell>
          <table:table-cell office:value-type="float" office:value="1571.69" calcext:value-type="float">
            <text:p>1571.69</text:p>
          </table:table-cell>
        </table:table-row>
        <table:table-row table:style-name="ro1">
          <table:table-cell office:value-type="float" office:value="9598633" calcext:value-type="float">
            <text:p>9598633</text:p>
          </table:table-cell>
          <table:table-cell table:formula="of:=[.A602]/1000/(60*60*24)" office:value-type="time" office:time-value="PT02H39M58.633S" calcext:value-type="time">
            <text:p>02:39:59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2.2" calcext:value-type="float">
            <text:p>582.2</text:p>
          </table:table-cell>
          <table:table-cell office:value-type="float" office:value="1332.04" calcext:value-type="float">
            <text:p>1332.04</text:p>
          </table:table-cell>
          <table:table-cell office:value-type="float" office:value="1574.27" calcext:value-type="float">
            <text:p>1574.27</text:p>
          </table:table-cell>
        </table:table-row>
        <table:table-row table:style-name="ro1">
          <table:table-cell office:value-type="float" office:value="9614634" calcext:value-type="float">
            <text:p>9614634</text:p>
          </table:table-cell>
          <table:table-cell table:formula="of:=[.A603]/1000/(60*60*24)" office:value-type="time" office:time-value="PT02H40M14.634S" calcext:value-type="time">
            <text:p>02:40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334.26" calcext:value-type="float">
            <text:p>1334.26</text:p>
          </table:table-cell>
          <table:table-cell office:value-type="float" office:value="1576.85" calcext:value-type="float">
            <text:p>1576.85</text:p>
          </table:table-cell>
        </table:table-row>
        <table:table-row table:style-name="ro1">
          <table:table-cell office:value-type="float" office:value="9630633" calcext:value-type="float">
            <text:p>9630633</text:p>
          </table:table-cell>
          <table:table-cell table:formula="of:=[.A604]/1000/(60*60*24)" office:value-type="time" office:time-value="PT02H40M30.633S" calcext:value-type="time">
            <text:p>02:40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336.48" calcext:value-type="float">
            <text:p>1336.48</text:p>
          </table:table-cell>
          <table:table-cell office:value-type="float" office:value="1579.43" calcext:value-type="float">
            <text:p>1579.43</text:p>
          </table:table-cell>
        </table:table-row>
        <table:table-row table:style-name="ro1">
          <table:table-cell office:value-type="float" office:value="9646633" calcext:value-type="float">
            <text:p>9646633</text:p>
          </table:table-cell>
          <table:table-cell table:formula="of:=[.A605]/1000/(60*60*24)" office:value-type="time" office:time-value="PT02H40M46.633S" calcext:value-type="time">
            <text:p>02:40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338.7" calcext:value-type="float">
            <text:p>1338.7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9662633" calcext:value-type="float">
            <text:p>9662633</text:p>
          </table:table-cell>
          <table:table-cell table:formula="of:=[.A606]/1000/(60*60*24)" office:value-type="time" office:time-value="PT02H41M02.633S" calcext:value-type="time">
            <text:p>02:41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5" calcext:value-type="float">
            <text:p>580.05</text:p>
          </table:table-cell>
          <table:table-cell office:value-type="float" office:value="1340.92" calcext:value-type="float">
            <text:p>1340.92</text:p>
          </table:table-cell>
          <table:table-cell office:value-type="float" office:value="1584.58" calcext:value-type="float">
            <text:p>1584.58</text:p>
          </table:table-cell>
        </table:table-row>
        <table:table-row table:style-name="ro1">
          <table:table-cell office:value-type="float" office:value="9678634" calcext:value-type="float">
            <text:p>9678634</text:p>
          </table:table-cell>
          <table:table-cell table:formula="of:=[.A607]/1000/(60*60*24)" office:value-type="time" office:time-value="PT02H41M18.634S" calcext:value-type="time">
            <text:p>02:41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343.14" calcext:value-type="float">
            <text:p>1343.14</text:p>
          </table:table-cell>
          <table:table-cell office:value-type="float" office:value="1587.15" calcext:value-type="float">
            <text:p>1587.15</text:p>
          </table:table-cell>
        </table:table-row>
        <table:table-row table:style-name="ro1">
          <table:table-cell office:value-type="float" office:value="9694633" calcext:value-type="float">
            <text:p>9694633</text:p>
          </table:table-cell>
          <table:table-cell table:formula="of:=[.A608]/1000/(60*60*24)" office:value-type="time" office:time-value="PT02H41M34.633S" calcext:value-type="time">
            <text:p>02:41:35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0.11" calcext:value-type="float">
            <text:p>580.11</text:p>
          </table:table-cell>
          <table:table-cell office:value-type="float" office:value="1345.36" calcext:value-type="float">
            <text:p>1345.36</text:p>
          </table:table-cell>
          <table:table-cell office:value-type="float" office:value="1589.73" calcext:value-type="float">
            <text:p>1589.73</text:p>
          </table:table-cell>
        </table:table-row>
        <table:table-row table:style-name="ro1">
          <table:table-cell office:value-type="float" office:value="9710634" calcext:value-type="float">
            <text:p>9710634</text:p>
          </table:table-cell>
          <table:table-cell table:formula="of:=[.A609]/1000/(60*60*24)" office:value-type="time" office:time-value="PT02H41M50.634S" calcext:value-type="time">
            <text:p>02:41:51</text:p>
          </table:table-cell>
          <table:table-cell office:value-type="float" office:value="1.15" calcext:value-type="float">
            <text:p>1.15</text:p>
          </table:table-cell>
          <table:table-cell office:value-type="float" office:value="500.52" calcext:value-type="float">
            <text:p>500.52</text:p>
          </table:table-cell>
          <table:table-cell office:value-type="float" office:value="577.65" calcext:value-type="float">
            <text:p>577.65</text:p>
          </table:table-cell>
          <table:table-cell office:value-type="float" office:value="1347.59" calcext:value-type="float">
            <text:p>1347.59</text:p>
          </table:table-cell>
          <table:table-cell office:value-type="float" office:value="1592.31" calcext:value-type="float">
            <text:p>1592.31</text:p>
          </table:table-cell>
        </table:table-row>
        <table:table-row table:style-name="ro1">
          <table:table-cell office:value-type="float" office:value="9726634" calcext:value-type="float">
            <text:p>9726634</text:p>
          </table:table-cell>
          <table:table-cell table:formula="of:=[.A610]/1000/(60*60*24)" office:value-type="time" office:time-value="PT02H42M06.634S" calcext:value-type="time">
            <text:p>02:42:07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6" calcext:value-type="float">
            <text:p>581.96</text:p>
          </table:table-cell>
          <table:table-cell office:value-type="float" office:value="1349.82" calcext:value-type="float">
            <text:p>1349.82</text:p>
          </table:table-cell>
          <table:table-cell office:value-type="float" office:value="1594.89" calcext:value-type="float">
            <text:p>1594.89</text:p>
          </table:table-cell>
        </table:table-row>
        <table:table-row table:style-name="ro1">
          <table:table-cell office:value-type="float" office:value="9742633" calcext:value-type="float">
            <text:p>9742633</text:p>
          </table:table-cell>
          <table:table-cell table:formula="of:=[.A611]/1000/(60*60*24)" office:value-type="time" office:time-value="PT02H42M22.633S" calcext:value-type="time">
            <text:p>02:42:23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0.2" calcext:value-type="float">
            <text:p>580.2</text:p>
          </table:table-cell>
          <table:table-cell office:value-type="float" office:value="1352.04" calcext:value-type="float">
            <text:p>1352.04</text:p>
          </table:table-cell>
          <table:table-cell office:value-type="float" office:value="1597.47" calcext:value-type="float">
            <text:p>1597.47</text:p>
          </table:table-cell>
        </table:table-row>
        <table:table-row table:style-name="ro1">
          <table:table-cell office:value-type="float" office:value="9758634" calcext:value-type="float">
            <text:p>9758634</text:p>
          </table:table-cell>
          <table:table-cell table:formula="of:=[.A612]/1000/(60*60*24)" office:value-type="time" office:time-value="PT02H42M38.634S" calcext:value-type="time">
            <text:p>02:42:39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0.11" calcext:value-type="float">
            <text:p>580.11</text:p>
          </table:table-cell>
          <table:table-cell office:value-type="float" office:value="1354.27" calcext:value-type="float">
            <text:p>1354.27</text:p>
          </table:table-cell>
          <table:table-cell office:value-type="float" office:value="1600.05" calcext:value-type="float">
            <text:p>1600.05</text:p>
          </table:table-cell>
        </table:table-row>
        <table:table-row table:style-name="ro1">
          <table:table-cell office:value-type="float" office:value="9774633" calcext:value-type="float">
            <text:p>9774633</text:p>
          </table:table-cell>
          <table:table-cell table:formula="of:=[.A613]/1000/(60*60*24)" office:value-type="time" office:time-value="PT02H42M54.633S" calcext:value-type="time">
            <text:p>02:42:55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7" calcext:value-type="float">
            <text:p>579.87</text:p>
          </table:table-cell>
          <table:table-cell office:value-type="float" office:value="1356.49" calcext:value-type="float">
            <text:p>1356.49</text:p>
          </table:table-cell>
          <table:table-cell office:value-type="float" office:value="1602.63" calcext:value-type="float">
            <text:p>1602.63</text:p>
          </table:table-cell>
        </table:table-row>
        <table:table-row table:style-name="ro1">
          <table:table-cell office:value-type="float" office:value="9790633" calcext:value-type="float">
            <text:p>9790633</text:p>
          </table:table-cell>
          <table:table-cell table:formula="of:=[.A614]/1000/(60*60*24)" office:value-type="time" office:time-value="PT02H43M10.633S" calcext:value-type="time">
            <text:p>02:43:11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7" calcext:value-type="float">
            <text:p>579.97</text:p>
          </table:table-cell>
          <table:table-cell office:value-type="float" office:value="1358.72" calcext:value-type="float">
            <text:p>1358.72</text:p>
          </table:table-cell>
          <table:table-cell office:value-type="float" office:value="1605.21" calcext:value-type="float">
            <text:p>1605.21</text:p>
          </table:table-cell>
        </table:table-row>
        <table:table-row table:style-name="ro1">
          <table:table-cell office:value-type="float" office:value="9806634" calcext:value-type="float">
            <text:p>9806634</text:p>
          </table:table-cell>
          <table:table-cell table:formula="of:=[.A615]/1000/(60*60*24)" office:value-type="time" office:time-value="PT02H43M26.634S" calcext:value-type="time">
            <text:p>02:43:27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7" calcext:value-type="float">
            <text:p>579.97</text:p>
          </table:table-cell>
          <table:table-cell office:value-type="float" office:value="1360.94" calcext:value-type="float">
            <text:p>1360.94</text:p>
          </table:table-cell>
          <table:table-cell office:value-type="float" office:value="1607.78" calcext:value-type="float">
            <text:p>1607.78</text:p>
          </table:table-cell>
        </table:table-row>
        <table:table-row table:style-name="ro1">
          <table:table-cell office:value-type="float" office:value="9822634" calcext:value-type="float">
            <text:p>9822634</text:p>
          </table:table-cell>
          <table:table-cell table:formula="of:=[.A616]/1000/(60*60*24)" office:value-type="time" office:time-value="PT02H43M42.634S" calcext:value-type="time">
            <text:p>02:43:43</text:p>
          </table:table-cell>
          <table:table-cell office:value-type="float" office:value="1.16" calcext:value-type="float">
            <text:p>1.16</text:p>
          </table:table-cell>
          <table:table-cell office:value-type="float" office:value="500.52" calcext:value-type="float">
            <text:p>500.52</text:p>
          </table:table-cell>
          <table:table-cell office:value-type="float" office:value="579.65" calcext:value-type="float">
            <text:p>579.65</text:p>
          </table:table-cell>
          <table:table-cell office:value-type="float" office:value="1363.17" calcext:value-type="float">
            <text:p>1363.17</text:p>
          </table:table-cell>
          <table:table-cell office:value-type="float" office:value="1610.36" calcext:value-type="float">
            <text:p>1610.36</text:p>
          </table:table-cell>
        </table:table-row>
        <table:table-row table:style-name="ro1">
          <table:table-cell office:value-type="float" office:value="9838633" calcext:value-type="float">
            <text:p>9838633</text:p>
          </table:table-cell>
          <table:table-cell table:formula="of:=[.A617]/1000/(60*60*24)" office:value-type="time" office:time-value="PT02H43M58.633S" calcext:value-type="time">
            <text:p>02:43:59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7" calcext:value-type="float">
            <text:p>579.87</text:p>
          </table:table-cell>
          <table:table-cell office:value-type="float" office:value="1365.4" calcext:value-type="float">
            <text:p>1365.4</text:p>
          </table:table-cell>
          <table:table-cell office:value-type="float" office:value="1612.94" calcext:value-type="float">
            <text:p>1612.94</text:p>
          </table:table-cell>
        </table:table-row>
        <table:table-row table:style-name="ro1">
          <table:table-cell office:value-type="float" office:value="9854633" calcext:value-type="float">
            <text:p>9854633</text:p>
          </table:table-cell>
          <table:table-cell table:formula="of:=[.A618]/1000/(60*60*24)" office:value-type="time" office:time-value="PT02H44M14.633S" calcext:value-type="time">
            <text:p>02:44:15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7" calcext:value-type="float">
            <text:p>579.97</text:p>
          </table:table-cell>
          <table:table-cell office:value-type="float" office:value="1367.62" calcext:value-type="float">
            <text:p>1367.62</text:p>
          </table:table-cell>
          <table:table-cell office:value-type="float" office:value="1615.52" calcext:value-type="float">
            <text:p>1615.52</text:p>
          </table:table-cell>
        </table:table-row>
        <table:table-row table:style-name="ro1">
          <table:table-cell office:value-type="float" office:value="9870634" calcext:value-type="float">
            <text:p>9870634</text:p>
          </table:table-cell>
          <table:table-cell table:formula="of:=[.A619]/1000/(60*60*24)" office:value-type="time" office:time-value="PT02H44M30.634S" calcext:value-type="time">
            <text:p>02:44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5" calcext:value-type="float">
            <text:p>578.05</text:p>
          </table:table-cell>
          <table:table-cell office:value-type="float" office:value="1369.85" calcext:value-type="float">
            <text:p>1369.85</text:p>
          </table:table-cell>
          <table:table-cell office:value-type="float" office:value="1618.1" calcext:value-type="float">
            <text:p>1618.1</text:p>
          </table:table-cell>
        </table:table-row>
        <table:table-row table:style-name="ro1">
          <table:table-cell office:value-type="float" office:value="9886633" calcext:value-type="float">
            <text:p>9886633</text:p>
          </table:table-cell>
          <table:table-cell table:formula="of:=[.A620]/1000/(60*60*24)" office:value-type="time" office:time-value="PT02H44M46.633S" calcext:value-type="time">
            <text:p>02:44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4" calcext:value-type="float">
            <text:p>577.94</text:p>
          </table:table-cell>
          <table:table-cell office:value-type="float" office:value="1372.07" calcext:value-type="float">
            <text:p>1372.07</text:p>
          </table:table-cell>
          <table:table-cell office:value-type="float" office:value="1620.67" calcext:value-type="float">
            <text:p>1620.67</text:p>
          </table:table-cell>
        </table:table-row>
        <table:table-row table:style-name="ro1">
          <table:table-cell office:value-type="float" office:value="9902633" calcext:value-type="float">
            <text:p>9902633</text:p>
          </table:table-cell>
          <table:table-cell table:formula="of:=[.A621]/1000/(60*60*24)" office:value-type="time" office:time-value="PT02H45M02.633S" calcext:value-type="time">
            <text:p>02:45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374.28" calcext:value-type="float">
            <text:p>1374.28</text:p>
          </table:table-cell>
          <table:table-cell office:value-type="float" office:value="1623.24" calcext:value-type="float">
            <text:p>1623.24</text:p>
          </table:table-cell>
        </table:table-row>
        <table:table-row table:style-name="ro1">
          <table:table-cell office:value-type="float" office:value="9918633" calcext:value-type="float">
            <text:p>9918633</text:p>
          </table:table-cell>
          <table:table-cell table:formula="of:=[.A622]/1000/(60*60*24)" office:value-type="time" office:time-value="PT02H45M18.633S" calcext:value-type="time">
            <text:p>02:45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" calcext:value-type="float">
            <text:p>578.4</text:p>
          </table:table-cell>
          <table:table-cell office:value-type="float" office:value="1376.5" calcext:value-type="float">
            <text:p>1376.5</text:p>
          </table:table-cell>
          <table:table-cell office:value-type="float" office:value="1625.81" calcext:value-type="float">
            <text:p>1625.81</text:p>
          </table:table-cell>
        </table:table-row>
        <table:table-row table:style-name="ro1">
          <table:table-cell office:value-type="float" office:value="9934633" calcext:value-type="float">
            <text:p>9934633</text:p>
          </table:table-cell>
          <table:table-cell table:formula="of:=[.A623]/1000/(60*60*24)" office:value-type="time" office:time-value="PT02H45M34.633S" calcext:value-type="time">
            <text:p>02:45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6" calcext:value-type="float">
            <text:p>578.16</text:p>
          </table:table-cell>
          <table:table-cell office:value-type="float" office:value="1378.72" calcext:value-type="float">
            <text:p>1378.72</text:p>
          </table:table-cell>
          <table:table-cell office:value-type="float" office:value="1628.38" calcext:value-type="float">
            <text:p>1628.38</text:p>
          </table:table-cell>
        </table:table-row>
        <table:table-row table:style-name="ro1">
          <table:table-cell office:value-type="float" office:value="9950633" calcext:value-type="float">
            <text:p>9950633</text:p>
          </table:table-cell>
          <table:table-cell table:formula="of:=[.A624]/1000/(60*60*24)" office:value-type="time" office:time-value="PT02H45M50.633S" calcext:value-type="time">
            <text:p>02:45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6" calcext:value-type="float">
            <text:p>580.16</text:p>
          </table:table-cell>
          <table:table-cell office:value-type="float" office:value="1380.94" calcext:value-type="float">
            <text:p>1380.94</text:p>
          </table:table-cell>
          <table:table-cell office:value-type="float" office:value="1630.95" calcext:value-type="float">
            <text:p>1630.95</text:p>
          </table:table-cell>
        </table:table-row>
        <table:table-row table:style-name="ro1">
          <table:table-cell office:value-type="float" office:value="9966634" calcext:value-type="float">
            <text:p>9966634</text:p>
          </table:table-cell>
          <table:table-cell table:formula="of:=[.A625]/1000/(60*60*24)" office:value-type="time" office:time-value="PT02H46M06.634S" calcext:value-type="time">
            <text:p>02:46:07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8" calcext:value-type="float">
            <text:p>579.88</text:p>
          </table:table-cell>
          <table:table-cell office:value-type="float" office:value="1383.17" calcext:value-type="float">
            <text:p>1383.17</text:p>
          </table:table-cell>
          <table:table-cell office:value-type="float" office:value="1633.53" calcext:value-type="float">
            <text:p>1633.53</text:p>
          </table:table-cell>
        </table:table-row>
        <table:table-row table:style-name="ro1">
          <table:table-cell office:value-type="float" office:value="9982634" calcext:value-type="float">
            <text:p>9982634</text:p>
          </table:table-cell>
          <table:table-cell table:formula="of:=[.A626]/1000/(60*60*24)" office:value-type="time" office:time-value="PT02H46M22.634S" calcext:value-type="time">
            <text:p>02:46:23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6" calcext:value-type="float">
            <text:p>579.96</text:p>
          </table:table-cell>
          <table:table-cell office:value-type="float" office:value="1385.39" calcext:value-type="float">
            <text:p>1385.39</text:p>
          </table:table-cell>
          <table:table-cell office:value-type="float" office:value="1636.1" calcext:value-type="float">
            <text:p>1636.1</text:p>
          </table:table-cell>
        </table:table-row>
        <table:table-row table:style-name="ro1">
          <table:table-cell office:value-type="float" office:value="9998633" calcext:value-type="float">
            <text:p>9998633</text:p>
          </table:table-cell>
          <table:table-cell table:formula="of:=[.A627]/1000/(60*60*24)" office:value-type="time" office:time-value="PT02H46M38.633S" calcext:value-type="time">
            <text:p>02:46:39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0.11" calcext:value-type="float">
            <text:p>580.11</text:p>
          </table:table-cell>
          <table:table-cell office:value-type="float" office:value="1387.62" calcext:value-type="float">
            <text:p>1387.62</text:p>
          </table:table-cell>
          <table:table-cell office:value-type="float" office:value="1638.68" calcext:value-type="float">
            <text:p>1638.68</text:p>
          </table:table-cell>
        </table:table-row>
        <table:table-row table:style-name="ro1">
          <table:table-cell office:value-type="float" office:value="10014634" calcext:value-type="float">
            <text:p>10014634</text:p>
          </table:table-cell>
          <table:table-cell table:formula="of:=[.A628]/1000/(60*60*24)" office:value-type="time" office:time-value="PT02H46M54.634S" calcext:value-type="time">
            <text:p>02:46:55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6" calcext:value-type="float">
            <text:p>579.96</text:p>
          </table:table-cell>
          <table:table-cell office:value-type="float" office:value="1389.84" calcext:value-type="float">
            <text:p>1389.84</text:p>
          </table:table-cell>
          <table:table-cell office:value-type="float" office:value="1641.25" calcext:value-type="float">
            <text:p>1641.25</text:p>
          </table:table-cell>
        </table:table-row>
        <table:table-row table:style-name="ro1">
          <table:table-cell office:value-type="float" office:value="10030633" calcext:value-type="float">
            <text:p>10030633</text:p>
          </table:table-cell>
          <table:table-cell table:formula="of:=[.A629]/1000/(60*60*24)" office:value-type="time" office:time-value="PT02H47M10.633S" calcext:value-type="time">
            <text:p>02:47:11</text:p>
          </table:table-cell>
          <table:table-cell office:value-type="float" office:value="1.15" calcext:value-type="float">
            <text:p>1.15</text:p>
          </table:table-cell>
          <table:table-cell office:value-type="float" office:value="501" calcext:value-type="float">
            <text:p>501</text:p>
          </table:table-cell>
          <table:table-cell office:value-type="float" office:value="578.2" calcext:value-type="float">
            <text:p>578.2</text:p>
          </table:table-cell>
          <table:table-cell office:value-type="float" office:value="1392.07" calcext:value-type="float">
            <text:p>1392.07</text:p>
          </table:table-cell>
          <table:table-cell office:value-type="float" office:value="1643.83" calcext:value-type="float">
            <text:p>1643.83</text:p>
          </table:table-cell>
        </table:table-row>
        <table:table-row table:style-name="ro1">
          <table:table-cell office:value-type="float" office:value="10046633" calcext:value-type="float">
            <text:p>10046633</text:p>
          </table:table-cell>
          <table:table-cell table:formula="of:=[.A630]/1000/(60*60*24)" office:value-type="time" office:time-value="PT02H47M26.633S" calcext:value-type="time">
            <text:p>02:47:27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7" calcext:value-type="float">
            <text:p>577.97</text:p>
          </table:table-cell>
          <table:table-cell office:value-type="float" office:value="1394.29" calcext:value-type="float">
            <text:p>1394.29</text:p>
          </table:table-cell>
          <table:table-cell office:value-type="float" office:value="1646.4" calcext:value-type="float">
            <text:p>1646.4</text:p>
          </table:table-cell>
        </table:table-row>
        <table:table-row table:style-name="ro1">
          <table:table-cell office:value-type="float" office:value="10062633" calcext:value-type="float">
            <text:p>10062633</text:p>
          </table:table-cell>
          <table:table-cell table:formula="of:=[.A631]/1000/(60*60*24)" office:value-type="time" office:time-value="PT02H47M42.633S" calcext:value-type="time">
            <text:p>02:47:43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7" calcext:value-type="float">
            <text:p>579.97</text:p>
          </table:table-cell>
          <table:table-cell office:value-type="float" office:value="1396.52" calcext:value-type="float">
            <text:p>1396.52</text:p>
          </table:table-cell>
          <table:table-cell office:value-type="float" office:value="1648.98" calcext:value-type="float">
            <text:p>1648.98</text:p>
          </table:table-cell>
        </table:table-row>
        <table:table-row table:style-name="ro1">
          <table:table-cell office:value-type="float" office:value="10078633" calcext:value-type="float">
            <text:p>10078633</text:p>
          </table:table-cell>
          <table:table-cell table:formula="of:=[.A632]/1000/(60*60*24)" office:value-type="time" office:time-value="PT02H47M58.633S" calcext:value-type="time">
            <text:p>02:47:59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79.73" calcext:value-type="float">
            <text:p>579.73</text:p>
          </table:table-cell>
          <table:table-cell office:value-type="float" office:value="1398.75" calcext:value-type="float">
            <text:p>1398.75</text:p>
          </table:table-cell>
          <table:table-cell office:value-type="float" office:value="1651.55" calcext:value-type="float">
            <text:p>1651.55</text:p>
          </table:table-cell>
        </table:table-row>
        <table:table-row table:style-name="ro1">
          <table:table-cell office:value-type="float" office:value="10094634" calcext:value-type="float">
            <text:p>10094634</text:p>
          </table:table-cell>
          <table:table-cell table:formula="of:=[.A633]/1000/(60*60*24)" office:value-type="time" office:time-value="PT02H48M14.634S" calcext:value-type="time">
            <text:p>02:48:15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6" calcext:value-type="float">
            <text:p>579.96</text:p>
          </table:table-cell>
          <table:table-cell office:value-type="float" office:value="1400.97" calcext:value-type="float">
            <text:p>1400.97</text:p>
          </table:table-cell>
          <table:table-cell office:value-type="float" office:value="1654.12" calcext:value-type="float">
            <text:p>1654.12</text:p>
          </table:table-cell>
        </table:table-row>
        <table:table-row table:style-name="ro1">
          <table:table-cell office:value-type="float" office:value="10110634" calcext:value-type="float">
            <text:p>10110634</text:p>
          </table:table-cell>
          <table:table-cell table:formula="of:=[.A634]/1000/(60*60*24)" office:value-type="time" office:time-value="PT02H48M30.634S" calcext:value-type="time">
            <text:p>02:48:31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6" calcext:value-type="float">
            <text:p>579.86</text:p>
          </table:table-cell>
          <table:table-cell office:value-type="float" office:value="1403.2" calcext:value-type="float">
            <text:p>1403.2</text:p>
          </table:table-cell>
          <table:table-cell office:value-type="float" office:value="1656.7" calcext:value-type="float">
            <text:p>1656.7</text:p>
          </table:table-cell>
        </table:table-row>
        <table:table-row table:style-name="ro1">
          <table:table-cell office:value-type="float" office:value="10126633" calcext:value-type="float">
            <text:p>10126633</text:p>
          </table:table-cell>
          <table:table-cell table:formula="of:=[.A635]/1000/(60*60*24)" office:value-type="time" office:time-value="PT02H48M46.633S" calcext:value-type="time">
            <text:p>02:48:47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79.72" calcext:value-type="float">
            <text:p>579.72</text:p>
          </table:table-cell>
          <table:table-cell office:value-type="float" office:value="1405.42" calcext:value-type="float">
            <text:p>1405.42</text:p>
          </table:table-cell>
          <table:table-cell office:value-type="float" office:value="1659.27" calcext:value-type="float">
            <text:p>1659.27</text:p>
          </table:table-cell>
        </table:table-row>
        <table:table-row table:style-name="ro1">
          <table:table-cell office:value-type="float" office:value="10142634" calcext:value-type="float">
            <text:p>10142634</text:p>
          </table:table-cell>
          <table:table-cell table:formula="of:=[.A636]/1000/(60*60*24)" office:value-type="time" office:time-value="PT02H49M02.634S" calcext:value-type="time">
            <text:p>02:49:03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7" calcext:value-type="float">
            <text:p>579.97</text:p>
          </table:table-cell>
          <table:table-cell office:value-type="float" office:value="1407.65" calcext:value-type="float">
            <text:p>1407.65</text:p>
          </table:table-cell>
          <table:table-cell office:value-type="float" office:value="1661.85" calcext:value-type="float">
            <text:p>1661.85</text:p>
          </table:table-cell>
        </table:table-row>
        <table:table-row table:style-name="ro1">
          <table:table-cell office:value-type="float" office:value="10158633" calcext:value-type="float">
            <text:p>10158633</text:p>
          </table:table-cell>
          <table:table-cell table:formula="of:=[.A637]/1000/(60*60*24)" office:value-type="time" office:time-value="PT02H49M18.633S" calcext:value-type="time">
            <text:p>02:49:19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6" calcext:value-type="float">
            <text:p>577.96</text:p>
          </table:table-cell>
          <table:table-cell office:value-type="float" office:value="1409.87" calcext:value-type="float">
            <text:p>1409.87</text:p>
          </table:table-cell>
          <table:table-cell office:value-type="float" office:value="1664.42" calcext:value-type="float">
            <text:p>1664.42</text:p>
          </table:table-cell>
        </table:table-row>
        <table:table-row table:style-name="ro1">
          <table:table-cell office:value-type="float" office:value="10174634" calcext:value-type="float">
            <text:p>10174634</text:p>
          </table:table-cell>
          <table:table-cell table:formula="of:=[.A638]/1000/(60*60*24)" office:value-type="time" office:time-value="PT02H49M34.634S" calcext:value-type="time">
            <text:p>02:49:35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7.73" calcext:value-type="float">
            <text:p>577.73</text:p>
          </table:table-cell>
          <table:table-cell office:value-type="float" office:value="1412.1" calcext:value-type="float">
            <text:p>1412.1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10190633" calcext:value-type="float">
            <text:p>10190633</text:p>
          </table:table-cell>
          <table:table-cell table:formula="of:=[.A639]/1000/(60*60*24)" office:value-type="time" office:time-value="PT02H49M50.633S" calcext:value-type="time">
            <text:p>02:49:51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7.88" calcext:value-type="float">
            <text:p>577.88</text:p>
          </table:table-cell>
          <table:table-cell office:value-type="float" office:value="1414.32" calcext:value-type="float">
            <text:p>1414.32</text:p>
          </table:table-cell>
          <table:table-cell office:value-type="float" office:value="1669.57" calcext:value-type="float">
            <text:p>1669.57</text:p>
          </table:table-cell>
        </table:table-row>
        <table:table-row table:style-name="ro1">
          <table:table-cell office:value-type="float" office:value="10206634" calcext:value-type="float">
            <text:p>10206634</text:p>
          </table:table-cell>
          <table:table-cell table:formula="of:=[.A640]/1000/(60*60*24)" office:value-type="time" office:time-value="PT02H50M06.634S" calcext:value-type="time">
            <text:p>02:50:07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8" calcext:value-type="float">
            <text:p>579.98</text:p>
          </table:table-cell>
          <table:table-cell office:value-type="float" office:value="1416.55" calcext:value-type="float">
            <text:p>1416.55</text:p>
          </table:table-cell>
          <table:table-cell office:value-type="float" office:value="1672.14" calcext:value-type="float">
            <text:p>1672.14</text:p>
          </table:table-cell>
        </table:table-row>
        <table:table-row table:style-name="ro1">
          <table:table-cell office:value-type="float" office:value="10222633" calcext:value-type="float">
            <text:p>10222633</text:p>
          </table:table-cell>
          <table:table-cell table:formula="of:=[.A641]/1000/(60*60*24)" office:value-type="time" office:time-value="PT02H50M22.633S" calcext:value-type="time">
            <text:p>02:50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418.77" calcext:value-type="float">
            <text:p>1418.77</text:p>
          </table:table-cell>
          <table:table-cell office:value-type="float" office:value="1674.71" calcext:value-type="float">
            <text:p>1674.71</text:p>
          </table:table-cell>
        </table:table-row>
        <table:table-row table:style-name="ro1">
          <table:table-cell office:value-type="float" office:value="10238633" calcext:value-type="float">
            <text:p>10238633</text:p>
          </table:table-cell>
          <table:table-cell table:formula="of:=[.A642]/1000/(60*60*24)" office:value-type="time" office:time-value="PT02H50M38.633S" calcext:value-type="time">
            <text:p>02:50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420.99" calcext:value-type="float">
            <text:p>1420.99</text:p>
          </table:table-cell>
          <table:table-cell office:value-type="float" office:value="1677.28" calcext:value-type="float">
            <text:p>1677.28</text:p>
          </table:table-cell>
        </table:table-row>
        <table:table-row table:style-name="ro1">
          <table:table-cell office:value-type="float" office:value="10254634" calcext:value-type="float">
            <text:p>10254634</text:p>
          </table:table-cell>
          <table:table-cell table:formula="of:=[.A643]/1000/(60*60*24)" office:value-type="time" office:time-value="PT02H50M54.634S" calcext:value-type="time">
            <text:p>02:50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423.21" calcext:value-type="float">
            <text:p>1423.21</text:p>
          </table:table-cell>
          <table:table-cell office:value-type="float" office:value="1679.84" calcext:value-type="float">
            <text:p>1679.84</text:p>
          </table:table-cell>
        </table:table-row>
        <table:table-row table:style-name="ro1">
          <table:table-cell office:value-type="float" office:value="10270633" calcext:value-type="float">
            <text:p>10270633</text:p>
          </table:table-cell>
          <table:table-cell table:formula="of:=[.A644]/1000/(60*60*24)" office:value-type="time" office:time-value="PT02H51M10.633S" calcext:value-type="time">
            <text:p>02:51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425.43" calcext:value-type="float">
            <text:p>1425.43</text:p>
          </table:table-cell>
          <table:table-cell office:value-type="float" office:value="1682.41" calcext:value-type="float">
            <text:p>1682.41</text:p>
          </table:table-cell>
        </table:table-row>
        <table:table-row table:style-name="ro1">
          <table:table-cell office:value-type="float" office:value="10286634" calcext:value-type="float">
            <text:p>10286634</text:p>
          </table:table-cell>
          <table:table-cell table:formula="of:=[.A645]/1000/(60*60*24)" office:value-type="time" office:time-value="PT02H51M26.634S" calcext:value-type="time">
            <text:p>02:51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6" calcext:value-type="float">
            <text:p>576.26</text:p>
          </table:table-cell>
          <table:table-cell office:value-type="float" office:value="1427.65" calcext:value-type="float">
            <text:p>1427.65</text:p>
          </table:table-cell>
          <table:table-cell office:value-type="float" office:value="1684.97" calcext:value-type="float">
            <text:p>1684.97</text:p>
          </table:table-cell>
        </table:table-row>
        <table:table-row table:style-name="ro1">
          <table:table-cell office:value-type="float" office:value="10302634" calcext:value-type="float">
            <text:p>10302634</text:p>
          </table:table-cell>
          <table:table-cell table:formula="of:=[.A646]/1000/(60*60*24)" office:value-type="time" office:time-value="PT02H51M42.634S" calcext:value-type="time">
            <text:p>02:51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429.87" calcext:value-type="float">
            <text:p>1429.87</text:p>
          </table:table-cell>
          <table:table-cell office:value-type="float" office:value="1687.54" calcext:value-type="float">
            <text:p>1687.54</text:p>
          </table:table-cell>
        </table:table-row>
        <table:table-row table:style-name="ro1">
          <table:table-cell office:value-type="float" office:value="10318633" calcext:value-type="float">
            <text:p>10318633</text:p>
          </table:table-cell>
          <table:table-cell table:formula="of:=[.A647]/1000/(60*60*24)" office:value-type="time" office:time-value="PT02H51M58.633S" calcext:value-type="time">
            <text:p>02:51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9" calcext:value-type="float">
            <text:p>576.29</text:p>
          </table:table-cell>
          <table:table-cell office:value-type="float" office:value="1432.09" calcext:value-type="float">
            <text:p>1432.09</text:p>
          </table:table-cell>
          <table:table-cell office:value-type="float" office:value="1690.1" calcext:value-type="float">
            <text:p>1690.1</text:p>
          </table:table-cell>
        </table:table-row>
        <table:table-row table:style-name="ro1">
          <table:table-cell office:value-type="float" office:value="10334633" calcext:value-type="float">
            <text:p>10334633</text:p>
          </table:table-cell>
          <table:table-cell table:formula="of:=[.A648]/1000/(60*60*24)" office:value-type="time" office:time-value="PT02H52M14.633S" calcext:value-type="time">
            <text:p>02:52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434.31" calcext:value-type="float">
            <text:p>1434.31</text:p>
          </table:table-cell>
          <table:table-cell office:value-type="float" office:value="1692.66" calcext:value-type="float">
            <text:p>1692.66</text:p>
          </table:table-cell>
        </table:table-row>
        <table:table-row table:style-name="ro1">
          <table:table-cell office:value-type="float" office:value="10350633" calcext:value-type="float">
            <text:p>10350633</text:p>
          </table:table-cell>
          <table:table-cell table:formula="of:=[.A649]/1000/(60*60*24)" office:value-type="time" office:time-value="PT02H52M30.633S" calcext:value-type="time">
            <text:p>02:52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436.52" calcext:value-type="float">
            <text:p>1436.52</text:p>
          </table:table-cell>
          <table:table-cell office:value-type="float" office:value="1695.23" calcext:value-type="float">
            <text:p>1695.23</text:p>
          </table:table-cell>
        </table:table-row>
        <table:table-row table:style-name="ro1">
          <table:table-cell office:value-type="float" office:value="10366633" calcext:value-type="float">
            <text:p>10366633</text:p>
          </table:table-cell>
          <table:table-cell table:formula="of:=[.A650]/1000/(60*60*24)" office:value-type="time" office:time-value="PT02H52M46.633S" calcext:value-type="time">
            <text:p>02:52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438.74" calcext:value-type="float">
            <text:p>1438.74</text:p>
          </table:table-cell>
          <table:table-cell office:value-type="float" office:value="1697.79" calcext:value-type="float">
            <text:p>1697.79</text:p>
          </table:table-cell>
        </table:table-row>
        <table:table-row table:style-name="ro1">
          <table:table-cell office:value-type="float" office:value="10382633" calcext:value-type="float">
            <text:p>10382633</text:p>
          </table:table-cell>
          <table:table-cell table:formula="of:=[.A651]/1000/(60*60*24)" office:value-type="time" office:time-value="PT02H53M02.633S" calcext:value-type="time">
            <text:p>02:53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440.96" calcext:value-type="float">
            <text:p>1440.96</text:p>
          </table:table-cell>
          <table:table-cell office:value-type="float" office:value="1700.35" calcext:value-type="float">
            <text:p>1700.35</text:p>
          </table:table-cell>
        </table:table-row>
        <table:table-row table:style-name="ro1">
          <table:table-cell office:value-type="float" office:value="10398633" calcext:value-type="float">
            <text:p>10398633</text:p>
          </table:table-cell>
          <table:table-cell table:formula="of:=[.A652]/1000/(60*60*24)" office:value-type="time" office:time-value="PT02H53M18.633S" calcext:value-type="time">
            <text:p>02:53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" calcext:value-type="float">
            <text:p>578.4</text:p>
          </table:table-cell>
          <table:table-cell office:value-type="float" office:value="1443.18" calcext:value-type="float">
            <text:p>1443.18</text:p>
          </table:table-cell>
          <table:table-cell office:value-type="float" office:value="1702.92" calcext:value-type="float">
            <text:p>1702.92</text:p>
          </table:table-cell>
        </table:table-row>
        <table:table-row table:style-name="ro1">
          <table:table-cell office:value-type="float" office:value="10414633" calcext:value-type="float">
            <text:p>10414633</text:p>
          </table:table-cell>
          <table:table-cell table:formula="of:=[.A653]/1000/(60*60*24)" office:value-type="time" office:time-value="PT02H53M34.633S" calcext:value-type="time">
            <text:p>02:53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445.4" calcext:value-type="float">
            <text:p>1445.4</text:p>
          </table:table-cell>
          <table:table-cell office:value-type="float" office:value="1705.48" calcext:value-type="float">
            <text:p>1705.48</text:p>
          </table:table-cell>
        </table:table-row>
        <table:table-row table:style-name="ro1">
          <table:table-cell office:value-type="float" office:value="10430634" calcext:value-type="float">
            <text:p>10430634</text:p>
          </table:table-cell>
          <table:table-cell table:formula="of:=[.A654]/1000/(60*60*24)" office:value-type="time" office:time-value="PT02H53M50.634S" calcext:value-type="time">
            <text:p>02:53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447.62" calcext:value-type="float">
            <text:p>1447.62</text:p>
          </table:table-cell>
          <table:table-cell office:value-type="float" office:value="1708.04" calcext:value-type="float">
            <text:p>1708.04</text:p>
          </table:table-cell>
        </table:table-row>
        <table:table-row table:style-name="ro1">
          <table:table-cell office:value-type="float" office:value="10446633" calcext:value-type="float">
            <text:p>10446633</text:p>
          </table:table-cell>
          <table:table-cell table:formula="of:=[.A655]/1000/(60*60*24)" office:value-type="time" office:time-value="PT02H54M06.633S" calcext:value-type="time">
            <text:p>02:54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3" calcext:value-type="float">
            <text:p>576.43</text:p>
          </table:table-cell>
          <table:table-cell office:value-type="float" office:value="1449.84" calcext:value-type="float">
            <text:p>1449.84</text:p>
          </table:table-cell>
          <table:table-cell office:value-type="float" office:value="1710.6" calcext:value-type="float">
            <text:p>1710.6</text:p>
          </table:table-cell>
        </table:table-row>
        <table:table-row table:style-name="ro1">
          <table:table-cell office:value-type="float" office:value="10462634" calcext:value-type="float">
            <text:p>10462634</text:p>
          </table:table-cell>
          <table:table-cell table:formula="of:=[.A656]/1000/(60*60*24)" office:value-type="time" office:time-value="PT02H54M22.634S" calcext:value-type="time">
            <text:p>02:54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452.06" calcext:value-type="float">
            <text:p>1452.06</text:p>
          </table:table-cell>
          <table:table-cell office:value-type="float" office:value="1713.16" calcext:value-type="float">
            <text:p>1713.16</text:p>
          </table:table-cell>
        </table:table-row>
        <table:table-row table:style-name="ro1">
          <table:table-cell office:value-type="float" office:value="10478633" calcext:value-type="float">
            <text:p>10478633</text:p>
          </table:table-cell>
          <table:table-cell table:formula="of:=[.A657]/1000/(60*60*24)" office:value-type="time" office:time-value="PT02H54M38.633S" calcext:value-type="time">
            <text:p>02:54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6" calcext:value-type="float">
            <text:p>576.66</text:p>
          </table:table-cell>
          <table:table-cell office:value-type="float" office:value="1454.28" calcext:value-type="float">
            <text:p>1454.28</text:p>
          </table:table-cell>
          <table:table-cell office:value-type="float" office:value="1715.72" calcext:value-type="float">
            <text:p>1715.72</text:p>
          </table:table-cell>
        </table:table-row>
        <table:table-row table:style-name="ro1">
          <table:table-cell office:value-type="float" office:value="10494633" calcext:value-type="float">
            <text:p>10494633</text:p>
          </table:table-cell>
          <table:table-cell table:formula="of:=[.A658]/1000/(60*60*24)" office:value-type="time" office:time-value="PT02H54M54.633S" calcext:value-type="time">
            <text:p>02:54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456.5" calcext:value-type="float">
            <text:p>1456.5</text:p>
          </table:table-cell>
          <table:table-cell office:value-type="float" office:value="1718.28" calcext:value-type="float">
            <text:p>1718.28</text:p>
          </table:table-cell>
        </table:table-row>
        <table:table-row table:style-name="ro1">
          <table:table-cell office:value-type="float" office:value="10510633" calcext:value-type="float">
            <text:p>10510633</text:p>
          </table:table-cell>
          <table:table-cell table:formula="of:=[.A659]/1000/(60*60*24)" office:value-type="time" office:time-value="PT02H55M10.633S" calcext:value-type="time">
            <text:p>02:55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4" calcext:value-type="float">
            <text:p>574.04</text:p>
          </table:table-cell>
          <table:table-cell office:value-type="float" office:value="1458.72" calcext:value-type="float">
            <text:p>1458.72</text:p>
          </table:table-cell>
          <table:table-cell office:value-type="float" office:value="1720.84" calcext:value-type="float">
            <text:p>1720.84</text:p>
          </table:table-cell>
        </table:table-row>
        <table:table-row table:style-name="ro1">
          <table:table-cell office:value-type="float" office:value="10526633" calcext:value-type="float">
            <text:p>10526633</text:p>
          </table:table-cell>
          <table:table-cell table:formula="of:=[.A660]/1000/(60*60*24)" office:value-type="time" office:time-value="PT02H55M26.633S" calcext:value-type="time">
            <text:p>02:55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460.94" calcext:value-type="float">
            <text:p>1460.94</text:p>
          </table:table-cell>
          <table:table-cell office:value-type="float" office:value="1723.4" calcext:value-type="float">
            <text:p>1723.4</text:p>
          </table:table-cell>
        </table:table-row>
        <table:table-row table:style-name="ro1">
          <table:table-cell office:value-type="float" office:value="10542633" calcext:value-type="float">
            <text:p>10542633</text:p>
          </table:table-cell>
          <table:table-cell table:formula="of:=[.A661]/1000/(60*60*24)" office:value-type="time" office:time-value="PT02H55M42.633S" calcext:value-type="time">
            <text:p>02:55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2" calcext:value-type="float">
            <text:p>576.2</text:p>
          </table:table-cell>
          <table:table-cell office:value-type="float" office:value="1463.16" calcext:value-type="float">
            <text:p>1463.16</text:p>
          </table:table-cell>
          <table:table-cell office:value-type="float" office:value="1725.96" calcext:value-type="float">
            <text:p>1725.96</text:p>
          </table:table-cell>
        </table:table-row>
        <table:table-row table:style-name="ro1">
          <table:table-cell office:value-type="float" office:value="10558633" calcext:value-type="float">
            <text:p>10558633</text:p>
          </table:table-cell>
          <table:table-cell table:formula="of:=[.A662]/1000/(60*60*24)" office:value-type="time" office:time-value="PT02H55M58.633S" calcext:value-type="time">
            <text:p>02:55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2" calcext:value-type="float">
            <text:p>576.2</text:p>
          </table:table-cell>
          <table:table-cell office:value-type="float" office:value="1465.38" calcext:value-type="float">
            <text:p>1465.38</text:p>
          </table:table-cell>
          <table:table-cell office:value-type="float" office:value="1728.52" calcext:value-type="float">
            <text:p>1728.52</text:p>
          </table:table-cell>
        </table:table-row>
        <table:table-row table:style-name="ro1">
          <table:table-cell office:value-type="float" office:value="10574633" calcext:value-type="float">
            <text:p>10574633</text:p>
          </table:table-cell>
          <table:table-cell table:formula="of:=[.A663]/1000/(60*60*24)" office:value-type="time" office:time-value="PT02H56M14.633S" calcext:value-type="time">
            <text:p>02:56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467.59" calcext:value-type="float">
            <text:p>1467.59</text:p>
          </table:table-cell>
          <table:table-cell office:value-type="float" office:value="1731.08" calcext:value-type="float">
            <text:p>1731.08</text:p>
          </table:table-cell>
        </table:table-row>
        <table:table-row table:style-name="ro1">
          <table:table-cell office:value-type="float" office:value="10590633" calcext:value-type="float">
            <text:p>10590633</text:p>
          </table:table-cell>
          <table:table-cell table:formula="of:=[.A664]/1000/(60*60*24)" office:value-type="time" office:time-value="PT02H56M30.633S" calcext:value-type="time">
            <text:p>02:56:31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7" calcext:value-type="float">
            <text:p>577.97</text:p>
          </table:table-cell>
          <table:table-cell office:value-type="float" office:value="1469.82" calcext:value-type="float">
            <text:p>1469.82</text:p>
          </table:table-cell>
          <table:table-cell office:value-type="float" office:value="1733.64" calcext:value-type="float">
            <text:p>1733.64</text:p>
          </table:table-cell>
        </table:table-row>
        <table:table-row table:style-name="ro1">
          <table:table-cell office:value-type="float" office:value="10606633" calcext:value-type="float">
            <text:p>10606633</text:p>
          </table:table-cell>
          <table:table-cell table:formula="of:=[.A665]/1000/(60*60*24)" office:value-type="time" office:time-value="PT02H56M46.633S" calcext:value-type="time">
            <text:p>02:56:47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7.88" calcext:value-type="float">
            <text:p>577.88</text:p>
          </table:table-cell>
          <table:table-cell office:value-type="float" office:value="1472.04" calcext:value-type="float">
            <text:p>1472.04</text:p>
          </table:table-cell>
          <table:table-cell office:value-type="float" office:value="1736.21" calcext:value-type="float">
            <text:p>1736.21</text:p>
          </table:table-cell>
        </table:table-row>
        <table:table-row table:style-name="ro1">
          <table:table-cell office:value-type="float" office:value="10622634" calcext:value-type="float">
            <text:p>10622634</text:p>
          </table:table-cell>
          <table:table-cell table:formula="of:=[.A666]/1000/(60*60*24)" office:value-type="time" office:time-value="PT02H57M02.634S" calcext:value-type="time">
            <text:p>02:57:03</text:p>
          </table:table-cell>
          <table:table-cell office:value-type="float" office:value="1.15" calcext:value-type="float">
            <text:p>1.15</text:p>
          </table:table-cell>
          <table:table-cell office:value-type="float" office:value="501" calcext:value-type="float">
            <text:p>501</text:p>
          </table:table-cell>
          <table:table-cell office:value-type="float" office:value="578.18" calcext:value-type="float">
            <text:p>578.18</text:p>
          </table:table-cell>
          <table:table-cell office:value-type="float" office:value="1474.27" calcext:value-type="float">
            <text:p>1474.27</text:p>
          </table:table-cell>
          <table:table-cell office:value-type="float" office:value="1738.77" calcext:value-type="float">
            <text:p>1738.77</text:p>
          </table:table-cell>
        </table:table-row>
        <table:table-row table:style-name="ro1">
          <table:table-cell office:value-type="float" office:value="10638633" calcext:value-type="float">
            <text:p>10638633</text:p>
          </table:table-cell>
          <table:table-cell table:formula="of:=[.A667]/1000/(60*60*24)" office:value-type="time" office:time-value="PT02H57M18.633S" calcext:value-type="time">
            <text:p>02:57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476.49" calcext:value-type="float">
            <text:p>1476.49</text:p>
          </table:table-cell>
          <table:table-cell office:value-type="float" office:value="1741.33" calcext:value-type="float">
            <text:p>1741.33</text:p>
          </table:table-cell>
        </table:table-row>
        <table:table-row table:style-name="ro1">
          <table:table-cell office:value-type="float" office:value="10654633" calcext:value-type="float">
            <text:p>10654633</text:p>
          </table:table-cell>
          <table:table-cell table:formula="of:=[.A668]/1000/(60*60*24)" office:value-type="time" office:time-value="PT02H57M34.633S" calcext:value-type="time">
            <text:p>02:57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6" calcext:value-type="float">
            <text:p>576.06</text:p>
          </table:table-cell>
          <table:table-cell office:value-type="float" office:value="1478.71" calcext:value-type="float">
            <text:p>1478.71</text:p>
          </table:table-cell>
          <table:table-cell office:value-type="float" office:value="1743.89" calcext:value-type="float">
            <text:p>1743.89</text:p>
          </table:table-cell>
        </table:table-row>
        <table:table-row table:style-name="ro1">
          <table:table-cell office:value-type="float" office:value="10670633" calcext:value-type="float">
            <text:p>10670633</text:p>
          </table:table-cell>
          <table:table-cell table:formula="of:=[.A669]/1000/(60*60*24)" office:value-type="time" office:time-value="PT02H57M50.633S" calcext:value-type="time">
            <text:p>02:57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480.93" calcext:value-type="float">
            <text:p>1480.93</text:p>
          </table:table-cell>
          <table:table-cell office:value-type="float" office:value="1746.45" calcext:value-type="float">
            <text:p>1746.45</text:p>
          </table:table-cell>
        </table:table-row>
        <table:table-row table:style-name="ro1">
          <table:table-cell office:value-type="float" office:value="10686633" calcext:value-type="float">
            <text:p>10686633</text:p>
          </table:table-cell>
          <table:table-cell table:formula="of:=[.A670]/1000/(60*60*24)" office:value-type="time" office:time-value="PT02H58M06.633S" calcext:value-type="time">
            <text:p>02:58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7" calcext:value-type="float">
            <text:p>576.17</text:p>
          </table:table-cell>
          <table:table-cell office:value-type="float" office:value="1483.15" calcext:value-type="float">
            <text:p>1483.15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10702634" calcext:value-type="float">
            <text:p>10702634</text:p>
          </table:table-cell>
          <table:table-cell table:formula="of:=[.A671]/1000/(60*60*24)" office:value-type="time" office:time-value="PT02H58M22.634S" calcext:value-type="time">
            <text:p>02:58:23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7.88" calcext:value-type="float">
            <text:p>577.88</text:p>
          </table:table-cell>
          <table:table-cell office:value-type="float" office:value="1485.37" calcext:value-type="float">
            <text:p>1485.37</text:p>
          </table:table-cell>
          <table:table-cell office:value-type="float" office:value="1751.57" calcext:value-type="float">
            <text:p>1751.57</text:p>
          </table:table-cell>
        </table:table-row>
        <table:table-row table:style-name="ro1">
          <table:table-cell office:value-type="float" office:value="10718633" calcext:value-type="float">
            <text:p>10718633</text:p>
          </table:table-cell>
          <table:table-cell table:formula="of:=[.A672]/1000/(60*60*24)" office:value-type="time" office:time-value="PT02H58M38.633S" calcext:value-type="time">
            <text:p>02:58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487.59" calcext:value-type="float">
            <text:p>1487.59</text:p>
          </table:table-cell>
          <table:table-cell office:value-type="float" office:value="1754.12" calcext:value-type="float">
            <text:p>1754.12</text:p>
          </table:table-cell>
        </table:table-row>
        <table:table-row table:style-name="ro1">
          <table:table-cell office:value-type="float" office:value="10734633" calcext:value-type="float">
            <text:p>10734633</text:p>
          </table:table-cell>
          <table:table-cell table:formula="of:=[.A673]/1000/(60*60*24)" office:value-type="time" office:time-value="PT02H58M54.633S" calcext:value-type="time">
            <text:p>02:58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489.81" calcext:value-type="float">
            <text:p>1489.81</text:p>
          </table:table-cell>
          <table:table-cell office:value-type="float" office:value="1756.68" calcext:value-type="float">
            <text:p>1756.68</text:p>
          </table:table-cell>
        </table:table-row>
        <table:table-row table:style-name="ro1">
          <table:table-cell office:value-type="float" office:value="10750633" calcext:value-type="float">
            <text:p>10750633</text:p>
          </table:table-cell>
          <table:table-cell table:formula="of:=[.A674]/1000/(60*60*24)" office:value-type="time" office:time-value="PT02H59M10.633S" calcext:value-type="time">
            <text:p>02:59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492.03" calcext:value-type="float">
            <text:p>1492.03</text:p>
          </table:table-cell>
          <table:table-cell office:value-type="float" office:value="1759.23" calcext:value-type="float">
            <text:p>1759.23</text:p>
          </table:table-cell>
        </table:table-row>
        <table:table-row table:style-name="ro1">
          <table:table-cell office:value-type="float" office:value="10766633" calcext:value-type="float">
            <text:p>10766633</text:p>
          </table:table-cell>
          <table:table-cell table:formula="of:=[.A675]/1000/(60*60*24)" office:value-type="time" office:time-value="PT02H59M26.633S" calcext:value-type="time">
            <text:p>02:59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494.25" calcext:value-type="float">
            <text:p>1494.25</text:p>
          </table:table-cell>
          <table:table-cell office:value-type="float" office:value="1761.79" calcext:value-type="float">
            <text:p>1761.79</text:p>
          </table:table-cell>
        </table:table-row>
        <table:table-row table:style-name="ro1">
          <table:table-cell office:value-type="float" office:value="10782633" calcext:value-type="float">
            <text:p>10782633</text:p>
          </table:table-cell>
          <table:table-cell table:formula="of:=[.A676]/1000/(60*60*24)" office:value-type="time" office:time-value="PT02H59M42.633S" calcext:value-type="time">
            <text:p>02:59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496.47" calcext:value-type="float">
            <text:p>1496.47</text:p>
          </table:table-cell>
          <table:table-cell office:value-type="float" office:value="1764.35" calcext:value-type="float">
            <text:p>1764.35</text:p>
          </table:table-cell>
        </table:table-row>
        <table:table-row table:style-name="ro1">
          <table:table-cell office:value-type="float" office:value="10798634" calcext:value-type="float">
            <text:p>10798634</text:p>
          </table:table-cell>
          <table:table-cell table:formula="of:=[.A677]/1000/(60*60*24)" office:value-type="time" office:time-value="PT02H59M58.634S" calcext:value-type="time">
            <text:p>02:59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6" calcext:value-type="float">
            <text:p>573.96</text:p>
          </table:table-cell>
          <table:table-cell office:value-type="float" office:value="1498.69" calcext:value-type="float">
            <text:p>1498.69</text:p>
          </table:table-cell>
          <table:table-cell office:value-type="float" office:value="1766.9" calcext:value-type="float">
            <text:p>1766.9</text:p>
          </table:table-cell>
        </table:table-row>
        <table:table-row table:style-name="ro1">
          <table:table-cell office:value-type="float" office:value="10814633" calcext:value-type="float">
            <text:p>10814633</text:p>
          </table:table-cell>
          <table:table-cell table:formula="of:=[.A678]/1000/(60*60*24)" office:value-type="time" office:time-value="PT03H00M14.633S" calcext:value-type="time">
            <text:p>03:00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7" calcext:value-type="float">
            <text:p>574.17</text:p>
          </table:table-cell>
          <table:table-cell office:value-type="float" office:value="1500.91" calcext:value-type="float">
            <text:p>1500.91</text:p>
          </table:table-cell>
          <table:table-cell office:value-type="float" office:value="1769.46" calcext:value-type="float">
            <text:p>1769.46</text:p>
          </table:table-cell>
        </table:table-row>
        <table:table-row table:style-name="ro1">
          <table:table-cell office:value-type="float" office:value="10830634" calcext:value-type="float">
            <text:p>10830634</text:p>
          </table:table-cell>
          <table:table-cell table:formula="of:=[.A679]/1000/(60*60*24)" office:value-type="time" office:time-value="PT03H00M30.634S" calcext:value-type="time">
            <text:p>03:00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1" calcext:value-type="float">
            <text:p>576.41</text:p>
          </table:table-cell>
          <table:table-cell office:value-type="float" office:value="1503.13" calcext:value-type="float">
            <text:p>1503.13</text:p>
          </table:table-cell>
          <table:table-cell office:value-type="float" office:value="1772.01" calcext:value-type="float">
            <text:p>1772.01</text:p>
          </table:table-cell>
        </table:table-row>
        <table:table-row table:style-name="ro1">
          <table:table-cell office:value-type="float" office:value="10846634" calcext:value-type="float">
            <text:p>10846634</text:p>
          </table:table-cell>
          <table:table-cell table:formula="of:=[.A680]/1000/(60*60*24)" office:value-type="time" office:time-value="PT03H00M46.634S" calcext:value-type="time">
            <text:p>03:00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505.34" calcext:value-type="float">
            <text:p>1505.34</text:p>
          </table:table-cell>
          <table:table-cell office:value-type="float" office:value="1774.57" calcext:value-type="float">
            <text:p>1774.57</text:p>
          </table:table-cell>
        </table:table-row>
        <table:table-row table:style-name="ro1">
          <table:table-cell office:value-type="float" office:value="10862634" calcext:value-type="float">
            <text:p>10862634</text:p>
          </table:table-cell>
          <table:table-cell table:formula="of:=[.A681]/1000/(60*60*24)" office:value-type="time" office:time-value="PT03H01M02.634S" calcext:value-type="time">
            <text:p>03:01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4" calcext:value-type="float">
            <text:p>574.04</text:p>
          </table:table-cell>
          <table:table-cell office:value-type="float" office:value="1507.56" calcext:value-type="float">
            <text:p>1507.56</text:p>
          </table:table-cell>
          <table:table-cell office:value-type="float" office:value="1777.12" calcext:value-type="float">
            <text:p>1777.12</text:p>
          </table:table-cell>
        </table:table-row>
        <table:table-row table:style-name="ro1">
          <table:table-cell office:value-type="float" office:value="10878633" calcext:value-type="float">
            <text:p>10878633</text:p>
          </table:table-cell>
          <table:table-cell table:formula="of:=[.A682]/1000/(60*60*24)" office:value-type="time" office:time-value="PT03H01M18.633S" calcext:value-type="time">
            <text:p>03:01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509.78" calcext:value-type="float">
            <text:p>1509.78</text:p>
          </table:table-cell>
          <table:table-cell office:value-type="float" office:value="1779.67" calcext:value-type="float">
            <text:p>1779.67</text:p>
          </table:table-cell>
        </table:table-row>
        <table:table-row table:style-name="ro1">
          <table:table-cell office:value-type="float" office:value="10894633" calcext:value-type="float">
            <text:p>10894633</text:p>
          </table:table-cell>
          <table:table-cell table:formula="of:=[.A683]/1000/(60*60*24)" office:value-type="time" office:time-value="PT03H01M34.633S" calcext:value-type="time">
            <text:p>03:01:35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6.1" calcext:value-type="float">
            <text:p>576.1</text:p>
          </table:table-cell>
          <table:table-cell office:value-type="float" office:value="1512.01" calcext:value-type="float">
            <text:p>1512.01</text:p>
          </table:table-cell>
          <table:table-cell office:value-type="float" office:value="1782.23" calcext:value-type="float">
            <text:p>1782.23</text:p>
          </table:table-cell>
        </table:table-row>
        <table:table-row table:style-name="ro1">
          <table:table-cell office:value-type="float" office:value="10910633" calcext:value-type="float">
            <text:p>10910633</text:p>
          </table:table-cell>
          <table:table-cell table:formula="of:=[.A684]/1000/(60*60*24)" office:value-type="time" office:time-value="PT03H01M50.633S" calcext:value-type="time">
            <text:p>03:01:51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5.97" calcext:value-type="float">
            <text:p>575.97</text:p>
          </table:table-cell>
          <table:table-cell office:value-type="float" office:value="1514.23" calcext:value-type="float">
            <text:p>1514.23</text:p>
          </table:table-cell>
          <table:table-cell office:value-type="float" office:value="1784.79" calcext:value-type="float">
            <text:p>1784.79</text:p>
          </table:table-cell>
        </table:table-row>
        <table:table-row table:style-name="ro1">
          <table:table-cell office:value-type="float" office:value="10926634" calcext:value-type="float">
            <text:p>10926634</text:p>
          </table:table-cell>
          <table:table-cell table:formula="of:=[.A685]/1000/(60*60*24)" office:value-type="time" office:time-value="PT03H02M06.634S" calcext:value-type="time">
            <text:p>03:02:07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5.97" calcext:value-type="float">
            <text:p>575.97</text:p>
          </table:table-cell>
          <table:table-cell office:value-type="float" office:value="1516.46" calcext:value-type="float">
            <text:p>1516.46</text:p>
          </table:table-cell>
          <table:table-cell office:value-type="float" office:value="1787.35" calcext:value-type="float">
            <text:p>1787.35</text:p>
          </table:table-cell>
        </table:table-row>
        <table:table-row table:style-name="ro1">
          <table:table-cell office:value-type="float" office:value="10942633" calcext:value-type="float">
            <text:p>10942633</text:p>
          </table:table-cell>
          <table:table-cell table:formula="of:=[.A686]/1000/(60*60*24)" office:value-type="time" office:time-value="PT03H02M22.633S" calcext:value-type="time">
            <text:p>03:02:23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5.96" calcext:value-type="float">
            <text:p>575.96</text:p>
          </table:table-cell>
          <table:table-cell office:value-type="float" office:value="1518.68" calcext:value-type="float">
            <text:p>1518.68</text:p>
          </table:table-cell>
          <table:table-cell office:value-type="float" office:value="1789.9" calcext:value-type="float">
            <text:p>1789.9</text:p>
          </table:table-cell>
        </table:table-row>
        <table:table-row table:style-name="ro1">
          <table:table-cell office:value-type="float" office:value="10958634" calcext:value-type="float">
            <text:p>10958634</text:p>
          </table:table-cell>
          <table:table-cell table:formula="of:=[.A687]/1000/(60*60*24)" office:value-type="time" office:time-value="PT03H02M38.634S" calcext:value-type="time">
            <text:p>03:02:39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6.12" calcext:value-type="float">
            <text:p>576.12</text:p>
          </table:table-cell>
          <table:table-cell office:value-type="float" office:value="1520.91" calcext:value-type="float">
            <text:p>1520.91</text:p>
          </table:table-cell>
          <table:table-cell office:value-type="float" office:value="1792.46" calcext:value-type="float">
            <text:p>1792.46</text:p>
          </table:table-cell>
        </table:table-row>
        <table:table-row table:style-name="ro1">
          <table:table-cell office:value-type="float" office:value="10974633" calcext:value-type="float">
            <text:p>10974633</text:p>
          </table:table-cell>
          <table:table-cell table:formula="of:=[.A688]/1000/(60*60*24)" office:value-type="time" office:time-value="PT03H02M54.633S" calcext:value-type="time">
            <text:p>03:02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523.13" calcext:value-type="float">
            <text:p>1523.13</text:p>
          </table:table-cell>
          <table:table-cell office:value-type="float" office:value="1795.02" calcext:value-type="float">
            <text:p>1795.02</text:p>
          </table:table-cell>
        </table:table-row>
        <table:table-row table:style-name="ro1">
          <table:table-cell office:value-type="float" office:value="10990633" calcext:value-type="float">
            <text:p>10990633</text:p>
          </table:table-cell>
          <table:table-cell table:formula="of:=[.A689]/1000/(60*60*24)" office:value-type="time" office:time-value="PT03H03M10.633S" calcext:value-type="time">
            <text:p>03:03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525.35" calcext:value-type="float">
            <text:p>1525.35</text:p>
          </table:table-cell>
          <table:table-cell office:value-type="float" office:value="1797.57" calcext:value-type="float">
            <text:p>1797.57</text:p>
          </table:table-cell>
        </table:table-row>
        <table:table-row table:style-name="ro1">
          <table:table-cell office:value-type="float" office:value="11006634" calcext:value-type="float">
            <text:p>11006634</text:p>
          </table:table-cell>
          <table:table-cell table:formula="of:=[.A690]/1000/(60*60*24)" office:value-type="time" office:time-value="PT03H03M26.634S" calcext:value-type="time">
            <text:p>03:03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527.57" calcext:value-type="float">
            <text:p>1527.57</text:p>
          </table:table-cell>
          <table:table-cell office:value-type="float" office:value="1800.12" calcext:value-type="float">
            <text:p>1800.12</text:p>
          </table:table-cell>
        </table:table-row>
        <table:table-row table:style-name="ro1">
          <table:table-cell office:value-type="float" office:value="11022634" calcext:value-type="float">
            <text:p>11022634</text:p>
          </table:table-cell>
          <table:table-cell table:formula="of:=[.A691]/1000/(60*60*24)" office:value-type="time" office:time-value="PT03H03M42.634S" calcext:value-type="time">
            <text:p>03:03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529.79" calcext:value-type="float">
            <text:p>1529.79</text:p>
          </table:table-cell>
          <table:table-cell office:value-type="float" office:value="1802.67" calcext:value-type="float">
            <text:p>1802.67</text:p>
          </table:table-cell>
        </table:table-row>
        <table:table-row table:style-name="ro1">
          <table:table-cell office:value-type="float" office:value="11038633" calcext:value-type="float">
            <text:p>11038633</text:p>
          </table:table-cell>
          <table:table-cell table:formula="of:=[.A692]/1000/(60*60*24)" office:value-type="time" office:time-value="PT03H03M58.633S" calcext:value-type="time">
            <text:p>03:03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532.01" calcext:value-type="float">
            <text:p>1532.01</text:p>
          </table:table-cell>
          <table:table-cell office:value-type="float" office:value="1805.22" calcext:value-type="float">
            <text:p>1805.22</text:p>
          </table:table-cell>
        </table:table-row>
        <table:table-row table:style-name="ro1">
          <table:table-cell office:value-type="float" office:value="11054633" calcext:value-type="float">
            <text:p>11054633</text:p>
          </table:table-cell>
          <table:table-cell table:formula="of:=[.A693]/1000/(60*60*24)" office:value-type="time" office:time-value="PT03H04M14.633S" calcext:value-type="time">
            <text:p>03:04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1.96" calcext:value-type="float">
            <text:p>571.96</text:p>
          </table:table-cell>
          <table:table-cell office:value-type="float" office:value="1534.23" calcext:value-type="float">
            <text:p>1534.23</text:p>
          </table:table-cell>
          <table:table-cell office:value-type="float" office:value="1807.77" calcext:value-type="float">
            <text:p>1807.77</text:p>
          </table:table-cell>
        </table:table-row>
        <table:table-row table:style-name="ro1">
          <table:table-cell office:value-type="float" office:value="11070634" calcext:value-type="float">
            <text:p>11070634</text:p>
          </table:table-cell>
          <table:table-cell table:formula="of:=[.A694]/1000/(60*60*24)" office:value-type="time" office:time-value="PT03H04M30.634S" calcext:value-type="time">
            <text:p>03:04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536.45" calcext:value-type="float">
            <text:p>1536.45</text:p>
          </table:table-cell>
          <table:table-cell office:value-type="float" office:value="1810.32" calcext:value-type="float">
            <text:p>1810.32</text:p>
          </table:table-cell>
        </table:table-row>
        <table:table-row table:style-name="ro1">
          <table:table-cell office:value-type="float" office:value="11086634" calcext:value-type="float">
            <text:p>11086634</text:p>
          </table:table-cell>
          <table:table-cell table:formula="of:=[.A695]/1000/(60*60*24)" office:value-type="time" office:time-value="PT03H04M46.634S" calcext:value-type="time">
            <text:p>03:04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6" calcext:value-type="float">
            <text:p>572.06</text:p>
          </table:table-cell>
          <table:table-cell office:value-type="float" office:value="1538.67" calcext:value-type="float">
            <text:p>1538.67</text:p>
          </table:table-cell>
          <table:table-cell office:value-type="float" office:value="1812.87" calcext:value-type="float">
            <text:p>1812.87</text:p>
          </table:table-cell>
        </table:table-row>
        <table:table-row table:style-name="ro1">
          <table:table-cell office:value-type="float" office:value="11102633" calcext:value-type="float">
            <text:p>11102633</text:p>
          </table:table-cell>
          <table:table-cell table:formula="of:=[.A696]/1000/(60*60*24)" office:value-type="time" office:time-value="PT03H05M02.633S" calcext:value-type="time">
            <text:p>03:05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1.95" calcext:value-type="float">
            <text:p>571.95</text:p>
          </table:table-cell>
          <table:table-cell office:value-type="float" office:value="1540.88" calcext:value-type="float">
            <text:p>1540.88</text:p>
          </table:table-cell>
          <table:table-cell office:value-type="float" office:value="1815.42" calcext:value-type="float">
            <text:p>1815.42</text:p>
          </table:table-cell>
        </table:table-row>
        <table:table-row table:style-name="ro1">
          <table:table-cell office:value-type="float" office:value="11118634" calcext:value-type="float">
            <text:p>11118634</text:p>
          </table:table-cell>
          <table:table-cell table:formula="of:=[.A697]/1000/(60*60*24)" office:value-type="time" office:time-value="PT03H05M18.634S" calcext:value-type="time">
            <text:p>03:05:19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3.73" calcext:value-type="float">
            <text:p>573.73</text:p>
          </table:table-cell>
          <table:table-cell office:value-type="float" office:value="1543.11" calcext:value-type="float">
            <text:p>1543.11</text:p>
          </table:table-cell>
          <table:table-cell office:value-type="float" office:value="1817.97" calcext:value-type="float">
            <text:p>1817.97</text:p>
          </table:table-cell>
        </table:table-row>
        <table:table-row table:style-name="ro1">
          <table:table-cell office:value-type="float" office:value="11134634" calcext:value-type="float">
            <text:p>11134634</text:p>
          </table:table-cell>
          <table:table-cell table:formula="of:=[.A698]/1000/(60*60*24)" office:value-type="time" office:time-value="PT03H05M34.634S" calcext:value-type="time">
            <text:p>03:05:35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3.87" calcext:value-type="float">
            <text:p>573.87</text:p>
          </table:table-cell>
          <table:table-cell office:value-type="float" office:value="1545.33" calcext:value-type="float">
            <text:p>1545.33</text:p>
          </table:table-cell>
          <table:table-cell office:value-type="float" office:value="1820.53" calcext:value-type="float">
            <text:p>1820.53</text:p>
          </table:table-cell>
        </table:table-row>
        <table:table-row table:style-name="ro1">
          <table:table-cell office:value-type="float" office:value="11150633" calcext:value-type="float">
            <text:p>11150633</text:p>
          </table:table-cell>
          <table:table-cell table:formula="of:=[.A699]/1000/(60*60*24)" office:value-type="time" office:time-value="PT03H05M50.633S" calcext:value-type="time">
            <text:p>03:05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547.55" calcext:value-type="float">
            <text:p>1547.55</text:p>
          </table:table-cell>
          <table:table-cell office:value-type="float" office:value="1823.08" calcext:value-type="float">
            <text:p>1823.08</text:p>
          </table:table-cell>
        </table:table-row>
        <table:table-row table:style-name="ro1">
          <table:table-cell office:value-type="float" office:value="11166633" calcext:value-type="float">
            <text:p>11166633</text:p>
          </table:table-cell>
          <table:table-cell table:formula="of:=[.A700]/1000/(60*60*24)" office:value-type="time" office:time-value="PT03H06M06.633S" calcext:value-type="time">
            <text:p>03:06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5" calcext:value-type="float">
            <text:p>573.95</text:p>
          </table:table-cell>
          <table:table-cell office:value-type="float" office:value="1549.77" calcext:value-type="float">
            <text:p>1549.77</text:p>
          </table:table-cell>
          <table:table-cell office:value-type="float" office:value="1825.63" calcext:value-type="float">
            <text:p>1825.63</text:p>
          </table:table-cell>
        </table:table-row>
        <table:table-row table:style-name="ro1">
          <table:table-cell office:value-type="float" office:value="11182633" calcext:value-type="float">
            <text:p>11182633</text:p>
          </table:table-cell>
          <table:table-cell table:formula="of:=[.A701]/1000/(60*60*24)" office:value-type="time" office:time-value="PT03H06M22.633S" calcext:value-type="time">
            <text:p>03:06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39" calcext:value-type="float">
            <text:p>572.39</text:p>
          </table:table-cell>
          <table:table-cell office:value-type="float" office:value="1551.99" calcext:value-type="float">
            <text:p>1551.99</text:p>
          </table:table-cell>
          <table:table-cell office:value-type="float" office:value="1828.18" calcext:value-type="float">
            <text:p>1828.18</text:p>
          </table:table-cell>
        </table:table-row>
        <table:table-row table:style-name="ro1">
          <table:table-cell office:value-type="float" office:value="11198634" calcext:value-type="float">
            <text:p>11198634</text:p>
          </table:table-cell>
          <table:table-cell table:formula="of:=[.A702]/1000/(60*60*24)" office:value-type="time" office:time-value="PT03H06M38.634S" calcext:value-type="time">
            <text:p>03:06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554.21" calcext:value-type="float">
            <text:p>1554.21</text:p>
          </table:table-cell>
          <table:table-cell office:value-type="float" office:value="1830.73" calcext:value-type="float">
            <text:p>1830.73</text:p>
          </table:table-cell>
        </table:table-row>
        <table:table-row table:style-name="ro1">
          <table:table-cell office:value-type="float" office:value="11214633" calcext:value-type="float">
            <text:p>11214633</text:p>
          </table:table-cell>
          <table:table-cell table:formula="of:=[.A703]/1000/(60*60*24)" office:value-type="time" office:time-value="PT03H06M54.633S" calcext:value-type="time">
            <text:p>03:06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556.43" calcext:value-type="float">
            <text:p>1556.43</text:p>
          </table:table-cell>
          <table:table-cell office:value-type="float" office:value="1833.27" calcext:value-type="float">
            <text:p>1833.27</text:p>
          </table:table-cell>
        </table:table-row>
        <table:table-row table:style-name="ro1">
          <table:table-cell office:value-type="float" office:value="11230634" calcext:value-type="float">
            <text:p>11230634</text:p>
          </table:table-cell>
          <table:table-cell table:formula="of:=[.A704]/1000/(60*60*24)" office:value-type="time" office:time-value="PT03H07M10.634S" calcext:value-type="time">
            <text:p>03:07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" calcext:value-type="float">
            <text:p>499</text:p>
          </table:table-cell>
          <table:table-cell office:value-type="float" office:value="571.8" calcext:value-type="float">
            <text:p>571.8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835.82" calcext:value-type="float">
            <text:p>1835.82</text:p>
          </table:table-cell>
        </table:table-row>
        <table:table-row table:style-name="ro1">
          <table:table-cell office:value-type="float" office:value="11246634" calcext:value-type="float">
            <text:p>11246634</text:p>
          </table:table-cell>
          <table:table-cell table:formula="of:=[.A705]/1000/(60*60*24)" office:value-type="time" office:time-value="PT03H07M26.634S" calcext:value-type="time">
            <text:p>03:07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5" calcext:value-type="float">
            <text:p>573.95</text:p>
          </table:table-cell>
          <table:table-cell office:value-type="float" office:value="1560.87" calcext:value-type="float">
            <text:p>1560.87</text:p>
          </table:table-cell>
          <table:table-cell office:value-type="float" office:value="1838.37" calcext:value-type="float">
            <text:p>1838.37</text:p>
          </table:table-cell>
        </table:table-row>
        <table:table-row table:style-name="ro1">
          <table:table-cell office:value-type="float" office:value="11262633" calcext:value-type="float">
            <text:p>11262633</text:p>
          </table:table-cell>
          <table:table-cell table:formula="of:=[.A706]/1000/(60*60*24)" office:value-type="time" office:time-value="PT03H07M42.633S" calcext:value-type="time">
            <text:p>03:07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563.09" calcext:value-type="float">
            <text:p>1563.09</text:p>
          </table:table-cell>
          <table:table-cell office:value-type="float" office:value="1840.91" calcext:value-type="float">
            <text:p>1840.91</text:p>
          </table:table-cell>
        </table:table-row>
        <table:table-row table:style-name="ro1">
          <table:table-cell office:value-type="float" office:value="11278633" calcext:value-type="float">
            <text:p>11278633</text:p>
          </table:table-cell>
          <table:table-cell table:formula="of:=[.A707]/1000/(60*60*24)" office:value-type="time" office:time-value="PT03H07M58.633S" calcext:value-type="time">
            <text:p>03:07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4" calcext:value-type="float">
            <text:p>572.04</text:p>
          </table:table-cell>
          <table:table-cell office:value-type="float" office:value="1565.31" calcext:value-type="float">
            <text:p>1565.31</text:p>
          </table:table-cell>
          <table:table-cell office:value-type="float" office:value="1843.46" calcext:value-type="float">
            <text:p>1843.46</text:p>
          </table:table-cell>
        </table:table-row>
        <table:table-row table:style-name="ro1">
          <table:table-cell office:value-type="float" office:value="11294633" calcext:value-type="float">
            <text:p>11294633</text:p>
          </table:table-cell>
          <table:table-cell table:formula="of:=[.A708]/1000/(60*60*24)" office:value-type="time" office:time-value="PT03H08M14.633S" calcext:value-type="time">
            <text:p>03:08:15</text:p>
          </table:table-cell>
          <table:table-cell office:value-type="float" office:value="1.15" calcext:value-type="float">
            <text:p>1.15</text:p>
          </table:table-cell>
          <table:table-cell office:value-type="float" office:value="500.4" calcext:value-type="float">
            <text:p>500.4</text:p>
          </table:table-cell>
          <table:table-cell office:value-type="float" office:value="575.5" calcext:value-type="float">
            <text:p>575.5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11310633" calcext:value-type="float">
            <text:p>11310633</text:p>
          </table:table-cell>
          <table:table-cell table:formula="of:=[.A709]/1000/(60*60*24)" office:value-type="time" office:time-value="PT03H08M30.633S" calcext:value-type="time">
            <text:p>03:08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4" calcext:value-type="float">
            <text:p>573.94</text:p>
          </table:table-cell>
          <table:table-cell office:value-type="float" office:value="1569.75" calcext:value-type="float">
            <text:p>1569.75</text:p>
          </table:table-cell>
          <table:table-cell office:value-type="float" office:value="1848.55" calcext:value-type="float">
            <text:p>1848.55</text:p>
          </table:table-cell>
        </table:table-row>
        <table:table-row table:style-name="ro1">
          <table:table-cell office:value-type="float" office:value="11326634" calcext:value-type="float">
            <text:p>11326634</text:p>
          </table:table-cell>
          <table:table-cell table:formula="of:=[.A710]/1000/(60*60*24)" office:value-type="time" office:time-value="PT03H08M46.634S" calcext:value-type="time">
            <text:p>03:08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2" calcext:value-type="float">
            <text:p>572.42</text:p>
          </table:table-cell>
          <table:table-cell office:value-type="float" office:value="1571.97" calcext:value-type="float">
            <text:p>1571.97</text:p>
          </table:table-cell>
          <table:table-cell office:value-type="float" office:value="1851.1" calcext:value-type="float">
            <text:p>1851.1</text:p>
          </table:table-cell>
        </table:table-row>
        <table:table-row table:style-name="ro1">
          <table:table-cell office:value-type="float" office:value="11342634" calcext:value-type="float">
            <text:p>11342634</text:p>
          </table:table-cell>
          <table:table-cell table:formula="of:=[.A711]/1000/(60*60*24)" office:value-type="time" office:time-value="PT03H09M02.634S" calcext:value-type="time">
            <text:p>03:09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2" calcext:value-type="float">
            <text:p>572.42</text:p>
          </table:table-cell>
          <table:table-cell office:value-type="float" office:value="1574.19" calcext:value-type="float">
            <text:p>1574.19</text:p>
          </table:table-cell>
          <table:table-cell office:value-type="float" office:value="1853.64" calcext:value-type="float">
            <text:p>1853.64</text:p>
          </table:table-cell>
        </table:table-row>
        <table:table-row table:style-name="ro1">
          <table:table-cell office:value-type="float" office:value="11358633" calcext:value-type="float">
            <text:p>11358633</text:p>
          </table:table-cell>
          <table:table-cell table:formula="of:=[.A712]/1000/(60*60*24)" office:value-type="time" office:time-value="PT03H09M18.633S" calcext:value-type="time">
            <text:p>03:09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6" calcext:value-type="float">
            <text:p>574.26</text:p>
          </table:table-cell>
          <table:table-cell office:value-type="float" office:value="1576.41" calcext:value-type="float">
            <text:p>1576.41</text:p>
          </table:table-cell>
          <table:table-cell office:value-type="float" office:value="1856.19" calcext:value-type="float">
            <text:p>1856.19</text:p>
          </table:table-cell>
        </table:table-row>
        <table:table-row table:style-name="ro1">
          <table:table-cell office:value-type="float" office:value="11374633" calcext:value-type="float">
            <text:p>11374633</text:p>
          </table:table-cell>
          <table:table-cell table:formula="of:=[.A713]/1000/(60*60*24)" office:value-type="time" office:time-value="PT03H09M34.633S" calcext:value-type="time">
            <text:p>03:09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578.63" calcext:value-type="float">
            <text:p>1578.63</text:p>
          </table:table-cell>
          <table:table-cell office:value-type="float" office:value="1858.73" calcext:value-type="float">
            <text:p>1858.73</text:p>
          </table:table-cell>
        </table:table-row>
        <table:table-row table:style-name="ro1">
          <table:table-cell office:value-type="float" office:value="11390633" calcext:value-type="float">
            <text:p>11390633</text:p>
          </table:table-cell>
          <table:table-cell table:formula="of:=[.A714]/1000/(60*60*24)" office:value-type="time" office:time-value="PT03H09M50.633S" calcext:value-type="time">
            <text:p>03:09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3" calcext:value-type="float">
            <text:p>572.43</text:p>
          </table:table-cell>
          <table:table-cell office:value-type="float" office:value="1580.85" calcext:value-type="float">
            <text:p>1580.85</text:p>
          </table:table-cell>
          <table:table-cell office:value-type="float" office:value="1861.27" calcext:value-type="float">
            <text:p>1861.27</text:p>
          </table:table-cell>
        </table:table-row>
        <table:table-row table:style-name="ro1">
          <table:table-cell office:value-type="float" office:value="11406633" calcext:value-type="float">
            <text:p>11406633</text:p>
          </table:table-cell>
          <table:table-cell table:formula="of:=[.A715]/1000/(60*60*24)" office:value-type="time" office:time-value="PT03H10M06.633S" calcext:value-type="time">
            <text:p>03:10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583.07" calcext:value-type="float">
            <text:p>1583.07</text:p>
          </table:table-cell>
          <table:table-cell office:value-type="float" office:value="1863.81" calcext:value-type="float">
            <text:p>1863.81</text:p>
          </table:table-cell>
        </table:table-row>
        <table:table-row table:style-name="ro1">
          <table:table-cell office:value-type="float" office:value="11422634" calcext:value-type="float">
            <text:p>11422634</text:p>
          </table:table-cell>
          <table:table-cell table:formula="of:=[.A716]/1000/(60*60*24)" office:value-type="time" office:time-value="PT03H10M22.634S" calcext:value-type="time">
            <text:p>03:10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585.29" calcext:value-type="float">
            <text:p>1585.29</text:p>
          </table:table-cell>
          <table:table-cell office:value-type="float" office:value="1866.36" calcext:value-type="float">
            <text:p>1866.36</text:p>
          </table:table-cell>
        </table:table-row>
        <table:table-row table:style-name="ro1">
          <table:table-cell office:value-type="float" office:value="11438633" calcext:value-type="float">
            <text:p>11438633</text:p>
          </table:table-cell>
          <table:table-cell table:formula="of:=[.A717]/1000/(60*60*24)" office:value-type="time" office:time-value="PT03H10M38.633S" calcext:value-type="time">
            <text:p>03:10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587.5" calcext:value-type="float">
            <text:p>1587.5</text:p>
          </table:table-cell>
          <table:table-cell office:value-type="float" office:value="1868.9" calcext:value-type="float">
            <text:p>1868.9</text:p>
          </table:table-cell>
        </table:table-row>
        <table:table-row table:style-name="ro1">
          <table:table-cell office:value-type="float" office:value="11454634" calcext:value-type="float">
            <text:p>11454634</text:p>
          </table:table-cell>
          <table:table-cell table:formula="of:=[.A718]/1000/(60*60*24)" office:value-type="time" office:time-value="PT03H10M54.634S" calcext:value-type="time">
            <text:p>03:10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589.72" calcext:value-type="float">
            <text:p>1589.72</text:p>
          </table:table-cell>
          <table:table-cell office:value-type="float" office:value="1871.44" calcext:value-type="float">
            <text:p>1871.44</text:p>
          </table:table-cell>
        </table:table-row>
        <table:table-row table:style-name="ro1">
          <table:table-cell office:value-type="float" office:value="11470634" calcext:value-type="float">
            <text:p>11470634</text:p>
          </table:table-cell>
          <table:table-cell table:formula="of:=[.A719]/1000/(60*60*24)" office:value-type="time" office:time-value="PT03H11M10.634S" calcext:value-type="time">
            <text:p>03:11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591.94" calcext:value-type="float">
            <text:p>1591.94</text:p>
          </table:table-cell>
          <table:table-cell office:value-type="float" office:value="1873.98" calcext:value-type="float">
            <text:p>1873.98</text:p>
          </table:table-cell>
        </table:table-row>
        <table:table-row table:style-name="ro1">
          <table:table-cell office:value-type="float" office:value="11486633" calcext:value-type="float">
            <text:p>11486633</text:p>
          </table:table-cell>
          <table:table-cell table:formula="of:=[.A720]/1000/(60*60*24)" office:value-type="time" office:time-value="PT03H11M26.633S" calcext:value-type="time">
            <text:p>03:11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7" calcext:value-type="float">
            <text:p>572.27</text:p>
          </table:table-cell>
          <table:table-cell office:value-type="float" office:value="1594.16" calcext:value-type="float">
            <text:p>1594.16</text:p>
          </table:table-cell>
          <table:table-cell office:value-type="float" office:value="1876.53" calcext:value-type="float">
            <text:p>1876.53</text:p>
          </table:table-cell>
        </table:table-row>
        <table:table-row table:style-name="ro1">
          <table:table-cell office:value-type="float" office:value="11502633" calcext:value-type="float">
            <text:p>11502633</text:p>
          </table:table-cell>
          <table:table-cell table:formula="of:=[.A721]/1000/(60*60*24)" office:value-type="time" office:time-value="PT03H11M42.633S" calcext:value-type="time">
            <text:p>03:11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5" calcext:value-type="float">
            <text:p>572.05</text:p>
          </table:table-cell>
          <table:table-cell office:value-type="float" office:value="1596.38" calcext:value-type="float">
            <text:p>1596.38</text:p>
          </table:table-cell>
          <table:table-cell office:value-type="float" office:value="1879.07" calcext:value-type="float">
            <text:p>1879.07</text:p>
          </table:table-cell>
        </table:table-row>
        <table:table-row table:style-name="ro1">
          <table:table-cell office:value-type="float" office:value="11518633" calcext:value-type="float">
            <text:p>11518633</text:p>
          </table:table-cell>
          <table:table-cell table:formula="of:=[.A722]/1000/(60*60*24)" office:value-type="time" office:time-value="PT03H11M58.633S" calcext:value-type="time">
            <text:p>03:11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598.6" calcext:value-type="float">
            <text:p>1598.6</text:p>
          </table:table-cell>
          <table:table-cell office:value-type="float" office:value="1881.6" calcext:value-type="float">
            <text:p>1881.6</text:p>
          </table:table-cell>
        </table:table-row>
        <table:table-row table:style-name="ro1">
          <table:table-cell office:value-type="float" office:value="11534634" calcext:value-type="float">
            <text:p>11534634</text:p>
          </table:table-cell>
          <table:table-cell table:formula="of:=[.A723]/1000/(60*60*24)" office:value-type="time" office:time-value="PT03H12M14.634S" calcext:value-type="time">
            <text:p>03:12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6" calcext:value-type="float">
            <text:p>572.26</text:p>
          </table:table-cell>
          <table:table-cell office:value-type="float" office:value="1600.82" calcext:value-type="float">
            <text:p>1600.82</text:p>
          </table:table-cell>
          <table:table-cell office:value-type="float" office:value="1884.15" calcext:value-type="float">
            <text:p>1884.15</text:p>
          </table:table-cell>
        </table:table-row>
        <table:table-row table:style-name="ro1">
          <table:table-cell office:value-type="float" office:value="11550633" calcext:value-type="float">
            <text:p>11550633</text:p>
          </table:table-cell>
          <table:table-cell table:formula="of:=[.A724]/1000/(60*60*24)" office:value-type="time" office:time-value="PT03H12M30.633S" calcext:value-type="time">
            <text:p>03:12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1.97" calcext:value-type="float">
            <text:p>571.97</text:p>
          </table:table-cell>
          <table:table-cell office:value-type="float" office:value="1603.04" calcext:value-type="float">
            <text:p>1603.04</text:p>
          </table:table-cell>
          <table:table-cell office:value-type="float" office:value="1886.69" calcext:value-type="float">
            <text:p>1886.69</text:p>
          </table:table-cell>
        </table:table-row>
        <table:table-row table:style-name="ro1">
          <table:table-cell office:value-type="float" office:value="11566633" calcext:value-type="float">
            <text:p>11566633</text:p>
          </table:table-cell>
          <table:table-cell table:formula="of:=[.A725]/1000/(60*60*24)" office:value-type="time" office:time-value="PT03H12M46.633S" calcext:value-type="time">
            <text:p>03:12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9" calcext:value-type="float">
            <text:p>570.29</text:p>
          </table:table-cell>
          <table:table-cell office:value-type="float" office:value="1605.26" calcext:value-type="float">
            <text:p>1605.26</text:p>
          </table:table-cell>
          <table:table-cell office:value-type="float" office:value="1889.22" calcext:value-type="float">
            <text:p>1889.22</text:p>
          </table:table-cell>
        </table:table-row>
        <table:table-row table:style-name="ro1">
          <table:table-cell office:value-type="float" office:value="11582634" calcext:value-type="float">
            <text:p>11582634</text:p>
          </table:table-cell>
          <table:table-cell table:formula="of:=[.A726]/1000/(60*60*24)" office:value-type="time" office:time-value="PT03H13M02.634S" calcext:value-type="time">
            <text:p>03:13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7" calcext:value-type="float">
            <text:p>572.27</text:p>
          </table:table-cell>
          <table:table-cell office:value-type="float" office:value="1607.48" calcext:value-type="float">
            <text:p>1607.48</text:p>
          </table:table-cell>
          <table:table-cell office:value-type="float" office:value="1891.76" calcext:value-type="float">
            <text:p>1891.76</text:p>
          </table:table-cell>
        </table:table-row>
        <table:table-row table:style-name="ro1">
          <table:table-cell office:value-type="float" office:value="11598633" calcext:value-type="float">
            <text:p>11598633</text:p>
          </table:table-cell>
          <table:table-cell table:formula="of:=[.A727]/1000/(60*60*24)" office:value-type="time" office:time-value="PT03H13M18.633S" calcext:value-type="time">
            <text:p>03:13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609.7" calcext:value-type="float">
            <text:p>1609.7</text:p>
          </table:table-cell>
          <table:table-cell office:value-type="float" office:value="1894.3" calcext:value-type="float">
            <text:p>1894.3</text:p>
          </table:table-cell>
        </table:table-row>
        <table:table-row table:style-name="ro1">
          <table:table-cell office:value-type="float" office:value="11614633" calcext:value-type="float">
            <text:p>11614633</text:p>
          </table:table-cell>
          <table:table-cell table:formula="of:=[.A728]/1000/(60*60*24)" office:value-type="time" office:time-value="PT03H13M34.633S" calcext:value-type="time">
            <text:p>03:13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611.92" calcext:value-type="float">
            <text:p>1611.92</text:p>
          </table:table-cell>
          <table:table-cell office:value-type="float" office:value="1896.84" calcext:value-type="float">
            <text:p>1896.84</text:p>
          </table:table-cell>
        </table:table-row>
        <table:table-row table:style-name="ro1">
          <table:table-cell office:value-type="float" office:value="11630633" calcext:value-type="float">
            <text:p>11630633</text:p>
          </table:table-cell>
          <table:table-cell table:formula="of:=[.A729]/1000/(60*60*24)" office:value-type="time" office:time-value="PT03H13M50.633S" calcext:value-type="time">
            <text:p>03:13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5" calcext:value-type="float">
            <text:p>570.05</text:p>
          </table:table-cell>
          <table:table-cell office:value-type="float" office:value="1614.14" calcext:value-type="float">
            <text:p>1614.14</text:p>
          </table:table-cell>
          <table:table-cell office:value-type="float" office:value="1899.38" calcext:value-type="float">
            <text:p>1899.38</text:p>
          </table:table-cell>
        </table:table-row>
        <table:table-row table:style-name="ro1">
          <table:table-cell office:value-type="float" office:value="11646633" calcext:value-type="float">
            <text:p>11646633</text:p>
          </table:table-cell>
          <table:table-cell table:formula="of:=[.A730]/1000/(60*60*24)" office:value-type="time" office:time-value="PT03H14M06.633S" calcext:value-type="time">
            <text:p>03:14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9.96" calcext:value-type="float">
            <text:p>569.96</text:p>
          </table:table-cell>
          <table:table-cell office:value-type="float" office:value="1616.36" calcext:value-type="float">
            <text:p>1616.36</text:p>
          </table:table-cell>
          <table:table-cell office:value-type="float" office:value="1901.92" calcext:value-type="float">
            <text:p>1901.92</text:p>
          </table:table-cell>
        </table:table-row>
        <table:table-row table:style-name="ro1">
          <table:table-cell office:value-type="float" office:value="11662633" calcext:value-type="float">
            <text:p>11662633</text:p>
          </table:table-cell>
          <table:table-cell table:formula="of:=[.A731]/1000/(60*60*24)" office:value-type="time" office:time-value="PT03H14M22.633S" calcext:value-type="time">
            <text:p>03:14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618.58" calcext:value-type="float">
            <text:p>1618.58</text:p>
          </table:table-cell>
          <table:table-cell office:value-type="float" office:value="1904.45" calcext:value-type="float">
            <text:p>1904.45</text:p>
          </table:table-cell>
        </table:table-row>
        <table:table-row table:style-name="ro1">
          <table:table-cell office:value-type="float" office:value="11678633" calcext:value-type="float">
            <text:p>11678633</text:p>
          </table:table-cell>
          <table:table-cell table:formula="of:=[.A732]/1000/(60*60*24)" office:value-type="time" office:time-value="PT03H14M38.633S" calcext:value-type="time">
            <text:p>03:14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5" calcext:value-type="float">
            <text:p>570.05</text:p>
          </table:table-cell>
          <table:table-cell office:value-type="float" office:value="1620.8" calcext:value-type="float">
            <text:p>1620.8</text:p>
          </table:table-cell>
          <table:table-cell office:value-type="float" office:value="1906.99" calcext:value-type="float">
            <text:p>1906.99</text:p>
          </table:table-cell>
        </table:table-row>
        <table:table-row table:style-name="ro1">
          <table:table-cell office:value-type="float" office:value="11694633" calcext:value-type="float">
            <text:p>11694633</text:p>
          </table:table-cell>
          <table:table-cell table:formula="of:=[.A733]/1000/(60*60*24)" office:value-type="time" office:time-value="PT03H14M54.633S" calcext:value-type="time">
            <text:p>03:14:55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3.88" calcext:value-type="float">
            <text:p>573.88</text:p>
          </table:table-cell>
          <table:table-cell office:value-type="float" office:value="1623.01" calcext:value-type="float">
            <text:p>1623.01</text:p>
          </table:table-cell>
          <table:table-cell office:value-type="float" office:value="1909.53" calcext:value-type="float">
            <text:p>1909.53</text:p>
          </table:table-cell>
        </table:table-row>
        <table:table-row table:style-name="ro1">
          <table:table-cell office:value-type="float" office:value="11710633" calcext:value-type="float">
            <text:p>11710633</text:p>
          </table:table-cell>
          <table:table-cell table:formula="of:=[.A734]/1000/(60*60*24)" office:value-type="time" office:time-value="PT03H15M10.633S" calcext:value-type="time">
            <text:p>03:15:11</text:p>
          </table:table-cell>
          <table:table-cell office:value-type="float" office:value="1.14" calcext:value-type="float">
            <text:p>1.14</text:p>
          </table:table-cell>
          <table:table-cell office:value-type="float" office:value="501" calcext:value-type="float">
            <text:p>501</text:p>
          </table:table-cell>
          <table:table-cell office:value-type="float" office:value="572.17" calcext:value-type="float">
            <text:p>572.17</text:p>
          </table:table-cell>
          <table:table-cell office:value-type="float" office:value="1625.24" calcext:value-type="float">
            <text:p>1625.24</text:p>
          </table:table-cell>
          <table:table-cell office:value-type="float" office:value="1912.07" calcext:value-type="float">
            <text:p>1912.07</text:p>
          </table:table-cell>
        </table:table-row>
        <table:table-row table:style-name="ro1">
          <table:table-cell office:value-type="float" office:value="11726634" calcext:value-type="float">
            <text:p>11726634</text:p>
          </table:table-cell>
          <table:table-cell table:formula="of:=[.A735]/1000/(60*60*24)" office:value-type="time" office:time-value="PT03H15M26.634S" calcext:value-type="time">
            <text:p>03:15:27</text:p>
          </table:table-cell>
          <table:table-cell office:value-type="float" office:value="1.14" calcext:value-type="float">
            <text:p>1.14</text:p>
          </table:table-cell>
          <table:table-cell office:value-type="float" office:value="501.12" calcext:value-type="float">
            <text:p>501.12</text:p>
          </table:table-cell>
          <table:table-cell office:value-type="float" office:value="572.33" calcext:value-type="float">
            <text:p>572.33</text:p>
          </table:table-cell>
          <table:table-cell office:value-type="float" office:value="1627.47" calcext:value-type="float">
            <text:p>1627.47</text:p>
          </table:table-cell>
          <table:table-cell office:value-type="float" office:value="1914.61" calcext:value-type="float">
            <text:p>1914.61</text:p>
          </table:table-cell>
        </table:table-row>
        <table:table-row table:style-name="ro1">
          <table:table-cell office:value-type="float" office:value="11742633" calcext:value-type="float">
            <text:p>11742633</text:p>
          </table:table-cell>
          <table:table-cell table:formula="of:=[.A736]/1000/(60*60*24)" office:value-type="time" office:time-value="PT03H15M42.633S" calcext:value-type="time">
            <text:p>03:15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" calcext:value-type="float">
            <text:p>499</text:p>
          </table:table-cell>
          <table:table-cell office:value-type="float" office:value="569.81" calcext:value-type="float">
            <text:p>569.81</text:p>
          </table:table-cell>
          <table:table-cell office:value-type="float" office:value="1629.69" calcext:value-type="float">
            <text:p>1629.69</text:p>
          </table:table-cell>
          <table:table-cell office:value-type="float" office:value="1917.15" calcext:value-type="float">
            <text:p>1917.15</text:p>
          </table:table-cell>
        </table:table-row>
        <table:table-row table:style-name="ro1">
          <table:table-cell office:value-type="float" office:value="11758633" calcext:value-type="float">
            <text:p>11758633</text:p>
          </table:table-cell>
          <table:table-cell table:formula="of:=[.A737]/1000/(60*60*24)" office:value-type="time" office:time-value="PT03H15M58.633S" calcext:value-type="time">
            <text:p>03:15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6" calcext:value-type="float">
            <text:p>570.66</text:p>
          </table:table-cell>
          <table:table-cell office:value-type="float" office:value="1631.91" calcext:value-type="float">
            <text:p>1631.91</text:p>
          </table:table-cell>
          <table:table-cell office:value-type="float" office:value="1919.69" calcext:value-type="float">
            <text:p>1919.69</text:p>
          </table:table-cell>
        </table:table-row>
        <table:table-row table:style-name="ro1">
          <table:table-cell office:value-type="float" office:value="11774633" calcext:value-type="float">
            <text:p>11774633</text:p>
          </table:table-cell>
          <table:table-cell table:formula="of:=[.A738]/1000/(60*60*24)" office:value-type="time" office:time-value="PT03H16M14.633S" calcext:value-type="time">
            <text:p>03:16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6" calcext:value-type="float">
            <text:p>568.06</text:p>
          </table:table-cell>
          <table:table-cell office:value-type="float" office:value="1634.13" calcext:value-type="float">
            <text:p>1634.13</text:p>
          </table:table-cell>
          <table:table-cell office:value-type="float" office:value="1922.22" calcext:value-type="float">
            <text:p>1922.22</text:p>
          </table:table-cell>
        </table:table-row>
        <table:table-row table:style-name="ro1">
          <table:table-cell office:value-type="float" office:value="11790634" calcext:value-type="float">
            <text:p>11790634</text:p>
          </table:table-cell>
          <table:table-cell table:formula="of:=[.A739]/1000/(60*60*24)" office:value-type="time" office:time-value="PT03H16M30.634S" calcext:value-type="time">
            <text:p>03:16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9.96" calcext:value-type="float">
            <text:p>569.96</text:p>
          </table:table-cell>
          <table:table-cell office:value-type="float" office:value="1636.35" calcext:value-type="float">
            <text:p>1636.35</text:p>
          </table:table-cell>
          <table:table-cell office:value-type="float" office:value="1924.75" calcext:value-type="float">
            <text:p>1924.75</text:p>
          </table:table-cell>
        </table:table-row>
        <table:table-row table:style-name="ro1">
          <table:table-cell office:value-type="float" office:value="11806634" calcext:value-type="float">
            <text:p>11806634</text:p>
          </table:table-cell>
          <table:table-cell table:formula="of:=[.A740]/1000/(60*60*24)" office:value-type="time" office:time-value="PT03H16M46.634S" calcext:value-type="time">
            <text:p>03:16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" calcext:value-type="float">
            <text:p>570.5</text:p>
          </table:table-cell>
          <table:table-cell office:value-type="float" office:value="1638.56" calcext:value-type="float">
            <text:p>1638.56</text:p>
          </table:table-cell>
          <table:table-cell office:value-type="float" office:value="1927.29" calcext:value-type="float">
            <text:p>1927.29</text:p>
          </table:table-cell>
        </table:table-row>
        <table:table-row table:style-name="ro1">
          <table:table-cell office:value-type="float" office:value="11822633" calcext:value-type="float">
            <text:p>11822633</text:p>
          </table:table-cell>
          <table:table-cell table:formula="of:=[.A741]/1000/(60*60*24)" office:value-type="time" office:time-value="PT03H17M02.633S" calcext:value-type="time">
            <text:p>03:17:03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8" calcext:value-type="float">
            <text:p>570.18</text:p>
          </table:table-cell>
          <table:table-cell office:value-type="float" office:value="1640.78" calcext:value-type="float">
            <text:p>1640.78</text:p>
          </table:table-cell>
          <table:table-cell office:value-type="float" office:value="1929.82" calcext:value-type="float">
            <text:p>1929.82</text:p>
          </table:table-cell>
        </table:table-row>
        <table:table-row table:style-name="ro1">
          <table:table-cell office:value-type="float" office:value="11838634" calcext:value-type="float">
            <text:p>11838634</text:p>
          </table:table-cell>
          <table:table-cell table:formula="of:=[.A742]/1000/(60*60*24)" office:value-type="time" office:time-value="PT03H17M18.634S" calcext:value-type="time">
            <text:p>03:17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" calcext:value-type="float">
            <text:p>568.2</text:p>
          </table:table-cell>
          <table:table-cell office:value-type="float" office:value="1643" calcext:value-type="float">
            <text:p>1643</text:p>
          </table:table-cell>
          <table:table-cell office:value-type="float" office:value="1932.35" calcext:value-type="float">
            <text:p>1932.35</text:p>
          </table:table-cell>
        </table:table-row>
        <table:table-row table:style-name="ro1">
          <table:table-cell office:value-type="float" office:value="11854633" calcext:value-type="float">
            <text:p>11854633</text:p>
          </table:table-cell>
          <table:table-cell table:formula="of:=[.A743]/1000/(60*60*24)" office:value-type="time" office:time-value="PT03H17M34.633S" calcext:value-type="time">
            <text:p>03:17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2" calcext:value-type="float">
            <text:p>570.42</text:p>
          </table:table-cell>
          <table:table-cell office:value-type="float" office:value="1645.22" calcext:value-type="float">
            <text:p>1645.22</text:p>
          </table:table-cell>
          <table:table-cell office:value-type="float" office:value="1934.89" calcext:value-type="float">
            <text:p>1934.89</text:p>
          </table:table-cell>
        </table:table-row>
        <table:table-row table:style-name="ro1">
          <table:table-cell office:value-type="float" office:value="11870633" calcext:value-type="float">
            <text:p>11870633</text:p>
          </table:table-cell>
          <table:table-cell table:formula="of:=[.A744]/1000/(60*60*24)" office:value-type="time" office:time-value="PT03H17M50.633S" calcext:value-type="time">
            <text:p>03:17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647.44" calcext:value-type="float">
            <text:p>1647.44</text:p>
          </table:table-cell>
          <table:table-cell office:value-type="float" office:value="1937.42" calcext:value-type="float">
            <text:p>1937.42</text:p>
          </table:table-cell>
        </table:table-row>
        <table:table-row table:style-name="ro1">
          <table:table-cell office:value-type="float" office:value="11886634" calcext:value-type="float">
            <text:p>11886634</text:p>
          </table:table-cell>
          <table:table-cell table:formula="of:=[.A745]/1000/(60*60*24)" office:value-type="time" office:time-value="PT03H18M06.634S" calcext:value-type="time">
            <text:p>03:18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8" calcext:value-type="float">
            <text:p>570.18</text:p>
          </table:table-cell>
          <table:table-cell office:value-type="float" office:value="1649.66" calcext:value-type="float">
            <text:p>1649.66</text:p>
          </table:table-cell>
          <table:table-cell office:value-type="float" office:value="1939.95" calcext:value-type="float">
            <text:p>1939.95</text:p>
          </table:table-cell>
        </table:table-row>
        <table:table-row table:style-name="ro1">
          <table:table-cell office:value-type="float" office:value="11902633" calcext:value-type="float">
            <text:p>11902633</text:p>
          </table:table-cell>
          <table:table-cell table:formula="of:=[.A746]/1000/(60*60*24)" office:value-type="time" office:time-value="PT03H18M22.633S" calcext:value-type="time">
            <text:p>03:18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9.96" calcext:value-type="float">
            <text:p>569.96</text:p>
          </table:table-cell>
          <table:table-cell office:value-type="float" office:value="1651.88" calcext:value-type="float">
            <text:p>1651.88</text:p>
          </table:table-cell>
          <table:table-cell office:value-type="float" office:value="1942.48" calcext:value-type="float">
            <text:p>1942.48</text:p>
          </table:table-cell>
        </table:table-row>
        <table:table-row table:style-name="ro1">
          <table:table-cell office:value-type="float" office:value="11918633" calcext:value-type="float">
            <text:p>11918633</text:p>
          </table:table-cell>
          <table:table-cell table:formula="of:=[.A747]/1000/(60*60*24)" office:value-type="time" office:time-value="PT03H18M38.633S" calcext:value-type="time">
            <text:p>03:18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5" calcext:value-type="float">
            <text:p>570.65</text:p>
          </table:table-cell>
          <table:table-cell office:value-type="float" office:value="1654.1" calcext:value-type="float">
            <text:p>1654.1</text:p>
          </table:table-cell>
          <table:table-cell office:value-type="float" office:value="1945.02" calcext:value-type="float">
            <text:p>1945.02</text:p>
          </table:table-cell>
        </table:table-row>
        <table:table-row table:style-name="ro1">
          <table:table-cell office:value-type="float" office:value="11934633" calcext:value-type="float">
            <text:p>11934633</text:p>
          </table:table-cell>
          <table:table-cell table:formula="of:=[.A748]/1000/(60*60*24)" office:value-type="time" office:time-value="PT03H18M54.633S" calcext:value-type="time">
            <text:p>03:18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3" calcext:value-type="float">
            <text:p>570.43</text:p>
          </table:table-cell>
          <table:table-cell office:value-type="float" office:value="1656.32" calcext:value-type="float">
            <text:p>1656.32</text:p>
          </table:table-cell>
          <table:table-cell office:value-type="float" office:value="1947.55" calcext:value-type="float">
            <text:p>1947.55</text:p>
          </table:table-cell>
        </table:table-row>
        <table:table-row table:style-name="ro1">
          <table:table-cell office:value-type="float" office:value="11950633" calcext:value-type="float">
            <text:p>11950633</text:p>
          </table:table-cell>
          <table:table-cell table:formula="of:=[.A749]/1000/(60*60*24)" office:value-type="time" office:time-value="PT03H19M10.633S" calcext:value-type="time">
            <text:p>03:19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658.54" calcext:value-type="float">
            <text:p>1658.54</text:p>
          </table:table-cell>
          <table:table-cell office:value-type="float" office:value="1950.08" calcext:value-type="float">
            <text:p>1950.08</text:p>
          </table:table-cell>
        </table:table-row>
        <table:table-row table:style-name="ro1">
          <table:table-cell office:value-type="float" office:value="11966634" calcext:value-type="float">
            <text:p>11966634</text:p>
          </table:table-cell>
          <table:table-cell table:formula="of:=[.A750]/1000/(60*60*24)" office:value-type="time" office:time-value="PT03H19M26.634S" calcext:value-type="time">
            <text:p>03:19:27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660.76" calcext:value-type="float">
            <text:p>1660.76</text:p>
          </table:table-cell>
          <table:table-cell office:value-type="float" office:value="1952.61" calcext:value-type="float">
            <text:p>1952.61</text:p>
          </table:table-cell>
        </table:table-row>
        <table:table-row table:style-name="ro1">
          <table:table-cell office:value-type="float" office:value="11982633" calcext:value-type="float">
            <text:p>11982633</text:p>
          </table:table-cell>
          <table:table-cell table:formula="of:=[.A751]/1000/(60*60*24)" office:value-type="time" office:time-value="PT03H19M42.633S" calcext:value-type="time">
            <text:p>03:19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7" calcext:value-type="float">
            <text:p>570.27</text:p>
          </table:table-cell>
          <table:table-cell office:value-type="float" office:value="1662.98" calcext:value-type="float">
            <text:p>1662.98</text:p>
          </table:table-cell>
          <table:table-cell office:value-type="float" office:value="1955.14" calcext:value-type="float">
            <text:p>1955.14</text:p>
          </table:table-cell>
        </table:table-row>
        <table:table-row table:style-name="ro1">
          <table:table-cell office:value-type="float" office:value="11998633" calcext:value-type="float">
            <text:p>11998633</text:p>
          </table:table-cell>
          <table:table-cell table:formula="of:=[.A752]/1000/(60*60*24)" office:value-type="time" office:time-value="PT03H19M58.633S" calcext:value-type="time">
            <text:p>03:19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9" calcext:value-type="float">
            <text:p>568.19</text:p>
          </table:table-cell>
          <table:table-cell office:value-type="float" office:value="1665.2" calcext:value-type="float">
            <text:p>1665.2</text:p>
          </table:table-cell>
          <table:table-cell office:value-type="float" office:value="1957.67" calcext:value-type="float">
            <text:p>1957.67</text:p>
          </table:table-cell>
        </table:table-row>
        <table:table-row table:style-name="ro1">
          <table:table-cell office:value-type="float" office:value="12014633" calcext:value-type="float">
            <text:p>12014633</text:p>
          </table:table-cell>
          <table:table-cell table:formula="of:=[.A753]/1000/(60*60*24)" office:value-type="time" office:time-value="PT03H20M14.633S" calcext:value-type="time">
            <text:p>03:20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1" calcext:value-type="float">
            <text:p>568.41</text:p>
          </table:table-cell>
          <table:table-cell office:value-type="float" office:value="1667.42" calcext:value-type="float">
            <text:p>1667.42</text:p>
          </table:table-cell>
          <table:table-cell office:value-type="float" office:value="1960.2" calcext:value-type="float">
            <text:p>1960.2</text:p>
          </table:table-cell>
        </table:table-row>
        <table:table-row table:style-name="ro1">
          <table:table-cell office:value-type="float" office:value="12030634" calcext:value-type="float">
            <text:p>12030634</text:p>
          </table:table-cell>
          <table:table-cell table:formula="of:=[.A754]/1000/(60*60*24)" office:value-type="time" office:time-value="PT03H20M30.634S" calcext:value-type="time">
            <text:p>03:20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669.63" calcext:value-type="float">
            <text:p>1669.63</text:p>
          </table:table-cell>
          <table:table-cell office:value-type="float" office:value="1962.73" calcext:value-type="float">
            <text:p>1962.73</text:p>
          </table:table-cell>
        </table:table-row>
        <table:table-row table:style-name="ro1">
          <table:table-cell office:value-type="float" office:value="12046633" calcext:value-type="float">
            <text:p>12046633</text:p>
          </table:table-cell>
          <table:table-cell table:formula="of:=[.A755]/1000/(60*60*24)" office:value-type="time" office:time-value="PT03H20M46.633S" calcext:value-type="time">
            <text:p>03:20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3" calcext:value-type="float">
            <text:p>568.43</text:p>
          </table:table-cell>
          <table:table-cell office:value-type="float" office:value="1671.85" calcext:value-type="float">
            <text:p>1671.85</text:p>
          </table:table-cell>
          <table:table-cell office:value-type="float" office:value="1965.26" calcext:value-type="float">
            <text:p>1965.26</text:p>
          </table:table-cell>
        </table:table-row>
        <table:table-row table:style-name="ro1">
          <table:table-cell office:value-type="float" office:value="12062633" calcext:value-type="float">
            <text:p>12062633</text:p>
          </table:table-cell>
          <table:table-cell table:formula="of:=[.A756]/1000/(60*60*24)" office:value-type="time" office:time-value="PT03H21M02.633S" calcext:value-type="time">
            <text:p>03:21:03</text:p>
          </table:table-cell>
          <table:table-cell office:value-type="float" office:value="1.14" calcext:value-type="float">
            <text:p>1.1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0.09" calcext:value-type="float">
            <text:p>570.09</text:p>
          </table:table-cell>
          <table:table-cell office:value-type="float" office:value="1674.07" calcext:value-type="float">
            <text:p>1674.07</text:p>
          </table:table-cell>
          <table:table-cell office:value-type="float" office:value="1967.79" calcext:value-type="float">
            <text:p>1967.79</text:p>
          </table:table-cell>
        </table:table-row>
        <table:table-row table:style-name="ro1">
          <table:table-cell office:value-type="float" office:value="12078633" calcext:value-type="float">
            <text:p>12078633</text:p>
          </table:table-cell>
          <table:table-cell table:formula="of:=[.A757]/1000/(60*60*24)" office:value-type="time" office:time-value="PT03H21M18.633S" calcext:value-type="time">
            <text:p>03:21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676.3" calcext:value-type="float">
            <text:p>1676.3</text:p>
          </table:table-cell>
          <table:table-cell office:value-type="float" office:value="1970.32" calcext:value-type="float">
            <text:p>1970.32</text:p>
          </table:table-cell>
        </table:table-row>
        <table:table-row table:style-name="ro1">
          <table:table-cell office:value-type="float" office:value="12094634" calcext:value-type="float">
            <text:p>12094634</text:p>
          </table:table-cell>
          <table:table-cell table:formula="of:=[.A758]/1000/(60*60*24)" office:value-type="time" office:time-value="PT03H21M34.634S" calcext:value-type="time">
            <text:p>03:21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5" calcext:value-type="float">
            <text:p>568.05</text:p>
          </table:table-cell>
          <table:table-cell office:value-type="float" office:value="1678.52" calcext:value-type="float">
            <text:p>1678.52</text:p>
          </table:table-cell>
          <table:table-cell office:value-type="float" office:value="1972.85" calcext:value-type="float">
            <text:p>1972.85</text:p>
          </table:table-cell>
        </table:table-row>
        <table:table-row table:style-name="ro1">
          <table:table-cell office:value-type="float" office:value="12110633" calcext:value-type="float">
            <text:p>12110633</text:p>
          </table:table-cell>
          <table:table-cell table:formula="of:=[.A759]/1000/(60*60*24)" office:value-type="time" office:time-value="PT03H21M50.633S" calcext:value-type="time">
            <text:p>03:21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6" calcext:value-type="float">
            <text:p>568.06</text:p>
          </table:table-cell>
          <table:table-cell office:value-type="float" office:value="1680.74" calcext:value-type="float">
            <text:p>1680.74</text:p>
          </table:table-cell>
          <table:table-cell office:value-type="float" office:value="1975.37" calcext:value-type="float">
            <text:p>1975.37</text:p>
          </table:table-cell>
        </table:table-row>
        <table:table-row table:style-name="ro1">
          <table:table-cell office:value-type="float" office:value="12126633" calcext:value-type="float">
            <text:p>12126633</text:p>
          </table:table-cell>
          <table:table-cell table:formula="of:=[.A760]/1000/(60*60*24)" office:value-type="time" office:time-value="PT03H22M06.633S" calcext:value-type="time">
            <text:p>03:22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3" calcext:value-type="float">
            <text:p>568.43</text:p>
          </table:table-cell>
          <table:table-cell office:value-type="float" office:value="1682.96" calcext:value-type="float">
            <text:p>1682.96</text:p>
          </table:table-cell>
          <table:table-cell office:value-type="float" office:value="1977.9" calcext:value-type="float">
            <text:p>1977.9</text:p>
          </table:table-cell>
        </table:table-row>
        <table:table-row table:style-name="ro1">
          <table:table-cell office:value-type="float" office:value="12142633" calcext:value-type="float">
            <text:p>12142633</text:p>
          </table:table-cell>
          <table:table-cell table:formula="of:=[.A761]/1000/(60*60*24)" office:value-type="time" office:time-value="PT03H22M22.633S" calcext:value-type="time">
            <text:p>03:22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9" calcext:value-type="float">
            <text:p>568.19</text:p>
          </table:table-cell>
          <table:table-cell office:value-type="float" office:value="1685.18" calcext:value-type="float">
            <text:p>1685.18</text:p>
          </table:table-cell>
          <table:table-cell office:value-type="float" office:value="1980.43" calcext:value-type="float">
            <text:p>1980.43</text:p>
          </table:table-cell>
        </table:table-row>
        <table:table-row table:style-name="ro1">
          <table:table-cell office:value-type="float" office:value="12158633" calcext:value-type="float">
            <text:p>12158633</text:p>
          </table:table-cell>
          <table:table-cell table:formula="of:=[.A762]/1000/(60*60*24)" office:value-type="time" office:time-value="PT03H22M38.633S" calcext:value-type="time">
            <text:p>03:22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3" calcext:value-type="float">
            <text:p>570.43</text:p>
          </table:table-cell>
          <table:table-cell office:value-type="float" office:value="1687.4" calcext:value-type="float">
            <text:p>1687.4</text:p>
          </table:table-cell>
          <table:table-cell office:value-type="float" office:value="1982.95" calcext:value-type="float">
            <text:p>1982.95</text:p>
          </table:table-cell>
        </table:table-row>
        <table:table-row table:style-name="ro1">
          <table:table-cell office:value-type="float" office:value="12174633" calcext:value-type="float">
            <text:p>12174633</text:p>
          </table:table-cell>
          <table:table-cell table:formula="of:=[.A763]/1000/(60*60*24)" office:value-type="time" office:time-value="PT03H22M54.633S" calcext:value-type="time">
            <text:p>03:22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689.62" calcext:value-type="float">
            <text:p>1689.62</text:p>
          </table:table-cell>
          <table:table-cell office:value-type="float" office:value="1985.48" calcext:value-type="float">
            <text:p>1985.48</text:p>
          </table:table-cell>
        </table:table-row>
        <table:table-row table:style-name="ro1">
          <table:table-cell office:value-type="float" office:value="12190633" calcext:value-type="float">
            <text:p>12190633</text:p>
          </table:table-cell>
          <table:table-cell table:formula="of:=[.A764]/1000/(60*60*24)" office:value-type="time" office:time-value="PT03H23M10.633S" calcext:value-type="time">
            <text:p>03:23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691.84" calcext:value-type="float">
            <text:p>1691.84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12206634" calcext:value-type="float">
            <text:p>12206634</text:p>
          </table:table-cell>
          <table:table-cell table:formula="of:=[.A765]/1000/(60*60*24)" office:value-type="time" office:time-value="PT03H23M26.634S" calcext:value-type="time">
            <text:p>03:23:27</text:p>
          </table:table-cell>
          <table:table-cell office:value-type="float" office:value="1.14" calcext:value-type="float">
            <text:p>1.14</text:p>
          </table:table-cell>
          <table:table-cell office:value-type="float" office:value="499" calcext:value-type="float">
            <text:p>499</text:p>
          </table:table-cell>
          <table:table-cell office:value-type="float" office:value="567.82" calcext:value-type="float">
            <text:p>567.82</text:p>
          </table:table-cell>
          <table:table-cell office:value-type="float" office:value="1694.06" calcext:value-type="float">
            <text:p>1694.06</text:p>
          </table:table-cell>
          <table:table-cell office:value-type="float" office:value="1990.52" calcext:value-type="float">
            <text:p>1990.52</text:p>
          </table:table-cell>
        </table:table-row>
        <table:table-row table:style-name="ro1">
          <table:table-cell office:value-type="float" office:value="12222633" calcext:value-type="float">
            <text:p>12222633</text:p>
          </table:table-cell>
          <table:table-cell table:formula="of:=[.A766]/1000/(60*60*24)" office:value-type="time" office:time-value="PT03H23M42.633S" calcext:value-type="time">
            <text:p>03:23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2" calcext:value-type="float">
            <text:p>566.42</text:p>
          </table:table-cell>
          <table:table-cell office:value-type="float" office:value="1696.27" calcext:value-type="float">
            <text:p>1696.27</text:p>
          </table:table-cell>
          <table:table-cell office:value-type="float" office:value="1993.05" calcext:value-type="float">
            <text:p>1993.05</text:p>
          </table:table-cell>
        </table:table-row>
        <table:table-row table:style-name="ro1">
          <table:table-cell office:value-type="float" office:value="12238633" calcext:value-type="float">
            <text:p>12238633</text:p>
          </table:table-cell>
          <table:table-cell table:formula="of:=[.A767]/1000/(60*60*24)" office:value-type="time" office:time-value="PT03H23M58.633S" calcext:value-type="time">
            <text:p>03:23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5.96" calcext:value-type="float">
            <text:p>565.96</text:p>
          </table:table-cell>
          <table:table-cell office:value-type="float" office:value="1698.49" calcext:value-type="float">
            <text:p>1698.49</text:p>
          </table:table-cell>
          <table:table-cell office:value-type="float" office:value="1995.57" calcext:value-type="float">
            <text:p>1995.57</text:p>
          </table:table-cell>
        </table:table-row>
        <table:table-row table:style-name="ro1">
          <table:table-cell office:value-type="float" office:value="12254633" calcext:value-type="float">
            <text:p>12254633</text:p>
          </table:table-cell>
          <table:table-cell table:formula="of:=[.A768]/1000/(60*60*24)" office:value-type="time" office:time-value="PT03H24M14.633S" calcext:value-type="time">
            <text:p>03:24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7" calcext:value-type="float">
            <text:p>568.27</text:p>
          </table:table-cell>
          <table:table-cell office:value-type="float" office:value="1700.71" calcext:value-type="float">
            <text:p>1700.71</text:p>
          </table:table-cell>
          <table:table-cell office:value-type="float" office:value="1998.09" calcext:value-type="float">
            <text:p>1998.09</text:p>
          </table:table-cell>
        </table:table-row>
        <table:table-row table:style-name="ro1">
          <table:table-cell office:value-type="float" office:value="12270633" calcext:value-type="float">
            <text:p>12270633</text:p>
          </table:table-cell>
          <table:table-cell table:formula="of:=[.A769]/1000/(60*60*24)" office:value-type="time" office:time-value="PT03H24M30.633S" calcext:value-type="time">
            <text:p>03:24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7" calcext:value-type="float">
            <text:p>568.07</text:p>
          </table:table-cell>
          <table:table-cell office:value-type="float" office:value="1702.93" calcext:value-type="float">
            <text:p>1702.93</text:p>
          </table:table-cell>
          <table:table-cell office:value-type="float" office:value="2000.61" calcext:value-type="float">
            <text:p>2000.61</text:p>
          </table:table-cell>
        </table:table-row>
        <table:table-row table:style-name="ro1">
          <table:table-cell office:value-type="float" office:value="12286633" calcext:value-type="float">
            <text:p>12286633</text:p>
          </table:table-cell>
          <table:table-cell table:formula="of:=[.A770]/1000/(60*60*24)" office:value-type="time" office:time-value="PT03H24M46.633S" calcext:value-type="time">
            <text:p>03:24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1" calcext:value-type="float">
            <text:p>568.41</text:p>
          </table:table-cell>
          <table:table-cell office:value-type="float" office:value="1705.15" calcext:value-type="float">
            <text:p>1705.15</text:p>
          </table:table-cell>
          <table:table-cell office:value-type="float" office:value="2003.13" calcext:value-type="float">
            <text:p>2003.13</text:p>
          </table:table-cell>
        </table:table-row>
        <table:table-row table:style-name="ro1">
          <table:table-cell office:value-type="float" office:value="12302633" calcext:value-type="float">
            <text:p>12302633</text:p>
          </table:table-cell>
          <table:table-cell table:formula="of:=[.A771]/1000/(60*60*24)" office:value-type="time" office:time-value="PT03H25M02.633S" calcext:value-type="time">
            <text:p>03:25:03</text:p>
          </table:table-cell>
          <table:table-cell office:value-type="float" office:value="1.13" calcext:value-type="float">
            <text:p>1.13</text:p>
          </table:table-cell>
          <table:table-cell office:value-type="float" office:value="500.6" calcext:value-type="float">
            <text:p>500.6</text:p>
          </table:table-cell>
          <table:table-cell office:value-type="float" office:value="567.71" calcext:value-type="float">
            <text:p>567.71</text:p>
          </table:table-cell>
          <table:table-cell office:value-type="float" office:value="1707.38" calcext:value-type="float">
            <text:p>1707.38</text:p>
          </table:table-cell>
          <table:table-cell office:value-type="float" office:value="2005.66" calcext:value-type="float">
            <text:p>2005.66</text:p>
          </table:table-cell>
        </table:table-row>
        <table:table-row table:style-name="ro1">
          <table:table-cell office:value-type="float" office:value="12318633" calcext:value-type="float">
            <text:p>12318633</text:p>
          </table:table-cell>
          <table:table-cell table:formula="of:=[.A772]/1000/(60*60*24)" office:value-type="time" office:time-value="PT03H25M18.633S" calcext:value-type="time">
            <text:p>03:25:19</text:p>
          </table:table-cell>
          <table:table-cell office:value-type="float" office:value="1.13" calcext:value-type="float">
            <text:p>1.13</text:p>
          </table:table-cell>
          <table:table-cell office:value-type="float" office:value="501.12" calcext:value-type="float">
            <text:p>501.12</text:p>
          </table:table-cell>
          <table:table-cell office:value-type="float" office:value="568.31" calcext:value-type="float">
            <text:p>568.31</text:p>
          </table:table-cell>
          <table:table-cell office:value-type="float" office:value="1709.6" calcext:value-type="float">
            <text:p>1709.6</text:p>
          </table:table-cell>
          <table:table-cell office:value-type="float" office:value="2008.19" calcext:value-type="float">
            <text:p>2008.19</text:p>
          </table:table-cell>
        </table:table-row>
        <table:table-row table:style-name="ro1">
          <table:table-cell office:value-type="float" office:value="12334633" calcext:value-type="float">
            <text:p>12334633</text:p>
          </table:table-cell>
          <table:table-cell table:formula="of:=[.A773]/1000/(60*60*24)" office:value-type="time" office:time-value="PT03H25M34.633S" calcext:value-type="time">
            <text:p>03:25:35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7.87" calcext:value-type="float">
            <text:p>567.87</text:p>
          </table:table-cell>
          <table:table-cell office:value-type="float" office:value="1711.83" calcext:value-type="float">
            <text:p>1711.83</text:p>
          </table:table-cell>
          <table:table-cell office:value-type="float" office:value="2010.71" calcext:value-type="float">
            <text:p>2010.71</text:p>
          </table:table-cell>
        </table:table-row>
        <table:table-row table:style-name="ro1">
          <table:table-cell office:value-type="float" office:value="12350634" calcext:value-type="float">
            <text:p>12350634</text:p>
          </table:table-cell>
          <table:table-cell table:formula="of:=[.A774]/1000/(60*60*24)" office:value-type="time" office:time-value="PT03H25M50.634S" calcext:value-type="time">
            <text:p>03:25:51</text:p>
          </table:table-cell>
          <table:table-cell office:value-type="float" office:value="1.13" calcext:value-type="float">
            <text:p>1.13</text:p>
          </table:table-cell>
          <table:table-cell office:value-type="float" office:value="500.6" calcext:value-type="float">
            <text:p>500.6</text:p>
          </table:table-cell>
          <table:table-cell office:value-type="float" office:value="567.73" calcext:value-type="float">
            <text:p>567.73</text:p>
          </table:table-cell>
          <table:table-cell office:value-type="float" office:value="1714.05" calcext:value-type="float">
            <text:p>1714.05</text:p>
          </table:table-cell>
          <table:table-cell office:value-type="float" office:value="2013.24" calcext:value-type="float">
            <text:p>2013.24</text:p>
          </table:table-cell>
        </table:table-row>
        <table:table-row table:style-name="ro1">
          <table:table-cell office:value-type="float" office:value="12366633" calcext:value-type="float">
            <text:p>12366633</text:p>
          </table:table-cell>
          <table:table-cell table:formula="of:=[.A775]/1000/(60*60*24)" office:value-type="time" office:time-value="PT03H26M06.633S" calcext:value-type="time">
            <text:p>03:26:07</text:p>
          </table:table-cell>
          <table:table-cell office:value-type="float" office:value="1.14" calcext:value-type="float">
            <text:p>1.14</text:p>
          </table:table-cell>
          <table:table-cell office:value-type="float" office:value="501.2" calcext:value-type="float">
            <text:p>501.2</text:p>
          </table:table-cell>
          <table:table-cell office:value-type="float" office:value="570.41" calcext:value-type="float">
            <text:p>570.41</text:p>
          </table:table-cell>
          <table:table-cell office:value-type="float" office:value="1716.28" calcext:value-type="float">
            <text:p>1716.28</text:p>
          </table:table-cell>
          <table:table-cell office:value-type="float" office:value="2015.76" calcext:value-type="float">
            <text:p>2015.76</text:p>
          </table:table-cell>
        </table:table-row>
        <table:table-row table:style-name="ro1">
          <table:table-cell office:value-type="float" office:value="12382633" calcext:value-type="float">
            <text:p>12382633</text:p>
          </table:table-cell>
          <table:table-cell table:formula="of:=[.A776]/1000/(60*60*24)" office:value-type="time" office:time-value="PT03H26M22.633S" calcext:value-type="time">
            <text:p>03:26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5.96" calcext:value-type="float">
            <text:p>565.96</text:p>
          </table:table-cell>
          <table:table-cell office:value-type="float" office:value="1718.5" calcext:value-type="float">
            <text:p>1718.5</text:p>
          </table:table-cell>
          <table:table-cell office:value-type="float" office:value="2018.29" calcext:value-type="float">
            <text:p>2018.29</text:p>
          </table:table-cell>
        </table:table-row>
        <table:table-row table:style-name="ro1">
          <table:table-cell office:value-type="float" office:value="12398633" calcext:value-type="float">
            <text:p>12398633</text:p>
          </table:table-cell>
          <table:table-cell table:formula="of:=[.A777]/1000/(60*60*24)" office:value-type="time" office:time-value="PT03H26M38.633S" calcext:value-type="time">
            <text:p>03:26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7" calcext:value-type="float">
            <text:p>566.07</text:p>
          </table:table-cell>
          <table:table-cell office:value-type="float" office:value="1720.72" calcext:value-type="float">
            <text:p>1720.72</text:p>
          </table:table-cell>
          <table:table-cell office:value-type="float" office:value="2020.81" calcext:value-type="float">
            <text:p>2020.81</text:p>
          </table:table-cell>
        </table:table-row>
        <table:table-row table:style-name="ro1">
          <table:table-cell office:value-type="float" office:value="12414634" calcext:value-type="float">
            <text:p>12414634</text:p>
          </table:table-cell>
          <table:table-cell table:formula="of:=[.A778]/1000/(60*60*24)" office:value-type="time" office:time-value="PT03H26M54.634S" calcext:value-type="time">
            <text:p>03:26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722.94" calcext:value-type="float">
            <text:p>1722.94</text:p>
          </table:table-cell>
          <table:table-cell office:value-type="float" office:value="2023.32" calcext:value-type="float">
            <text:p>2023.32</text:p>
          </table:table-cell>
        </table:table-row>
        <table:table-row table:style-name="ro1">
          <table:table-cell office:value-type="float" office:value="12430633" calcext:value-type="float">
            <text:p>12430633</text:p>
          </table:table-cell>
          <table:table-cell table:formula="of:=[.A779]/1000/(60*60*24)" office:value-type="time" office:time-value="PT03H27M10.633S" calcext:value-type="time">
            <text:p>03:27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725.16" calcext:value-type="float">
            <text:p>1725.16</text:p>
          </table:table-cell>
          <table:table-cell office:value-type="float" office:value="2025.84" calcext:value-type="float">
            <text:p>2025.84</text:p>
          </table:table-cell>
        </table:table-row>
        <table:table-row table:style-name="ro1">
          <table:table-cell office:value-type="float" office:value="12446634" calcext:value-type="float">
            <text:p>12446634</text:p>
          </table:table-cell>
          <table:table-cell table:formula="of:=[.A780]/1000/(60*60*24)" office:value-type="time" office:time-value="PT03H27M26.634S" calcext:value-type="time">
            <text:p>03:27:27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7.85" calcext:value-type="float">
            <text:p>567.85</text:p>
          </table:table-cell>
          <table:table-cell office:value-type="float" office:value="1727.38" calcext:value-type="float">
            <text:p>1727.38</text:p>
          </table:table-cell>
          <table:table-cell office:value-type="float" office:value="2028.36" calcext:value-type="float">
            <text:p>2028.36</text:p>
          </table:table-cell>
        </table:table-row>
        <table:table-row table:style-name="ro1">
          <table:table-cell office:value-type="float" office:value="12462633" calcext:value-type="float">
            <text:p>12462633</text:p>
          </table:table-cell>
          <table:table-cell table:formula="of:=[.A781]/1000/(60*60*24)" office:value-type="time" office:time-value="PT03H27M42.633S" calcext:value-type="time">
            <text:p>03:27:43</text:p>
          </table:table-cell>
          <table:table-cell office:value-type="float" office:value="1.13" calcext:value-type="float">
            <text:p>1.13</text:p>
          </table:table-cell>
          <table:table-cell office:value-type="float" office:value="500.8" calcext:value-type="float">
            <text:p>500.8</text:p>
          </table:table-cell>
          <table:table-cell office:value-type="float" office:value="565.94" calcext:value-type="float">
            <text:p>565.94</text:p>
          </table:table-cell>
          <table:table-cell office:value-type="float" office:value="1729.61" calcext:value-type="float">
            <text:p>1729.61</text:p>
          </table:table-cell>
          <table:table-cell office:value-type="float" office:value="2030.89" calcext:value-type="float">
            <text:p>2030.89</text:p>
          </table:table-cell>
        </table:table-row>
        <table:table-row table:style-name="ro1">
          <table:table-cell office:value-type="float" office:value="12478633" calcext:value-type="float">
            <text:p>12478633</text:p>
          </table:table-cell>
          <table:table-cell table:formula="of:=[.A782]/1000/(60*60*24)" office:value-type="time" office:time-value="PT03H27M58.633S" calcext:value-type="time">
            <text:p>03:27:59</text:p>
          </table:table-cell>
          <table:table-cell office:value-type="float" office:value="1.13" calcext:value-type="float">
            <text:p>1.13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8.09" calcext:value-type="float">
            <text:p>568.09</text:p>
          </table:table-cell>
          <table:table-cell office:value-type="float" office:value="1731.83" calcext:value-type="float">
            <text:p>1731.83</text:p>
          </table:table-cell>
          <table:table-cell office:value-type="float" office:value="2033.41" calcext:value-type="float">
            <text:p>2033.41</text:p>
          </table:table-cell>
        </table:table-row>
        <table:table-row table:style-name="ro1">
          <table:table-cell office:value-type="float" office:value="12494633" calcext:value-type="float">
            <text:p>12494633</text:p>
          </table:table-cell>
          <table:table-cell table:formula="of:=[.A783]/1000/(60*60*24)" office:value-type="time" office:time-value="PT03H28M14.633S" calcext:value-type="time">
            <text:p>03:28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4" calcext:value-type="float">
            <text:p>568.44</text:p>
          </table:table-cell>
          <table:table-cell office:value-type="float" office:value="1734.06" calcext:value-type="float">
            <text:p>1734.06</text:p>
          </table:table-cell>
          <table:table-cell office:value-type="float" office:value="2035.93" calcext:value-type="float">
            <text:p>2035.93</text:p>
          </table:table-cell>
        </table:table-row>
        <table:table-row table:style-name="ro1">
          <table:table-cell office:value-type="float" office:value="12510634" calcext:value-type="float">
            <text:p>12510634</text:p>
          </table:table-cell>
          <table:table-cell table:formula="of:=[.A784]/1000/(60*60*24)" office:value-type="time" office:time-value="PT03H28M30.634S" calcext:value-type="time">
            <text:p>03:28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2" calcext:value-type="float">
            <text:p>566.2</text:p>
          </table:table-cell>
          <table:table-cell office:value-type="float" office:value="1736.28" calcext:value-type="float">
            <text:p>1736.28</text:p>
          </table:table-cell>
          <table:table-cell office:value-type="float" office:value="2038.45" calcext:value-type="float">
            <text:p>2038.45</text:p>
          </table:table-cell>
        </table:table-row>
        <table:table-row table:style-name="ro1">
          <table:table-cell office:value-type="float" office:value="12526634" calcext:value-type="float">
            <text:p>12526634</text:p>
          </table:table-cell>
          <table:table-cell table:formula="of:=[.A785]/1000/(60*60*24)" office:value-type="time" office:time-value="PT03H28M46.634S" calcext:value-type="time">
            <text:p>03:28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738.5" calcext:value-type="float">
            <text:p>1738.5</text:p>
          </table:table-cell>
          <table:table-cell office:value-type="float" office:value="2040.96" calcext:value-type="float">
            <text:p>2040.96</text:p>
          </table:table-cell>
        </table:table-row>
        <table:table-row table:style-name="ro1">
          <table:table-cell office:value-type="float" office:value="12542633" calcext:value-type="float">
            <text:p>12542633</text:p>
          </table:table-cell>
          <table:table-cell table:formula="of:=[.A786]/1000/(60*60*24)" office:value-type="time" office:time-value="PT03H29M02.633S" calcext:value-type="time">
            <text:p>03:29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740.72" calcext:value-type="float">
            <text:p>1740.72</text:p>
          </table:table-cell>
          <table:table-cell office:value-type="float" office:value="2043.47" calcext:value-type="float">
            <text:p>2043.47</text:p>
          </table:table-cell>
        </table:table-row>
        <table:table-row table:style-name="ro1">
          <table:table-cell office:value-type="float" office:value="12558633" calcext:value-type="float">
            <text:p>12558633</text:p>
          </table:table-cell>
          <table:table-cell table:formula="of:=[.A787]/1000/(60*60*24)" office:value-type="time" office:time-value="PT03H29M18.633S" calcext:value-type="time">
            <text:p>03:29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5.98" calcext:value-type="float">
            <text:p>565.98</text:p>
          </table:table-cell>
          <table:table-cell office:value-type="float" office:value="1742.94" calcext:value-type="float">
            <text:p>1742.94</text:p>
          </table:table-cell>
          <table:table-cell office:value-type="float" office:value="2045.99" calcext:value-type="float">
            <text:p>2045.99</text:p>
          </table:table-cell>
        </table:table-row>
        <table:table-row table:style-name="ro1">
          <table:table-cell office:value-type="float" office:value="12574634" calcext:value-type="float">
            <text:p>12574634</text:p>
          </table:table-cell>
          <table:table-cell table:formula="of:=[.A788]/1000/(60*60*24)" office:value-type="time" office:time-value="PT03H29M34.634S" calcext:value-type="time">
            <text:p>03:29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745.16" calcext:value-type="float">
            <text:p>1745.16</text:p>
          </table:table-cell>
          <table:table-cell office:value-type="float" office:value="2048.5" calcext:value-type="float">
            <text:p>2048.5</text:p>
          </table:table-cell>
        </table:table-row>
        <table:table-row table:style-name="ro1">
          <table:table-cell office:value-type="float" office:value="12590634" calcext:value-type="float">
            <text:p>12590634</text:p>
          </table:table-cell>
          <table:table-cell table:formula="of:=[.A789]/1000/(60*60*24)" office:value-type="time" office:time-value="PT03H29M50.634S" calcext:value-type="time">
            <text:p>03:29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747.37" calcext:value-type="float">
            <text:p>1747.37</text:p>
          </table:table-cell>
          <table:table-cell office:value-type="float" office:value="2051.01" calcext:value-type="float">
            <text:p>2051.01</text:p>
          </table:table-cell>
        </table:table-row>
        <table:table-row table:style-name="ro1">
          <table:table-cell office:value-type="float" office:value="12606633" calcext:value-type="float">
            <text:p>12606633</text:p>
          </table:table-cell>
          <table:table-cell table:formula="of:=[.A790]/1000/(60*60*24)" office:value-type="time" office:time-value="PT03H30M06.633S" calcext:value-type="time">
            <text:p>03:30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2" calcext:value-type="float">
            <text:p>566.52</text:p>
          </table:table-cell>
          <table:table-cell office:value-type="float" office:value="1749.59" calcext:value-type="float">
            <text:p>1749.59</text:p>
          </table:table-cell>
          <table:table-cell office:value-type="float" office:value="2053.52" calcext:value-type="float">
            <text:p>2053.52</text:p>
          </table:table-cell>
        </table:table-row>
        <table:table-row table:style-name="ro1">
          <table:table-cell office:value-type="float" office:value="12622633" calcext:value-type="float">
            <text:p>12622633</text:p>
          </table:table-cell>
          <table:table-cell table:formula="of:=[.A791]/1000/(60*60*24)" office:value-type="time" office:time-value="PT03H30M22.633S" calcext:value-type="time">
            <text:p>03:30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9" calcext:value-type="float">
            <text:p>564.29</text:p>
          </table:table-cell>
          <table:table-cell office:value-type="float" office:value="1751.81" calcext:value-type="float">
            <text:p>1751.81</text:p>
          </table:table-cell>
          <table:table-cell office:value-type="float" office:value="2056.03" calcext:value-type="float">
            <text:p>2056.03</text:p>
          </table:table-cell>
        </table:table-row>
        <table:table-row table:style-name="ro1">
          <table:table-cell office:value-type="float" office:value="12638633" calcext:value-type="float">
            <text:p>12638633</text:p>
          </table:table-cell>
          <table:table-cell table:formula="of:=[.A792]/1000/(60*60*24)" office:value-type="time" office:time-value="PT03H30M38.633S" calcext:value-type="time">
            <text:p>03:30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2" calcext:value-type="float">
            <text:p>564.42</text:p>
          </table:table-cell>
          <table:table-cell office:value-type="float" office:value="1754.03" calcext:value-type="float">
            <text:p>1754.03</text:p>
          </table:table-cell>
          <table:table-cell office:value-type="float" office:value="2058.54" calcext:value-type="float">
            <text:p>2058.54</text:p>
          </table:table-cell>
        </table:table-row>
        <table:table-row table:style-name="ro1">
          <table:table-cell office:value-type="float" office:value="12654633" calcext:value-type="float">
            <text:p>12654633</text:p>
          </table:table-cell>
          <table:table-cell table:formula="of:=[.A793]/1000/(60*60*24)" office:value-type="time" office:time-value="PT03H30M54.633S" calcext:value-type="time">
            <text:p>03:30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756.25" calcext:value-type="float">
            <text:p>1756.25</text:p>
          </table:table-cell>
          <table:table-cell office:value-type="float" office:value="2061.06" calcext:value-type="float">
            <text:p>2061.06</text:p>
          </table:table-cell>
        </table:table-row>
        <table:table-row table:style-name="ro1">
          <table:table-cell office:value-type="float" office:value="12670633" calcext:value-type="float">
            <text:p>12670633</text:p>
          </table:table-cell>
          <table:table-cell table:formula="of:=[.A794]/1000/(60*60*24)" office:value-type="time" office:time-value="PT03H31M10.633S" calcext:value-type="time">
            <text:p>03:31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3" calcext:value-type="float">
            <text:p>564.43</text:p>
          </table:table-cell>
          <table:table-cell office:value-type="float" office:value="1758.47" calcext:value-type="float">
            <text:p>1758.47</text:p>
          </table:table-cell>
          <table:table-cell office:value-type="float" office:value="2063.57" calcext:value-type="float">
            <text:p>2063.57</text:p>
          </table:table-cell>
        </table:table-row>
        <table:table-row table:style-name="ro1">
          <table:table-cell office:value-type="float" office:value="12686633" calcext:value-type="float">
            <text:p>12686633</text:p>
          </table:table-cell>
          <table:table-cell table:formula="of:=[.A795]/1000/(60*60*24)" office:value-type="time" office:time-value="PT03H31M26.633S" calcext:value-type="time">
            <text:p>03:31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2" calcext:value-type="float">
            <text:p>564.42</text:p>
          </table:table-cell>
          <table:table-cell office:value-type="float" office:value="1760.69" calcext:value-type="float">
            <text:p>1760.69</text:p>
          </table:table-cell>
          <table:table-cell office:value-type="float" office:value="2066.07" calcext:value-type="float">
            <text:p>2066.07</text:p>
          </table:table-cell>
        </table:table-row>
        <table:table-row table:style-name="ro1">
          <table:table-cell office:value-type="float" office:value="12702633" calcext:value-type="float">
            <text:p>12702633</text:p>
          </table:table-cell>
          <table:table-cell table:formula="of:=[.A796]/1000/(60*60*24)" office:value-type="time" office:time-value="PT03H31M42.633S" calcext:value-type="time">
            <text:p>03:31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9" calcext:value-type="float">
            <text:p>564.29</text:p>
          </table:table-cell>
          <table:table-cell office:value-type="float" office:value="1762.91" calcext:value-type="float">
            <text:p>1762.91</text:p>
          </table:table-cell>
          <table:table-cell office:value-type="float" office:value="2068.58" calcext:value-type="float">
            <text:p>2068.58</text:p>
          </table:table-cell>
        </table:table-row>
        <table:table-row table:style-name="ro1">
          <table:table-cell office:value-type="float" office:value="12718633" calcext:value-type="float">
            <text:p>12718633</text:p>
          </table:table-cell>
          <table:table-cell table:formula="of:=[.A797]/1000/(60*60*24)" office:value-type="time" office:time-value="PT03H31M58.633S" calcext:value-type="time">
            <text:p>03:31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8" calcext:value-type="float">
            <text:p>499.8</text:p>
          </table:table-cell>
          <table:table-cell office:value-type="float" office:value="564.75" calcext:value-type="float">
            <text:p>564.75</text:p>
          </table:table-cell>
          <table:table-cell office:value-type="float" office:value="1765.13" calcext:value-type="float">
            <text:p>1765.13</text:p>
          </table:table-cell>
          <table:table-cell office:value-type="float" office:value="2071.09" calcext:value-type="float">
            <text:p>2071.09</text:p>
          </table:table-cell>
        </table:table-row>
        <table:table-row table:style-name="ro1">
          <table:table-cell office:value-type="float" office:value="12734633" calcext:value-type="float">
            <text:p>12734633</text:p>
          </table:table-cell>
          <table:table-cell table:formula="of:=[.A798]/1000/(60*60*24)" office:value-type="time" office:time-value="PT03H32M14.633S" calcext:value-type="time">
            <text:p>03:32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4" calcext:value-type="float">
            <text:p>564.44</text:p>
          </table:table-cell>
          <table:table-cell office:value-type="float" office:value="1767.35" calcext:value-type="float">
            <text:p>1767.35</text:p>
          </table:table-cell>
          <table:table-cell office:value-type="float" office:value="2073.61" calcext:value-type="float">
            <text:p>2073.61</text:p>
          </table:table-cell>
        </table:table-row>
        <table:table-row table:style-name="ro1">
          <table:table-cell office:value-type="float" office:value="12750634" calcext:value-type="float">
            <text:p>12750634</text:p>
          </table:table-cell>
          <table:table-cell table:formula="of:=[.A799]/1000/(60*60*24)" office:value-type="time" office:time-value="PT03H32M30.634S" calcext:value-type="time">
            <text:p>03:32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769.57" calcext:value-type="float">
            <text:p>1769.57</text:p>
          </table:table-cell>
          <table:table-cell office:value-type="float" office:value="2076.11" calcext:value-type="float">
            <text:p>2076.11</text:p>
          </table:table-cell>
        </table:table-row>
        <table:table-row table:style-name="ro1">
          <table:table-cell office:value-type="float" office:value="12766634" calcext:value-type="float">
            <text:p>12766634</text:p>
          </table:table-cell>
          <table:table-cell table:formula="of:=[.A800]/1000/(60*60*24)" office:value-type="time" office:time-value="PT03H32M46.634S" calcext:value-type="time">
            <text:p>03:32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1" calcext:value-type="float">
            <text:p>564.31</text:p>
          </table:table-cell>
          <table:table-cell office:value-type="float" office:value="1771.79" calcext:value-type="float">
            <text:p>1771.79</text:p>
          </table:table-cell>
          <table:table-cell office:value-type="float" office:value="2078.62" calcext:value-type="float">
            <text:p>2078.62</text:p>
          </table:table-cell>
        </table:table-row>
        <table:table-row table:style-name="ro1">
          <table:table-cell office:value-type="float" office:value="12782633" calcext:value-type="float">
            <text:p>12782633</text:p>
          </table:table-cell>
          <table:table-cell table:formula="of:=[.A801]/1000/(60*60*24)" office:value-type="time" office:time-value="PT03H33M02.633S" calcext:value-type="time">
            <text:p>03:33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8" calcext:value-type="float">
            <text:p>564.28</text:p>
          </table:table-cell>
          <table:table-cell office:value-type="float" office:value="1774.01" calcext:value-type="float">
            <text:p>1774.01</text:p>
          </table:table-cell>
          <table:table-cell office:value-type="float" office:value="2081.13" calcext:value-type="float">
            <text:p>2081.13</text:p>
          </table:table-cell>
        </table:table-row>
        <table:table-row table:style-name="ro1">
          <table:table-cell office:value-type="float" office:value="12798634" calcext:value-type="float">
            <text:p>12798634</text:p>
          </table:table-cell>
          <table:table-cell table:formula="of:=[.A802]/1000/(60*60*24)" office:value-type="time" office:time-value="PT03H33M18.634S" calcext:value-type="time">
            <text:p>03:33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8" calcext:value-type="float">
            <text:p>564.28</text:p>
          </table:table-cell>
          <table:table-cell office:value-type="float" office:value="1776.23" calcext:value-type="float">
            <text:p>1776.23</text:p>
          </table:table-cell>
          <table:table-cell office:value-type="float" office:value="2083.63" calcext:value-type="float">
            <text:p>2083.63</text:p>
          </table:table-cell>
        </table:table-row>
        <table:table-row table:style-name="ro1">
          <table:table-cell office:value-type="float" office:value="12814634" calcext:value-type="float">
            <text:p>12814634</text:p>
          </table:table-cell>
          <table:table-cell table:formula="of:=[.A803]/1000/(60*60*24)" office:value-type="time" office:time-value="PT03H33M34.634S" calcext:value-type="time">
            <text:p>03:33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7" calcext:value-type="float">
            <text:p>564.07</text:p>
          </table:table-cell>
          <table:table-cell office:value-type="float" office:value="1778.45" calcext:value-type="float">
            <text:p>1778.45</text:p>
          </table:table-cell>
          <table:table-cell office:value-type="float" office:value="2086.14" calcext:value-type="float">
            <text:p>2086.14</text:p>
          </table:table-cell>
        </table:table-row>
        <table:table-row table:style-name="ro1">
          <table:table-cell office:value-type="float" office:value="12830634" calcext:value-type="float">
            <text:p>12830634</text:p>
          </table:table-cell>
          <table:table-cell table:formula="of:=[.A804]/1000/(60*60*24)" office:value-type="time" office:time-value="PT03H33M50.634S" calcext:value-type="time">
            <text:p>03:33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6" calcext:value-type="float">
            <text:p>562.06</text:p>
          </table:table-cell>
          <table:table-cell office:value-type="float" office:value="1780.67" calcext:value-type="float">
            <text:p>1780.67</text:p>
          </table:table-cell>
          <table:table-cell office:value-type="float" office:value="2088.65" calcext:value-type="float">
            <text:p>2088.65</text:p>
          </table:table-cell>
        </table:table-row>
        <table:table-row table:style-name="ro1">
          <table:table-cell office:value-type="float" office:value="12846633" calcext:value-type="float">
            <text:p>12846633</text:p>
          </table:table-cell>
          <table:table-cell table:formula="of:=[.A805]/1000/(60*60*24)" office:value-type="time" office:time-value="PT03H34M06.633S" calcext:value-type="time">
            <text:p>03:34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5" calcext:value-type="float">
            <text:p>562.05</text:p>
          </table:table-cell>
          <table:table-cell office:value-type="float" office:value="1782.89" calcext:value-type="float">
            <text:p>1782.89</text:p>
          </table:table-cell>
          <table:table-cell office:value-type="float" office:value="2091.15" calcext:value-type="float">
            <text:p>2091.15</text:p>
          </table:table-cell>
        </table:table-row>
        <table:table-row table:style-name="ro1">
          <table:table-cell office:value-type="float" office:value="12862634" calcext:value-type="float">
            <text:p>12862634</text:p>
          </table:table-cell>
          <table:table-cell table:formula="of:=[.A806]/1000/(60*60*24)" office:value-type="time" office:time-value="PT03H34M22.634S" calcext:value-type="time">
            <text:p>03:34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" calcext:value-type="float">
            <text:p>564.5</text:p>
          </table:table-cell>
          <table:table-cell office:value-type="float" office:value="1785.11" calcext:value-type="float">
            <text:p>1785.11</text:p>
          </table:table-cell>
          <table:table-cell office:value-type="float" office:value="2093.65" calcext:value-type="float">
            <text:p>2093.65</text:p>
          </table:table-cell>
        </table:table-row>
        <table:table-row table:style-name="ro1">
          <table:table-cell office:value-type="float" office:value="12878633" calcext:value-type="float">
            <text:p>12878633</text:p>
          </table:table-cell>
          <table:table-cell table:formula="of:=[.A807]/1000/(60*60*24)" office:value-type="time" office:time-value="PT03H34M38.633S" calcext:value-type="time">
            <text:p>03:34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787.33" calcext:value-type="float">
            <text:p>1787.33</text:p>
          </table:table-cell>
          <table:table-cell office:value-type="float" office:value="2096.16" calcext:value-type="float">
            <text:p>2096.16</text:p>
          </table:table-cell>
        </table:table-row>
        <table:table-row table:style-name="ro1">
          <table:table-cell office:value-type="float" office:value="12894633" calcext:value-type="float">
            <text:p>12894633</text:p>
          </table:table-cell>
          <table:table-cell table:formula="of:=[.A808]/1000/(60*60*24)" office:value-type="time" office:time-value="PT03H34M54.633S" calcext:value-type="time">
            <text:p>03:34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789.55" calcext:value-type="float">
            <text:p>1789.55</text:p>
          </table:table-cell>
          <table:table-cell office:value-type="float" office:value="2098.66" calcext:value-type="float">
            <text:p>2098.66</text:p>
          </table:table-cell>
        </table:table-row>
        <table:table-row table:style-name="ro1">
          <table:table-cell office:value-type="float" office:value="12910633" calcext:value-type="float">
            <text:p>12910633</text:p>
          </table:table-cell>
          <table:table-cell table:formula="of:=[.A809]/1000/(60*60*24)" office:value-type="time" office:time-value="PT03H35M10.633S" calcext:value-type="time">
            <text:p>03:35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" calcext:value-type="float">
            <text:p>562.5</text:p>
          </table:table-cell>
          <table:table-cell office:value-type="float" office:value="1791.77" calcext:value-type="float">
            <text:p>1791.77</text:p>
          </table:table-cell>
          <table:table-cell office:value-type="float" office:value="2101.17" calcext:value-type="float">
            <text:p>2101.17</text:p>
          </table:table-cell>
        </table:table-row>
        <table:table-row table:style-name="ro1">
          <table:table-cell office:value-type="float" office:value="12926633" calcext:value-type="float">
            <text:p>12926633</text:p>
          </table:table-cell>
          <table:table-cell table:formula="of:=[.A810]/1000/(60*60*24)" office:value-type="time" office:time-value="PT03H35M26.633S" calcext:value-type="time">
            <text:p>03:35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3" calcext:value-type="float">
            <text:p>564.43</text:p>
          </table:table-cell>
          <table:table-cell office:value-type="float" office:value="1793.99" calcext:value-type="float">
            <text:p>1793.99</text:p>
          </table:table-cell>
          <table:table-cell office:value-type="float" office:value="2103.67" calcext:value-type="float">
            <text:p>2103.67</text:p>
          </table:table-cell>
        </table:table-row>
        <table:table-row table:style-name="ro1">
          <table:table-cell office:value-type="float" office:value="12942634" calcext:value-type="float">
            <text:p>12942634</text:p>
          </table:table-cell>
          <table:table-cell table:formula="of:=[.A811]/1000/(60*60*24)" office:value-type="time" office:time-value="PT03H35M42.634S" calcext:value-type="time">
            <text:p>03:35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7" calcext:value-type="float">
            <text:p>562.07</text:p>
          </table:table-cell>
          <table:table-cell office:value-type="float" office:value="1796.21" calcext:value-type="float">
            <text:p>1796.21</text:p>
          </table:table-cell>
          <table:table-cell office:value-type="float" office:value="2106.17" calcext:value-type="float">
            <text:p>2106.17</text:p>
          </table:table-cell>
        </table:table-row>
        <table:table-row table:style-name="ro1">
          <table:table-cell office:value-type="float" office:value="12958633" calcext:value-type="float">
            <text:p>12958633</text:p>
          </table:table-cell>
          <table:table-cell table:formula="of:=[.A812]/1000/(60*60*24)" office:value-type="time" office:time-value="PT03H35M58.633S" calcext:value-type="time">
            <text:p>03:35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2.65" calcext:value-type="float">
            <text:p>562.65</text:p>
          </table:table-cell>
          <table:table-cell office:value-type="float" office:value="1798.43" calcext:value-type="float">
            <text:p>1798.43</text:p>
          </table:table-cell>
          <table:table-cell office:value-type="float" office:value="2108.68" calcext:value-type="float">
            <text:p>2108.68</text:p>
          </table:table-cell>
        </table:table-row>
        <table:table-row table:style-name="ro1">
          <table:table-cell office:value-type="float" office:value="12974633" calcext:value-type="float">
            <text:p>12974633</text:p>
          </table:table-cell>
          <table:table-cell table:formula="of:=[.A813]/1000/(60*60*24)" office:value-type="time" office:time-value="PT03H36M14.633S" calcext:value-type="time">
            <text:p>03:36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7" calcext:value-type="float">
            <text:p>562.07</text:p>
          </table:table-cell>
          <table:table-cell office:value-type="float" office:value="1800.65" calcext:value-type="float">
            <text:p>1800.65</text:p>
          </table:table-cell>
          <table:table-cell office:value-type="float" office:value="2111.18" calcext:value-type="float">
            <text:p>2111.18</text:p>
          </table:table-cell>
        </table:table-row>
        <table:table-row table:style-name="ro1">
          <table:table-cell office:value-type="float" office:value="12990633" calcext:value-type="float">
            <text:p>12990633</text:p>
          </table:table-cell>
          <table:table-cell table:formula="of:=[.A814]/1000/(60*60*24)" office:value-type="time" office:time-value="PT03H36M30.633S" calcext:value-type="time">
            <text:p>03:36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3.96" calcext:value-type="float">
            <text:p>563.96</text:p>
          </table:table-cell>
          <table:table-cell office:value-type="float" office:value="1802.87" calcext:value-type="float">
            <text:p>1802.87</text:p>
          </table:table-cell>
          <table:table-cell office:value-type="float" office:value="2113.68" calcext:value-type="float">
            <text:p>2113.68</text:p>
          </table:table-cell>
        </table:table-row>
        <table:table-row table:style-name="ro1">
          <table:table-cell office:value-type="float" office:value="13006633" calcext:value-type="float">
            <text:p>13006633</text:p>
          </table:table-cell>
          <table:table-cell table:formula="of:=[.A815]/1000/(60*60*24)" office:value-type="time" office:time-value="PT03H36M46.633S" calcext:value-type="time">
            <text:p>03:36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2" calcext:value-type="float">
            <text:p>562.2</text:p>
          </table:table-cell>
          <table:table-cell office:value-type="float" office:value="1805.08" calcext:value-type="float">
            <text:p>1805.08</text:p>
          </table:table-cell>
          <table:table-cell office:value-type="float" office:value="2116.18" calcext:value-type="float">
            <text:p>2116.18</text:p>
          </table:table-cell>
        </table:table-row>
        <table:table-row table:style-name="ro1">
          <table:table-cell office:value-type="float" office:value="13022633" calcext:value-type="float">
            <text:p>13022633</text:p>
          </table:table-cell>
          <table:table-cell table:formula="of:=[.A816]/1000/(60*60*24)" office:value-type="time" office:time-value="PT03H37M02.633S" calcext:value-type="time">
            <text:p>03:37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8" calcext:value-type="float">
            <text:p>562.08</text:p>
          </table:table-cell>
          <table:table-cell office:value-type="float" office:value="1807.3" calcext:value-type="float">
            <text:p>1807.3</text:p>
          </table:table-cell>
          <table:table-cell office:value-type="float" office:value="2118.68" calcext:value-type="float">
            <text:p>2118.68</text:p>
          </table:table-cell>
        </table:table-row>
        <table:table-row table:style-name="ro1">
          <table:table-cell office:value-type="float" office:value="13038633" calcext:value-type="float">
            <text:p>13038633</text:p>
          </table:table-cell>
          <table:table-cell table:formula="of:=[.A817]/1000/(60*60*24)" office:value-type="time" office:time-value="PT03H37M18.633S" calcext:value-type="time">
            <text:p>03:37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809.52" calcext:value-type="float">
            <text:p>1809.52</text:p>
          </table:table-cell>
          <table:table-cell office:value-type="float" office:value="2121.18" calcext:value-type="float">
            <text:p>2121.18</text:p>
          </table:table-cell>
        </table:table-row>
        <table:table-row table:style-name="ro1">
          <table:table-cell office:value-type="float" office:value="13054633" calcext:value-type="float">
            <text:p>13054633</text:p>
          </table:table-cell>
          <table:table-cell table:formula="of:=[.A818]/1000/(60*60*24)" office:value-type="time" office:time-value="PT03H37M34.633S" calcext:value-type="time">
            <text:p>03:37:35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29" calcext:value-type="float">
            <text:p>560.29</text:p>
          </table:table-cell>
          <table:table-cell office:value-type="float" office:value="1811.74" calcext:value-type="float">
            <text:p>1811.74</text:p>
          </table:table-cell>
          <table:table-cell office:value-type="float" office:value="2123.68" calcext:value-type="float">
            <text:p>2123.68</text:p>
          </table:table-cell>
        </table:table-row>
        <table:table-row table:style-name="ro1">
          <table:table-cell office:value-type="float" office:value="13070633" calcext:value-type="float">
            <text:p>13070633</text:p>
          </table:table-cell>
          <table:table-cell table:formula="of:=[.A819]/1000/(60*60*24)" office:value-type="time" office:time-value="PT03H37M50.633S" calcext:value-type="time">
            <text:p>03:37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1813.96" calcext:value-type="float">
            <text:p>1813.96</text:p>
          </table:table-cell>
          <table:table-cell office:value-type="float" office:value="2126.18" calcext:value-type="float">
            <text:p>2126.18</text:p>
          </table:table-cell>
        </table:table-row>
        <table:table-row table:style-name="ro1">
          <table:table-cell office:value-type="float" office:value="13086633" calcext:value-type="float">
            <text:p>13086633</text:p>
          </table:table-cell>
          <table:table-cell table:formula="of:=[.A820]/1000/(60*60*24)" office:value-type="time" office:time-value="PT03H38M06.633S" calcext:value-type="time">
            <text:p>03:38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3" calcext:value-type="float">
            <text:p>562.53</text:p>
          </table:table-cell>
          <table:table-cell office:value-type="float" office:value="1816.18" calcext:value-type="float">
            <text:p>1816.18</text:p>
          </table:table-cell>
          <table:table-cell office:value-type="float" office:value="2128.68" calcext:value-type="float">
            <text:p>2128.68</text:p>
          </table:table-cell>
        </table:table-row>
        <table:table-row table:style-name="ro1">
          <table:table-cell office:value-type="float" office:value="13102634" calcext:value-type="float">
            <text:p>13102634</text:p>
          </table:table-cell>
          <table:table-cell table:formula="of:=[.A821]/1000/(60*60*24)" office:value-type="time" office:time-value="PT03H38M22.634S" calcext:value-type="time">
            <text:p>03:38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21" calcext:value-type="float">
            <text:p>562.21</text:p>
          </table:table-cell>
          <table:table-cell office:value-type="float" office:value="1818.4" calcext:value-type="float">
            <text:p>1818.4</text:p>
          </table:table-cell>
          <table:table-cell office:value-type="float" office:value="2131.17" calcext:value-type="float">
            <text:p>2131.17</text:p>
          </table:table-cell>
        </table:table-row>
        <table:table-row table:style-name="ro1">
          <table:table-cell office:value-type="float" office:value="13118633" calcext:value-type="float">
            <text:p>13118633</text:p>
          </table:table-cell>
          <table:table-cell table:formula="of:=[.A822]/1000/(60*60*24)" office:value-type="time" office:time-value="PT03H38M38.633S" calcext:value-type="time">
            <text:p>03:38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2" calcext:value-type="float">
            <text:p>562.42</text:p>
          </table:table-cell>
          <table:table-cell office:value-type="float" office:value="1820.62" calcext:value-type="float">
            <text:p>1820.62</text:p>
          </table:table-cell>
          <table:table-cell office:value-type="float" office:value="2133.67" calcext:value-type="float">
            <text:p>2133.67</text:p>
          </table:table-cell>
        </table:table-row>
        <table:table-row table:style-name="ro1">
          <table:table-cell office:value-type="float" office:value="13134633" calcext:value-type="float">
            <text:p>13134633</text:p>
          </table:table-cell>
          <table:table-cell table:formula="of:=[.A823]/1000/(60*60*24)" office:value-type="time" office:time-value="PT03H38M54.633S" calcext:value-type="time">
            <text:p>03:38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1" calcext:value-type="float">
            <text:p>562.51</text:p>
          </table:table-cell>
          <table:table-cell office:value-type="float" office:value="1822.84" calcext:value-type="float">
            <text:p>1822.84</text:p>
          </table:table-cell>
          <table:table-cell office:value-type="float" office:value="2136.17" calcext:value-type="float">
            <text:p>2136.17</text:p>
          </table:table-cell>
        </table:table-row>
        <table:table-row table:style-name="ro1">
          <table:table-cell office:value-type="float" office:value="13150633" calcext:value-type="float">
            <text:p>13150633</text:p>
          </table:table-cell>
          <table:table-cell table:formula="of:=[.A824]/1000/(60*60*24)" office:value-type="time" office:time-value="PT03H39M10.633S" calcext:value-type="time">
            <text:p>03:39:11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" calcext:value-type="float">
            <text:p>560.2</text:p>
          </table:table-cell>
          <table:table-cell office:value-type="float" office:value="1825.06" calcext:value-type="float">
            <text:p>1825.06</text:p>
          </table:table-cell>
          <table:table-cell office:value-type="float" office:value="2138.66" calcext:value-type="float">
            <text:p>2138.66</text:p>
          </table:table-cell>
        </table:table-row>
        <table:table-row table:style-name="ro1">
          <table:table-cell office:value-type="float" office:value="13166633" calcext:value-type="float">
            <text:p>13166633</text:p>
          </table:table-cell>
          <table:table-cell table:formula="of:=[.A825]/1000/(60*60*24)" office:value-type="time" office:time-value="PT03H39M26.633S" calcext:value-type="time">
            <text:p>03:39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2" calcext:value-type="float">
            <text:p>562.2</text:p>
          </table:table-cell>
          <table:table-cell office:value-type="float" office:value="1827.28" calcext:value-type="float">
            <text:p>1827.28</text:p>
          </table:table-cell>
          <table:table-cell office:value-type="float" office:value="2141.16" calcext:value-type="float">
            <text:p>2141.16</text:p>
          </table:table-cell>
        </table:table-row>
        <table:table-row table:style-name="ro1">
          <table:table-cell office:value-type="float" office:value="13182634" calcext:value-type="float">
            <text:p>13182634</text:p>
          </table:table-cell>
          <table:table-cell table:formula="of:=[.A826]/1000/(60*60*24)" office:value-type="time" office:time-value="PT03H39M42.634S" calcext:value-type="time">
            <text:p>03:39:43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3.85" calcext:value-type="float">
            <text:p>563.85</text:p>
          </table:table-cell>
          <table:table-cell office:value-type="float" office:value="1829.5" calcext:value-type="float">
            <text:p>1829.5</text:p>
          </table:table-cell>
          <table:table-cell office:value-type="float" office:value="2143.65" calcext:value-type="float">
            <text:p>2143.65</text:p>
          </table:table-cell>
        </table:table-row>
        <table:table-row table:style-name="ro1">
          <table:table-cell office:value-type="float" office:value="13198633" calcext:value-type="float">
            <text:p>13198633</text:p>
          </table:table-cell>
          <table:table-cell table:formula="of:=[.A827]/1000/(60*60*24)" office:value-type="time" office:time-value="PT03H39M58.633S" calcext:value-type="time">
            <text:p>03:39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5" calcext:value-type="float">
            <text:p>562.05</text:p>
          </table:table-cell>
          <table:table-cell office:value-type="float" office:value="1831.72" calcext:value-type="float">
            <text:p>1831.72</text:p>
          </table:table-cell>
          <table:table-cell office:value-type="float" office:value="2146.15" calcext:value-type="float">
            <text:p>2146.15</text:p>
          </table:table-cell>
        </table:table-row>
        <table:table-row table:style-name="ro1">
          <table:table-cell office:value-type="float" office:value="13214634" calcext:value-type="float">
            <text:p>13214634</text:p>
          </table:table-cell>
          <table:table-cell table:formula="of:=[.A828]/1000/(60*60*24)" office:value-type="time" office:time-value="PT03H40M14.634S" calcext:value-type="time">
            <text:p>03:40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6" calcext:value-type="float">
            <text:p>562.06</text:p>
          </table:table-cell>
          <table:table-cell office:value-type="float" office:value="1833.94" calcext:value-type="float">
            <text:p>1833.94</text:p>
          </table:table-cell>
          <table:table-cell office:value-type="float" office:value="2148.65" calcext:value-type="float">
            <text:p>2148.65</text:p>
          </table:table-cell>
        </table:table-row>
        <table:table-row table:style-name="ro1">
          <table:table-cell office:value-type="float" office:value="13230633" calcext:value-type="float">
            <text:p>13230633</text:p>
          </table:table-cell>
          <table:table-cell table:formula="of:=[.A829]/1000/(60*60*24)" office:value-type="time" office:time-value="PT03H40M30.633S" calcext:value-type="time">
            <text:p>03:40:31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9.97" calcext:value-type="float">
            <text:p>559.97</text:p>
          </table:table-cell>
          <table:table-cell office:value-type="float" office:value="1836.16" calcext:value-type="float">
            <text:p>1836.16</text:p>
          </table:table-cell>
          <table:table-cell office:value-type="float" office:value="2151.14" calcext:value-type="float">
            <text:p>2151.14</text:p>
          </table:table-cell>
        </table:table-row>
        <table:table-row table:style-name="ro1">
          <table:table-cell office:value-type="float" office:value="13246634" calcext:value-type="float">
            <text:p>13246634</text:p>
          </table:table-cell>
          <table:table-cell table:formula="of:=[.A830]/1000/(60*60*24)" office:value-type="time" office:time-value="PT03H40M46.634S" calcext:value-type="time">
            <text:p>03:40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19" calcext:value-type="float">
            <text:p>562.19</text:p>
          </table:table-cell>
          <table:table-cell office:value-type="float" office:value="1838.38" calcext:value-type="float">
            <text:p>1838.38</text:p>
          </table:table-cell>
          <table:table-cell office:value-type="float" office:value="2153.64" calcext:value-type="float">
            <text:p>2153.64</text:p>
          </table:table-cell>
        </table:table-row>
        <table:table-row table:style-name="ro1">
          <table:table-cell office:value-type="float" office:value="13262634" calcext:value-type="float">
            <text:p>13262634</text:p>
          </table:table-cell>
          <table:table-cell table:formula="of:=[.A831]/1000/(60*60*24)" office:value-type="time" office:time-value="PT03H41M02.634S" calcext:value-type="time">
            <text:p>03:41:03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2" calcext:value-type="float">
            <text:p>558.22</text:p>
          </table:table-cell>
          <table:table-cell office:value-type="float" office:value="1840.6" calcext:value-type="float">
            <text:p>1840.6</text:p>
          </table:table-cell>
          <table:table-cell office:value-type="float" office:value="2156.13" calcext:value-type="float">
            <text:p>2156.13</text:p>
          </table:table-cell>
        </table:table-row>
        <table:table-row table:style-name="ro1">
          <table:table-cell office:value-type="float" office:value="13278633" calcext:value-type="float">
            <text:p>13278633</text:p>
          </table:table-cell>
          <table:table-cell table:formula="of:=[.A832]/1000/(60*60*24)" office:value-type="time" office:time-value="PT03H41M18.633S" calcext:value-type="time">
            <text:p>03:41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842.82" calcext:value-type="float">
            <text:p>1842.82</text:p>
          </table:table-cell>
          <table:table-cell office:value-type="float" office:value="2158.62" calcext:value-type="float">
            <text:p>2158.62</text:p>
          </table:table-cell>
        </table:table-row>
        <table:table-row table:style-name="ro1">
          <table:table-cell office:value-type="float" office:value="13294634" calcext:value-type="float">
            <text:p>13294634</text:p>
          </table:table-cell>
          <table:table-cell table:formula="of:=[.A833]/1000/(60*60*24)" office:value-type="time" office:time-value="PT03H41M34.634S" calcext:value-type="time">
            <text:p>03:41:35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6" calcext:value-type="float">
            <text:p>560.06</text:p>
          </table:table-cell>
          <table:table-cell office:value-type="float" office:value="1845.04" calcext:value-type="float">
            <text:p>1845.04</text:p>
          </table:table-cell>
          <table:table-cell office:value-type="float" office:value="2161.11" calcext:value-type="float">
            <text:p>2161.11</text:p>
          </table:table-cell>
        </table:table-row>
        <table:table-row table:style-name="ro1">
          <table:table-cell office:value-type="float" office:value="13310633" calcext:value-type="float">
            <text:p>13310633</text:p>
          </table:table-cell>
          <table:table-cell table:formula="of:=[.A834]/1000/(60*60*24)" office:value-type="time" office:time-value="PT03H41M50.633S" calcext:value-type="time">
            <text:p>03:41:51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1" calcext:value-type="float">
            <text:p>560.21</text:p>
          </table:table-cell>
          <table:table-cell office:value-type="float" office:value="1847.26" calcext:value-type="float">
            <text:p>1847.26</text:p>
          </table:table-cell>
          <table:table-cell office:value-type="float" office:value="2163.6" calcext:value-type="float">
            <text:p>2163.6</text:p>
          </table:table-cell>
        </table:table-row>
        <table:table-row table:style-name="ro1">
          <table:table-cell office:value-type="float" office:value="13326633" calcext:value-type="float">
            <text:p>13326633</text:p>
          </table:table-cell>
          <table:table-cell table:formula="of:=[.A835]/1000/(60*60*24)" office:value-type="time" office:time-value="PT03H42M06.633S" calcext:value-type="time">
            <text:p>03:42:07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3" calcext:value-type="float">
            <text:p>560.3</text:p>
          </table:table-cell>
          <table:table-cell office:value-type="float" office:value="1849.48" calcext:value-type="float">
            <text:p>1849.48</text:p>
          </table:table-cell>
          <table:table-cell office:value-type="float" office:value="2166.09" calcext:value-type="float">
            <text:p>2166.09</text:p>
          </table:table-cell>
        </table:table-row>
        <table:table-row table:style-name="ro1">
          <table:table-cell office:value-type="float" office:value="13342633" calcext:value-type="float">
            <text:p>13342633</text:p>
          </table:table-cell>
          <table:table-cell table:formula="of:=[.A836]/1000/(60*60*24)" office:value-type="time" office:time-value="PT03H42M22.633S" calcext:value-type="time">
            <text:p>03:42:23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19" calcext:value-type="float">
            <text:p>560.19</text:p>
          </table:table-cell>
          <table:table-cell office:value-type="float" office:value="1851.7" calcext:value-type="float">
            <text:p>1851.7</text:p>
          </table:table-cell>
          <table:table-cell office:value-type="float" office:value="2168.58" calcext:value-type="float">
            <text:p>2168.58</text:p>
          </table:table-cell>
        </table:table-row>
        <table:table-row table:style-name="ro1">
          <table:table-cell office:value-type="float" office:value="13358633" calcext:value-type="float">
            <text:p>13358633</text:p>
          </table:table-cell>
          <table:table-cell table:formula="of:=[.A837]/1000/(60*60*24)" office:value-type="time" office:time-value="PT03H42M38.633S" calcext:value-type="time">
            <text:p>03:42:39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1" calcext:value-type="float">
            <text:p>560.21</text:p>
          </table:table-cell>
          <table:table-cell office:value-type="float" office:value="1853.92" calcext:value-type="float">
            <text:p>1853.92</text:p>
          </table:table-cell>
          <table:table-cell office:value-type="float" office:value="2171.07" calcext:value-type="float">
            <text:p>2171.07</text:p>
          </table:table-cell>
        </table:table-row>
        <table:table-row table:style-name="ro1">
          <table:table-cell office:value-type="float" office:value="13374634" calcext:value-type="float">
            <text:p>13374634</text:p>
          </table:table-cell>
          <table:table-cell table:formula="of:=[.A838]/1000/(60*60*24)" office:value-type="time" office:time-value="PT03H42M54.634S" calcext:value-type="time">
            <text:p>03:42:55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1" calcext:value-type="float">
            <text:p>560.41</text:p>
          </table:table-cell>
          <table:table-cell office:value-type="float" office:value="1856.13" calcext:value-type="float">
            <text:p>1856.13</text:p>
          </table:table-cell>
          <table:table-cell office:value-type="float" office:value="2173.55" calcext:value-type="float">
            <text:p>2173.55</text:p>
          </table:table-cell>
        </table:table-row>
        <table:table-row table:style-name="ro1">
          <table:table-cell office:value-type="float" office:value="13390634" calcext:value-type="float">
            <text:p>13390634</text:p>
          </table:table-cell>
          <table:table-cell table:formula="of:=[.A839]/1000/(60*60*24)" office:value-type="time" office:time-value="PT03H43M10.634S" calcext:value-type="time">
            <text:p>03:43:11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" calcext:value-type="float">
            <text:p>560.2</text:p>
          </table:table-cell>
          <table:table-cell office:value-type="float" office:value="1858.35" calcext:value-type="float">
            <text:p>1858.35</text:p>
          </table:table-cell>
          <table:table-cell office:value-type="float" office:value="2176.04" calcext:value-type="float">
            <text:p>2176.04</text:p>
          </table:table-cell>
        </table:table-row>
        <table:table-row table:style-name="ro1">
          <table:table-cell office:value-type="float" office:value="13406634" calcext:value-type="float">
            <text:p>13406634</text:p>
          </table:table-cell>
          <table:table-cell table:formula="of:=[.A840]/1000/(60*60*24)" office:value-type="time" office:time-value="PT03H43M26.634S" calcext:value-type="time">
            <text:p>03:43:27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" calcext:value-type="float">
            <text:p>560.2</text:p>
          </table:table-cell>
          <table:table-cell office:value-type="float" office:value="1860.57" calcext:value-type="float">
            <text:p>1860.57</text:p>
          </table:table-cell>
          <table:table-cell office:value-type="float" office:value="2178.53" calcext:value-type="float">
            <text:p>2178.53</text:p>
          </table:table-cell>
        </table:table-row>
        <table:table-row table:style-name="ro1">
          <table:table-cell office:value-type="float" office:value="13422634" calcext:value-type="float">
            <text:p>13422634</text:p>
          </table:table-cell>
          <table:table-cell table:formula="of:=[.A841]/1000/(60*60*24)" office:value-type="time" office:time-value="PT03H43M42.634S" calcext:value-type="time">
            <text:p>03:43:43</text:p>
          </table:table-cell>
          <table:table-cell office:value-type="float" office:value="1.12" calcext:value-type="float">
            <text:p>1.12</text:p>
          </table:table-cell>
          <table:table-cell office:value-type="float" office:value="500.8" calcext:value-type="float">
            <text:p>500.8</text:p>
          </table:table-cell>
          <table:table-cell office:value-type="float" office:value="559.93" calcext:value-type="float">
            <text:p>559.93</text:p>
          </table:table-cell>
          <table:table-cell office:value-type="float" office:value="1862.79" calcext:value-type="float">
            <text:p>1862.79</text:p>
          </table:table-cell>
          <table:table-cell office:value-type="float" office:value="2181.02" calcext:value-type="float">
            <text:p>2181.02</text:p>
          </table:table-cell>
        </table:table-row>
        <table:table-row table:style-name="ro1">
          <table:table-cell office:value-type="float" office:value="13438633" calcext:value-type="float">
            <text:p>13438633</text:p>
          </table:table-cell>
          <table:table-cell table:formula="of:=[.A842]/1000/(60*60*24)" office:value-type="time" office:time-value="PT03H43M58.633S" calcext:value-type="time">
            <text:p>03:43:59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" calcext:value-type="float">
            <text:p>558.2</text:p>
          </table:table-cell>
          <table:table-cell office:value-type="float" office:value="1865.02" calcext:value-type="float">
            <text:p>1865.02</text:p>
          </table:table-cell>
          <table:table-cell office:value-type="float" office:value="2183.5" calcext:value-type="float">
            <text:p>2183.5</text:p>
          </table:table-cell>
        </table:table-row>
        <table:table-row table:style-name="ro1">
          <table:table-cell office:value-type="float" office:value="13454633" calcext:value-type="float">
            <text:p>13454633</text:p>
          </table:table-cell>
          <table:table-cell table:formula="of:=[.A843]/1000/(60*60*24)" office:value-type="time" office:time-value="PT03H44M14.633S" calcext:value-type="time">
            <text:p>03:44:15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" calcext:value-type="float">
            <text:p>558.2</text:p>
          </table:table-cell>
          <table:table-cell office:value-type="float" office:value="1867.24" calcext:value-type="float">
            <text:p>1867.24</text:p>
          </table:table-cell>
          <table:table-cell office:value-type="float" office:value="2185.99" calcext:value-type="float">
            <text:p>2185.99</text:p>
          </table:table-cell>
        </table:table-row>
        <table:table-row table:style-name="ro1">
          <table:table-cell office:value-type="float" office:value="13470634" calcext:value-type="float">
            <text:p>13470634</text:p>
          </table:table-cell>
          <table:table-cell table:formula="of:=[.A844]/1000/(60*60*24)" office:value-type="time" office:time-value="PT03H44M30.634S" calcext:value-type="time">
            <text:p>03:44:31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9.98" calcext:value-type="float">
            <text:p>559.98</text:p>
          </table:table-cell>
          <table:table-cell office:value-type="float" office:value="1869.46" calcext:value-type="float">
            <text:p>1869.46</text:p>
          </table:table-cell>
          <table:table-cell office:value-type="float" office:value="2188.47" calcext:value-type="float">
            <text:p>2188.47</text:p>
          </table:table-cell>
        </table:table-row>
        <table:table-row table:style-name="ro1">
          <table:table-cell office:value-type="float" office:value="13486633" calcext:value-type="float">
            <text:p>13486633</text:p>
          </table:table-cell>
          <table:table-cell table:formula="of:=[.A845]/1000/(60*60*24)" office:value-type="time" office:time-value="PT03H44M46.633S" calcext:value-type="time">
            <text:p>03:44:47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1" calcext:value-type="float">
            <text:p>558.31</text:p>
          </table:table-cell>
          <table:table-cell office:value-type="float" office:value="1871.68" calcext:value-type="float">
            <text:p>1871.68</text:p>
          </table:table-cell>
          <table:table-cell office:value-type="float" office:value="2190.96" calcext:value-type="float">
            <text:p>2190.96</text:p>
          </table:table-cell>
        </table:table-row>
        <table:table-row table:style-name="ro1">
          <table:table-cell office:value-type="float" office:value="13502633" calcext:value-type="float">
            <text:p>13502633</text:p>
          </table:table-cell>
          <table:table-cell table:formula="of:=[.A846]/1000/(60*60*24)" office:value-type="time" office:time-value="PT03H45M02.633S" calcext:value-type="time">
            <text:p>03:45:03</text:p>
          </table:table-cell>
          <table:table-cell office:value-type="float" office:value="1.12" calcext:value-type="float">
            <text:p>1.12</text:p>
          </table:table-cell>
          <table:table-cell office:value-type="float" office:value="500.8" calcext:value-type="float">
            <text:p>500.8</text:p>
          </table:table-cell>
          <table:table-cell office:value-type="float" office:value="559.92" calcext:value-type="float">
            <text:p>559.92</text:p>
          </table:table-cell>
          <table:table-cell office:value-type="float" office:value="1873.9" calcext:value-type="float">
            <text:p>1873.9</text:p>
          </table:table-cell>
          <table:table-cell office:value-type="float" office:value="2193.44" calcext:value-type="float">
            <text:p>2193.44</text:p>
          </table:table-cell>
        </table:table-row>
        <table:table-row table:style-name="ro1">
          <table:table-cell office:value-type="float" office:value="13518633" calcext:value-type="float">
            <text:p>13518633</text:p>
          </table:table-cell>
          <table:table-cell table:formula="of:=[.A847]/1000/(60*60*24)" office:value-type="time" office:time-value="PT03H45M18.633S" calcext:value-type="time">
            <text:p>03:45:19</text:p>
          </table:table-cell>
          <table:table-cell office:value-type="float" office:value="1.12" calcext:value-type="float">
            <text:p>1.12</text:p>
          </table:table-cell>
          <table:table-cell office:value-type="float" office:value="500.6" calcext:value-type="float">
            <text:p>500.6</text:p>
          </table:table-cell>
          <table:table-cell office:value-type="float" office:value="559.71" calcext:value-type="float">
            <text:p>559.71</text:p>
          </table:table-cell>
          <table:table-cell office:value-type="float" office:value="1876.13" calcext:value-type="float">
            <text:p>1876.13</text:p>
          </table:table-cell>
          <table:table-cell office:value-type="float" office:value="2195.93" calcext:value-type="float">
            <text:p>2195.93</text:p>
          </table:table-cell>
        </table:table-row>
        <table:table-row table:style-name="ro1">
          <table:table-cell office:value-type="float" office:value="13534633" calcext:value-type="float">
            <text:p>13534633</text:p>
          </table:table-cell>
          <table:table-cell table:formula="of:=[.A848]/1000/(60*60*24)" office:value-type="time" office:time-value="PT03H45M34.633S" calcext:value-type="time">
            <text:p>03:45:35</text:p>
          </table:table-cell>
          <table:table-cell office:value-type="float" office:value="1.12" calcext:value-type="float">
            <text:p>1.12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0.07" calcext:value-type="float">
            <text:p>560.07</text:p>
          </table:table-cell>
          <table:table-cell office:value-type="float" office:value="1878.35" calcext:value-type="float">
            <text:p>1878.35</text:p>
          </table:table-cell>
          <table:table-cell office:value-type="float" office:value="2198.42" calcext:value-type="float">
            <text:p>2198.42</text:p>
          </table:table-cell>
        </table:table-row>
        <table:table-row table:style-name="ro1">
          <table:table-cell office:value-type="float" office:value="13550634" calcext:value-type="float">
            <text:p>13550634</text:p>
          </table:table-cell>
          <table:table-cell table:formula="of:=[.A849]/1000/(60*60*24)" office:value-type="time" office:time-value="PT03H45M50.634S" calcext:value-type="time">
            <text:p>03:45:51</text:p>
          </table:table-cell>
          <table:table-cell office:value-type="float" office:value="1.12" calcext:value-type="float">
            <text:p>1.12</text:p>
          </table:table-cell>
          <table:table-cell office:value-type="float" office:value="500.6" calcext:value-type="float">
            <text:p>500.6</text:p>
          </table:table-cell>
          <table:table-cell office:value-type="float" office:value="559.72" calcext:value-type="float">
            <text:p>559.72</text:p>
          </table:table-cell>
          <table:table-cell office:value-type="float" office:value="1880.58" calcext:value-type="float">
            <text:p>1880.58</text:p>
          </table:table-cell>
          <table:table-cell office:value-type="float" office:value="2200.91" calcext:value-type="float">
            <text:p>2200.91</text:p>
          </table:table-cell>
        </table:table-row>
        <table:table-row table:style-name="ro1">
          <table:table-cell office:value-type="float" office:value="13566633" calcext:value-type="float">
            <text:p>13566633</text:p>
          </table:table-cell>
          <table:table-cell table:formula="of:=[.A850]/1000/(60*60*24)" office:value-type="time" office:time-value="PT03H46M06.633S" calcext:value-type="time">
            <text:p>03:46:07</text:p>
          </table:table-cell>
          <table:table-cell office:value-type="float" office:value="1.12" calcext:value-type="float">
            <text:p>1.12</text:p>
          </table:table-cell>
          <table:table-cell office:value-type="float" office:value="500.8" calcext:value-type="float">
            <text:p>500.8</text:p>
          </table:table-cell>
          <table:table-cell office:value-type="float" office:value="559.93" calcext:value-type="float">
            <text:p>559.93</text:p>
          </table:table-cell>
          <table:table-cell office:value-type="float" office:value="1882.8" calcext:value-type="float">
            <text:p>1882.8</text:p>
          </table:table-cell>
          <table:table-cell office:value-type="float" office:value="2203.4" calcext:value-type="float">
            <text:p>2203.4</text:p>
          </table:table-cell>
        </table:table-row>
        <table:table-row table:style-name="ro1">
          <table:table-cell office:value-type="float" office:value="13582633" calcext:value-type="float">
            <text:p>13582633</text:p>
          </table:table-cell>
          <table:table-cell table:formula="of:=[.A851]/1000/(60*60*24)" office:value-type="time" office:time-value="PT03H46M22.633S" calcext:value-type="time">
            <text:p>03:46:23</text:p>
          </table:table-cell>
          <table:table-cell office:value-type="float" office:value="1.12" calcext:value-type="float">
            <text:p>1.12</text:p>
          </table:table-cell>
          <table:table-cell office:value-type="float" office:value="500.8" calcext:value-type="float">
            <text:p>500.8</text:p>
          </table:table-cell>
          <table:table-cell office:value-type="float" office:value="559.94" calcext:value-type="float">
            <text:p>559.94</text:p>
          </table:table-cell>
          <table:table-cell office:value-type="float" office:value="1885.03" calcext:value-type="float">
            <text:p>1885.03</text:p>
          </table:table-cell>
          <table:table-cell office:value-type="float" office:value="2205.89" calcext:value-type="float">
            <text:p>2205.89</text:p>
          </table:table-cell>
        </table:table-row>
        <table:table-row table:style-name="ro1">
          <table:table-cell office:value-type="float" office:value="13598633" calcext:value-type="float">
            <text:p>13598633</text:p>
          </table:table-cell>
          <table:table-cell table:formula="of:=[.A852]/1000/(60*60*24)" office:value-type="time" office:time-value="PT03H46M38.633S" calcext:value-type="time">
            <text:p>03:46:39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7.98" calcext:value-type="float">
            <text:p>557.98</text:p>
          </table:table-cell>
          <table:table-cell office:value-type="float" office:value="1887.25" calcext:value-type="float">
            <text:p>1887.25</text:p>
          </table:table-cell>
          <table:table-cell office:value-type="float" office:value="2208.37" calcext:value-type="float">
            <text:p>2208.37</text:p>
          </table:table-cell>
        </table:table-row>
        <table:table-row table:style-name="ro1">
          <table:table-cell office:value-type="float" office:value="13614633" calcext:value-type="float">
            <text:p>13614633</text:p>
          </table:table-cell>
          <table:table-cell table:formula="of:=[.A853]/1000/(60*60*24)" office:value-type="time" office:time-value="PT03H46M54.633S" calcext:value-type="time">
            <text:p>03:46:55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7.98" calcext:value-type="float">
            <text:p>557.98</text:p>
          </table:table-cell>
          <table:table-cell office:value-type="float" office:value="1889.47" calcext:value-type="float">
            <text:p>1889.47</text:p>
          </table:table-cell>
          <table:table-cell office:value-type="float" office:value="2210.85" calcext:value-type="float">
            <text:p>2210.85</text:p>
          </table:table-cell>
        </table:table-row>
        <table:table-row table:style-name="ro1">
          <table:table-cell office:value-type="float" office:value="13630633" calcext:value-type="float">
            <text:p>13630633</text:p>
          </table:table-cell>
          <table:table-cell table:formula="of:=[.A854]/1000/(60*60*24)" office:value-type="time" office:time-value="PT03H47M10.633S" calcext:value-type="time">
            <text:p>03:47:11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07" calcext:value-type="float">
            <text:p>558.07</text:p>
          </table:table-cell>
          <table:table-cell office:value-type="float" office:value="1891.69" calcext:value-type="float">
            <text:p>1891.69</text:p>
          </table:table-cell>
          <table:table-cell office:value-type="float" office:value="2213.33" calcext:value-type="float">
            <text:p>2213.33</text:p>
          </table:table-cell>
        </table:table-row>
        <table:table-row table:style-name="ro1">
          <table:table-cell office:value-type="float" office:value="13646633" calcext:value-type="float">
            <text:p>13646633</text:p>
          </table:table-cell>
          <table:table-cell table:formula="of:=[.A855]/1000/(60*60*24)" office:value-type="time" office:time-value="PT03H47M26.633S" calcext:value-type="time">
            <text:p>03:47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3" calcext:value-type="float">
            <text:p>556.43</text:p>
          </table:table-cell>
          <table:table-cell office:value-type="float" office:value="1893.91" calcext:value-type="float">
            <text:p>1893.91</text:p>
          </table:table-cell>
          <table:table-cell office:value-type="float" office:value="2215.81" calcext:value-type="float">
            <text:p>2215.81</text:p>
          </table:table-cell>
        </table:table-row>
        <table:table-row table:style-name="ro1">
          <table:table-cell office:value-type="float" office:value="13662633" calcext:value-type="float">
            <text:p>13662633</text:p>
          </table:table-cell>
          <table:table-cell table:formula="of:=[.A856]/1000/(60*60*24)" office:value-type="time" office:time-value="PT03H47M42.633S" calcext:value-type="time">
            <text:p>03:47:43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08" calcext:value-type="float">
            <text:p>558.08</text:p>
          </table:table-cell>
          <table:table-cell office:value-type="float" office:value="1896.13" calcext:value-type="float">
            <text:p>1896.13</text:p>
          </table:table-cell>
          <table:table-cell office:value-type="float" office:value="2218.29" calcext:value-type="float">
            <text:p>2218.29</text:p>
          </table:table-cell>
        </table:table-row>
        <table:table-row table:style-name="ro1">
          <table:table-cell office:value-type="float" office:value="13678633" calcext:value-type="float">
            <text:p>13678633</text:p>
          </table:table-cell>
          <table:table-cell table:formula="of:=[.A857]/1000/(60*60*24)" office:value-type="time" office:time-value="PT03H47M58.633S" calcext:value-type="time">
            <text:p>03:47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5.99" calcext:value-type="float">
            <text:p>555.99</text:p>
          </table:table-cell>
          <table:table-cell office:value-type="float" office:value="1898.35" calcext:value-type="float">
            <text:p>1898.35</text:p>
          </table:table-cell>
          <table:table-cell office:value-type="float" office:value="2220.77" calcext:value-type="float">
            <text:p>2220.77</text:p>
          </table:table-cell>
        </table:table-row>
        <table:table-row table:style-name="ro1">
          <table:table-cell office:value-type="float" office:value="13694633" calcext:value-type="float">
            <text:p>13694633</text:p>
          </table:table-cell>
          <table:table-cell table:formula="of:=[.A858]/1000/(60*60*24)" office:value-type="time" office:time-value="PT03H48M14.633S" calcext:value-type="time">
            <text:p>03:48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6.52" calcext:value-type="float">
            <text:p>556.52</text:p>
          </table:table-cell>
          <table:table-cell office:value-type="float" office:value="1900.57" calcext:value-type="float">
            <text:p>1900.57</text:p>
          </table:table-cell>
          <table:table-cell office:value-type="float" office:value="2223.24" calcext:value-type="float">
            <text:p>2223.24</text:p>
          </table:table-cell>
        </table:table-row>
        <table:table-row table:style-name="ro1">
          <table:table-cell office:value-type="float" office:value="13710634" calcext:value-type="float">
            <text:p>13710634</text:p>
          </table:table-cell>
          <table:table-cell table:formula="of:=[.A859]/1000/(60*60*24)" office:value-type="time" office:time-value="PT03H48M30.634S" calcext:value-type="time">
            <text:p>03:48:31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5.99" calcext:value-type="float">
            <text:p>555.99</text:p>
          </table:table-cell>
          <table:table-cell office:value-type="float" office:value="1902.79" calcext:value-type="float">
            <text:p>1902.79</text:p>
          </table:table-cell>
          <table:table-cell office:value-type="float" office:value="2225.72" calcext:value-type="float">
            <text:p>2225.72</text:p>
          </table:table-cell>
        </table:table-row>
        <table:table-row table:style-name="ro1">
          <table:table-cell office:value-type="float" office:value="13726634" calcext:value-type="float">
            <text:p>13726634</text:p>
          </table:table-cell>
          <table:table-cell table:formula="of:=[.A860]/1000/(60*60*24)" office:value-type="time" office:time-value="PT03H48M46.634S" calcext:value-type="time">
            <text:p>03:48:47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" calcext:value-type="float">
            <text:p>558.2</text:p>
          </table:table-cell>
          <table:table-cell office:value-type="float" office:value="1905.01" calcext:value-type="float">
            <text:p>1905.01</text:p>
          </table:table-cell>
          <table:table-cell office:value-type="float" office:value="2228.2" calcext:value-type="float">
            <text:p>2228.2</text:p>
          </table:table-cell>
        </table:table-row>
        <table:table-row table:style-name="ro1">
          <table:table-cell office:value-type="float" office:value="13742633" calcext:value-type="float">
            <text:p>13742633</text:p>
          </table:table-cell>
          <table:table-cell table:formula="of:=[.A861]/1000/(60*60*24)" office:value-type="time" office:time-value="PT03H49M02.633S" calcext:value-type="time">
            <text:p>03:49:03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4" calcext:value-type="float">
            <text:p>556.44</text:p>
          </table:table-cell>
          <table:table-cell office:value-type="float" office:value="1907.23" calcext:value-type="float">
            <text:p>1907.23</text:p>
          </table:table-cell>
          <table:table-cell office:value-type="float" office:value="2230.67" calcext:value-type="float">
            <text:p>2230.67</text:p>
          </table:table-cell>
        </table:table-row>
        <table:table-row table:style-name="ro1">
          <table:table-cell office:value-type="float" office:value="13758633" calcext:value-type="float">
            <text:p>13758633</text:p>
          </table:table-cell>
          <table:table-cell table:formula="of:=[.A862]/1000/(60*60*24)" office:value-type="time" office:time-value="PT03H49M18.633S" calcext:value-type="time">
            <text:p>03:49:19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1" calcext:value-type="float">
            <text:p>556.21</text:p>
          </table:table-cell>
          <table:table-cell office:value-type="float" office:value="1909.44" calcext:value-type="float">
            <text:p>1909.44</text:p>
          </table:table-cell>
          <table:table-cell office:value-type="float" office:value="2233.15" calcext:value-type="float">
            <text:p>2233.15</text:p>
          </table:table-cell>
        </table:table-row>
        <table:table-row table:style-name="ro1">
          <table:table-cell office:value-type="float" office:value="13774634" calcext:value-type="float">
            <text:p>13774634</text:p>
          </table:table-cell>
          <table:table-cell table:formula="of:=[.A863]/1000/(60*60*24)" office:value-type="time" office:time-value="PT03H49M34.634S" calcext:value-type="time">
            <text:p>03:49:35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3" calcext:value-type="float">
            <text:p>556.43</text:p>
          </table:table-cell>
          <table:table-cell office:value-type="float" office:value="1911.66" calcext:value-type="float">
            <text:p>1911.66</text:p>
          </table:table-cell>
          <table:table-cell office:value-type="float" office:value="2235.62" calcext:value-type="float">
            <text:p>2235.62</text:p>
          </table:table-cell>
        </table:table-row>
        <table:table-row table:style-name="ro1">
          <table:table-cell office:value-type="float" office:value="13790633" calcext:value-type="float">
            <text:p>13790633</text:p>
          </table:table-cell>
          <table:table-cell table:formula="of:=[.A864]/1000/(60*60*24)" office:value-type="time" office:time-value="PT03H49M50.633S" calcext:value-type="time">
            <text:p>03:49:51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6.08" calcext:value-type="float">
            <text:p>556.08</text:p>
          </table:table-cell>
          <table:table-cell office:value-type="float" office:value="1913.88" calcext:value-type="float">
            <text:p>1913.88</text:p>
          </table:table-cell>
          <table:table-cell office:value-type="float" office:value="2238.09" calcext:value-type="float">
            <text:p>2238.09</text:p>
          </table:table-cell>
        </table:table-row>
        <table:table-row table:style-name="ro1">
          <table:table-cell office:value-type="float" office:value="13806633" calcext:value-type="float">
            <text:p>13806633</text:p>
          </table:table-cell>
          <table:table-cell table:formula="of:=[.A865]/1000/(60*60*24)" office:value-type="time" office:time-value="PT03H50M06.633S" calcext:value-type="time">
            <text:p>03:50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6.08" calcext:value-type="float">
            <text:p>556.08</text:p>
          </table:table-cell>
          <table:table-cell office:value-type="float" office:value="1916.1" calcext:value-type="float">
            <text:p>1916.1</text:p>
          </table:table-cell>
          <table:table-cell office:value-type="float" office:value="2240.57" calcext:value-type="float">
            <text:p>2240.57</text:p>
          </table:table-cell>
        </table:table-row>
        <table:table-row table:style-name="ro1">
          <table:table-cell office:value-type="float" office:value="13822634" calcext:value-type="float">
            <text:p>13822634</text:p>
          </table:table-cell>
          <table:table-cell table:formula="of:=[.A866]/1000/(60*60*24)" office:value-type="time" office:time-value="PT03H50M22.634S" calcext:value-type="time">
            <text:p>03:50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6.08" calcext:value-type="float">
            <text:p>556.08</text:p>
          </table:table-cell>
          <table:table-cell office:value-type="float" office:value="1918.32" calcext:value-type="float">
            <text:p>1918.32</text:p>
          </table:table-cell>
          <table:table-cell office:value-type="float" office:value="2243.04" calcext:value-type="float">
            <text:p>2243.04</text:p>
          </table:table-cell>
        </table:table-row>
        <table:table-row table:style-name="ro1">
          <table:table-cell office:value-type="float" office:value="13838633" calcext:value-type="float">
            <text:p>13838633</text:p>
          </table:table-cell>
          <table:table-cell table:formula="of:=[.A867]/1000/(60*60*24)" office:value-type="time" office:time-value="PT03H50M38.633S" calcext:value-type="time">
            <text:p>03:50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6.51" calcext:value-type="float">
            <text:p>556.51</text:p>
          </table:table-cell>
          <table:table-cell office:value-type="float" office:value="1920.54" calcext:value-type="float">
            <text:p>1920.54</text:p>
          </table:table-cell>
          <table:table-cell office:value-type="float" office:value="2245.51" calcext:value-type="float">
            <text:p>2245.51</text:p>
          </table:table-cell>
        </table:table-row>
        <table:table-row table:style-name="ro1">
          <table:table-cell office:value-type="float" office:value="13854633" calcext:value-type="float">
            <text:p>13854633</text:p>
          </table:table-cell>
          <table:table-cell table:formula="of:=[.A868]/1000/(60*60*24)" office:value-type="time" office:time-value="PT03H50M54.633S" calcext:value-type="time">
            <text:p>03:50:55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8" calcext:value-type="float">
            <text:p>554.08</text:p>
          </table:table-cell>
          <table:table-cell office:value-type="float" office:value="1922.76" calcext:value-type="float">
            <text:p>1922.76</text:p>
          </table:table-cell>
          <table:table-cell office:value-type="float" office:value="2247.99" calcext:value-type="float">
            <text:p>2247.99</text:p>
          </table:table-cell>
        </table:table-row>
        <table:table-row table:style-name="ro1">
          <table:table-cell office:value-type="float" office:value="13870633" calcext:value-type="float">
            <text:p>13870633</text:p>
          </table:table-cell>
          <table:table-cell table:formula="of:=[.A869]/1000/(60*60*24)" office:value-type="time" office:time-value="PT03H51M10.633S" calcext:value-type="time">
            <text:p>03:51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28" calcext:value-type="float">
            <text:p>554.28</text:p>
          </table:table-cell>
          <table:table-cell office:value-type="float" office:value="1924.98" calcext:value-type="float">
            <text:p>1924.98</text:p>
          </table:table-cell>
          <table:table-cell office:value-type="float" office:value="2250.46" calcext:value-type="float">
            <text:p>2250.46</text:p>
          </table:table-cell>
        </table:table-row>
        <table:table-row table:style-name="ro1">
          <table:table-cell office:value-type="float" office:value="13886634" calcext:value-type="float">
            <text:p>13886634</text:p>
          </table:table-cell>
          <table:table-cell table:formula="of:=[.A870]/1000/(60*60*24)" office:value-type="time" office:time-value="PT03H51M26.634S" calcext:value-type="time">
            <text:p>03:51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3" calcext:value-type="float">
            <text:p>554.53</text:p>
          </table:table-cell>
          <table:table-cell office:value-type="float" office:value="1927.2" calcext:value-type="float">
            <text:p>1927.2</text:p>
          </table:table-cell>
          <table:table-cell office:value-type="float" office:value="2252.93" calcext:value-type="float">
            <text:p>2252.93</text:p>
          </table:table-cell>
        </table:table-row>
        <table:table-row table:style-name="ro1">
          <table:table-cell office:value-type="float" office:value="13902633" calcext:value-type="float">
            <text:p>13902633</text:p>
          </table:table-cell>
          <table:table-cell table:formula="of:=[.A871]/1000/(60*60*24)" office:value-type="time" office:time-value="PT03H51M42.633S" calcext:value-type="time">
            <text:p>03:51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1" calcext:value-type="float">
            <text:p>556.21</text:p>
          </table:table-cell>
          <table:table-cell office:value-type="float" office:value="1929.42" calcext:value-type="float">
            <text:p>1929.42</text:p>
          </table:table-cell>
          <table:table-cell office:value-type="float" office:value="2255.4" calcext:value-type="float">
            <text:p>2255.4</text:p>
          </table:table-cell>
        </table:table-row>
        <table:table-row table:style-name="ro1">
          <table:table-cell office:value-type="float" office:value="13918633" calcext:value-type="float">
            <text:p>13918633</text:p>
          </table:table-cell>
          <table:table-cell table:formula="of:=[.A872]/1000/(60*60*24)" office:value-type="time" office:time-value="PT03H51M58.633S" calcext:value-type="time">
            <text:p>03:51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3" calcext:value-type="float">
            <text:p>554.23</text:p>
          </table:table-cell>
          <table:table-cell office:value-type="float" office:value="1931.64" calcext:value-type="float">
            <text:p>1931.64</text:p>
          </table:table-cell>
          <table:table-cell office:value-type="float" office:value="2257.87" calcext:value-type="float">
            <text:p>2257.87</text:p>
          </table:table-cell>
        </table:table-row>
        <table:table-row table:style-name="ro1">
          <table:table-cell office:value-type="float" office:value="13934634" calcext:value-type="float">
            <text:p>13934634</text:p>
          </table:table-cell>
          <table:table-cell table:formula="of:=[.A873]/1000/(60*60*24)" office:value-type="time" office:time-value="PT03H52M14.634S" calcext:value-type="time">
            <text:p>03:52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" calcext:value-type="float">
            <text:p>556.3</text:p>
          </table:table-cell>
          <table:table-cell office:value-type="float" office:value="1933.86" calcext:value-type="float">
            <text:p>1933.86</text:p>
          </table:table-cell>
          <table:table-cell office:value-type="float" office:value="2260.34" calcext:value-type="float">
            <text:p>2260.34</text:p>
          </table:table-cell>
        </table:table-row>
        <table:table-row table:style-name="ro1">
          <table:table-cell office:value-type="float" office:value="13950633" calcext:value-type="float">
            <text:p>13950633</text:p>
          </table:table-cell>
          <table:table-cell table:formula="of:=[.A874]/1000/(60*60*24)" office:value-type="time" office:time-value="PT03H52M30.633S" calcext:value-type="time">
            <text:p>03:52:31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6.52" calcext:value-type="float">
            <text:p>556.52</text:p>
          </table:table-cell>
          <table:table-cell office:value-type="float" office:value="1936.08" calcext:value-type="float">
            <text:p>1936.08</text:p>
          </table:table-cell>
          <table:table-cell office:value-type="float" office:value="2262.81" calcext:value-type="float">
            <text:p>2262.81</text:p>
          </table:table-cell>
        </table:table-row>
        <table:table-row table:style-name="ro1">
          <table:table-cell office:value-type="float" office:value="13966633" calcext:value-type="float">
            <text:p>13966633</text:p>
          </table:table-cell>
          <table:table-cell table:formula="of:=[.A875]/1000/(60*60*24)" office:value-type="time" office:time-value="PT03H52M46.633S" calcext:value-type="time">
            <text:p>03:52:47</text:p>
          </table:table-cell>
          <table:table-cell office:value-type="float" office:value="1.11" calcext:value-type="float">
            <text:p>1.11</text:p>
          </table:table-cell>
          <table:table-cell office:value-type="float" office:value="501.12" calcext:value-type="float">
            <text:p>501.12</text:p>
          </table:table-cell>
          <table:table-cell office:value-type="float" office:value="558.29" calcext:value-type="float">
            <text:p>558.29</text:p>
          </table:table-cell>
          <table:table-cell office:value-type="float" office:value="1938.3" calcext:value-type="float">
            <text:p>1938.3</text:p>
          </table:table-cell>
          <table:table-cell office:value-type="float" office:value="2265.27" calcext:value-type="float">
            <text:p>2265.27</text:p>
          </table:table-cell>
        </table:table-row>
        <table:table-row table:style-name="ro1">
          <table:table-cell office:value-type="float" office:value="13982634" calcext:value-type="float">
            <text:p>13982634</text:p>
          </table:table-cell>
          <table:table-cell table:formula="of:=[.A876]/1000/(60*60*24)" office:value-type="time" office:time-value="PT03H53M02.634S" calcext:value-type="time">
            <text:p>03:53:03</text:p>
          </table:table-cell>
          <table:table-cell office:value-type="float" office:value="1.11" calcext:value-type="float">
            <text:p>1.11</text:p>
          </table:table-cell>
          <table:table-cell office:value-type="float" office:value="500.72" calcext:value-type="float">
            <text:p>500.72</text:p>
          </table:table-cell>
          <table:table-cell office:value-type="float" office:value="557.84" calcext:value-type="float">
            <text:p>557.84</text:p>
          </table:table-cell>
          <table:table-cell office:value-type="float" office:value="1940.53" calcext:value-type="float">
            <text:p>1940.53</text:p>
          </table:table-cell>
          <table:table-cell office:value-type="float" office:value="2267.75" calcext:value-type="float">
            <text:p>2267.75</text:p>
          </table:table-cell>
        </table:table-row>
        <table:table-row table:style-name="ro1">
          <table:table-cell office:value-type="float" office:value="13998633" calcext:value-type="float">
            <text:p>13998633</text:p>
          </table:table-cell>
          <table:table-cell table:formula="of:=[.A877]/1000/(60*60*24)" office:value-type="time" office:time-value="PT03H53M18.633S" calcext:value-type="time">
            <text:p>03:53:19</text:p>
          </table:table-cell>
          <table:table-cell office:value-type="float" office:value="1.11" calcext:value-type="float">
            <text:p>1.11</text:p>
          </table:table-cell>
          <table:table-cell office:value-type="float" office:value="500.72" calcext:value-type="float">
            <text:p>500.72</text:p>
          </table:table-cell>
          <table:table-cell office:value-type="float" office:value="555.85" calcext:value-type="float">
            <text:p>555.85</text:p>
          </table:table-cell>
          <table:table-cell office:value-type="float" office:value="1942.75" calcext:value-type="float">
            <text:p>1942.75</text:p>
          </table:table-cell>
          <table:table-cell office:value-type="float" office:value="2270.22" calcext:value-type="float">
            <text:p>2270.22</text:p>
          </table:table-cell>
        </table:table-row>
        <table:table-row table:style-name="ro1">
          <table:table-cell office:value-type="float" office:value="14014634" calcext:value-type="float">
            <text:p>14014634</text:p>
          </table:table-cell>
          <table:table-cell table:formula="of:=[.A878]/1000/(60*60*24)" office:value-type="time" office:time-value="PT03H53M34.634S" calcext:value-type="time">
            <text:p>03:53:35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" calcext:value-type="float">
            <text:p>556.2</text:p>
          </table:table-cell>
          <table:table-cell office:value-type="float" office:value="1944.97" calcext:value-type="float">
            <text:p>1944.97</text:p>
          </table:table-cell>
          <table:table-cell office:value-type="float" office:value="2272.69" calcext:value-type="float">
            <text:p>2272.69</text:p>
          </table:table-cell>
        </table:table-row>
        <table:table-row table:style-name="ro1">
          <table:table-cell office:value-type="float" office:value="14030633" calcext:value-type="float">
            <text:p>14030633</text:p>
          </table:table-cell>
          <table:table-cell table:formula="of:=[.A879]/1000/(60*60*24)" office:value-type="time" office:time-value="PT03H53M50.633S" calcext:value-type="time">
            <text:p>03:53:51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" calcext:value-type="float">
            <text:p>554.3</text:p>
          </table:table-cell>
          <table:table-cell office:value-type="float" office:value="1947.19" calcext:value-type="float">
            <text:p>1947.19</text:p>
          </table:table-cell>
          <table:table-cell office:value-type="float" office:value="2275.15" calcext:value-type="float">
            <text:p>2275.15</text:p>
          </table:table-cell>
        </table:table-row>
        <table:table-row table:style-name="ro1">
          <table:table-cell office:value-type="float" office:value="14046633" calcext:value-type="float">
            <text:p>14046633</text:p>
          </table:table-cell>
          <table:table-cell table:formula="of:=[.A880]/1000/(60*60*24)" office:value-type="time" office:time-value="PT03H54M06.633S" calcext:value-type="time">
            <text:p>03:54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2.08" calcext:value-type="float">
            <text:p>552.08</text:p>
          </table:table-cell>
          <table:table-cell office:value-type="float" office:value="1949.41" calcext:value-type="float">
            <text:p>1949.41</text:p>
          </table:table-cell>
          <table:table-cell office:value-type="float" office:value="2277.62" calcext:value-type="float">
            <text:p>2277.62</text:p>
          </table:table-cell>
        </table:table-row>
        <table:table-row table:style-name="ro1">
          <table:table-cell office:value-type="float" office:value="14062634" calcext:value-type="float">
            <text:p>14062634</text:p>
          </table:table-cell>
          <table:table-cell table:formula="of:=[.A881]/1000/(60*60*24)" office:value-type="time" office:time-value="PT03H54M22.634S" calcext:value-type="time">
            <text:p>03:54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" calcext:value-type="float">
            <text:p>554.3</text:p>
          </table:table-cell>
          <table:table-cell office:value-type="float" office:value="1951.63" calcext:value-type="float">
            <text:p>1951.63</text:p>
          </table:table-cell>
          <table:table-cell office:value-type="float" office:value="2280.08" calcext:value-type="float">
            <text:p>2280.08</text:p>
          </table:table-cell>
        </table:table-row>
        <table:table-row table:style-name="ro1">
          <table:table-cell office:value-type="float" office:value="14078633" calcext:value-type="float">
            <text:p>14078633</text:p>
          </table:table-cell>
          <table:table-cell table:formula="of:=[.A882]/1000/(60*60*24)" office:value-type="time" office:time-value="PT03H54M38.633S" calcext:value-type="time">
            <text:p>03:54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" calcext:value-type="float">
            <text:p>556.3</text:p>
          </table:table-cell>
          <table:table-cell office:value-type="float" office:value="1953.85" calcext:value-type="float">
            <text:p>1953.85</text:p>
          </table:table-cell>
          <table:table-cell office:value-type="float" office:value="2282.54" calcext:value-type="float">
            <text:p>2282.54</text:p>
          </table:table-cell>
        </table:table-row>
        <table:table-row table:style-name="ro1">
          <table:table-cell office:value-type="float" office:value="14094633" calcext:value-type="float">
            <text:p>14094633</text:p>
          </table:table-cell>
          <table:table-cell table:formula="of:=[.A883]/1000/(60*60*24)" office:value-type="time" office:time-value="PT03H54M54.633S" calcext:value-type="time">
            <text:p>03:54:55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1" calcext:value-type="float">
            <text:p>554.21</text:p>
          </table:table-cell>
          <table:table-cell office:value-type="float" office:value="1956.07" calcext:value-type="float">
            <text:p>1956.07</text:p>
          </table:table-cell>
          <table:table-cell office:value-type="float" office:value="2285.01" calcext:value-type="float">
            <text:p>2285.01</text:p>
          </table:table-cell>
        </table:table-row>
        <table:table-row table:style-name="ro1">
          <table:table-cell office:value-type="float" office:value="14110634" calcext:value-type="float">
            <text:p>14110634</text:p>
          </table:table-cell>
          <table:table-cell table:formula="of:=[.A884]/1000/(60*60*24)" office:value-type="time" office:time-value="PT03H55M10.634S" calcext:value-type="time">
            <text:p>03:55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8" calcext:value-type="float">
            <text:p>554.08</text:p>
          </table:table-cell>
          <table:table-cell office:value-type="float" office:value="1958.29" calcext:value-type="float">
            <text:p>1958.29</text:p>
          </table:table-cell>
          <table:table-cell office:value-type="float" office:value="2287.47" calcext:value-type="float">
            <text:p>2287.47</text:p>
          </table:table-cell>
        </table:table-row>
        <table:table-row table:style-name="ro1">
          <table:table-cell office:value-type="float" office:value="14126634" calcext:value-type="float">
            <text:p>14126634</text:p>
          </table:table-cell>
          <table:table-cell table:formula="of:=[.A885]/1000/(60*60*24)" office:value-type="time" office:time-value="PT03H55M26.634S" calcext:value-type="time">
            <text:p>03:55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2.09" calcext:value-type="float">
            <text:p>552.09</text:p>
          </table:table-cell>
          <table:table-cell office:value-type="float" office:value="1960.51" calcext:value-type="float">
            <text:p>1960.51</text:p>
          </table:table-cell>
          <table:table-cell office:value-type="float" office:value="2289.93" calcext:value-type="float">
            <text:p>2289.93</text:p>
          </table:table-cell>
        </table:table-row>
        <table:table-row table:style-name="ro1">
          <table:table-cell office:value-type="float" office:value="14142633" calcext:value-type="float">
            <text:p>14142633</text:p>
          </table:table-cell>
          <table:table-cell table:formula="of:=[.A886]/1000/(60*60*24)" office:value-type="time" office:time-value="PT03H55M42.633S" calcext:value-type="time">
            <text:p>03:55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8" calcext:value-type="float">
            <text:p>554.08</text:p>
          </table:table-cell>
          <table:table-cell office:value-type="float" office:value="1962.73" calcext:value-type="float">
            <text:p>1962.73</text:p>
          </table:table-cell>
          <table:table-cell office:value-type="float" office:value="2292.39" calcext:value-type="float">
            <text:p>2292.39</text:p>
          </table:table-cell>
        </table:table-row>
        <table:table-row table:style-name="ro1">
          <table:table-cell office:value-type="float" office:value="14158633" calcext:value-type="float">
            <text:p>14158633</text:p>
          </table:table-cell>
          <table:table-cell table:formula="of:=[.A887]/1000/(60*60*24)" office:value-type="time" office:time-value="PT03H55M58.633S" calcext:value-type="time">
            <text:p>03:55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29" calcext:value-type="float">
            <text:p>554.29</text:p>
          </table:table-cell>
          <table:table-cell office:value-type="float" office:value="1964.95" calcext:value-type="float">
            <text:p>1964.95</text:p>
          </table:table-cell>
          <table:table-cell office:value-type="float" office:value="2294.85" calcext:value-type="float">
            <text:p>2294.85</text:p>
          </table:table-cell>
        </table:table-row>
        <table:table-row table:style-name="ro1">
          <table:table-cell office:value-type="float" office:value="14174633" calcext:value-type="float">
            <text:p>14174633</text:p>
          </table:table-cell>
          <table:table-cell table:formula="of:=[.A888]/1000/(60*60*24)" office:value-type="time" office:time-value="PT03H56M14.633S" calcext:value-type="time">
            <text:p>03:56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2" calcext:value-type="float">
            <text:p>554.22</text:p>
          </table:table-cell>
          <table:table-cell office:value-type="float" office:value="1967.17" calcext:value-type="float">
            <text:p>1967.17</text:p>
          </table:table-cell>
          <table:table-cell office:value-type="float" office:value="2297.31" calcext:value-type="float">
            <text:p>2297.31</text:p>
          </table:table-cell>
        </table:table-row>
        <table:table-row table:style-name="ro1">
          <table:table-cell office:value-type="float" office:value="14190633" calcext:value-type="float">
            <text:p>14190633</text:p>
          </table:table-cell>
          <table:table-cell table:formula="of:=[.A889]/1000/(60*60*24)" office:value-type="time" office:time-value="PT03H56M30.633S" calcext:value-type="time">
            <text:p>03:56:31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3.99" calcext:value-type="float">
            <text:p>553.99</text:p>
          </table:table-cell>
          <table:table-cell office:value-type="float" office:value="1969.39" calcext:value-type="float">
            <text:p>1969.39</text:p>
          </table:table-cell>
          <table:table-cell office:value-type="float" office:value="2299.77" calcext:value-type="float">
            <text:p>2299.77</text:p>
          </table:table-cell>
        </table:table-row>
        <table:table-row table:style-name="ro1">
          <table:table-cell office:value-type="float" office:value="14206634" calcext:value-type="float">
            <text:p>14206634</text:p>
          </table:table-cell>
          <table:table-cell table:formula="of:=[.A890]/1000/(60*60*24)" office:value-type="time" office:time-value="PT03H56M46.634S" calcext:value-type="time">
            <text:p>03:56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7" calcext:value-type="float">
            <text:p>554.07</text:p>
          </table:table-cell>
          <table:table-cell office:value-type="float" office:value="1971.61" calcext:value-type="float">
            <text:p>1971.61</text:p>
          </table:table-cell>
          <table:table-cell office:value-type="float" office:value="2302.23" calcext:value-type="float">
            <text:p>2302.23</text:p>
          </table:table-cell>
        </table:table-row>
        <table:table-row table:style-name="ro1">
          <table:table-cell office:value-type="float" office:value="14222633" calcext:value-type="float">
            <text:p>14222633</text:p>
          </table:table-cell>
          <table:table-cell table:formula="of:=[.A891]/1000/(60*60*24)" office:value-type="time" office:time-value="PT03H57M02.633S" calcext:value-type="time">
            <text:p>03:57:03</text:p>
          </table:table-cell>
          <table:table-cell office:value-type="float" office:value="1.11" calcext:value-type="float">
            <text:p>1.11</text:p>
          </table:table-cell>
          <table:table-cell office:value-type="float" office:value="499" calcext:value-type="float">
            <text:p>499</text:p>
          </table:table-cell>
          <table:table-cell office:value-type="float" office:value="553.86" calcext:value-type="float">
            <text:p>553.86</text:p>
          </table:table-cell>
          <table:table-cell office:value-type="float" office:value="1973.83" calcext:value-type="float">
            <text:p>1973.83</text:p>
          </table:table-cell>
          <table:table-cell office:value-type="float" office:value="2304.69" calcext:value-type="float">
            <text:p>2304.69</text:p>
          </table:table-cell>
        </table:table-row>
        <table:table-row table:style-name="ro1">
          <table:table-cell office:value-type="float" office:value="14238633" calcext:value-type="float">
            <text:p>14238633</text:p>
          </table:table-cell>
          <table:table-cell table:formula="of:=[.A892]/1000/(60*60*24)" office:value-type="time" office:time-value="PT03H57M18.633S" calcext:value-type="time">
            <text:p>03:57:19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" calcext:value-type="float">
            <text:p>552.3</text:p>
          </table:table-cell>
          <table:table-cell office:value-type="float" office:value="1976.05" calcext:value-type="float">
            <text:p>1976.05</text:p>
          </table:table-cell>
          <table:table-cell office:value-type="float" office:value="2307.15" calcext:value-type="float">
            <text:p>2307.15</text:p>
          </table:table-cell>
        </table:table-row>
        <table:table-row table:style-name="ro1">
          <table:table-cell office:value-type="float" office:value="14254633" calcext:value-type="float">
            <text:p>14254633</text:p>
          </table:table-cell>
          <table:table-cell table:formula="of:=[.A893]/1000/(60*60*24)" office:value-type="time" office:time-value="PT03H57M34.633S" calcext:value-type="time">
            <text:p>03:57:35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2" calcext:value-type="float">
            <text:p>554.52</text:p>
          </table:table-cell>
          <table:table-cell office:value-type="float" office:value="1978.27" calcext:value-type="float">
            <text:p>1978.27</text:p>
          </table:table-cell>
          <table:table-cell office:value-type="float" office:value="2309.6" calcext:value-type="float">
            <text:p>2309.6</text:p>
          </table:table-cell>
        </table:table-row>
        <table:table-row table:style-name="ro1">
          <table:table-cell office:value-type="float" office:value="14270633" calcext:value-type="float">
            <text:p>14270633</text:p>
          </table:table-cell>
          <table:table-cell table:formula="of:=[.A894]/1000/(60*60*24)" office:value-type="time" office:time-value="PT03H57M50.633S" calcext:value-type="time">
            <text:p>03:57:51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50.09" calcext:value-type="float">
            <text:p>550.09</text:p>
          </table:table-cell>
          <table:table-cell office:value-type="float" office:value="1980.49" calcext:value-type="float">
            <text:p>1980.49</text:p>
          </table:table-cell>
          <table:table-cell office:value-type="float" office:value="2312.05" calcext:value-type="float">
            <text:p>2312.05</text:p>
          </table:table-cell>
        </table:table-row>
        <table:table-row table:style-name="ro1">
          <table:table-cell office:value-type="float" office:value="14286633" calcext:value-type="float">
            <text:p>14286633</text:p>
          </table:table-cell>
          <table:table-cell table:formula="of:=[.A895]/1000/(60*60*24)" office:value-type="time" office:time-value="PT03H58M06.633S" calcext:value-type="time">
            <text:p>03:58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4" calcext:value-type="float">
            <text:p>552.44</text:p>
          </table:table-cell>
          <table:table-cell office:value-type="float" office:value="1982.71" calcext:value-type="float">
            <text:p>1982.71</text:p>
          </table:table-cell>
          <table:table-cell office:value-type="float" office:value="2314.51" calcext:value-type="float">
            <text:p>2314.51</text:p>
          </table:table-cell>
        </table:table-row>
        <table:table-row table:style-name="ro1">
          <table:table-cell office:value-type="float" office:value="14302633" calcext:value-type="float">
            <text:p>14302633</text:p>
          </table:table-cell>
          <table:table-cell table:formula="of:=[.A896]/1000/(60*60*24)" office:value-type="time" office:time-value="PT03H58M22.633S" calcext:value-type="time">
            <text:p>03:58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1" calcext:value-type="float">
            <text:p>552.21</text:p>
          </table:table-cell>
          <table:table-cell office:value-type="float" office:value="1984.93" calcext:value-type="float">
            <text:p>1984.93</text:p>
          </table:table-cell>
          <table:table-cell office:value-type="float" office:value="2316.96" calcext:value-type="float">
            <text:p>2316.96</text:p>
          </table:table-cell>
        </table:table-row>
        <table:table-row table:style-name="ro1">
          <table:table-cell office:value-type="float" office:value="14318633" calcext:value-type="float">
            <text:p>14318633</text:p>
          </table:table-cell>
          <table:table-cell table:formula="of:=[.A897]/1000/(60*60*24)" office:value-type="time" office:time-value="PT03H58M38.633S" calcext:value-type="time">
            <text:p>03:58:39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3" calcext:value-type="float">
            <text:p>550.43</text:p>
          </table:table-cell>
          <table:table-cell office:value-type="float" office:value="1987.14" calcext:value-type="float">
            <text:p>1987.14</text:p>
          </table:table-cell>
          <table:table-cell office:value-type="float" office:value="2319.42" calcext:value-type="float">
            <text:p>2319.42</text:p>
          </table:table-cell>
        </table:table-row>
        <table:table-row table:style-name="ro1">
          <table:table-cell office:value-type="float" office:value="14334633" calcext:value-type="float">
            <text:p>14334633</text:p>
          </table:table-cell>
          <table:table-cell table:formula="of:=[.A898]/1000/(60*60*24)" office:value-type="time" office:time-value="PT03H58M54.633S" calcext:value-type="time">
            <text:p>03:58:55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2.08" calcext:value-type="float">
            <text:p>552.08</text:p>
          </table:table-cell>
          <table:table-cell office:value-type="float" office:value="1989.36" calcext:value-type="float">
            <text:p>1989.36</text:p>
          </table:table-cell>
          <table:table-cell office:value-type="float" office:value="2321.87" calcext:value-type="float">
            <text:p>2321.87</text:p>
          </table:table-cell>
        </table:table-row>
        <table:table-row table:style-name="ro1">
          <table:table-cell office:value-type="float" office:value="14350633" calcext:value-type="float">
            <text:p>14350633</text:p>
          </table:table-cell>
          <table:table-cell table:formula="of:=[.A899]/1000/(60*60*24)" office:value-type="time" office:time-value="PT03H59M10.633S" calcext:value-type="time">
            <text:p>03:59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2.67" calcext:value-type="float">
            <text:p>552.67</text:p>
          </table:table-cell>
          <table:table-cell office:value-type="float" office:value="1991.58" calcext:value-type="float">
            <text:p>1991.58</text:p>
          </table:table-cell>
          <table:table-cell office:value-type="float" office:value="2324.32" calcext:value-type="float">
            <text:p>2324.32</text:p>
          </table:table-cell>
        </table:table-row>
        <table:table-row table:style-name="ro1">
          <table:table-cell office:value-type="float" office:value="14366633" calcext:value-type="float">
            <text:p>14366633</text:p>
          </table:table-cell>
          <table:table-cell table:formula="of:=[.A900]/1000/(60*60*24)" office:value-type="time" office:time-value="PT03H59M26.633S" calcext:value-type="time">
            <text:p>03:59:27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29" calcext:value-type="float">
            <text:p>550.29</text:p>
          </table:table-cell>
          <table:table-cell office:value-type="float" office:value="1993.8" calcext:value-type="float">
            <text:p>1993.8</text:p>
          </table:table-cell>
          <table:table-cell office:value-type="float" office:value="2326.77" calcext:value-type="float">
            <text:p>2326.77</text:p>
          </table:table-cell>
        </table:table-row>
        <table:table-row table:style-name="ro1">
          <table:table-cell office:value-type="float" office:value="14382633" calcext:value-type="float">
            <text:p>14382633</text:p>
          </table:table-cell>
          <table:table-cell table:formula="of:=[.A901]/1000/(60*60*24)" office:value-type="time" office:time-value="PT03H59M42.633S" calcext:value-type="time">
            <text:p>03:59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2.08" calcext:value-type="float">
            <text:p>552.08</text:p>
          </table:table-cell>
          <table:table-cell office:value-type="float" office:value="1996.02" calcext:value-type="float">
            <text:p>1996.02</text:p>
          </table:table-cell>
          <table:table-cell office:value-type="float" office:value="2329.22" calcext:value-type="float">
            <text:p>2329.22</text:p>
          </table:table-cell>
        </table:table-row>
        <table:table-row table:style-name="ro1">
          <table:table-cell office:value-type="float" office:value="14398634" calcext:value-type="float">
            <text:p>14398634</text:p>
          </table:table-cell>
          <table:table-cell table:formula="of:=[.A902]/1000/(60*60*24)" office:value-type="time" office:time-value="PT03H59M58.634S" calcext:value-type="time">
            <text:p>03:59:59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50.52" calcext:value-type="float">
            <text:p>550.52</text:p>
          </table:table-cell>
          <table:table-cell office:value-type="float" office:value="1998.24" calcext:value-type="float">
            <text:p>1998.24</text:p>
          </table:table-cell>
          <table:table-cell office:value-type="float" office:value="2331.67" calcext:value-type="float">
            <text:p>2331.67</text:p>
          </table:table-cell>
        </table:table-row>
        <table:table-row table:style-name="ro1">
          <table:table-cell office:value-type="float" office:value="14414633" calcext:value-type="float">
            <text:p>14414633</text:p>
          </table:table-cell>
          <table:table-cell table:formula="of:=[.A903]/1000/(60*60*24)" office:value-type="time" office:time-value="PT04H00M14.633S" calcext:value-type="time">
            <text:p>04:00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4" calcext:value-type="float">
            <text:p>552.44</text:p>
          </table:table-cell>
          <table:table-cell office:value-type="float" office:value="2000.46" calcext:value-type="float">
            <text:p>2000.46</text:p>
          </table:table-cell>
          <table:table-cell office:value-type="float" office:value="2334.12" calcext:value-type="float">
            <text:p>2334.12</text:p>
          </table:table-cell>
        </table:table-row>
        <table:table-row table:style-name="ro1">
          <table:table-cell office:value-type="float" office:value="14430633" calcext:value-type="float">
            <text:p>14430633</text:p>
          </table:table-cell>
          <table:table-cell table:formula="of:=[.A904]/1000/(60*60*24)" office:value-type="time" office:time-value="PT04H00M30.633S" calcext:value-type="time">
            <text:p>04:00:31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2" calcext:value-type="float">
            <text:p>550.22</text:p>
          </table:table-cell>
          <table:table-cell office:value-type="float" office:value="2002.68" calcext:value-type="float">
            <text:p>2002.68</text:p>
          </table:table-cell>
          <table:table-cell office:value-type="float" office:value="2336.57" calcext:value-type="float">
            <text:p>2336.57</text:p>
          </table:table-cell>
        </table:table-row>
        <table:table-row table:style-name="ro1">
          <table:table-cell office:value-type="float" office:value="14446633" calcext:value-type="float">
            <text:p>14446633</text:p>
          </table:table-cell>
          <table:table-cell table:formula="of:=[.A905]/1000/(60*60*24)" office:value-type="time" office:time-value="PT04H00M46.633S" calcext:value-type="time">
            <text:p>04:00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2" calcext:value-type="float">
            <text:p>552</text:p>
          </table:table-cell>
          <table:table-cell office:value-type="float" office:value="2004.9" calcext:value-type="float">
            <text:p>2004.9</text:p>
          </table:table-cell>
          <table:table-cell office:value-type="float" office:value="2339.02" calcext:value-type="float">
            <text:p>2339.02</text:p>
          </table:table-cell>
        </table:table-row>
        <table:table-row table:style-name="ro1">
          <table:table-cell office:value-type="float" office:value="14462633" calcext:value-type="float">
            <text:p>14462633</text:p>
          </table:table-cell>
          <table:table-cell table:formula="of:=[.A906]/1000/(60*60*24)" office:value-type="time" office:time-value="PT04H01M02.633S" calcext:value-type="time">
            <text:p>04:01:03</text:p>
          </table:table-cell>
          <table:table-cell office:value-type="float" office:value="1.11" calcext:value-type="float">
            <text:p>1.11</text:p>
          </table:table-cell>
          <table:table-cell office:value-type="float" office:value="501" calcext:value-type="float">
            <text:p>501</text:p>
          </table:table-cell>
          <table:table-cell office:value-type="float" office:value="554.15" calcext:value-type="float">
            <text:p>554.15</text:p>
          </table:table-cell>
          <table:table-cell office:value-type="float" office:value="2007.12" calcext:value-type="float">
            <text:p>2007.12</text:p>
          </table:table-cell>
          <table:table-cell office:value-type="float" office:value="2341.47" calcext:value-type="float">
            <text:p>2341.47</text:p>
          </table:table-cell>
        </table:table-row>
        <table:table-row table:style-name="ro1">
          <table:table-cell office:value-type="float" office:value="14478633" calcext:value-type="float">
            <text:p>14478633</text:p>
          </table:table-cell>
          <table:table-cell table:formula="of:=[.A907]/1000/(60*60*24)" office:value-type="time" office:time-value="PT04H01M18.633S" calcext:value-type="time">
            <text:p>04:01:19</text:p>
          </table:table-cell>
          <table:table-cell office:value-type="float" office:value="1.1" calcext:value-type="float">
            <text:p>1.1</text:p>
          </table:table-cell>
          <table:table-cell office:value-type="float" office:value="500.6" calcext:value-type="float">
            <text:p>500.6</text:p>
          </table:table-cell>
          <table:table-cell office:value-type="float" office:value="549.7" calcext:value-type="float">
            <text:p>549.7</text:p>
          </table:table-cell>
          <table:table-cell office:value-type="float" office:value="2009.34" calcext:value-type="float">
            <text:p>2009.34</text:p>
          </table:table-cell>
          <table:table-cell office:value-type="float" office:value="2343.92" calcext:value-type="float">
            <text:p>2343.92</text:p>
          </table:table-cell>
        </table:table-row>
        <table:table-row table:style-name="ro1">
          <table:table-cell office:value-type="float" office:value="14494634" calcext:value-type="float">
            <text:p>14494634</text:p>
          </table:table-cell>
          <table:table-cell table:formula="of:=[.A908]/1000/(60*60*24)" office:value-type="time" office:time-value="PT04H01M34.634S" calcext:value-type="time">
            <text:p>04:01:35</text:p>
          </table:table-cell>
          <table:table-cell office:value-type="float" office:value="1.1" calcext:value-type="float">
            <text:p>1.1</text:p>
          </table:table-cell>
          <table:table-cell office:value-type="float" office:value="500.8" calcext:value-type="float">
            <text:p>500.8</text:p>
          </table:table-cell>
          <table:table-cell office:value-type="float" office:value="551.93" calcext:value-type="float">
            <text:p>551.93</text:p>
          </table:table-cell>
          <table:table-cell office:value-type="float" office:value="2011.57" calcext:value-type="float">
            <text:p>2011.57</text:p>
          </table:table-cell>
          <table:table-cell office:value-type="float" office:value="2346.37" calcext:value-type="float">
            <text:p>2346.37</text:p>
          </table:table-cell>
        </table:table-row>
        <table:table-row table:style-name="ro1">
          <table:table-cell office:value-type="float" office:value="14510633" calcext:value-type="float">
            <text:p>14510633</text:p>
          </table:table-cell>
          <table:table-cell table:formula="of:=[.A909]/1000/(60*60*24)" office:value-type="time" office:time-value="PT04H01M50.633S" calcext:value-type="time">
            <text:p>04:01:51</text:p>
          </table:table-cell>
          <table:table-cell office:value-type="float" office:value="1.11" calcext:value-type="float">
            <text:p>1.11</text:p>
          </table:table-cell>
          <table:table-cell office:value-type="float" office:value="500.8" calcext:value-type="float">
            <text:p>500.8</text:p>
          </table:table-cell>
          <table:table-cell office:value-type="float" office:value="553.92" calcext:value-type="float">
            <text:p>553.92</text:p>
          </table:table-cell>
          <table:table-cell office:value-type="float" office:value="2013.79" calcext:value-type="float">
            <text:p>2013.79</text:p>
          </table:table-cell>
          <table:table-cell office:value-type="float" office:value="2348.82" calcext:value-type="float">
            <text:p>2348.82</text:p>
          </table:table-cell>
        </table:table-row>
        <table:table-row table:style-name="ro1">
          <table:table-cell office:value-type="float" office:value="14526633" calcext:value-type="float">
            <text:p>14526633</text:p>
          </table:table-cell>
          <table:table-cell table:formula="of:=[.A910]/1000/(60*60*24)" office:value-type="time" office:time-value="PT04H02M06.633S" calcext:value-type="time">
            <text:p>04:02:07</text:p>
          </table:table-cell>
          <table:table-cell office:value-type="float" office:value="1.1" calcext:value-type="float">
            <text:p>1.1</text:p>
          </table:table-cell>
          <table:table-cell office:value-type="float" office:value="500.6" calcext:value-type="float">
            <text:p>500.6</text:p>
          </table:table-cell>
          <table:table-cell office:value-type="float" office:value="551.7" calcext:value-type="float">
            <text:p>551.7</text:p>
          </table:table-cell>
          <table:table-cell office:value-type="float" office:value="2016.02" calcext:value-type="float">
            <text:p>2016.02</text:p>
          </table:table-cell>
          <table:table-cell office:value-type="float" office:value="2351.27" calcext:value-type="float">
            <text:p>2351.27</text:p>
          </table:table-cell>
        </table:table-row>
        <table:table-row table:style-name="ro1">
          <table:table-cell office:value-type="float" office:value="14542633" calcext:value-type="float">
            <text:p>14542633</text:p>
          </table:table-cell>
          <table:table-cell table:formula="of:=[.A911]/1000/(60*60*24)" office:value-type="time" office:time-value="PT04H02M22.633S" calcext:value-type="time">
            <text:p>04:02:23</text:p>
          </table:table-cell>
          <table:table-cell office:value-type="float" office:value="1.1" calcext:value-type="float">
            <text:p>1.1</text:p>
          </table:table-cell>
          <table:table-cell office:value-type="float" office:value="501" calcext:value-type="float">
            <text:p>501</text:p>
          </table:table-cell>
          <table:table-cell office:value-type="float" office:value="552.14" calcext:value-type="float">
            <text:p>552.14</text:p>
          </table:table-cell>
          <table:table-cell office:value-type="float" office:value="2018.25" calcext:value-type="float">
            <text:p>2018.25</text:p>
          </table:table-cell>
          <table:table-cell office:value-type="float" office:value="2353.72" calcext:value-type="float">
            <text:p>2353.72</text:p>
          </table:table-cell>
        </table:table-row>
        <table:table-row table:style-name="ro1">
          <table:table-cell office:value-type="float" office:value="14558633" calcext:value-type="float">
            <text:p>14558633</text:p>
          </table:table-cell>
          <table:table-cell table:formula="of:=[.A912]/1000/(60*60*24)" office:value-type="time" office:time-value="PT04H02M38.633S" calcext:value-type="time">
            <text:p>04:02:39</text:p>
          </table:table-cell>
          <table:table-cell office:value-type="float" office:value="1.1" calcext:value-type="float">
            <text:p>1.1</text:p>
          </table:table-cell>
          <table:table-cell office:value-type="float" office:value="501.12" calcext:value-type="float">
            <text:p>501.12</text:p>
          </table:table-cell>
          <table:table-cell office:value-type="float" office:value="550.27" calcext:value-type="float">
            <text:p>550.27</text:p>
          </table:table-cell>
          <table:table-cell office:value-type="float" office:value="2020.47" calcext:value-type="float">
            <text:p>2020.47</text:p>
          </table:table-cell>
          <table:table-cell office:value-type="float" office:value="2356.17" calcext:value-type="float">
            <text:p>2356.17</text:p>
          </table:table-cell>
        </table:table-row>
        <table:table-row table:style-name="ro1">
          <table:table-cell office:value-type="float" office:value="14574634" calcext:value-type="float">
            <text:p>14574634</text:p>
          </table:table-cell>
          <table:table-cell table:formula="of:=[.A913]/1000/(60*60*24)" office:value-type="time" office:time-value="PT04H02M54.634S" calcext:value-type="time">
            <text:p>04:02:55</text:p>
          </table:table-cell>
          <table:table-cell office:value-type="float" office:value="1.1" calcext:value-type="float">
            <text:p>1.1</text:p>
          </table:table-cell>
          <table:table-cell office:value-type="float" office:value="500.6" calcext:value-type="float">
            <text:p>500.6</text:p>
          </table:table-cell>
          <table:table-cell office:value-type="float" office:value="549.69" calcext:value-type="float">
            <text:p>549.69</text:p>
          </table:table-cell>
          <table:table-cell office:value-type="float" office:value="2022.7" calcext:value-type="float">
            <text:p>2022.7</text:p>
          </table:table-cell>
          <table:table-cell office:value-type="float" office:value="2358.62" calcext:value-type="float">
            <text:p>2358.62</text:p>
          </table:table-cell>
        </table:table-row>
        <table:table-row table:style-name="ro1">
          <table:table-cell office:value-type="float" office:value="14590633" calcext:value-type="float">
            <text:p>14590633</text:p>
          </table:table-cell>
          <table:table-cell table:formula="of:=[.A914]/1000/(60*60*24)" office:value-type="time" office:time-value="PT04H03M10.633S" calcext:value-type="time">
            <text:p>04:03:11</text:p>
          </table:table-cell>
          <table:table-cell office:value-type="float" office:value="1.1" calcext:value-type="float">
            <text:p>1.1</text:p>
          </table:table-cell>
          <table:table-cell office:value-type="float" office:value="500.92" calcext:value-type="float">
            <text:p>500.92</text:p>
          </table:table-cell>
          <table:table-cell office:value-type="float" office:value="552.06" calcext:value-type="float">
            <text:p>552.06</text:p>
          </table:table-cell>
          <table:table-cell office:value-type="float" office:value="2024.92" calcext:value-type="float">
            <text:p>2024.92</text:p>
          </table:table-cell>
          <table:table-cell office:value-type="float" office:value="2361.07" calcext:value-type="float">
            <text:p>2361.07</text:p>
          </table:table-cell>
        </table:table-row>
        <table:table-row table:style-name="ro1">
          <table:table-cell office:value-type="float" office:value="14606633" calcext:value-type="float">
            <text:p>14606633</text:p>
          </table:table-cell>
          <table:table-cell table:formula="of:=[.A915]/1000/(60*60*24)" office:value-type="time" office:time-value="PT04H03M26.633S" calcext:value-type="time">
            <text:p>04:03:27</text:p>
          </table:table-cell>
          <table:table-cell office:value-type="float" office:value="1.1" calcext:value-type="float">
            <text:p>1.1</text:p>
          </table:table-cell>
          <table:table-cell office:value-type="float" office:value="498.92" calcext:value-type="float">
            <text:p>498.92</text:p>
          </table:table-cell>
          <table:table-cell office:value-type="float" office:value="547.79" calcext:value-type="float">
            <text:p>547.79</text:p>
          </table:table-cell>
          <table:table-cell office:value-type="float" office:value="2027.14" calcext:value-type="float">
            <text:p>2027.14</text:p>
          </table:table-cell>
          <table:table-cell office:value-type="float" office:value="2363.51" calcext:value-type="float">
            <text:p>2363.51</text:p>
          </table:table-cell>
        </table:table-row>
        <table:table-row table:style-name="ro1">
          <table:table-cell office:value-type="float" office:value="14622634" calcext:value-type="float">
            <text:p>14622634</text:p>
          </table:table-cell>
          <table:table-cell table:formula="of:=[.A916]/1000/(60*60*24)" office:value-type="time" office:time-value="PT04H03M42.634S" calcext:value-type="time">
            <text:p>04:03:43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48.07" calcext:value-type="float">
            <text:p>548.07</text:p>
          </table:table-cell>
          <table:table-cell office:value-type="float" office:value="2029.36" calcext:value-type="float">
            <text:p>2029.36</text:p>
          </table:table-cell>
          <table:table-cell office:value-type="float" office:value="2365.95" calcext:value-type="float">
            <text:p>2365.95</text:p>
          </table:table-cell>
        </table:table-row>
        <table:table-row table:style-name="ro1">
          <table:table-cell office:value-type="float" office:value="14638633" calcext:value-type="float">
            <text:p>14638633</text:p>
          </table:table-cell>
          <table:table-cell table:formula="of:=[.A917]/1000/(60*60*24)" office:value-type="time" office:time-value="PT04H03M58.633S" calcext:value-type="time">
            <text:p>04:03:59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8.22" calcext:value-type="float">
            <text:p>548.22</text:p>
          </table:table-cell>
          <table:table-cell office:value-type="float" office:value="2031.58" calcext:value-type="float">
            <text:p>2031.58</text:p>
          </table:table-cell>
          <table:table-cell office:value-type="float" office:value="2368.39" calcext:value-type="float">
            <text:p>2368.39</text:p>
          </table:table-cell>
        </table:table-row>
        <table:table-row table:style-name="ro1">
          <table:table-cell office:value-type="float" office:value="14654633" calcext:value-type="float">
            <text:p>14654633</text:p>
          </table:table-cell>
          <table:table-cell table:formula="of:=[.A918]/1000/(60*60*24)" office:value-type="time" office:time-value="PT04H04M14.633S" calcext:value-type="time">
            <text:p>04:04:15</text:p>
          </table:table-cell>
          <table:table-cell office:value-type="float" office:value="1.1" calcext:value-type="float">
            <text:p>1.1</text:p>
          </table:table-cell>
          <table:table-cell office:value-type="float" office:value="501" calcext:value-type="float">
            <text:p>501</text:p>
          </table:table-cell>
          <table:table-cell office:value-type="float" office:value="550.13" calcext:value-type="float">
            <text:p>550.13</text:p>
          </table:table-cell>
          <table:table-cell office:value-type="float" office:value="2033.81" calcext:value-type="float">
            <text:p>2033.81</text:p>
          </table:table-cell>
          <table:table-cell office:value-type="float" office:value="2370.83" calcext:value-type="float">
            <text:p>2370.83</text:p>
          </table:table-cell>
        </table:table-row>
        <table:table-row table:style-name="ro1">
          <table:table-cell office:value-type="float" office:value="14670634" calcext:value-type="float">
            <text:p>14670634</text:p>
          </table:table-cell>
          <table:table-cell table:formula="of:=[.A919]/1000/(60*60*24)" office:value-type="time" office:time-value="PT04H04M30.634S" calcext:value-type="time">
            <text:p>04:04:31</text:p>
          </table:table-cell>
          <table:table-cell office:value-type="float" office:value="1.1" calcext:value-type="float">
            <text:p>1.1</text:p>
          </table:table-cell>
          <table:table-cell office:value-type="float" office:value="500.8" calcext:value-type="float">
            <text:p>500.8</text:p>
          </table:table-cell>
          <table:table-cell office:value-type="float" office:value="549.91" calcext:value-type="float">
            <text:p>549.91</text:p>
          </table:table-cell>
          <table:table-cell office:value-type="float" office:value="2036.04" calcext:value-type="float">
            <text:p>2036.04</text:p>
          </table:table-cell>
          <table:table-cell office:value-type="float" office:value="2373.28" calcext:value-type="float">
            <text:p>2373.28</text:p>
          </table:table-cell>
        </table:table-row>
        <table:table-row table:style-name="ro1">
          <table:table-cell office:value-type="float" office:value="14686634" calcext:value-type="float">
            <text:p>14686634</text:p>
          </table:table-cell>
          <table:table-cell table:formula="of:=[.A920]/1000/(60*60*24)" office:value-type="time" office:time-value="PT04H04M46.634S" calcext:value-type="time">
            <text:p>04:04:47</text:p>
          </table:table-cell>
          <table:table-cell office:value-type="float" office:value="1.1" calcext:value-type="float">
            <text:p>1.1</text:p>
          </table:table-cell>
          <table:table-cell office:value-type="float" office:value="501" calcext:value-type="float">
            <text:p>501</text:p>
          </table:table-cell>
          <table:table-cell office:value-type="float" office:value="550.15" calcext:value-type="float">
            <text:p>550.15</text:p>
          </table:table-cell>
          <table:table-cell office:value-type="float" office:value="2038.26" calcext:value-type="float">
            <text:p>2038.26</text:p>
          </table:table-cell>
          <table:table-cell office:value-type="float" office:value="2375.72" calcext:value-type="float">
            <text:p>2375.72</text:p>
          </table:table-cell>
        </table:table-row>
        <table:table-row table:style-name="ro1">
          <table:table-cell office:value-type="float" office:value="14702633" calcext:value-type="float">
            <text:p>14702633</text:p>
          </table:table-cell>
          <table:table-cell table:formula="of:=[.A921]/1000/(60*60*24)" office:value-type="time" office:time-value="PT04H05M02.633S" calcext:value-type="time">
            <text:p>04:05:03</text:p>
          </table:table-cell>
          <table:table-cell office:value-type="float" office:value="1.1" calcext:value-type="float">
            <text:p>1.1</text:p>
          </table:table-cell>
          <table:table-cell office:value-type="float" office:value="500.72" calcext:value-type="float">
            <text:p>500.72</text:p>
          </table:table-cell>
          <table:table-cell office:value-type="float" office:value="549.83" calcext:value-type="float">
            <text:p>549.83</text:p>
          </table:table-cell>
          <table:table-cell office:value-type="float" office:value="2040.49" calcext:value-type="float">
            <text:p>2040.49</text:p>
          </table:table-cell>
          <table:table-cell office:value-type="float" office:value="2378.16" calcext:value-type="float">
            <text:p>2378.16</text:p>
          </table:table-cell>
        </table:table-row>
        <table:table-row table:style-name="ro1">
          <table:table-cell office:value-type="float" office:value="14718633" calcext:value-type="float">
            <text:p>14718633</text:p>
          </table:table-cell>
          <table:table-cell table:formula="of:=[.A922]/1000/(60*60*24)" office:value-type="time" office:time-value="PT04H05M18.633S" calcext:value-type="time">
            <text:p>04:05:19</text:p>
          </table:table-cell>
          <table:table-cell office:value-type="float" office:value="1.1" calcext:value-type="float">
            <text:p>1.1</text:p>
          </table:table-cell>
          <table:table-cell office:value-type="float" office:value="500.92" calcext:value-type="float">
            <text:p>500.92</text:p>
          </table:table-cell>
          <table:table-cell office:value-type="float" office:value="550.05" calcext:value-type="float">
            <text:p>550.05</text:p>
          </table:table-cell>
          <table:table-cell office:value-type="float" office:value="2042.71" calcext:value-type="float">
            <text:p>2042.71</text:p>
          </table:table-cell>
          <table:table-cell office:value-type="float" office:value="2380.6" calcext:value-type="float">
            <text:p>2380.6</text:p>
          </table:table-cell>
        </table:table-row>
        <table:table-row table:style-name="ro1">
          <table:table-cell office:value-type="float" office:value="14734634" calcext:value-type="float">
            <text:p>14734634</text:p>
          </table:table-cell>
          <table:table-cell table:formula="of:=[.A923]/1000/(60*60*24)" office:value-type="time" office:time-value="PT04H05M34.634S" calcext:value-type="time">
            <text:p>04:05:35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48.08" calcext:value-type="float">
            <text:p>548.08</text:p>
          </table:table-cell>
          <table:table-cell office:value-type="float" office:value="2044.93" calcext:value-type="float">
            <text:p>2044.93</text:p>
          </table:table-cell>
          <table:table-cell office:value-type="float" office:value="2383.04" calcext:value-type="float">
            <text:p>2383.04</text:p>
          </table:table-cell>
        </table:table-row>
        <table:table-row table:style-name="ro1">
          <table:table-cell office:value-type="float" office:value="14750633" calcext:value-type="float">
            <text:p>14750633</text:p>
          </table:table-cell>
          <table:table-cell table:formula="of:=[.A924]/1000/(60*60*24)" office:value-type="time" office:time-value="PT04H05M50.633S" calcext:value-type="time">
            <text:p>04:05:51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2" calcext:value-type="float">
            <text:p>546.22</text:p>
          </table:table-cell>
          <table:table-cell office:value-type="float" office:value="2047.15" calcext:value-type="float">
            <text:p>2047.15</text:p>
          </table:table-cell>
          <table:table-cell office:value-type="float" office:value="2385.47" calcext:value-type="float">
            <text:p>2385.47</text:p>
          </table:table-cell>
        </table:table-row>
        <table:table-row table:style-name="ro1">
          <table:table-cell office:value-type="float" office:value="14766634" calcext:value-type="float">
            <text:p>14766634</text:p>
          </table:table-cell>
          <table:table-cell table:formula="of:=[.A925]/1000/(60*60*24)" office:value-type="time" office:time-value="PT04H06M06.634S" calcext:value-type="time">
            <text:p>04:06:07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" calcext:value-type="float">
            <text:p>546.3</text:p>
          </table:table-cell>
          <table:table-cell office:value-type="float" office:value="2049.37" calcext:value-type="float">
            <text:p>2049.37</text:p>
          </table:table-cell>
          <table:table-cell office:value-type="float" office:value="2387.9" calcext:value-type="float">
            <text:p>2387.9</text:p>
          </table:table-cell>
        </table:table-row>
        <table:table-row table:style-name="ro1">
          <table:table-cell office:value-type="float" office:value="14782633" calcext:value-type="float">
            <text:p>14782633</text:p>
          </table:table-cell>
          <table:table-cell table:formula="of:=[.A926]/1000/(60*60*24)" office:value-type="time" office:time-value="PT04H06M22.633S" calcext:value-type="time">
            <text:p>04:06:23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4" calcext:value-type="float">
            <text:p>546.44</text:p>
          </table:table-cell>
          <table:table-cell office:value-type="float" office:value="2051.59" calcext:value-type="float">
            <text:p>2051.59</text:p>
          </table:table-cell>
          <table:table-cell office:value-type="float" office:value="2390.33" calcext:value-type="float">
            <text:p>2390.33</text:p>
          </table:table-cell>
        </table:table-row>
        <table:table-row table:style-name="ro1">
          <table:table-cell office:value-type="float" office:value="14798634" calcext:value-type="float">
            <text:p>14798634</text:p>
          </table:table-cell>
          <table:table-cell table:formula="of:=[.A927]/1000/(60*60*24)" office:value-type="time" office:time-value="PT04H06M38.634S" calcext:value-type="time">
            <text:p>04:06:39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6.53" calcext:value-type="float">
            <text:p>546.53</text:p>
          </table:table-cell>
          <table:table-cell office:value-type="float" office:value="2053.81" calcext:value-type="float">
            <text:p>2053.81</text:p>
          </table:table-cell>
          <table:table-cell office:value-type="float" office:value="2392.77" calcext:value-type="float">
            <text:p>2392.77</text:p>
          </table:table-cell>
        </table:table-row>
        <table:table-row table:style-name="ro1">
          <table:table-cell office:value-type="float" office:value="14814633" calcext:value-type="float">
            <text:p>14814633</text:p>
          </table:table-cell>
          <table:table-cell table:formula="of:=[.A928]/1000/(60*60*24)" office:value-type="time" office:time-value="PT04H06M54.633S" calcext:value-type="time">
            <text:p>04:06:55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2" calcext:value-type="float">
            <text:p>546.32</text:p>
          </table:table-cell>
          <table:table-cell office:value-type="float" office:value="2056.03" calcext:value-type="float">
            <text:p>2056.03</text:p>
          </table:table-cell>
          <table:table-cell office:value-type="float" office:value="2395.19" calcext:value-type="float">
            <text:p>2395.19</text:p>
          </table:table-cell>
        </table:table-row>
        <table:table-row table:style-name="ro1">
          <table:table-cell office:value-type="float" office:value="14830633" calcext:value-type="float">
            <text:p>14830633</text:p>
          </table:table-cell>
          <table:table-cell table:formula="of:=[.A929]/1000/(60*60*24)" office:value-type="time" office:time-value="PT04H07M10.633S" calcext:value-type="time">
            <text:p>04:07:11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4" calcext:value-type="float">
            <text:p>546.44</text:p>
          </table:table-cell>
          <table:table-cell office:value-type="float" office:value="2058.25" calcext:value-type="float">
            <text:p>2058.25</text:p>
          </table:table-cell>
          <table:table-cell office:value-type="float" office:value="2397.62" calcext:value-type="float">
            <text:p>2397.62</text:p>
          </table:table-cell>
        </table:table-row>
        <table:table-row table:style-name="ro1">
          <table:table-cell office:value-type="float" office:value="14846633" calcext:value-type="float">
            <text:p>14846633</text:p>
          </table:table-cell>
          <table:table-cell table:formula="of:=[.A930]/1000/(60*60*24)" office:value-type="time" office:time-value="PT04H07M26.633S" calcext:value-type="time">
            <text:p>04:07:27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2" calcext:value-type="float">
            <text:p>546.22</text:p>
          </table:table-cell>
          <table:table-cell office:value-type="float" office:value="2060.47" calcext:value-type="float">
            <text:p>2060.47</text:p>
          </table:table-cell>
          <table:table-cell office:value-type="float" office:value="2400.05" calcext:value-type="float">
            <text:p>2400.05</text:p>
          </table:table-cell>
        </table:table-row>
        <table:table-row table:style-name="ro1">
          <table:table-cell office:value-type="float" office:value="14862633" calcext:value-type="float">
            <text:p>14862633</text:p>
          </table:table-cell>
          <table:table-cell table:formula="of:=[.A931]/1000/(60*60*24)" office:value-type="time" office:time-value="PT04H07M42.633S" calcext:value-type="time">
            <text:p>04:07:43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5" calcext:value-type="float">
            <text:p>546.45</text:p>
          </table:table-cell>
          <table:table-cell office:value-type="float" office:value="2062.69" calcext:value-type="float">
            <text:p>2062.69</text:p>
          </table:table-cell>
          <table:table-cell office:value-type="float" office:value="2402.48" calcext:value-type="float">
            <text:p>2402.48</text:p>
          </table:table-cell>
        </table:table-row>
        <table:table-row table:style-name="ro1">
          <table:table-cell office:value-type="float" office:value="14878634" calcext:value-type="float">
            <text:p>14878634</text:p>
          </table:table-cell>
          <table:table-cell table:formula="of:=[.A932]/1000/(60*60*24)" office:value-type="time" office:time-value="PT04H07M58.634S" calcext:value-type="time">
            <text:p>04:07:59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6.09" calcext:value-type="float">
            <text:p>546.09</text:p>
          </table:table-cell>
          <table:table-cell office:value-type="float" office:value="2064.91" calcext:value-type="float">
            <text:p>2064.91</text:p>
          </table:table-cell>
          <table:table-cell office:value-type="float" office:value="2404.9" calcext:value-type="float">
            <text:p>2404.9</text:p>
          </table:table-cell>
        </table:table-row>
        <table:table-row table:style-name="ro1">
          <table:table-cell office:value-type="float" office:value="14894633" calcext:value-type="float">
            <text:p>14894633</text:p>
          </table:table-cell>
          <table:table-cell table:formula="of:=[.A933]/1000/(60*60*24)" office:value-type="time" office:time-value="PT04H08M14.633S" calcext:value-type="time">
            <text:p>04:08:15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6.55" calcext:value-type="float">
            <text:p>546.55</text:p>
          </table:table-cell>
          <table:table-cell office:value-type="float" office:value="2067.13" calcext:value-type="float">
            <text:p>2067.13</text:p>
          </table:table-cell>
          <table:table-cell office:value-type="float" office:value="2407.33" calcext:value-type="float">
            <text:p>2407.33</text:p>
          </table:table-cell>
        </table:table-row>
        <table:table-row table:style-name="ro1">
          <table:table-cell office:value-type="float" office:value="14910633" calcext:value-type="float">
            <text:p>14910633</text:p>
          </table:table-cell>
          <table:table-cell table:formula="of:=[.A934]/1000/(60*60*24)" office:value-type="time" office:time-value="PT04H08M30.633S" calcext:value-type="time">
            <text:p>04:08:31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2" calcext:value-type="float">
            <text:p>544.32</text:p>
          </table:table-cell>
          <table:table-cell office:value-type="float" office:value="2069.35" calcext:value-type="float">
            <text:p>2069.35</text:p>
          </table:table-cell>
          <table:table-cell office:value-type="float" office:value="2409.75" calcext:value-type="float">
            <text:p>2409.75</text:p>
          </table:table-cell>
        </table:table-row>
        <table:table-row table:style-name="ro1">
          <table:table-cell office:value-type="float" office:value="14926634" calcext:value-type="float">
            <text:p>14926634</text:p>
          </table:table-cell>
          <table:table-cell table:formula="of:=[.A935]/1000/(60*60*24)" office:value-type="time" office:time-value="PT04H08M46.634S" calcext:value-type="time">
            <text:p>04:08:47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1" calcext:value-type="float">
            <text:p>544.31</text:p>
          </table:table-cell>
          <table:table-cell office:value-type="float" office:value="2071.57" calcext:value-type="float">
            <text:p>2071.57</text:p>
          </table:table-cell>
          <table:table-cell office:value-type="float" office:value="2412.18" calcext:value-type="float">
            <text:p>2412.18</text:p>
          </table:table-cell>
        </table:table-row>
        <table:table-row table:style-name="ro1">
          <table:table-cell office:value-type="float" office:value="14942633" calcext:value-type="float">
            <text:p>14942633</text:p>
          </table:table-cell>
          <table:table-cell table:formula="of:=[.A936]/1000/(60*60*24)" office:value-type="time" office:time-value="PT04H09M02.633S" calcext:value-type="time">
            <text:p>04:09:03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1" calcext:value-type="float">
            <text:p>546.21</text:p>
          </table:table-cell>
          <table:table-cell office:value-type="float" office:value="2073.79" calcext:value-type="float">
            <text:p>2073.79</text:p>
          </table:table-cell>
          <table:table-cell office:value-type="float" office:value="2414.6" calcext:value-type="float">
            <text:p>2414.6</text:p>
          </table:table-cell>
        </table:table-row>
        <table:table-row table:style-name="ro1">
          <table:table-cell office:value-type="float" office:value="14958633" calcext:value-type="float">
            <text:p>14958633</text:p>
          </table:table-cell>
          <table:table-cell table:formula="of:=[.A937]/1000/(60*60*24)" office:value-type="time" office:time-value="PT04H09M18.633S" calcext:value-type="time">
            <text:p>04:09:19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6.67" calcext:value-type="float">
            <text:p>546.67</text:p>
          </table:table-cell>
          <table:table-cell office:value-type="float" office:value="2076.01" calcext:value-type="float">
            <text:p>2076.01</text:p>
          </table:table-cell>
          <table:table-cell office:value-type="float" office:value="2417.02" calcext:value-type="float">
            <text:p>2417.02</text:p>
          </table:table-cell>
        </table:table-row>
        <table:table-row table:style-name="ro1">
          <table:table-cell office:value-type="float" office:value="14974633" calcext:value-type="float">
            <text:p>14974633</text:p>
          </table:table-cell>
          <table:table-cell table:formula="of:=[.A938]/1000/(60*60*24)" office:value-type="time" office:time-value="PT04H09M34.633S" calcext:value-type="time">
            <text:p>04:09:35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1" calcext:value-type="float">
            <text:p>544.31</text:p>
          </table:table-cell>
          <table:table-cell office:value-type="float" office:value="2078.23" calcext:value-type="float">
            <text:p>2078.23</text:p>
          </table:table-cell>
          <table:table-cell office:value-type="float" office:value="2419.44" calcext:value-type="float">
            <text:p>2419.44</text:p>
          </table:table-cell>
        </table:table-row>
        <table:table-row table:style-name="ro1">
          <table:table-cell office:value-type="float" office:value="14990633" calcext:value-type="float">
            <text:p>14990633</text:p>
          </table:table-cell>
          <table:table-cell table:formula="of:=[.A939]/1000/(60*60*24)" office:value-type="time" office:time-value="PT04H09M50.633S" calcext:value-type="time">
            <text:p>04:09:51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4.09" calcext:value-type="float">
            <text:p>544.09</text:p>
          </table:table-cell>
          <table:table-cell office:value-type="float" office:value="2080.44" calcext:value-type="float">
            <text:p>2080.44</text:p>
          </table:table-cell>
          <table:table-cell office:value-type="float" office:value="2421.86" calcext:value-type="float">
            <text:p>2421.86</text:p>
          </table:table-cell>
        </table:table-row>
        <table:table-row table:style-name="ro1">
          <table:table-cell office:value-type="float" office:value="15006634" calcext:value-type="float">
            <text:p>15006634</text:p>
          </table:table-cell>
          <table:table-cell table:formula="of:=[.A940]/1000/(60*60*24)" office:value-type="time" office:time-value="PT04H10M06.634S" calcext:value-type="time">
            <text:p>04:10:07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2" calcext:value-type="float">
            <text:p>544.22</text:p>
          </table:table-cell>
          <table:table-cell office:value-type="float" office:value="2082.66" calcext:value-type="float">
            <text:p>2082.66</text:p>
          </table:table-cell>
          <table:table-cell office:value-type="float" office:value="2424.29" calcext:value-type="float">
            <text:p>2424.29</text:p>
          </table:table-cell>
        </table:table-row>
        <table:table-row table:style-name="ro1">
          <table:table-cell office:value-type="float" office:value="15022633" calcext:value-type="float">
            <text:p>15022633</text:p>
          </table:table-cell>
          <table:table-cell table:formula="of:=[.A941]/1000/(60*60*24)" office:value-type="time" office:time-value="PT04H10M22.633S" calcext:value-type="time">
            <text:p>04:10:23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2" calcext:value-type="float">
            <text:p>542.32</text:p>
          </table:table-cell>
          <table:table-cell office:value-type="float" office:value="2084.88" calcext:value-type="float">
            <text:p>2084.88</text:p>
          </table:table-cell>
          <table:table-cell office:value-type="float" office:value="2426.7" calcext:value-type="float">
            <text:p>2426.7</text:p>
          </table:table-cell>
        </table:table-row>
        <table:table-row table:style-name="ro1">
          <table:table-cell office:value-type="float" office:value="15038634" calcext:value-type="float">
            <text:p>15038634</text:p>
          </table:table-cell>
          <table:table-cell table:formula="of:=[.A942]/1000/(60*60*24)" office:value-type="time" office:time-value="PT04H10M38.634S" calcext:value-type="time">
            <text:p>04:10:39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4" calcext:value-type="float">
            <text:p>544.24</text:p>
          </table:table-cell>
          <table:table-cell office:value-type="float" office:value="2087.1" calcext:value-type="float">
            <text:p>2087.1</text:p>
          </table:table-cell>
          <table:table-cell office:value-type="float" office:value="2429.12" calcext:value-type="float">
            <text:p>2429.12</text:p>
          </table:table-cell>
        </table:table-row>
        <table:table-row table:style-name="ro1">
          <table:table-cell office:value-type="float" office:value="15054633" calcext:value-type="float">
            <text:p>15054633</text:p>
          </table:table-cell>
          <table:table-cell table:formula="of:=[.A943]/1000/(60*60*24)" office:value-type="time" office:time-value="PT04H10M54.633S" calcext:value-type="time">
            <text:p>04:10:55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2.54" calcext:value-type="float">
            <text:p>542.54</text:p>
          </table:table-cell>
          <table:table-cell office:value-type="float" office:value="2089.32" calcext:value-type="float">
            <text:p>2089.32</text:p>
          </table:table-cell>
          <table:table-cell office:value-type="float" office:value="2431.54" calcext:value-type="float">
            <text:p>2431.54</text:p>
          </table:table-cell>
        </table:table-row>
        <table:table-row table:style-name="ro1">
          <table:table-cell office:value-type="float" office:value="15070633" calcext:value-type="float">
            <text:p>15070633</text:p>
          </table:table-cell>
          <table:table-cell table:formula="of:=[.A944]/1000/(60*60*24)" office:value-type="time" office:time-value="PT04H11M10.633S" calcext:value-type="time">
            <text:p>04:11:11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" calcext:value-type="float">
            <text:p>542.3</text:p>
          </table:table-cell>
          <table:table-cell office:value-type="float" office:value="2091.54" calcext:value-type="float">
            <text:p>2091.54</text:p>
          </table:table-cell>
          <table:table-cell office:value-type="float" office:value="2433.95" calcext:value-type="float">
            <text:p>2433.95</text:p>
          </table:table-cell>
        </table:table-row>
        <table:table-row table:style-name="ro1">
          <table:table-cell office:value-type="float" office:value="15086633" calcext:value-type="float">
            <text:p>15086633</text:p>
          </table:table-cell>
          <table:table-cell table:formula="of:=[.A945]/1000/(60*60*24)" office:value-type="time" office:time-value="PT04H11M26.633S" calcext:value-type="time">
            <text:p>04:11:27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2.1" calcext:value-type="float">
            <text:p>542.1</text:p>
          </table:table-cell>
          <table:table-cell office:value-type="float" office:value="2093.76" calcext:value-type="float">
            <text:p>2093.76</text:p>
          </table:table-cell>
          <table:table-cell office:value-type="float" office:value="2436.37" calcext:value-type="float">
            <text:p>2436.37</text:p>
          </table:table-cell>
        </table:table-row>
        <table:table-row table:style-name="ro1">
          <table:table-cell office:value-type="float" office:value="15102633" calcext:value-type="float">
            <text:p>15102633</text:p>
          </table:table-cell>
          <table:table-cell table:formula="of:=[.A946]/1000/(60*60*24)" office:value-type="time" office:time-value="PT04H11M42.633S" calcext:value-type="time">
            <text:p>04:11:43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2" calcext:value-type="float">
            <text:p>542.32</text:p>
          </table:table-cell>
          <table:table-cell office:value-type="float" office:value="2095.98" calcext:value-type="float">
            <text:p>2095.98</text:p>
          </table:table-cell>
          <table:table-cell office:value-type="float" office:value="2438.78" calcext:value-type="float">
            <text:p>2438.78</text:p>
          </table:table-cell>
        </table:table-row>
        <table:table-row table:style-name="ro1">
          <table:table-cell office:value-type="float" office:value="15118633" calcext:value-type="float">
            <text:p>15118633</text:p>
          </table:table-cell>
          <table:table-cell table:formula="of:=[.A947]/1000/(60*60*24)" office:value-type="time" office:time-value="PT04H11M58.633S" calcext:value-type="time">
            <text:p>04:11:59</text:p>
          </table:table-cell>
          <table:table-cell office:value-type="float" office:value="1.09" calcext:value-type="float">
            <text:p>1.0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2" calcext:value-type="float">
            <text:p>542</text:p>
          </table:table-cell>
          <table:table-cell office:value-type="float" office:value="2098.2" calcext:value-type="float">
            <text:p>2098.2</text:p>
          </table:table-cell>
          <table:table-cell office:value-type="float" office:value="2441.2" calcext:value-type="float">
            <text:p>2441.2</text:p>
          </table:table-cell>
        </table:table-row>
        <table:table-row table:style-name="ro1">
          <table:table-cell office:value-type="float" office:value="15134634" calcext:value-type="float">
            <text:p>15134634</text:p>
          </table:table-cell>
          <table:table-cell table:formula="of:=[.A948]/1000/(60*60*24)" office:value-type="time" office:time-value="PT04H12M14.634S" calcext:value-type="time">
            <text:p>04:12:15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2.44" calcext:value-type="float">
            <text:p>542.44</text:p>
          </table:table-cell>
          <table:table-cell office:value-type="float" office:value="2100.42" calcext:value-type="float">
            <text:p>2100.42</text:p>
          </table:table-cell>
          <table:table-cell office:value-type="float" office:value="2443.61" calcext:value-type="float">
            <text:p>2443.61</text:p>
          </table:table-cell>
        </table:table-row>
        <table:table-row table:style-name="ro1">
          <table:table-cell office:value-type="float" office:value="15150633" calcext:value-type="float">
            <text:p>15150633</text:p>
          </table:table-cell>
          <table:table-cell table:formula="of:=[.A949]/1000/(60*60*24)" office:value-type="time" office:time-value="PT04H12M30.633S" calcext:value-type="time">
            <text:p>04:12:31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2.11" calcext:value-type="float">
            <text:p>542.11</text:p>
          </table:table-cell>
          <table:table-cell office:value-type="float" office:value="2102.64" calcext:value-type="float">
            <text:p>2102.64</text:p>
          </table:table-cell>
          <table:table-cell office:value-type="float" office:value="2446.02" calcext:value-type="float">
            <text:p>2446.02</text:p>
          </table:table-cell>
        </table:table-row>
        <table:table-row table:style-name="ro1">
          <table:table-cell office:value-type="float" office:value="15166633" calcext:value-type="float">
            <text:p>15166633</text:p>
          </table:table-cell>
          <table:table-cell table:formula="of:=[.A950]/1000/(60*60*24)" office:value-type="time" office:time-value="PT04H12M46.633S" calcext:value-type="time">
            <text:p>04:12:47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2" calcext:value-type="float">
            <text:p>544.22</text:p>
          </table:table-cell>
          <table:table-cell office:value-type="float" office:value="2104.86" calcext:value-type="float">
            <text:p>2104.86</text:p>
          </table:table-cell>
          <table:table-cell office:value-type="float" office:value="2448.43" calcext:value-type="float">
            <text:p>2448.43</text:p>
          </table:table-cell>
        </table:table-row>
        <table:table-row table:style-name="ro1">
          <table:table-cell office:value-type="float" office:value="15182634" calcext:value-type="float">
            <text:p>15182634</text:p>
          </table:table-cell>
          <table:table-cell table:formula="of:=[.A951]/1000/(60*60*24)" office:value-type="time" office:time-value="PT04H13M02.634S" calcext:value-type="time">
            <text:p>04:13:03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2.23" calcext:value-type="float">
            <text:p>542.23</text:p>
          </table:table-cell>
          <table:table-cell office:value-type="float" office:value="2107.08" calcext:value-type="float">
            <text:p>2107.08</text:p>
          </table:table-cell>
          <table:table-cell office:value-type="float" office:value="2450.84" calcext:value-type="float">
            <text:p>2450.84</text:p>
          </table:table-cell>
        </table:table-row>
        <table:table-row table:style-name="ro1">
          <table:table-cell office:value-type="float" office:value="15198633" calcext:value-type="float">
            <text:p>15198633</text:p>
          </table:table-cell>
          <table:table-cell table:formula="of:=[.A952]/1000/(60*60*24)" office:value-type="time" office:time-value="PT04H13M18.633S" calcext:value-type="time">
            <text:p>04:13:19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2" calcext:value-type="float">
            <text:p>542.32</text:p>
          </table:table-cell>
          <table:table-cell office:value-type="float" office:value="2109.3" calcext:value-type="float">
            <text:p>2109.3</text:p>
          </table:table-cell>
          <table:table-cell office:value-type="float" office:value="2453.25" calcext:value-type="float">
            <text:p>2453.25</text:p>
          </table:table-cell>
        </table:table-row>
        <table:table-row table:style-name="ro1">
          <table:table-cell office:value-type="float" office:value="15214633" calcext:value-type="float">
            <text:p>15214633</text:p>
          </table:table-cell>
          <table:table-cell table:formula="of:=[.A953]/1000/(60*60*24)" office:value-type="time" office:time-value="PT04H13M34.633S" calcext:value-type="time">
            <text:p>04:13:35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2.52" calcext:value-type="float">
            <text:p>542.52</text:p>
          </table:table-cell>
          <table:table-cell office:value-type="float" office:value="2111.52" calcext:value-type="float">
            <text:p>2111.52</text:p>
          </table:table-cell>
          <table:table-cell office:value-type="float" office:value="2455.66" calcext:value-type="float">
            <text:p>2455.66</text:p>
          </table:table-cell>
        </table:table-row>
        <table:table-row table:style-name="ro1">
          <table:table-cell office:value-type="float" office:value="15230634" calcext:value-type="float">
            <text:p>15230634</text:p>
          </table:table-cell>
          <table:table-cell table:formula="of:=[.A954]/1000/(60*60*24)" office:value-type="time" office:time-value="PT04H13M50.634S" calcext:value-type="time">
            <text:p>04:13:51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2.23" calcext:value-type="float">
            <text:p>542.23</text:p>
          </table:table-cell>
          <table:table-cell office:value-type="float" office:value="2113.74" calcext:value-type="float">
            <text:p>2113.74</text:p>
          </table:table-cell>
          <table:table-cell office:value-type="float" office:value="2458.07" calcext:value-type="float">
            <text:p>2458.07</text:p>
          </table:table-cell>
        </table:table-row>
        <table:table-row table:style-name="ro1">
          <table:table-cell office:value-type="float" office:value="15246634" calcext:value-type="float">
            <text:p>15246634</text:p>
          </table:table-cell>
          <table:table-cell table:formula="of:=[.A955]/1000/(60*60*24)" office:value-type="time" office:time-value="PT04H14M06.634S" calcext:value-type="time">
            <text:p>04:14:07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40.53" calcext:value-type="float">
            <text:p>540.53</text:p>
          </table:table-cell>
          <table:table-cell office:value-type="float" office:value="2115.96" calcext:value-type="float">
            <text:p>2115.96</text:p>
          </table:table-cell>
          <table:table-cell office:value-type="float" office:value="2460.47" calcext:value-type="float">
            <text:p>2460.47</text:p>
          </table:table-cell>
        </table:table-row>
        <table:table-row table:style-name="ro1">
          <table:table-cell office:value-type="float" office:value="15262633" calcext:value-type="float">
            <text:p>15262633</text:p>
          </table:table-cell>
          <table:table-cell table:formula="of:=[.A956]/1000/(60*60*24)" office:value-type="time" office:time-value="PT04H14M22.633S" calcext:value-type="time">
            <text:p>04:14:23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2.24" calcext:value-type="float">
            <text:p>542.24</text:p>
          </table:table-cell>
          <table:table-cell office:value-type="float" office:value="2118.18" calcext:value-type="float">
            <text:p>2118.18</text:p>
          </table:table-cell>
          <table:table-cell office:value-type="float" office:value="2462.87" calcext:value-type="float">
            <text:p>2462.87</text:p>
          </table:table-cell>
        </table:table-row>
        <table:table-row table:style-name="ro1">
          <table:table-cell office:value-type="float" office:value="15278634" calcext:value-type="float">
            <text:p>15278634</text:p>
          </table:table-cell>
          <table:table-cell table:formula="of:=[.A957]/1000/(60*60*24)" office:value-type="time" office:time-value="PT04H14M38.634S" calcext:value-type="time">
            <text:p>04:14:39</text:p>
          </table:table-cell>
          <table:table-cell office:value-type="float" office:value="1.08" calcext:value-type="float">
            <text:p>1.08</text:p>
          </table:table-cell>
          <table:table-cell office:value-type="float" office:value="499" calcext:value-type="float">
            <text:p>499</text:p>
          </table:table-cell>
          <table:table-cell office:value-type="float" office:value="537.87" calcext:value-type="float">
            <text:p>537.87</text:p>
          </table:table-cell>
          <table:table-cell office:value-type="float" office:value="2120.4" calcext:value-type="float">
            <text:p>2120.4</text:p>
          </table:table-cell>
          <table:table-cell office:value-type="float" office:value="2465.28" calcext:value-type="float">
            <text:p>2465.28</text:p>
          </table:table-cell>
        </table:table-row>
        <table:table-row table:style-name="ro1">
          <table:table-cell office:value-type="float" office:value="15294633" calcext:value-type="float">
            <text:p>15294633</text:p>
          </table:table-cell>
          <table:table-cell table:formula="of:=[.A958]/1000/(60*60*24)" office:value-type="time" office:time-value="PT04H14M54.633S" calcext:value-type="time">
            <text:p>04:14:55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40.32" calcext:value-type="float">
            <text:p>540.32</text:p>
          </table:table-cell>
          <table:table-cell office:value-type="float" office:value="2122.62" calcext:value-type="float">
            <text:p>2122.62</text:p>
          </table:table-cell>
          <table:table-cell office:value-type="float" office:value="2467.68" calcext:value-type="float">
            <text:p>2467.68</text:p>
          </table:table-cell>
        </table:table-row>
        <table:table-row table:style-name="ro1">
          <table:table-cell office:value-type="float" office:value="15310634" calcext:value-type="float">
            <text:p>15310634</text:p>
          </table:table-cell>
          <table:table-cell table:formula="of:=[.A959]/1000/(60*60*24)" office:value-type="time" office:time-value="PT04H15M10.634S" calcext:value-type="time">
            <text:p>04:15:11</text:p>
          </table:table-cell>
          <table:table-cell office:value-type="float" office:value="1.08" calcext:value-type="float">
            <text:p>1.0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0.01" calcext:value-type="float">
            <text:p>540.01</text:p>
          </table:table-cell>
          <table:table-cell office:value-type="float" office:value="2124.84" calcext:value-type="float">
            <text:p>2124.84</text:p>
          </table:table-cell>
          <table:table-cell office:value-type="float" office:value="2470.08" calcext:value-type="float">
            <text:p>2470.08</text:p>
          </table:table-cell>
        </table:table-row>
        <table:table-row table:style-name="ro1">
          <table:table-cell office:value-type="float" office:value="15326634" calcext:value-type="float">
            <text:p>15326634</text:p>
          </table:table-cell>
          <table:table-cell table:formula="of:=[.A960]/1000/(60*60*24)" office:value-type="time" office:time-value="PT04H15M26.634S" calcext:value-type="time">
            <text:p>04:15:27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0.23" calcext:value-type="float">
            <text:p>540.23</text:p>
          </table:table-cell>
          <table:table-cell office:value-type="float" office:value="2127.06" calcext:value-type="float">
            <text:p>2127.06</text:p>
          </table:table-cell>
          <table:table-cell office:value-type="float" office:value="2472.48" calcext:value-type="float">
            <text:p>2472.48</text:p>
          </table:table-cell>
        </table:table-row>
        <table:table-row table:style-name="ro1">
          <table:table-cell office:value-type="float" office:value="15342634" calcext:value-type="float">
            <text:p>15342634</text:p>
          </table:table-cell>
          <table:table-cell table:formula="of:=[.A961]/1000/(60*60*24)" office:value-type="time" office:time-value="PT04H15M42.634S" calcext:value-type="time">
            <text:p>04:15:43</text:p>
          </table:table-cell>
          <table:table-cell office:value-type="float" office:value="1.08" calcext:value-type="float">
            <text:p>1.08</text:p>
          </table:table-cell>
          <table:table-cell office:value-type="float" office:value="499.2" calcext:value-type="float">
            <text:p>499.2</text:p>
          </table:table-cell>
          <table:table-cell office:value-type="float" office:value="540.1" calcext:value-type="float">
            <text:p>540.1</text:p>
          </table:table-cell>
          <table:table-cell office:value-type="float" office:value="2129.27" calcext:value-type="float">
            <text:p>2129.27</text:p>
          </table:table-cell>
          <table:table-cell office:value-type="float" office:value="2474.88" calcext:value-type="float">
            <text:p>2474.88</text:p>
          </table:table-cell>
        </table:table-row>
        <table:table-row table:style-name="ro1">
          <table:table-cell office:value-type="float" office:value="15358633" calcext:value-type="float">
            <text:p>15358633</text:p>
          </table:table-cell>
          <table:table-cell table:formula="of:=[.A962]/1000/(60*60*24)" office:value-type="time" office:time-value="PT04H15M58.633S" calcext:value-type="time">
            <text:p>04:15:59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5" calcext:value-type="float">
            <text:p>540.45</text:p>
          </table:table-cell>
          <table:table-cell office:value-type="float" office:value="2131.49" calcext:value-type="float">
            <text:p>2131.49</text:p>
          </table:table-cell>
          <table:table-cell office:value-type="float" office:value="2477.28" calcext:value-type="float">
            <text:p>2477.28</text:p>
          </table:table-cell>
        </table:table-row>
        <table:table-row table:style-name="ro1">
          <table:table-cell office:value-type="float" office:value="15374633" calcext:value-type="float">
            <text:p>15374633</text:p>
          </table:table-cell>
          <table:table-cell table:formula="of:=[.A963]/1000/(60*60*24)" office:value-type="time" office:time-value="PT04H16M14.633S" calcext:value-type="time">
            <text:p>04:16:15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5" calcext:value-type="float">
            <text:p>538.45</text:p>
          </table:table-cell>
          <table:table-cell office:value-type="float" office:value="2133.71" calcext:value-type="float">
            <text:p>2133.71</text:p>
          </table:table-cell>
          <table:table-cell office:value-type="float" office:value="2479.67" calcext:value-type="float">
            <text:p>2479.67</text:p>
          </table:table-cell>
        </table:table-row>
        <table:table-row table:style-name="ro1">
          <table:table-cell office:value-type="float" office:value="15390633" calcext:value-type="float">
            <text:p>15390633</text:p>
          </table:table-cell>
          <table:table-cell table:formula="of:=[.A964]/1000/(60*60*24)" office:value-type="time" office:time-value="PT04H16M30.633S" calcext:value-type="time">
            <text:p>04:16:31</text:p>
          </table:table-cell>
          <table:table-cell office:value-type="float" office:value="1.08" calcext:value-type="float">
            <text:p>1.08</text:p>
          </table:table-cell>
          <table:table-cell office:value-type="float" office:value="499.2" calcext:value-type="float">
            <text:p>499.2</text:p>
          </table:table-cell>
          <table:table-cell office:value-type="float" office:value="538.09" calcext:value-type="float">
            <text:p>538.09</text:p>
          </table:table-cell>
          <table:table-cell office:value-type="float" office:value="2135.93" calcext:value-type="float">
            <text:p>2135.93</text:p>
          </table:table-cell>
          <table:table-cell office:value-type="float" office:value="2482.07" calcext:value-type="float">
            <text:p>2482.07</text:p>
          </table:table-cell>
        </table:table-row>
        <table:table-row table:style-name="ro1">
          <table:table-cell office:value-type="float" office:value="15406633" calcext:value-type="float">
            <text:p>15406633</text:p>
          </table:table-cell>
          <table:table-cell table:formula="of:=[.A965]/1000/(60*60*24)" office:value-type="time" office:time-value="PT04H16M46.633S" calcext:value-type="time">
            <text:p>04:16:47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3" calcext:value-type="float">
            <text:p>538.23</text:p>
          </table:table-cell>
          <table:table-cell office:value-type="float" office:value="2138.15" calcext:value-type="float">
            <text:p>2138.15</text:p>
          </table:table-cell>
          <table:table-cell office:value-type="float" office:value="2484.46" calcext:value-type="float">
            <text:p>2484.46</text:p>
          </table:table-cell>
        </table:table-row>
        <table:table-row table:style-name="ro1">
          <table:table-cell office:value-type="float" office:value="15422634" calcext:value-type="float">
            <text:p>15422634</text:p>
          </table:table-cell>
          <table:table-cell table:formula="of:=[.A966]/1000/(60*60*24)" office:value-type="time" office:time-value="PT04H17M02.634S" calcext:value-type="time">
            <text:p>04:17:03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3" calcext:value-type="float">
            <text:p>538.23</text:p>
          </table:table-cell>
          <table:table-cell office:value-type="float" office:value="2140.37" calcext:value-type="float">
            <text:p>2140.37</text:p>
          </table:table-cell>
          <table:table-cell office:value-type="float" office:value="2486.85" calcext:value-type="float">
            <text:p>2486.85</text:p>
          </table:table-cell>
        </table:table-row>
        <table:table-row table:style-name="ro1">
          <table:table-cell office:value-type="float" office:value="15438633" calcext:value-type="float">
            <text:p>15438633</text:p>
          </table:table-cell>
          <table:table-cell table:formula="of:=[.A967]/1000/(60*60*24)" office:value-type="time" office:time-value="PT04H17M18.633S" calcext:value-type="time">
            <text:p>04:17:19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3" calcext:value-type="float">
            <text:p>538.23</text:p>
          </table:table-cell>
          <table:table-cell office:value-type="float" office:value="2142.59" calcext:value-type="float">
            <text:p>2142.59</text:p>
          </table:table-cell>
          <table:table-cell office:value-type="float" office:value="2489.25" calcext:value-type="float">
            <text:p>2489.25</text:p>
          </table:table-cell>
        </table:table-row>
        <table:table-row table:style-name="ro1">
          <table:table-cell office:value-type="float" office:value="15454634" calcext:value-type="float">
            <text:p>15454634</text:p>
          </table:table-cell>
          <table:table-cell table:formula="of:=[.A968]/1000/(60*60*24)" office:value-type="time" office:time-value="PT04H17M34.634S" calcext:value-type="time">
            <text:p>04:17:35</text:p>
          </table:table-cell>
          <table:table-cell office:value-type="float" office:value="1.08" calcext:value-type="float">
            <text:p>1.0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40.02" calcext:value-type="float">
            <text:p>540.02</text:p>
          </table:table-cell>
          <table:table-cell office:value-type="float" office:value="2144.81" calcext:value-type="float">
            <text:p>2144.81</text:p>
          </table:table-cell>
          <table:table-cell office:value-type="float" office:value="2491.64" calcext:value-type="float">
            <text:p>2491.64</text:p>
          </table:table-cell>
        </table:table-row>
        <table:table-row table:style-name="ro1">
          <table:table-cell office:value-type="float" office:value="15470634" calcext:value-type="float">
            <text:p>15470634</text:p>
          </table:table-cell>
          <table:table-cell table:formula="of:=[.A969]/1000/(60*60*24)" office:value-type="time" office:time-value="PT04H17M50.634S" calcext:value-type="time">
            <text:p>04:17:51</text:p>
          </table:table-cell>
          <table:table-cell office:value-type="float" office:value="1.08" calcext:value-type="float">
            <text:p>1.0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38.02" calcext:value-type="float">
            <text:p>538.02</text:p>
          </table:table-cell>
          <table:table-cell office:value-type="float" office:value="2147.04" calcext:value-type="float">
            <text:p>2147.04</text:p>
          </table:table-cell>
          <table:table-cell office:value-type="float" office:value="2494.03" calcext:value-type="float">
            <text:p>2494.03</text:p>
          </table:table-cell>
        </table:table-row>
        <table:table-row table:style-name="ro1">
          <table:table-cell office:value-type="float" office:value="15486633" calcext:value-type="float">
            <text:p>15486633</text:p>
          </table:table-cell>
          <table:table-cell table:formula="of:=[.A970]/1000/(60*60*24)" office:value-type="time" office:time-value="PT04H18M06.633S" calcext:value-type="time">
            <text:p>04:18:07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3" calcext:value-type="float">
            <text:p>538.23</text:p>
          </table:table-cell>
          <table:table-cell office:value-type="float" office:value="2149.26" calcext:value-type="float">
            <text:p>2149.26</text:p>
          </table:table-cell>
          <table:table-cell office:value-type="float" office:value="2496.43" calcext:value-type="float">
            <text:p>2496.43</text:p>
          </table:table-cell>
        </table:table-row>
        <table:table-row table:style-name="ro1">
          <table:table-cell office:value-type="float" office:value="15502633" calcext:value-type="float">
            <text:p>15502633</text:p>
          </table:table-cell>
          <table:table-cell table:formula="of:=[.A971]/1000/(60*60*24)" office:value-type="time" office:time-value="PT04H18M22.633S" calcext:value-type="time">
            <text:p>04:18:23</text:p>
          </table:table-cell>
          <table:table-cell office:value-type="float" office:value="1.08" calcext:value-type="float">
            <text:p>1.08</text:p>
          </table:table-cell>
          <table:table-cell office:value-type="float" office:value="499" calcext:value-type="float">
            <text:p>499</text:p>
          </table:table-cell>
          <table:table-cell office:value-type="float" office:value="537.88" calcext:value-type="float">
            <text:p>537.88</text:p>
          </table:table-cell>
          <table:table-cell office:value-type="float" office:value="2151.48" calcext:value-type="float">
            <text:p>2151.48</text:p>
          </table:table-cell>
          <table:table-cell office:value-type="float" office:value="2498.81" calcext:value-type="float">
            <text:p>2498.81</text:p>
          </table:table-cell>
        </table:table-row>
        <table:table-row table:style-name="ro1">
          <table:table-cell office:value-type="float" office:value="15518634" calcext:value-type="float">
            <text:p>15518634</text:p>
          </table:table-cell>
          <table:table-cell table:formula="of:=[.A972]/1000/(60*60*24)" office:value-type="time" office:time-value="PT04H18M38.634S" calcext:value-type="time">
            <text:p>04:18:39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2" calcext:value-type="float">
            <text:p>536.32</text:p>
          </table:table-cell>
          <table:table-cell office:value-type="float" office:value="2153.7" calcext:value-type="float">
            <text:p>2153.7</text:p>
          </table:table-cell>
          <table:table-cell office:value-type="float" office:value="2501.2" calcext:value-type="float">
            <text:p>2501.2</text:p>
          </table:table-cell>
        </table:table-row>
        <table:table-row table:style-name="ro1">
          <table:table-cell office:value-type="float" office:value="15534633" calcext:value-type="float">
            <text:p>15534633</text:p>
          </table:table-cell>
          <table:table-cell table:formula="of:=[.A973]/1000/(60*60*24)" office:value-type="time" office:time-value="PT04H18M54.633S" calcext:value-type="time">
            <text:p>04:18:55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6.24" calcext:value-type="float">
            <text:p>536.24</text:p>
          </table:table-cell>
          <table:table-cell office:value-type="float" office:value="2155.92" calcext:value-type="float">
            <text:p>2155.92</text:p>
          </table:table-cell>
          <table:table-cell office:value-type="float" office:value="2503.58" calcext:value-type="float">
            <text:p>2503.58</text:p>
          </table:table-cell>
        </table:table-row>
        <table:table-row table:style-name="ro1">
          <table:table-cell office:value-type="float" office:value="15550633" calcext:value-type="float">
            <text:p>15550633</text:p>
          </table:table-cell>
          <table:table-cell table:formula="of:=[.A974]/1000/(60*60*24)" office:value-type="time" office:time-value="PT04H19M10.633S" calcext:value-type="time">
            <text:p>04:19:11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6.46" calcext:value-type="float">
            <text:p>536.46</text:p>
          </table:table-cell>
          <table:table-cell office:value-type="float" office:value="2158.13" calcext:value-type="float">
            <text:p>2158.13</text:p>
          </table:table-cell>
          <table:table-cell office:value-type="float" office:value="2505.97" calcext:value-type="float">
            <text:p>2505.97</text:p>
          </table:table-cell>
        </table:table-row>
        <table:table-row table:style-name="ro1">
          <table:table-cell office:value-type="float" office:value="15566634" calcext:value-type="float">
            <text:p>15566634</text:p>
          </table:table-cell>
          <table:table-cell table:formula="of:=[.A975]/1000/(60*60*24)" office:value-type="time" office:time-value="PT04H19M26.634S" calcext:value-type="time">
            <text:p>04:19:27</text:p>
          </table:table-cell>
          <table:table-cell office:value-type="float" office:value="1.07" calcext:value-type="float">
            <text:p>1.0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36.03" calcext:value-type="float">
            <text:p>536.03</text:p>
          </table:table-cell>
          <table:table-cell office:value-type="float" office:value="2160.35" calcext:value-type="float">
            <text:p>2160.35</text:p>
          </table:table-cell>
          <table:table-cell office:value-type="float" office:value="2508.35" calcext:value-type="float">
            <text:p>2508.35</text:p>
          </table:table-cell>
        </table:table-row>
        <table:table-row table:style-name="ro1">
          <table:table-cell office:value-type="float" office:value="15582633" calcext:value-type="float">
            <text:p>15582633</text:p>
          </table:table-cell>
          <table:table-cell table:formula="of:=[.A976]/1000/(60*60*24)" office:value-type="time" office:time-value="PT04H19M42.633S" calcext:value-type="time">
            <text:p>04:19:43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6.44" calcext:value-type="float">
            <text:p>536.44</text:p>
          </table:table-cell>
          <table:table-cell office:value-type="float" office:value="2162.57" calcext:value-type="float">
            <text:p>2162.57</text:p>
          </table:table-cell>
          <table:table-cell office:value-type="float" office:value="2510.73" calcext:value-type="float">
            <text:p>2510.73</text:p>
          </table:table-cell>
        </table:table-row>
        <table:table-row table:style-name="ro1">
          <table:table-cell office:value-type="float" office:value="15598633" calcext:value-type="float">
            <text:p>15598633</text:p>
          </table:table-cell>
          <table:table-cell table:formula="of:=[.A977]/1000/(60*60*24)" office:value-type="time" office:time-value="PT04H19M58.633S" calcext:value-type="time">
            <text:p>04:19:59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6.24" calcext:value-type="float">
            <text:p>536.24</text:p>
          </table:table-cell>
          <table:table-cell office:value-type="float" office:value="2164.79" calcext:value-type="float">
            <text:p>2164.79</text:p>
          </table:table-cell>
          <table:table-cell office:value-type="float" office:value="2513.11" calcext:value-type="float">
            <text:p>2513.11</text:p>
          </table:table-cell>
        </table:table-row>
        <table:table-row table:style-name="ro1">
          <table:table-cell office:value-type="float" office:value="15614633" calcext:value-type="float">
            <text:p>15614633</text:p>
          </table:table-cell>
          <table:table-cell table:formula="of:=[.A978]/1000/(60*60*24)" office:value-type="time" office:time-value="PT04H20M14.633S" calcext:value-type="time">
            <text:p>04:20:15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3" calcext:value-type="float">
            <text:p>536.33</text:p>
          </table:table-cell>
          <table:table-cell office:value-type="float" office:value="2167.01" calcext:value-type="float">
            <text:p>2167.01</text:p>
          </table:table-cell>
          <table:table-cell office:value-type="float" office:value="2515.49" calcext:value-type="float">
            <text:p>2515.49</text:p>
          </table:table-cell>
        </table:table-row>
        <table:table-row table:style-name="ro1">
          <table:table-cell office:value-type="float" office:value="15630634" calcext:value-type="float">
            <text:p>15630634</text:p>
          </table:table-cell>
          <table:table-cell table:formula="of:=[.A979]/1000/(60*60*24)" office:value-type="time" office:time-value="PT04H20M30.634S" calcext:value-type="time">
            <text:p>04:20:31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4.09" calcext:value-type="float">
            <text:p>534.09</text:p>
          </table:table-cell>
          <table:table-cell office:value-type="float" office:value="2169.23" calcext:value-type="float">
            <text:p>2169.23</text:p>
          </table:table-cell>
          <table:table-cell office:value-type="float" office:value="2517.87" calcext:value-type="float">
            <text:p>2517.87</text:p>
          </table:table-cell>
        </table:table-row>
        <table:table-row table:style-name="ro1">
          <table:table-cell office:value-type="float" office:value="15646633" calcext:value-type="float">
            <text:p>15646633</text:p>
          </table:table-cell>
          <table:table-cell table:formula="of:=[.A980]/1000/(60*60*24)" office:value-type="time" office:time-value="PT04H20M46.633S" calcext:value-type="time">
            <text:p>04:20:47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3" calcext:value-type="float">
            <text:p>534.33</text:p>
          </table:table-cell>
          <table:table-cell office:value-type="float" office:value="2171.45" calcext:value-type="float">
            <text:p>2171.45</text:p>
          </table:table-cell>
          <table:table-cell office:value-type="float" office:value="2520.25" calcext:value-type="float">
            <text:p>2520.25</text:p>
          </table:table-cell>
        </table:table-row>
        <table:table-row table:style-name="ro1">
          <table:table-cell office:value-type="float" office:value="15662633" calcext:value-type="float">
            <text:p>15662633</text:p>
          </table:table-cell>
          <table:table-cell table:formula="of:=[.A981]/1000/(60*60*24)" office:value-type="time" office:time-value="PT04H21M02.633S" calcext:value-type="time">
            <text:p>04:21:03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1" calcext:value-type="float">
            <text:p>534.31</text:p>
          </table:table-cell>
          <table:table-cell office:value-type="float" office:value="2173.67" calcext:value-type="float">
            <text:p>2173.67</text:p>
          </table:table-cell>
          <table:table-cell office:value-type="float" office:value="2522.62" calcext:value-type="float">
            <text:p>2522.62</text:p>
          </table:table-cell>
        </table:table-row>
        <table:table-row table:style-name="ro1">
          <table:table-cell office:value-type="float" office:value="15678634" calcext:value-type="float">
            <text:p>15678634</text:p>
          </table:table-cell>
          <table:table-cell table:formula="of:=[.A982]/1000/(60*60*24)" office:value-type="time" office:time-value="PT04H21M18.634S" calcext:value-type="time">
            <text:p>04:21:19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4.24" calcext:value-type="float">
            <text:p>534.24</text:p>
          </table:table-cell>
          <table:table-cell office:value-type="float" office:value="2175.89" calcext:value-type="float">
            <text:p>2175.89</text:p>
          </table:table-cell>
          <table:table-cell office:value-type="float" office:value="2524.99" calcext:value-type="float">
            <text:p>2524.99</text:p>
          </table:table-cell>
        </table:table-row>
        <table:table-row table:style-name="ro1">
          <table:table-cell office:value-type="float" office:value="15694633" calcext:value-type="float">
            <text:p>15694633</text:p>
          </table:table-cell>
          <table:table-cell table:formula="of:=[.A983]/1000/(60*60*24)" office:value-type="time" office:time-value="PT04H21M34.633S" calcext:value-type="time">
            <text:p>04:21:35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4.1" calcext:value-type="float">
            <text:p>534.1</text:p>
          </table:table-cell>
          <table:table-cell office:value-type="float" office:value="2178.11" calcext:value-type="float">
            <text:p>2178.11</text:p>
          </table:table-cell>
          <table:table-cell office:value-type="float" office:value="2527.36" calcext:value-type="float">
            <text:p>2527.36</text:p>
          </table:table-cell>
        </table:table-row>
        <table:table-row table:style-name="ro1">
          <table:table-cell office:value-type="float" office:value="15710633" calcext:value-type="float">
            <text:p>15710633</text:p>
          </table:table-cell>
          <table:table-cell table:formula="of:=[.A984]/1000/(60*60*24)" office:value-type="time" office:time-value="PT04H21M50.633S" calcext:value-type="time">
            <text:p>04:21:51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4.1" calcext:value-type="float">
            <text:p>534.1</text:p>
          </table:table-cell>
          <table:table-cell office:value-type="float" office:value="2180.33" calcext:value-type="float">
            <text:p>2180.33</text:p>
          </table:table-cell>
          <table:table-cell office:value-type="float" office:value="2529.74" calcext:value-type="float">
            <text:p>2529.74</text:p>
          </table:table-cell>
        </table:table-row>
        <table:table-row table:style-name="ro1">
          <table:table-cell office:value-type="float" office:value="15726633" calcext:value-type="float">
            <text:p>15726633</text:p>
          </table:table-cell>
          <table:table-cell table:formula="of:=[.A985]/1000/(60*60*24)" office:value-type="time" office:time-value="PT04H22M06.633S" calcext:value-type="time">
            <text:p>04:22:07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2.33" calcext:value-type="float">
            <text:p>532.33</text:p>
          </table:table-cell>
          <table:table-cell office:value-type="float" office:value="2182.55" calcext:value-type="float">
            <text:p>2182.55</text:p>
          </table:table-cell>
          <table:table-cell office:value-type="float" office:value="2532.11" calcext:value-type="float">
            <text:p>2532.11</text:p>
          </table:table-cell>
        </table:table-row>
        <table:table-row table:style-name="ro1">
          <table:table-cell office:value-type="float" office:value="15742633" calcext:value-type="float">
            <text:p>15742633</text:p>
          </table:table-cell>
          <table:table-cell table:formula="of:=[.A986]/1000/(60*60*24)" office:value-type="time" office:time-value="PT04H22M22.633S" calcext:value-type="time">
            <text:p>04:22:23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2.24" calcext:value-type="float">
            <text:p>532.24</text:p>
          </table:table-cell>
          <table:table-cell office:value-type="float" office:value="2184.77" calcext:value-type="float">
            <text:p>2184.77</text:p>
          </table:table-cell>
          <table:table-cell office:value-type="float" office:value="2534.48" calcext:value-type="float">
            <text:p>2534.48</text:p>
          </table:table-cell>
        </table:table-row>
        <table:table-row table:style-name="ro1">
          <table:table-cell office:value-type="float" office:value="15758633" calcext:value-type="float">
            <text:p>15758633</text:p>
          </table:table-cell>
          <table:table-cell table:formula="of:=[.A987]/1000/(60*60*24)" office:value-type="time" office:time-value="PT04H22M38.633S" calcext:value-type="time">
            <text:p>04:22:39</text:p>
          </table:table-cell>
          <table:table-cell office:value-type="float" office:value="1.07" calcext:value-type="float">
            <text:p>1.0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32.02" calcext:value-type="float">
            <text:p>532.02</text:p>
          </table:table-cell>
          <table:table-cell office:value-type="float" office:value="2186.99" calcext:value-type="float">
            <text:p>2186.99</text:p>
          </table:table-cell>
          <table:table-cell office:value-type="float" office:value="2536.84" calcext:value-type="float">
            <text:p>2536.84</text:p>
          </table:table-cell>
        </table:table-row>
        <table:table-row table:style-name="ro1">
          <table:table-cell office:value-type="float" office:value="15774633" calcext:value-type="float">
            <text:p>15774633</text:p>
          </table:table-cell>
          <table:table-cell table:formula="of:=[.A988]/1000/(60*60*24)" office:value-type="time" office:time-value="PT04H22M54.633S" calcext:value-type="time">
            <text:p>04:22:55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4.53" calcext:value-type="float">
            <text:p>534.53</text:p>
          </table:table-cell>
          <table:table-cell office:value-type="float" office:value="2189.21" calcext:value-type="float">
            <text:p>2189.21</text:p>
          </table:table-cell>
          <table:table-cell office:value-type="float" office:value="2539.21" calcext:value-type="float">
            <text:p>2539.21</text:p>
          </table:table-cell>
        </table:table-row>
        <table:table-row table:style-name="ro1">
          <table:table-cell office:value-type="float" office:value="15790633" calcext:value-type="float">
            <text:p>15790633</text:p>
          </table:table-cell>
          <table:table-cell table:formula="of:=[.A989]/1000/(60*60*24)" office:value-type="time" office:time-value="PT04H23M10.633S" calcext:value-type="time">
            <text:p>04:23:11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2.24" calcext:value-type="float">
            <text:p>532.24</text:p>
          </table:table-cell>
          <table:table-cell office:value-type="float" office:value="2191.43" calcext:value-type="float">
            <text:p>2191.43</text:p>
          </table:table-cell>
          <table:table-cell office:value-type="float" office:value="2541.57" calcext:value-type="float">
            <text:p>2541.57</text:p>
          </table:table-cell>
        </table:table-row>
        <table:table-row table:style-name="ro1">
          <table:table-cell office:value-type="float" office:value="15806634" calcext:value-type="float">
            <text:p>15806634</text:p>
          </table:table-cell>
          <table:table-cell table:formula="of:=[.A990]/1000/(60*60*24)" office:value-type="time" office:time-value="PT04H23M26.634S" calcext:value-type="time">
            <text:p>04:23:27</text:p>
          </table:table-cell>
          <table:table-cell office:value-type="float" office:value="1.06" calcext:value-type="float">
            <text:p>1.06</text:p>
          </table:table-cell>
          <table:table-cell office:value-type="float" office:value="499.2" calcext:value-type="float">
            <text:p>499.2</text:p>
          </table:table-cell>
          <table:table-cell office:value-type="float" office:value="530.12" calcext:value-type="float">
            <text:p>530.12</text:p>
          </table:table-cell>
          <table:table-cell office:value-type="float" office:value="2193.65" calcext:value-type="float">
            <text:p>2193.65</text:p>
          </table:table-cell>
          <table:table-cell office:value-type="float" office:value="2543.94" calcext:value-type="float">
            <text:p>2543.94</text:p>
          </table:table-cell>
        </table:table-row>
        <table:table-row table:style-name="ro1">
          <table:table-cell office:value-type="float" office:value="15822633" calcext:value-type="float">
            <text:p>15822633</text:p>
          </table:table-cell>
          <table:table-cell table:formula="of:=[.A991]/1000/(60*60*24)" office:value-type="time" office:time-value="PT04H23M42.633S" calcext:value-type="time">
            <text:p>04:23:43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2.33" calcext:value-type="float">
            <text:p>532.33</text:p>
          </table:table-cell>
          <table:table-cell office:value-type="float" office:value="2195.86" calcext:value-type="float">
            <text:p>2195.86</text:p>
          </table:table-cell>
          <table:table-cell office:value-type="float" office:value="2546.3" calcext:value-type="float">
            <text:p>2546.3</text:p>
          </table:table-cell>
        </table:table-row>
        <table:table-row table:style-name="ro1">
          <table:table-cell office:value-type="float" office:value="15838633" calcext:value-type="float">
            <text:p>15838633</text:p>
          </table:table-cell>
          <table:table-cell table:formula="of:=[.A992]/1000/(60*60*24)" office:value-type="time" office:time-value="PT04H23M58.633S" calcext:value-type="time">
            <text:p>04:23:59</text:p>
          </table:table-cell>
          <table:table-cell office:value-type="float" office:value="1.06" calcext:value-type="float">
            <text:p>1.06</text:p>
          </table:table-cell>
          <table:table-cell office:value-type="float" office:value="499.2" calcext:value-type="float">
            <text:p>499.2</text:p>
          </table:table-cell>
          <table:table-cell office:value-type="float" office:value="530.12" calcext:value-type="float">
            <text:p>530.12</text:p>
          </table:table-cell>
          <table:table-cell office:value-type="float" office:value="2198.08" calcext:value-type="float">
            <text:p>2198.08</text:p>
          </table:table-cell>
          <table:table-cell office:value-type="float" office:value="2548.66" calcext:value-type="float">
            <text:p>2548.66</text:p>
          </table:table-cell>
        </table:table-row>
        <table:table-row table:style-name="ro1">
          <table:table-cell office:value-type="float" office:value="15854634" calcext:value-type="float">
            <text:p>15854634</text:p>
          </table:table-cell>
          <table:table-cell table:formula="of:=[.A993]/1000/(60*60*24)" office:value-type="time" office:time-value="PT04H24M14.634S" calcext:value-type="time">
            <text:p>04:24:15</text:p>
          </table:table-cell>
          <table:table-cell office:value-type="float" office:value="1.06" calcext:value-type="float">
            <text:p>1.06</text:p>
          </table:table-cell>
          <table:table-cell office:value-type="float" office:value="499.6" calcext:value-type="float">
            <text:p>499.6</text:p>
          </table:table-cell>
          <table:table-cell office:value-type="float" office:value="530.55" calcext:value-type="float">
            <text:p>530.55</text:p>
          </table:table-cell>
          <table:table-cell office:value-type="float" office:value="2200.3" calcext:value-type="float">
            <text:p>2200.3</text:p>
          </table:table-cell>
          <table:table-cell office:value-type="float" office:value="2551.02" calcext:value-type="float">
            <text:p>2551.02</text:p>
          </table:table-cell>
        </table:table-row>
        <table:table-row table:style-name="ro1">
          <table:table-cell office:value-type="float" office:value="15870633" calcext:value-type="float">
            <text:p>15870633</text:p>
          </table:table-cell>
          <table:table-cell table:formula="of:=[.A994]/1000/(60*60*24)" office:value-type="time" office:time-value="PT04H24M30.633S" calcext:value-type="time">
            <text:p>04:24:31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30.34" calcext:value-type="float">
            <text:p>530.34</text:p>
          </table:table-cell>
          <table:table-cell office:value-type="float" office:value="2202.52" calcext:value-type="float">
            <text:p>2202.52</text:p>
          </table:table-cell>
          <table:table-cell office:value-type="float" office:value="2553.38" calcext:value-type="float">
            <text:p>2553.38</text:p>
          </table:table-cell>
        </table:table-row>
        <table:table-row table:style-name="ro1">
          <table:table-cell office:value-type="float" office:value="15886633" calcext:value-type="float">
            <text:p>15886633</text:p>
          </table:table-cell>
          <table:table-cell table:formula="of:=[.A995]/1000/(60*60*24)" office:value-type="time" office:time-value="PT04H24M46.633S" calcext:value-type="time">
            <text:p>04:24:47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30.34" calcext:value-type="float">
            <text:p>530.34</text:p>
          </table:table-cell>
          <table:table-cell office:value-type="float" office:value="2204.74" calcext:value-type="float">
            <text:p>2204.74</text:p>
          </table:table-cell>
          <table:table-cell office:value-type="float" office:value="2555.73" calcext:value-type="float">
            <text:p>2555.73</text:p>
          </table:table-cell>
        </table:table-row>
        <table:table-row table:style-name="ro1">
          <table:table-cell office:value-type="float" office:value="15902633" calcext:value-type="float">
            <text:p>15902633</text:p>
          </table:table-cell>
          <table:table-cell table:formula="of:=[.A996]/1000/(60*60*24)" office:value-type="time" office:time-value="PT04H25M02.633S" calcext:value-type="time">
            <text:p>04:25:03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8.48" calcext:value-type="float">
            <text:p>528.48</text:p>
          </table:table-cell>
          <table:table-cell office:value-type="float" office:value="2206.96" calcext:value-type="float">
            <text:p>2206.96</text:p>
          </table:table-cell>
          <table:table-cell office:value-type="float" office:value="2558.09" calcext:value-type="float">
            <text:p>2558.09</text:p>
          </table:table-cell>
        </table:table-row>
        <table:table-row table:style-name="ro1">
          <table:table-cell office:value-type="float" office:value="15918634" calcext:value-type="float">
            <text:p>15918634</text:p>
          </table:table-cell>
          <table:table-cell table:formula="of:=[.A997]/1000/(60*60*24)" office:value-type="time" office:time-value="PT04H25M18.634S" calcext:value-type="time">
            <text:p>04:25:19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0.25" calcext:value-type="float">
            <text:p>530.25</text:p>
          </table:table-cell>
          <table:table-cell office:value-type="float" office:value="2209.18" calcext:value-type="float">
            <text:p>2209.18</text:p>
          </table:table-cell>
          <table:table-cell office:value-type="float" office:value="2560.44" calcext:value-type="float">
            <text:p>2560.44</text:p>
          </table:table-cell>
        </table:table-row>
        <table:table-row table:style-name="ro1">
          <table:table-cell office:value-type="float" office:value="15934633" calcext:value-type="float">
            <text:p>15934633</text:p>
          </table:table-cell>
          <table:table-cell table:formula="of:=[.A998]/1000/(60*60*24)" office:value-type="time" office:time-value="PT04H25M34.633S" calcext:value-type="time">
            <text:p>04:25:35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8.25" calcext:value-type="float">
            <text:p>528.25</text:p>
          </table:table-cell>
          <table:table-cell office:value-type="float" office:value="2211.4" calcext:value-type="float">
            <text:p>2211.4</text:p>
          </table:table-cell>
          <table:table-cell office:value-type="float" office:value="2562.79" calcext:value-type="float">
            <text:p>2562.79</text:p>
          </table:table-cell>
        </table:table-row>
        <table:table-row table:style-name="ro1">
          <table:table-cell office:value-type="float" office:value="15950633" calcext:value-type="float">
            <text:p>15950633</text:p>
          </table:table-cell>
          <table:table-cell table:formula="of:=[.A999]/1000/(60*60*24)" office:value-type="time" office:time-value="PT04H25M50.633S" calcext:value-type="time">
            <text:p>04:25:51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28.34" calcext:value-type="float">
            <text:p>528.34</text:p>
          </table:table-cell>
          <table:table-cell office:value-type="float" office:value="2213.62" calcext:value-type="float">
            <text:p>2213.62</text:p>
          </table:table-cell>
          <table:table-cell office:value-type="float" office:value="2565.14" calcext:value-type="float">
            <text:p>2565.14</text:p>
          </table:table-cell>
        </table:table-row>
        <table:table-row table:style-name="ro1">
          <table:table-cell office:value-type="float" office:value="15966634" calcext:value-type="float">
            <text:p>15966634</text:p>
          </table:table-cell>
          <table:table-cell table:formula="of:=[.A1000]/1000/(60*60*24)" office:value-type="time" office:time-value="PT04H26M06.634S" calcext:value-type="time">
            <text:p>04:26:07</text:p>
          </table:table-cell>
          <table:table-cell office:value-type="float" office:value="1.05" calcext:value-type="float">
            <text:p>1.0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6.66" calcext:value-type="float">
            <text:p>526.66</text:p>
          </table:table-cell>
          <table:table-cell office:value-type="float" office:value="2215.84" calcext:value-type="float">
            <text:p>2215.84</text:p>
          </table:table-cell>
          <table:table-cell office:value-type="float" office:value="2567.48" calcext:value-type="float">
            <text:p>2567.48</text:p>
          </table:table-cell>
        </table:table-row>
        <table:table-row table:style-name="ro1">
          <table:table-cell office:value-type="float" office:value="15982633" calcext:value-type="float">
            <text:p>15982633</text:p>
          </table:table-cell>
          <table:table-cell table:formula="of:=[.A1001]/1000/(60*60*24)" office:value-type="time" office:time-value="PT04H26M22.633S" calcext:value-type="time">
            <text:p>04:26:23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6.56" calcext:value-type="float">
            <text:p>526.56</text:p>
          </table:table-cell>
          <table:table-cell office:value-type="float" office:value="2218.06" calcext:value-type="float">
            <text:p>2218.06</text:p>
          </table:table-cell>
          <table:table-cell office:value-type="float" office:value="2569.83" calcext:value-type="float">
            <text:p>2569.83</text:p>
          </table:table-cell>
        </table:table-row>
        <table:table-row table:style-name="ro1">
          <table:table-cell office:value-type="float" office:value="15998633" calcext:value-type="float">
            <text:p>15998633</text:p>
          </table:table-cell>
          <table:table-cell table:formula="of:=[.A1002]/1000/(60*60*24)" office:value-type="time" office:time-value="PT04H26M38.633S" calcext:value-type="time">
            <text:p>04:26:39</text:p>
          </table:table-cell>
          <table:table-cell office:value-type="float" office:value="1.06" calcext:value-type="float">
            <text:p>1.06</text:p>
          </table:table-cell>
          <table:table-cell office:value-type="float" office:value="499.6" calcext:value-type="float">
            <text:p>499.6</text:p>
          </table:table-cell>
          <table:table-cell office:value-type="float" office:value="528.54" calcext:value-type="float">
            <text:p>528.54</text:p>
          </table:table-cell>
          <table:table-cell office:value-type="float" office:value="2220.28" calcext:value-type="float">
            <text:p>2220.28</text:p>
          </table:table-cell>
          <table:table-cell office:value-type="float" office:value="2572.17" calcext:value-type="float">
            <text:p>2572.17</text:p>
          </table:table-cell>
        </table:table-row>
        <table:table-row table:style-name="ro1">
          <table:table-cell office:value-type="float" office:value="16014634" calcext:value-type="float">
            <text:p>16014634</text:p>
          </table:table-cell>
          <table:table-cell table:formula="of:=[.A1003]/1000/(60*60*24)" office:value-type="time" office:time-value="PT04H26M54.634S" calcext:value-type="time">
            <text:p>04:26:55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6.34" calcext:value-type="float">
            <text:p>526.34</text:p>
          </table:table-cell>
          <table:table-cell office:value-type="float" office:value="2222.5" calcext:value-type="float">
            <text:p>2222.5</text:p>
          </table:table-cell>
          <table:table-cell office:value-type="float" office:value="2574.51" calcext:value-type="float">
            <text:p>2574.51</text:p>
          </table:table-cell>
        </table:table-row>
        <table:table-row table:style-name="ro1">
          <table:table-cell office:value-type="float" office:value="16030633" calcext:value-type="float">
            <text:p>16030633</text:p>
          </table:table-cell>
          <table:table-cell table:formula="of:=[.A1004]/1000/(60*60*24)" office:value-type="time" office:time-value="PT04H27M10.633S" calcext:value-type="time">
            <text:p>04:27:11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6.34" calcext:value-type="float">
            <text:p>526.34</text:p>
          </table:table-cell>
          <table:table-cell office:value-type="float" office:value="2224.72" calcext:value-type="float">
            <text:p>2224.72</text:p>
          </table:table-cell>
          <table:table-cell office:value-type="float" office:value="2576.85" calcext:value-type="float">
            <text:p>2576.85</text:p>
          </table:table-cell>
        </table:table-row>
        <table:table-row table:style-name="ro1">
          <table:table-cell office:value-type="float" office:value="16046633" calcext:value-type="float">
            <text:p>16046633</text:p>
          </table:table-cell>
          <table:table-cell table:formula="of:=[.A1005]/1000/(60*60*24)" office:value-type="time" office:time-value="PT04H27M26.633S" calcext:value-type="time">
            <text:p>04:27:27</text:p>
          </table:table-cell>
          <table:table-cell office:value-type="float" office:value="1.05" calcext:value-type="float">
            <text:p>1.05</text:p>
          </table:table-cell>
          <table:table-cell office:value-type="float" office:value="499.8" calcext:value-type="float">
            <text:p>499.8</text:p>
          </table:table-cell>
          <table:table-cell office:value-type="float" office:value="526.76" calcext:value-type="float">
            <text:p>526.76</text:p>
          </table:table-cell>
          <table:table-cell office:value-type="float" office:value="2226.94" calcext:value-type="float">
            <text:p>2226.94</text:p>
          </table:table-cell>
          <table:table-cell office:value-type="float" office:value="2579.19" calcext:value-type="float">
            <text:p>2579.19</text:p>
          </table:table-cell>
        </table:table-row>
        <table:table-row table:style-name="ro1">
          <table:table-cell office:value-type="float" office:value="16062634" calcext:value-type="float">
            <text:p>16062634</text:p>
          </table:table-cell>
          <table:table-cell table:formula="of:=[.A1006]/1000/(60*60*24)" office:value-type="time" office:time-value="PT04H27M42.634S" calcext:value-type="time">
            <text:p>04:27:43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4.12" calcext:value-type="float">
            <text:p>524.12</text:p>
          </table:table-cell>
          <table:table-cell office:value-type="float" office:value="2229.16" calcext:value-type="float">
            <text:p>2229.16</text:p>
          </table:table-cell>
          <table:table-cell office:value-type="float" office:value="2581.53" calcext:value-type="float">
            <text:p>2581.53</text:p>
          </table:table-cell>
        </table:table-row>
        <table:table-row table:style-name="ro1">
          <table:table-cell office:value-type="float" office:value="16078633" calcext:value-type="float">
            <text:p>16078633</text:p>
          </table:table-cell>
          <table:table-cell table:formula="of:=[.A1007]/1000/(60*60*24)" office:value-type="time" office:time-value="PT04H27M58.633S" calcext:value-type="time">
            <text:p>04:27:59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6.13" calcext:value-type="float">
            <text:p>526.13</text:p>
          </table:table-cell>
          <table:table-cell office:value-type="float" office:value="2231.38" calcext:value-type="float">
            <text:p>2231.38</text:p>
          </table:table-cell>
          <table:table-cell office:value-type="float" office:value="2583.86" calcext:value-type="float">
            <text:p>2583.86</text:p>
          </table:table-cell>
        </table:table-row>
        <table:table-row table:style-name="ro1">
          <table:table-cell office:value-type="float" office:value="16094633" calcext:value-type="float">
            <text:p>16094633</text:p>
          </table:table-cell>
          <table:table-cell table:formula="of:=[.A1008]/1000/(60*60*24)" office:value-type="time" office:time-value="PT04H28M14.633S" calcext:value-type="time">
            <text:p>04:28:15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4.34" calcext:value-type="float">
            <text:p>524.34</text:p>
          </table:table-cell>
          <table:table-cell office:value-type="float" office:value="2233.6" calcext:value-type="float">
            <text:p>2233.6</text:p>
          </table:table-cell>
          <table:table-cell office:value-type="float" office:value="2586.2" calcext:value-type="float">
            <text:p>2586.2</text:p>
          </table:table-cell>
        </table:table-row>
        <table:table-row table:style-name="ro1">
          <table:table-cell office:value-type="float" office:value="16110633" calcext:value-type="float">
            <text:p>16110633</text:p>
          </table:table-cell>
          <table:table-cell table:formula="of:=[.A1009]/1000/(60*60*24)" office:value-type="time" office:time-value="PT04H28M30.633S" calcext:value-type="time">
            <text:p>04:28:31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4.25" calcext:value-type="float">
            <text:p>524.25</text:p>
          </table:table-cell>
          <table:table-cell office:value-type="float" office:value="2235.82" calcext:value-type="float">
            <text:p>2235.82</text:p>
          </table:table-cell>
          <table:table-cell office:value-type="float" office:value="2588.53" calcext:value-type="float">
            <text:p>2588.53</text:p>
          </table:table-cell>
        </table:table-row>
        <table:table-row table:style-name="ro1">
          <table:table-cell office:value-type="float" office:value="16126634" calcext:value-type="float">
            <text:p>16126634</text:p>
          </table:table-cell>
          <table:table-cell table:formula="of:=[.A1010]/1000/(60*60*24)" office:value-type="time" office:time-value="PT04H28M46.634S" calcext:value-type="time">
            <text:p>04:28:47</text:p>
          </table:table-cell>
          <table:table-cell office:value-type="float" office:value="1.05" calcext:value-type="float">
            <text:p>1.0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24.05" calcext:value-type="float">
            <text:p>524.05</text:p>
          </table:table-cell>
          <table:table-cell office:value-type="float" office:value="2238.04" calcext:value-type="float">
            <text:p>2238.04</text:p>
          </table:table-cell>
          <table:table-cell office:value-type="float" office:value="2590.85" calcext:value-type="float">
            <text:p>2590.85</text:p>
          </table:table-cell>
        </table:table-row>
        <table:table-row table:style-name="ro1">
          <table:table-cell office:value-type="float" office:value="16142634" calcext:value-type="float">
            <text:p>16142634</text:p>
          </table:table-cell>
          <table:table-cell table:formula="of:=[.A1011]/1000/(60*60*24)" office:value-type="time" office:time-value="PT04H29M02.634S" calcext:value-type="time">
            <text:p>04:29:03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2.34" calcext:value-type="float">
            <text:p>522.34</text:p>
          </table:table-cell>
          <table:table-cell office:value-type="float" office:value="2240.25" calcext:value-type="float">
            <text:p>2240.25</text:p>
          </table:table-cell>
          <table:table-cell office:value-type="float" office:value="2593.18" calcext:value-type="float">
            <text:p>2593.18</text:p>
          </table:table-cell>
        </table:table-row>
        <table:table-row table:style-name="ro1">
          <table:table-cell office:value-type="float" office:value="16158634" calcext:value-type="float">
            <text:p>16158634</text:p>
          </table:table-cell>
          <table:table-cell table:formula="of:=[.A1012]/1000/(60*60*24)" office:value-type="time" office:time-value="PT04H29M18.634S" calcext:value-type="time">
            <text:p>04:29:19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2.34" calcext:value-type="float">
            <text:p>522.34</text:p>
          </table:table-cell>
          <table:table-cell office:value-type="float" office:value="2242.47" calcext:value-type="float">
            <text:p>2242.47</text:p>
          </table:table-cell>
          <table:table-cell office:value-type="float" office:value="2595.5" calcext:value-type="float">
            <text:p>2595.5</text:p>
          </table:table-cell>
        </table:table-row>
        <table:table-row table:style-name="ro1">
          <table:table-cell office:value-type="float" office:value="16174634" calcext:value-type="float">
            <text:p>16174634</text:p>
          </table:table-cell>
          <table:table-cell table:formula="of:=[.A1013]/1000/(60*60*24)" office:value-type="time" office:time-value="PT04H29M34.634S" calcext:value-type="time">
            <text:p>04:29:35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2.46" calcext:value-type="float">
            <text:p>522.46</text:p>
          </table:table-cell>
          <table:table-cell office:value-type="float" office:value="2244.69" calcext:value-type="float">
            <text:p>2244.69</text:p>
          </table:table-cell>
          <table:table-cell office:value-type="float" office:value="2597.82" calcext:value-type="float">
            <text:p>2597.82</text:p>
          </table:table-cell>
        </table:table-row>
        <table:table-row table:style-name="ro1">
          <table:table-cell office:value-type="float" office:value="16190633" calcext:value-type="float">
            <text:p>16190633</text:p>
          </table:table-cell>
          <table:table-cell table:formula="of:=[.A1014]/1000/(60*60*24)" office:value-type="time" office:time-value="PT04H29M50.633S" calcext:value-type="time">
            <text:p>04:29:51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0.46" calcext:value-type="float">
            <text:p>520.46</text:p>
          </table:table-cell>
          <table:table-cell office:value-type="float" office:value="2246.91" calcext:value-type="float">
            <text:p>2246.91</text:p>
          </table:table-cell>
          <table:table-cell office:value-type="float" office:value="2600.14" calcext:value-type="float">
            <text:p>2600.14</text:p>
          </table:table-cell>
        </table:table-row>
        <table:table-row table:style-name="ro1">
          <table:table-cell office:value-type="float" office:value="16206634" calcext:value-type="float">
            <text:p>16206634</text:p>
          </table:table-cell>
          <table:table-cell table:formula="of:=[.A1015]/1000/(60*60*24)" office:value-type="time" office:time-value="PT04H30M06.634S" calcext:value-type="time">
            <text:p>04:30:07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0.47" calcext:value-type="float">
            <text:p>520.47</text:p>
          </table:table-cell>
          <table:table-cell office:value-type="float" office:value="2249.13" calcext:value-type="float">
            <text:p>2249.13</text:p>
          </table:table-cell>
          <table:table-cell office:value-type="float" office:value="2602.46" calcext:value-type="float">
            <text:p>2602.46</text:p>
          </table:table-cell>
        </table:table-row>
        <table:table-row table:style-name="ro1">
          <table:table-cell office:value-type="float" office:value="16222633" calcext:value-type="float">
            <text:p>16222633</text:p>
          </table:table-cell>
          <table:table-cell table:formula="of:=[.A1016]/1000/(60*60*24)" office:value-type="time" office:time-value="PT04H30M22.633S" calcext:value-type="time">
            <text:p>04:30:23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20.34" calcext:value-type="float">
            <text:p>520.34</text:p>
          </table:table-cell>
          <table:table-cell office:value-type="float" office:value="2251.35" calcext:value-type="float">
            <text:p>2251.35</text:p>
          </table:table-cell>
          <table:table-cell office:value-type="float" office:value="2604.77" calcext:value-type="float">
            <text:p>2604.77</text:p>
          </table:table-cell>
        </table:table-row>
        <table:table-row table:style-name="ro1">
          <table:table-cell office:value-type="float" office:value="16238634" calcext:value-type="float">
            <text:p>16238634</text:p>
          </table:table-cell>
          <table:table-cell table:formula="of:=[.A1017]/1000/(60*60*24)" office:value-type="time" office:time-value="PT04H30M38.634S" calcext:value-type="time">
            <text:p>04:30:39</text:p>
          </table:table-cell>
          <table:table-cell office:value-type="float" office:value="1.04" calcext:value-type="float">
            <text:p>1.0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8.25" calcext:value-type="float">
            <text:p>518.25</text:p>
          </table:table-cell>
          <table:table-cell office:value-type="float" office:value="2253.57" calcext:value-type="float">
            <text:p>2253.57</text:p>
          </table:table-cell>
          <table:table-cell office:value-type="float" office:value="2607.08" calcext:value-type="float">
            <text:p>2607.08</text:p>
          </table:table-cell>
        </table:table-row>
        <table:table-row table:style-name="ro1">
          <table:table-cell office:value-type="float" office:value="16254633" calcext:value-type="float">
            <text:p>16254633</text:p>
          </table:table-cell>
          <table:table-cell table:formula="of:=[.A1018]/1000/(60*60*24)" office:value-type="time" office:time-value="PT04H30M54.633S" calcext:value-type="time">
            <text:p>04:30:55</text:p>
          </table:table-cell>
          <table:table-cell office:value-type="float" office:value="1.04" calcext:value-type="float">
            <text:p>1.0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0.66" calcext:value-type="float">
            <text:p>520.66</text:p>
          </table:table-cell>
          <table:table-cell office:value-type="float" office:value="2255.79" calcext:value-type="float">
            <text:p>2255.79</text:p>
          </table:table-cell>
          <table:table-cell office:value-type="float" office:value="2609.39" calcext:value-type="float">
            <text:p>2609.39</text:p>
          </table:table-cell>
        </table:table-row>
        <table:table-row table:style-name="ro1">
          <table:table-cell office:value-type="float" office:value="16270633" calcext:value-type="float">
            <text:p>16270633</text:p>
          </table:table-cell>
          <table:table-cell table:formula="of:=[.A1019]/1000/(60*60*24)" office:value-type="time" office:time-value="PT04H31M10.633S" calcext:value-type="time">
            <text:p>04:31:11</text:p>
          </table:table-cell>
          <table:table-cell office:value-type="float" office:value="1.04" calcext:value-type="float">
            <text:p>1.04</text:p>
          </table:table-cell>
          <table:table-cell office:value-type="float" office:value="499.6" calcext:value-type="float">
            <text:p>499.6</text:p>
          </table:table-cell>
          <table:table-cell office:value-type="float" office:value="518.55" calcext:value-type="float">
            <text:p>518.55</text:p>
          </table:table-cell>
          <table:table-cell office:value-type="float" office:value="2258.01" calcext:value-type="float">
            <text:p>2258.01</text:p>
          </table:table-cell>
          <table:table-cell office:value-type="float" office:value="2611.7" calcext:value-type="float">
            <text:p>2611.7</text:p>
          </table:table-cell>
        </table:table-row>
        <table:table-row table:style-name="ro1">
          <table:table-cell office:value-type="float" office:value="16286633" calcext:value-type="float">
            <text:p>16286633</text:p>
          </table:table-cell>
          <table:table-cell table:formula="of:=[.A1020]/1000/(60*60*24)" office:value-type="time" office:time-value="PT04H31M26.633S" calcext:value-type="time">
            <text:p>04:31:27</text:p>
          </table:table-cell>
          <table:table-cell office:value-type="float" office:value="1.04" calcext:value-type="float">
            <text:p>1.04</text:p>
          </table:table-cell>
          <table:table-cell office:value-type="float" office:value="499.2" calcext:value-type="float">
            <text:p>499.2</text:p>
          </table:table-cell>
          <table:table-cell office:value-type="float" office:value="518.13" calcext:value-type="float">
            <text:p>518.13</text:p>
          </table:table-cell>
          <table:table-cell office:value-type="float" office:value="2260.23" calcext:value-type="float">
            <text:p>2260.23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16302633" calcext:value-type="float">
            <text:p>16302633</text:p>
          </table:table-cell>
          <table:table-cell table:formula="of:=[.A1021]/1000/(60*60*24)" office:value-type="time" office:time-value="PT04H31M42.633S" calcext:value-type="time">
            <text:p>04:31:43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6.27" calcext:value-type="float">
            <text:p>516.27</text:p>
          </table:table-cell>
          <table:table-cell office:value-type="float" office:value="2262.45" calcext:value-type="float">
            <text:p>2262.45</text:p>
          </table:table-cell>
          <table:table-cell office:value-type="float" office:value="2616.31" calcext:value-type="float">
            <text:p>2616.31</text:p>
          </table:table-cell>
        </table:table-row>
        <table:table-row table:style-name="ro1">
          <table:table-cell office:value-type="float" office:value="16318634" calcext:value-type="float">
            <text:p>16318634</text:p>
          </table:table-cell>
          <table:table-cell table:formula="of:=[.A1022]/1000/(60*60*24)" office:value-type="time" office:time-value="PT04H31M58.634S" calcext:value-type="time">
            <text:p>04:31:59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6.46" calcext:value-type="float">
            <text:p>516.46</text:p>
          </table:table-cell>
          <table:table-cell office:value-type="float" office:value="2264.67" calcext:value-type="float">
            <text:p>2264.67</text:p>
          </table:table-cell>
          <table:table-cell office:value-type="float" office:value="2618.6" calcext:value-type="float">
            <text:p>2618.6</text:p>
          </table:table-cell>
        </table:table-row>
        <table:table-row table:style-name="ro1">
          <table:table-cell office:value-type="float" office:value="16334633" calcext:value-type="float">
            <text:p>16334633</text:p>
          </table:table-cell>
          <table:table-cell table:formula="of:=[.A1023]/1000/(60*60*24)" office:value-type="time" office:time-value="PT04H32M14.633S" calcext:value-type="time">
            <text:p>04:32:15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4.26" calcext:value-type="float">
            <text:p>514.26</text:p>
          </table:table-cell>
          <table:table-cell office:value-type="float" office:value="2266.89" calcext:value-type="float">
            <text:p>2266.89</text:p>
          </table:table-cell>
          <table:table-cell office:value-type="float" office:value="2620.9" calcext:value-type="float">
            <text:p>2620.9</text:p>
          </table:table-cell>
        </table:table-row>
        <table:table-row table:style-name="ro1">
          <table:table-cell office:value-type="float" office:value="16350633" calcext:value-type="float">
            <text:p>16350633</text:p>
          </table:table-cell>
          <table:table-cell table:formula="of:=[.A1024]/1000/(60*60*24)" office:value-type="time" office:time-value="PT04H32M30.633S" calcext:value-type="time">
            <text:p>04:32:31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6.47" calcext:value-type="float">
            <text:p>516.47</text:p>
          </table:table-cell>
          <table:table-cell office:value-type="float" office:value="2269.11" calcext:value-type="float">
            <text:p>2269.11</text:p>
          </table:table-cell>
          <table:table-cell office:value-type="float" office:value="2623.19" calcext:value-type="float">
            <text:p>2623.19</text:p>
          </table:table-cell>
        </table:table-row>
        <table:table-row table:style-name="ro1">
          <table:table-cell office:value-type="float" office:value="16366634" calcext:value-type="float">
            <text:p>16366634</text:p>
          </table:table-cell>
          <table:table-cell table:formula="of:=[.A1025]/1000/(60*60*24)" office:value-type="time" office:time-value="PT04H32M46.634S" calcext:value-type="time">
            <text:p>04:32:47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4.26" calcext:value-type="float">
            <text:p>514.26</text:p>
          </table:table-cell>
          <table:table-cell office:value-type="float" office:value="2271.33" calcext:value-type="float">
            <text:p>2271.33</text:p>
          </table:table-cell>
          <table:table-cell office:value-type="float" office:value="2625.48" calcext:value-type="float">
            <text:p>2625.48</text:p>
          </table:table-cell>
        </table:table-row>
        <table:table-row table:style-name="ro1">
          <table:table-cell office:value-type="float" office:value="16382634" calcext:value-type="float">
            <text:p>16382634</text:p>
          </table:table-cell>
          <table:table-cell table:formula="of:=[.A1026]/1000/(60*60*24)" office:value-type="time" office:time-value="PT04H33M02.634S" calcext:value-type="time">
            <text:p>04:33:03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4.26" calcext:value-type="float">
            <text:p>514.26</text:p>
          </table:table-cell>
          <table:table-cell office:value-type="float" office:value="2273.55" calcext:value-type="float">
            <text:p>2273.55</text:p>
          </table:table-cell>
          <table:table-cell office:value-type="float" office:value="2627.76" calcext:value-type="float">
            <text:p>2627.76</text:p>
          </table:table-cell>
        </table:table-row>
        <table:table-row table:style-name="ro1">
          <table:table-cell office:value-type="float" office:value="16398633" calcext:value-type="float">
            <text:p>16398633</text:p>
          </table:table-cell>
          <table:table-cell table:formula="of:=[.A1027]/1000/(60*60*24)" office:value-type="time" office:time-value="PT04H33M18.633S" calcext:value-type="time">
            <text:p>04:33:19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4.26" calcext:value-type="float">
            <text:p>514.26</text:p>
          </table:table-cell>
          <table:table-cell office:value-type="float" office:value="2275.77" calcext:value-type="float">
            <text:p>2275.77</text:p>
          </table:table-cell>
          <table:table-cell office:value-type="float" office:value="2630.05" calcext:value-type="float">
            <text:p>2630.05</text:p>
          </table:table-cell>
        </table:table-row>
        <table:table-row table:style-name="ro1">
          <table:table-cell office:value-type="float" office:value="16414633" calcext:value-type="float">
            <text:p>16414633</text:p>
          </table:table-cell>
          <table:table-cell table:formula="of:=[.A1028]/1000/(60*60*24)" office:value-type="time" office:time-value="PT04H33M34.633S" calcext:value-type="time">
            <text:p>04:33:35</text:p>
          </table:table-cell>
          <table:table-cell office:value-type="float" office:value="1.02" calcext:value-type="float">
            <text:p>1.0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0.49" calcext:value-type="float">
            <text:p>510.49</text:p>
          </table:table-cell>
          <table:table-cell office:value-type="float" office:value="2277.99" calcext:value-type="float">
            <text:p>2277.99</text:p>
          </table:table-cell>
          <table:table-cell office:value-type="float" office:value="2632.33" calcext:value-type="float">
            <text:p>2632.33</text:p>
          </table:table-cell>
        </table:table-row>
        <table:table-row table:style-name="ro1">
          <table:table-cell office:value-type="float" office:value="16430633" calcext:value-type="float">
            <text:p>16430633</text:p>
          </table:table-cell>
          <table:table-cell table:formula="of:=[.A1029]/1000/(60*60*24)" office:value-type="time" office:time-value="PT04H33M50.633S" calcext:value-type="time">
            <text:p>04:33:51</text:p>
          </table:table-cell>
          <table:table-cell office:value-type="float" office:value="1.02" calcext:value-type="float">
            <text:p>1.02</text:p>
          </table:table-cell>
          <table:table-cell office:value-type="float" office:value="499.2" calcext:value-type="float">
            <text:p>499.2</text:p>
          </table:table-cell>
          <table:table-cell office:value-type="float" office:value="510.14" calcext:value-type="float">
            <text:p>510.14</text:p>
          </table:table-cell>
          <table:table-cell office:value-type="float" office:value="2280.2" calcext:value-type="float">
            <text:p>2280.2</text:p>
          </table:table-cell>
          <table:table-cell office:value-type="float" office:value="2634.6" calcext:value-type="float">
            <text:p>2634.6</text:p>
          </table:table-cell>
        </table:table-row>
        <table:table-row table:style-name="ro1">
          <table:table-cell office:value-type="float" office:value="16446633" calcext:value-type="float">
            <text:p>16446633</text:p>
          </table:table-cell>
          <table:table-cell table:formula="of:=[.A1030]/1000/(60*60*24)" office:value-type="time" office:time-value="PT04H34M06.633S" calcext:value-type="time">
            <text:p>04:34:07</text:p>
          </table:table-cell>
          <table:table-cell office:value-type="float" office:value="1.02" calcext:value-type="float">
            <text:p>1.02</text:p>
          </table:table-cell>
          <table:table-cell office:value-type="float" office:value="499.2" calcext:value-type="float">
            <text:p>499.2</text:p>
          </table:table-cell>
          <table:table-cell office:value-type="float" office:value="510.14" calcext:value-type="float">
            <text:p>510.14</text:p>
          </table:table-cell>
          <table:table-cell office:value-type="float" office:value="2282.42" calcext:value-type="float">
            <text:p>2282.42</text:p>
          </table:table-cell>
          <table:table-cell office:value-type="float" office:value="2636.87" calcext:value-type="float">
            <text:p>2636.87</text:p>
          </table:table-cell>
        </table:table-row>
        <table:table-row table:style-name="ro1">
          <table:table-cell office:value-type="float" office:value="16462633" calcext:value-type="float">
            <text:p>16462633</text:p>
          </table:table-cell>
          <table:table-cell table:formula="of:=[.A1031]/1000/(60*60*24)" office:value-type="time" office:time-value="PT04H34M22.633S" calcext:value-type="time">
            <text:p>04:34:23</text:p>
          </table:table-cell>
          <table:table-cell office:value-type="float" office:value="1.02" calcext:value-type="float">
            <text:p>1.02</text:p>
          </table:table-cell>
          <table:table-cell office:value-type="float" office:value="499.2" calcext:value-type="float">
            <text:p>499.2</text:p>
          </table:table-cell>
          <table:table-cell office:value-type="float" office:value="510.15" calcext:value-type="float">
            <text:p>510.15</text:p>
          </table:table-cell>
          <table:table-cell office:value-type="float" office:value="2284.64" calcext:value-type="float">
            <text:p>2284.64</text:p>
          </table:table-cell>
          <table:table-cell office:value-type="float" office:value="2639.14" calcext:value-type="float">
            <text:p>2639.14</text:p>
          </table:table-cell>
        </table:table-row>
        <table:table-row table:style-name="ro1">
          <table:table-cell office:value-type="float" office:value="16478633" calcext:value-type="float">
            <text:p>16478633</text:p>
          </table:table-cell>
          <table:table-cell table:formula="of:=[.A1032]/1000/(60*60*24)" office:value-type="time" office:time-value="PT04H34M38.633S" calcext:value-type="time">
            <text:p>04:34:39</text:p>
          </table:table-cell>
          <table:table-cell office:value-type="float" office:value="1.02" calcext:value-type="float">
            <text:p>1.02</text:p>
          </table:table-cell>
          <table:table-cell office:value-type="float" office:value="499.2" calcext:value-type="float">
            <text:p>499.2</text:p>
          </table:table-cell>
          <table:table-cell office:value-type="float" office:value="508.16" calcext:value-type="float">
            <text:p>508.16</text:p>
          </table:table-cell>
          <table:table-cell office:value-type="float" office:value="2286.86" calcext:value-type="float">
            <text:p>2286.86</text:p>
          </table:table-cell>
          <table:table-cell office:value-type="float" office:value="2641.41" calcext:value-type="float">
            <text:p>2641.41</text:p>
          </table:table-cell>
        </table:table-row>
        <table:table-row table:style-name="ro1">
          <table:table-cell office:value-type="float" office:value="16494634" calcext:value-type="float">
            <text:p>16494634</text:p>
          </table:table-cell>
          <table:table-cell table:formula="of:=[.A1033]/1000/(60*60*24)" office:value-type="time" office:time-value="PT04H34M54.634S" calcext:value-type="time">
            <text:p>04:34:55</text:p>
          </table:table-cell>
          <table:table-cell office:value-type="float" office:value="1.02" calcext:value-type="float">
            <text:p>1.0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8.47" calcext:value-type="float">
            <text:p>508.47</text:p>
          </table:table-cell>
          <table:table-cell office:value-type="float" office:value="2289.08" calcext:value-type="float">
            <text:p>2289.08</text:p>
          </table:table-cell>
          <table:table-cell office:value-type="float" office:value="2643.67" calcext:value-type="float">
            <text:p>2643.67</text:p>
          </table:table-cell>
        </table:table-row>
        <table:table-row table:style-name="ro1">
          <table:table-cell office:value-type="float" office:value="16510633" calcext:value-type="float">
            <text:p>16510633</text:p>
          </table:table-cell>
          <table:table-cell table:formula="of:=[.A1034]/1000/(60*60*24)" office:value-type="time" office:time-value="PT04H35M10.633S" calcext:value-type="time">
            <text:p>04:35:11</text:p>
          </table:table-cell>
          <table:table-cell office:value-type="float" office:value="1.01" calcext:value-type="float">
            <text:p>1.0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6.48" calcext:value-type="float">
            <text:p>506.48</text:p>
          </table:table-cell>
          <table:table-cell office:value-type="float" office:value="2291.3" calcext:value-type="float">
            <text:p>2291.3</text:p>
          </table:table-cell>
          <table:table-cell office:value-type="float" office:value="2645.92" calcext:value-type="float">
            <text:p>2645.92</text:p>
          </table:table-cell>
        </table:table-row>
        <table:table-row table:style-name="ro1">
          <table:table-cell office:value-type="float" office:value="16526633" calcext:value-type="float">
            <text:p>16526633</text:p>
          </table:table-cell>
          <table:table-cell table:formula="of:=[.A1035]/1000/(60*60*24)" office:value-type="time" office:time-value="PT04H35M26.633S" calcext:value-type="time">
            <text:p>04:35:27</text:p>
          </table:table-cell>
          <table:table-cell office:value-type="float" office:value="1.01" calcext:value-type="float">
            <text:p>1.01</text:p>
          </table:table-cell>
          <table:table-cell office:value-type="float" office:value="499.4" calcext:value-type="float">
            <text:p>499.4</text:p>
          </table:table-cell>
          <table:table-cell office:value-type="float" office:value="504.36" calcext:value-type="float">
            <text:p>504.36</text:p>
          </table:table-cell>
          <table:table-cell office:value-type="float" office:value="2293.52" calcext:value-type="float">
            <text:p>2293.52</text:p>
          </table:table-cell>
          <table:table-cell office:value-type="float" office:value="2648.16" calcext:value-type="float">
            <text:p>2648.16</text:p>
          </table:table-cell>
        </table:table-row>
        <table:table-row table:style-name="ro1">
          <table:table-cell office:value-type="float" office:value="16542633" calcext:value-type="float">
            <text:p>16542633</text:p>
          </table:table-cell>
          <table:table-cell table:formula="of:=[.A1036]/1000/(60*60*24)" office:value-type="time" office:time-value="PT04H35M42.633S" calcext:value-type="time">
            <text:p>04:35:43</text:p>
          </table:table-cell>
          <table:table-cell office:value-type="float" office:value="1.01" calcext:value-type="float">
            <text:p>1.01</text:p>
          </table:table-cell>
          <table:table-cell office:value-type="float" office:value="499.6" calcext:value-type="float">
            <text:p>499.6</text:p>
          </table:table-cell>
          <table:table-cell office:value-type="float" office:value="504.58" calcext:value-type="float">
            <text:p>504.58</text:p>
          </table:table-cell>
          <table:table-cell office:value-type="float" office:value="2295.74" calcext:value-type="float">
            <text:p>2295.74</text:p>
          </table:table-cell>
          <table:table-cell office:value-type="float" office:value="2650.41" calcext:value-type="float">
            <text:p>2650.41</text:p>
          </table:table-cell>
        </table:table-row>
        <table:table-row table:style-name="ro1">
          <table:table-cell office:value-type="float" office:value="16558634" calcext:value-type="float">
            <text:p>16558634</text:p>
          </table:table-cell>
          <table:table-cell table:formula="of:=[.A1037]/1000/(60*60*24)" office:value-type="time" office:time-value="PT04H35M58.634S" calcext:value-type="time">
            <text:p>04:35:59</text:p>
          </table:table-cell>
          <table:table-cell office:value-type="float" office:value="1.01" calcext:value-type="float">
            <text:p>1.01</text:p>
          </table:table-cell>
          <table:table-cell office:value-type="float" office:value="499.4" calcext:value-type="float">
            <text:p>499.4</text:p>
          </table:table-cell>
          <table:table-cell office:value-type="float" office:value="502.36" calcext:value-type="float">
            <text:p>502.36</text:p>
          </table:table-cell>
          <table:table-cell office:value-type="float" office:value="2297.96" calcext:value-type="float">
            <text:p>2297.96</text:p>
          </table:table-cell>
          <table:table-cell office:value-type="float" office:value="2652.65" calcext:value-type="float">
            <text:p>2652.65</text:p>
          </table:table-cell>
        </table:table-row>
        <table:table-row table:style-name="ro1">
          <table:table-cell office:value-type="float" office:value="16574633" calcext:value-type="float">
            <text:p>16574633</text:p>
          </table:table-cell>
          <table:table-cell table:formula="of:=[.A1038]/1000/(60*60*24)" office:value-type="time" office:time-value="PT04H36M14.633S" calcext:value-type="time">
            <text:p>04:36:15</text:p>
          </table:table-cell>
          <table:table-cell office:value-type="float" office:value="1.01" calcext:value-type="float">
            <text:p>1.01</text:p>
          </table:table-cell>
          <table:table-cell office:value-type="float" office:value="499.4" calcext:value-type="float">
            <text:p>499.4</text:p>
          </table:table-cell>
          <table:table-cell office:value-type="float" office:value="502.39" calcext:value-type="float">
            <text:p>502.39</text:p>
          </table:table-cell>
          <table:table-cell office:value-type="float" office:value="2300.18" calcext:value-type="float">
            <text:p>2300.18</text:p>
          </table:table-cell>
          <table:table-cell office:value-type="float" office:value="2654.88" calcext:value-type="float">
            <text:p>2654.88</text:p>
          </table:table-cell>
        </table:table-row>
        <table:table-row table:style-name="ro1">
          <table:table-cell office:value-type="float" office:value="16583633" calcext:value-type="float">
            <text:p>16583633</text:p>
          </table:table-cell>
          <table:table-cell table:formula="of:=[.A1039]/1000/(60*60*24)" office:value-type="time" office:time-value="PT04H36M23.633S" calcext:value-type="time">
            <text:p>04:36:24</text:p>
          </table:table-cell>
          <table:table-cell office:value-type="float" office:value="1" calcext:value-type="float">
            <text:p>1</text:p>
          </table:table-cell>
          <table:table-cell office:value-type="float" office:value="499.32" calcext:value-type="float">
            <text:p>499.32</text:p>
          </table:table-cell>
          <table:table-cell office:value-type="float" office:value="498.29" calcext:value-type="float">
            <text:p>498.29</text:p>
          </table:table-cell>
          <table:table-cell office:value-type="float" office:value="2301.43" calcext:value-type="float">
            <text:p>2301.43</text:p>
          </table:table-cell>
          <table:table-cell office:value-type="float" office:value="2656.13" calcext:value-type="float">
            <text:p>2656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01T11:23:37.081000000</dc:date>
    <meta:editing-duration>PT9M48S</meta:editing-duration>
    <meta:editing-cycles>1</meta:editing-cycles>
    <meta:document-statistic meta:table-count="1" meta:cell-count="7273" meta:object-count="1"/>
    <meta:generator>LibreOffice/6.4.4.2$Windows_X86_64 LibreOffice_project/3d775be2011f3886db32dfd395a6a6d1ca2630ff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23cm" svg:height="15.2cm" xlink:href=".." xlink:type="simple" chart:class="chart:line" chart:style-name="ch1">
        <chart:title svg:x="11.192cm" svg:y="0.44cm" chart:style-name="ch2">
          <text:p>Duracell AA @0.2C #4</text:p>
        </chart:title>
        <chart:legend chart:legend-position="end" svg:x="24.568cm" svg:y="7.301cm" style:legend-expansion="high" chart:style-name="ch3"/>
        <chart:plot-area chart:style-name="ch4" table:cell-range-address="LOGGER03.B1:LOGGER03.C1039" chart:data-source-has-labels="both" svg:x="0.54cm" svg:y="1.523cm" svg:width="23.488cm" svg:height="13.373cm">
          <chartooo:coordinate-region svg:x="1.452cm" svg:y="1.523cm" svg:width="22.576cm" svg:height="12.044cm"/>
          <chart:axis chart:dimension="x" chart:name="primary-x" chart:style-name="ch5" chartooo:axis-type="auto">
            <chartooo:date-scale/>
            <chart:categories table:cell-range-address="LOGGER03.B2:LOGGER03.B10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3.C2:LOGGER03.C1039" chart:label-cell-address="LOGGER03.C1:LOGGER03.C1" chart:class="chart:line">
            <chart:data-point chart:repeated="10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3.C1:LOGGER03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3.B2:LOGGER03.B1039</svg:desc>
                </draw:g>
              </table:table-cell>
              <table:table-cell office:value-type="float" office:value="1.28">
                <text:p>1.28</text:p>
                <draw:g>
                  <svg:desc>LOGGER03.C2:LOGGER03.C1039</svg:desc>
                </draw:g>
              </table:table-cell>
            </table:table-row>
            <table:table-row>
              <table:table-cell office:value-type="float" office:value="0.000180925925925926">
                <text:p>0.00018092592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366111111111111">
                <text:p>0.00036611111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55130787037037">
                <text:p>0.0005513078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736481481481481">
                <text:p>0.000736481481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921666666666667">
                <text:p>0.000921666666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10685185185185">
                <text:p>0.0011068518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29204861111111">
                <text:p>0.0012920486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4772337962963">
                <text:p>0.001477233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66240740740741">
                <text:p>0.0016624074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84759259259259">
                <text:p>0.0018475925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03277777777778">
                <text:p>0.002032777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21796296296296">
                <text:p>0.002217962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40314814814815">
                <text:p>0.002403148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58833333333333">
                <text:p>0.00258833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77351851851852">
                <text:p>0.002773518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9587037037037">
                <text:p>0.00295870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14390046296296">
                <text:p>0.0031439004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32907407407407">
                <text:p>0.003329074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51425925925926">
                <text:p>0.003514259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69944444444444">
                <text:p>0.003699444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88462962962963">
                <text:p>0.003884629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06982638888889">
                <text:p>0.004069826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255">
                <text:p>0.00425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44018518518519">
                <text:p>0.00444018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62537037037037">
                <text:p>0.00462537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81055555555556">
                <text:p>0.00481055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99574074074074">
                <text:p>0.00499574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18092592592593">
                <text:p>0.00518092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36611111111111">
                <text:p>0.005366111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55130787037037">
                <text:p>0.005551307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73648148148148">
                <text:p>0.005736481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92166666666667">
                <text:p>0.005921666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10685185185185">
                <text:p>0.006106851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29204861111111">
                <text:p>0.006292048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47722222222222">
                <text:p>0.006477222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66240740740741">
                <text:p>0.006662407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84759259259259">
                <text:p>0.006847592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03277777777778">
                <text:p>0.007032777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21796296296296">
                <text:p>0.007217962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40314814814815">
                <text:p>0.007403148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58833333333333">
                <text:p>0.007588333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77353009259259">
                <text:p>0.007773530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9587037037037">
                <text:p>0.00795870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14388888888889">
                <text:p>0.008143888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32907407407407">
                <text:p>0.008329074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51425925925926">
                <text:p>0.00851425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69944444444444">
                <text:p>0.008699444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8846412037037">
                <text:p>0.0088846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06981481481481">
                <text:p>0.009069814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25501157407408">
                <text:p>0.0092550115740740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44019675925926">
                <text:p>0.00944019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62537037037037">
                <text:p>0.00962537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81055555555555">
                <text:p>0.009810555555555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99575231481482">
                <text:p>0.0099957523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1809259259259">
                <text:p>0.0101809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3661111111111">
                <text:p>0.0103661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5512962962963">
                <text:p>0.0105512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7364814814815">
                <text:p>0.0107364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9216782407407">
                <text:p>0.010921678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1068518518519">
                <text:p>0.0111068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2920486111111">
                <text:p>0.01129204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4772222222222">
                <text:p>0.01147722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6624074074074">
                <text:p>0.0116624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8475925925926">
                <text:p>0.01184759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0327777777778">
                <text:p>0.01203277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217962962963">
                <text:p>0.012217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4031481481481">
                <text:p>0.01240314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5883333333333">
                <text:p>0.01258833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7735185185185">
                <text:p>0.01277351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9587037037037">
                <text:p>0.0129587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1438888888889">
                <text:p>0.01314388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3290856481482">
                <text:p>0.0133290856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5142592592593">
                <text:p>0.01351425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6878935185185">
                <text:p>0.0136878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8730787037037">
                <text:p>0.013873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0582523148148">
                <text:p>0.014058252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2434375">
                <text:p>0.0142434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4286226851852">
                <text:p>0.014428622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6138078703704">
                <text:p>0.01461380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7989930555556">
                <text:p>0.01479899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9841782407407">
                <text:p>0.014984178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1693634259259">
                <text:p>0.01516936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3545486111111">
                <text:p>0.01535454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5397453703704">
                <text:p>0.015539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7249305555556">
                <text:p>0.015724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9101041666667">
                <text:p>0.01591010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60952893518519">
                <text:p>0.01609528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6280474537037">
                <text:p>0.016280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64656597222222">
                <text:p>0.01646565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66508449074074">
                <text:p>0.01665084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68360300925926">
                <text:p>0.01683603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0212152777778">
                <text:p>0.01702121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206412037037">
                <text:p>0.017206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3915856481481">
                <text:p>0.017391585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5767708333333">
                <text:p>0.01757677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7619675925926">
                <text:p>0.017761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9471412037037">
                <text:p>0.0179471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1323263888889">
                <text:p>0.01813232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3175231481482">
                <text:p>0.01831752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5026967592593">
                <text:p>0.01850269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6878935185185">
                <text:p>0.018687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8730787037037">
                <text:p>0.018873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0582523148148">
                <text:p>0.01905825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2434375">
                <text:p>0.019243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4286226851852">
                <text:p>0.01942862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6138194444444">
                <text:p>0.019613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7990046296296">
                <text:p>0.019799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9841782407407">
                <text:p>0.01998417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1693634259259">
                <text:p>0.02016936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3545486111111">
                <text:p>0.02035454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5397453703704">
                <text:p>0.020539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7249189814815">
                <text:p>0.02072491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9101157407407">
                <text:p>0.0209101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0952893518519">
                <text:p>0.02109528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280474537037">
                <text:p>0.021280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4656597222222">
                <text:p>0.02146565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6508564814815">
                <text:p>0.021650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8360416666667">
                <text:p>0.021836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0212152777778">
                <text:p>0.02202121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206400462963">
                <text:p>0.0222064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3915856481481">
                <text:p>0.02239158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5767824074074">
                <text:p>0.022576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7619560185185">
                <text:p>0.02276195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9471412037037">
                <text:p>0.0229471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1323263888889">
                <text:p>0.02313232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3175115740741">
                <text:p>0.02331751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5027083333333">
                <text:p>0.023502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6878819444444">
                <text:p>0.02368788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8730671296296">
                <text:p>0.02387306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0582523148148">
                <text:p>0.02405825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2434375">
                <text:p>0.0242434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4286226851852">
                <text:p>0.02442862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6138078703704">
                <text:p>0.02461380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7989930555556">
                <text:p>0.02479899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49841898148148">
                <text:p>0.0249841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1693634259259">
                <text:p>0.02516936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3545601851852">
                <text:p>0.025354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5397337962963">
                <text:p>0.0255397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7249189814815">
                <text:p>0.02572491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9101041666667">
                <text:p>0.02591010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0952893518518">
                <text:p>0.026095289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280474537037">
                <text:p>0.026280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4656597222222">
                <text:p>0.02646565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6508449074074">
                <text:p>0.02665084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8360300925926">
                <text:p>0.02683603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0212152777778">
                <text:p>0.02702121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206400462963">
                <text:p>0.0272064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3915856481481">
                <text:p>0.02739158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5767708333333">
                <text:p>0.02757677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7619560185185">
                <text:p>0.02776195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9471412037037">
                <text:p>0.0279471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132337962963">
                <text:p>0.028132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3175115740741">
                <text:p>0.02831751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5027083333333">
                <text:p>0.028502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6878819444444">
                <text:p>0.02868788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8730787037037">
                <text:p>0.0288730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0582523148148">
                <text:p>0.02905825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2434490740741">
                <text:p>0.02924344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4286226851852">
                <text:p>0.02942862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6138078703704">
                <text:p>0.02961380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7989930555556">
                <text:p>0.02979899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9841898148148">
                <text:p>0.0299841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1693634259259">
                <text:p>0.03016936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3545601851852">
                <text:p>0.03035456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5397337962963">
                <text:p>0.0305397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7249305555556">
                <text:p>0.03072493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9101041666667">
                <text:p>0.03091010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0952893518518">
                <text:p>0.03109528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280474537037">
                <text:p>0.0312804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4656597222222">
                <text:p>0.03146565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6508449074074">
                <text:p>0.03165084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8360300925926">
                <text:p>0.03183603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0212152777778">
                <text:p>0.03202121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206400462963">
                <text:p>0.0322064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3915972222222">
                <text:p>0.03239159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5767708333333">
                <text:p>0.03257677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7619560185185">
                <text:p>0.03276195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9471412037037">
                <text:p>0.0329471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31323263888889">
                <text:p>0.03313232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33175115740741">
                <text:p>0.03331751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35026967592593">
                <text:p>0.03350269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36878819444444">
                <text:p>0.03368788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38730671296296">
                <text:p>0.03387306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0582523148148">
                <text:p>0.03405825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2434375">
                <text:p>0.034243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4286342592593">
                <text:p>0.03442863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6138078703704">
                <text:p>0.03461380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7989930555556">
                <text:p>0.03479899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9841898148148">
                <text:p>0.0349841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1693634259259">
                <text:p>0.03516936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3545486111111">
                <text:p>0.03535454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5397337962963">
                <text:p>0.0355397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7249189814815">
                <text:p>0.03572491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9101157407407">
                <text:p>0.0359101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0952893518518">
                <text:p>0.03609528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62804861111111">
                <text:p>0.0362804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64656712962963">
                <text:p>0.0364656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66508449074074">
                <text:p>0.03665084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68360300925926">
                <text:p>0.0368360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0212152777778">
                <text:p>0.0370212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206400462963">
                <text:p>0.037206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3915856481481">
                <text:p>0.03739158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75767708333333">
                <text:p>0.03757677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77619560185185">
                <text:p>0.0377619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9471412037037">
                <text:p>0.0379471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132337962963">
                <text:p>0.038132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3175115740741">
                <text:p>0.03831751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5027083333333">
                <text:p>0.0385027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6878819444444">
                <text:p>0.03868788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8730671296296">
                <text:p>0.03887306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90582638888889">
                <text:p>0.039058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2434375">
                <text:p>0.039243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4286226851852">
                <text:p>0.03942862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6138078703704">
                <text:p>0.03961380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97989930555556">
                <text:p>0.03979899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9841898148148">
                <text:p>0.0399841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01693634259259">
                <text:p>0.0401693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3545601851852">
                <text:p>0.0403545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5397453703704">
                <text:p>0.0405397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7249189814815">
                <text:p>0.0407249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9101041666667">
                <text:p>0.0409101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0953009259259">
                <text:p>0.0410953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2804861111111">
                <text:p>0.0412804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14656597222222">
                <text:p>0.0414656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6508564814815">
                <text:p>0.0416508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8360416666667">
                <text:p>0.0418360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0212152777778">
                <text:p>0.0420212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206412037037">
                <text:p>0.042206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3915856481482">
                <text:p>0.042391585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5767708333333">
                <text:p>0.04257677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7619560185185">
                <text:p>0.0427619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9471412037037">
                <text:p>0.0429471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1323263888889">
                <text:p>0.04313232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3175115740741">
                <text:p>0.0433175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5026967592593">
                <text:p>0.0435026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6878819444444">
                <text:p>0.04368788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8730671296296">
                <text:p>0.04387306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0582523148148">
                <text:p>0.04405825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2434375">
                <text:p>0.044243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4286342592593">
                <text:p>0.0444286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6138078703704">
                <text:p>0.0446138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7989930555556">
                <text:p>0.04479899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9841782407407">
                <text:p>0.04498417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1693634259259">
                <text:p>0.0451693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3545486111111">
                <text:p>0.04535454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5397337962963">
                <text:p>0.0455397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7249189814815">
                <text:p>0.0457249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9101041666667">
                <text:p>0.0459101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0953009259259">
                <text:p>0.0460953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280474537037">
                <text:p>0.046280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4656597222222">
                <text:p>0.0464656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6508449074074">
                <text:p>0.0466508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8360416666667">
                <text:p>0.0468360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0212152777778">
                <text:p>0.0470212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206400462963">
                <text:p>0.047206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3915856481481">
                <text:p>0.047391585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5767708333333">
                <text:p>0.04757677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7619560185185">
                <text:p>0.0477619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9471527777778">
                <text:p>0.0479471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1323263888889">
                <text:p>0.04813232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3175115740741">
                <text:p>0.0483175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5026967592593">
                <text:p>0.0485026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6878819444444">
                <text:p>0.04868788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8730671296296">
                <text:p>0.04887306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0582638888889">
                <text:p>0.049058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2434375">
                <text:p>0.049243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4286226851852">
                <text:p>0.04942862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6138078703704">
                <text:p>0.0496138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7989930555556">
                <text:p>0.04979899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9841782407407">
                <text:p>0.04998417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1693634259259">
                <text:p>0.0501693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3545486111111">
                <text:p>0.05035454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5397337962963">
                <text:p>0.0505397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7249189814815">
                <text:p>0.0507249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9101041666667">
                <text:p>0.0509101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0952893518518">
                <text:p>0.051095289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280474537037">
                <text:p>0.051280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4656597222222">
                <text:p>0.0514656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6508449074074">
                <text:p>0.0516508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8360300925926">
                <text:p>0.0518360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0212152777778">
                <text:p>0.0520212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206412037037">
                <text:p>0.052206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3915856481481">
                <text:p>0.052391585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5767824074074">
                <text:p>0.0525767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7619675925926">
                <text:p>0.0527619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9471527777778">
                <text:p>0.0529471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1323263888889">
                <text:p>0.05313232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3175115740741">
                <text:p>0.0533175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5026967592593">
                <text:p>0.0535026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6878819444444">
                <text:p>0.05368788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8730671296296">
                <text:p>0.05387306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0582523148148">
                <text:p>0.05405825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2434375">
                <text:p>0.054243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4286226851852">
                <text:p>0.05442862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6138078703704">
                <text:p>0.0546138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7989930555556">
                <text:p>0.05479899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9841782407407">
                <text:p>0.05498417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169375">
                <text:p>0.055169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3545486111111">
                <text:p>0.05535454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5397337962963">
                <text:p>0.0555397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7249189814815">
                <text:p>0.0557249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9101041666667">
                <text:p>0.0559101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0952893518519">
                <text:p>0.05609528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280474537037">
                <text:p>0.056280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4656597222222">
                <text:p>0.0564656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6508449074074">
                <text:p>0.0566508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8360300925926">
                <text:p>0.0568360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0212268518519">
                <text:p>0.05702122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206400462963">
                <text:p>0.057206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3915856481482">
                <text:p>0.057391585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5767708333333">
                <text:p>0.05757677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7619560185185">
                <text:p>0.0577619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9471412037037">
                <text:p>0.0579471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1323263888889">
                <text:p>0.05813232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3175115740741">
                <text:p>0.0583175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5026967592593">
                <text:p>0.0585026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6878819444444">
                <text:p>0.05868788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8730671296296">
                <text:p>0.05887306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0582523148148">
                <text:p>0.05905825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2434375">
                <text:p>0.059243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4286342592593">
                <text:p>0.0594286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6138194444445">
                <text:p>0.059613819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7989930555556">
                <text:p>0.05979899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9841898148148">
                <text:p>0.0599841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1693634259259">
                <text:p>0.0601693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3545486111111">
                <text:p>0.06035454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5397453703704">
                <text:p>0.0605397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7249189814815">
                <text:p>0.0607249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9101041666667">
                <text:p>0.0609101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0953009259259">
                <text:p>0.0610953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280474537037">
                <text:p>0.061280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4656597222222">
                <text:p>0.0614656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6508449074074">
                <text:p>0.0616508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8360300925926">
                <text:p>0.0618360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0212268518519">
                <text:p>0.06202122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206412037037">
                <text:p>0.062206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3915856481481">
                <text:p>0.062391585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5767824074074">
                <text:p>0.0625767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7619675925926">
                <text:p>0.0627619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9471527777778">
                <text:p>0.0629471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1323263888889">
                <text:p>0.06313232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3175115740741">
                <text:p>0.0633175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5027083333333">
                <text:p>0.0635027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6878935185185">
                <text:p>0.0636878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8730787037037">
                <text:p>0.0638730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0582523148148">
                <text:p>0.06405825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2434490740741">
                <text:p>0.0642434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4286226851852">
                <text:p>0.06442862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6138078703704">
                <text:p>0.0646138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7989930555556">
                <text:p>0.06479899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9841782407407">
                <text:p>0.06498417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1693634259259">
                <text:p>0.0651693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3545486111111">
                <text:p>0.06535454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5397453703704">
                <text:p>0.0655397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7249189814815">
                <text:p>0.0657249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9101041666667">
                <text:p>0.0659101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0953009259259">
                <text:p>0.0660953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280474537037">
                <text:p>0.066280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4656597222222">
                <text:p>0.0664656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6508449074074">
                <text:p>0.0666508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8360300925926">
                <text:p>0.0668360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0212152777778">
                <text:p>0.0670212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206400462963">
                <text:p>0.067206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3915856481482">
                <text:p>0.067391585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5767708333333">
                <text:p>0.06757677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7619560185185">
                <text:p>0.0677619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9471412037037">
                <text:p>0.0679471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1323263888889">
                <text:p>0.06813232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3175115740741">
                <text:p>0.0683175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5026967592593">
                <text:p>0.0685026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6878819444444">
                <text:p>0.06868788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8730671296296">
                <text:p>0.06887306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0582523148148">
                <text:p>0.06905825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2434375">
                <text:p>0.069243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4286342592593">
                <text:p>0.0694286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6138078703704">
                <text:p>0.0696138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7989930555556">
                <text:p>0.06979899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9841782407407">
                <text:p>0.06998417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1693634259259">
                <text:p>0.0701693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3545486111111">
                <text:p>0.07035454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5397337962963">
                <text:p>0.0705397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7249189814815">
                <text:p>0.0707249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9101157407407">
                <text:p>0.0709101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0952893518518">
                <text:p>0.071095289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280474537037">
                <text:p>0.071280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4656597222222">
                <text:p>0.0714656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6508449074074">
                <text:p>0.0716508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8360300925926">
                <text:p>0.0718360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0212152777778">
                <text:p>0.0720212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206400462963">
                <text:p>0.072206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3915856481481">
                <text:p>0.072391585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5767708333333">
                <text:p>0.07257677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7619560185185">
                <text:p>0.0727619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9471412037037">
                <text:p>0.0729471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1323263888889">
                <text:p>0.07313232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33175115740741">
                <text:p>0.0733175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5026967592593">
                <text:p>0.0735026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6878935185185">
                <text:p>0.0736878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8730671296296">
                <text:p>0.07387306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0582638888889">
                <text:p>0.074058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2434490740741">
                <text:p>0.0742434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4286226851852">
                <text:p>0.07442862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6138078703704">
                <text:p>0.0746138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7989930555556">
                <text:p>0.07479899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9841782407407">
                <text:p>0.07498417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51693634259259">
                <text:p>0.0751693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3545486111111">
                <text:p>0.07535454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5397453703704">
                <text:p>0.0755397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7249189814815">
                <text:p>0.0757249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9101041666667">
                <text:p>0.0759101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0953009259259">
                <text:p>0.0760953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280474537037">
                <text:p>0.076280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4656597222222">
                <text:p>0.0764656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6508449074074">
                <text:p>0.0766508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8360416666667">
                <text:p>0.0768360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0212152777778">
                <text:p>0.07702121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7206400462963">
                <text:p>0.077206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3915856481481">
                <text:p>0.077391585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5767708333333">
                <text:p>0.07757677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7619560185185">
                <text:p>0.07776195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79471412037037">
                <text:p>0.0779471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1323263888889">
                <text:p>0.07813232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3175231481482">
                <text:p>0.078317523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5026967592593">
                <text:p>0.0785026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6878819444444">
                <text:p>0.07868788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8730671296296">
                <text:p>0.07887306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0582523148148">
                <text:p>0.07905825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2434375">
                <text:p>0.079243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4286342592593">
                <text:p>0.0794286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6138194444444">
                <text:p>0.07961381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7989930555556">
                <text:p>0.07979899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9841782407407">
                <text:p>0.07998417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1693634259259">
                <text:p>0.0801693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3545486111111">
                <text:p>0.08035454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05397453703704">
                <text:p>0.0805397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7249189814815">
                <text:p>0.0807249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9101041666667">
                <text:p>0.0809101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0953009259259">
                <text:p>0.0810953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280474537037">
                <text:p>0.081280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4656597222222">
                <text:p>0.0814656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6508564814815">
                <text:p>0.0816508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8360300925926">
                <text:p>0.0818360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0212152777778">
                <text:p>0.0820212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206412037037">
                <text:p>0.082206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3915972222222">
                <text:p>0.0823915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5767824074074">
                <text:p>0.0825767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7619560185185">
                <text:p>0.0827619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9471527777778">
                <text:p>0.0829471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1323263888889">
                <text:p>0.08313232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3175231481481">
                <text:p>0.08331752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5026967592593">
                <text:p>0.0835026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6878819444445">
                <text:p>0.0836878819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8730671296296">
                <text:p>0.08387306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0582638888889">
                <text:p>0.084058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2434375">
                <text:p>0.084243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4286226851852">
                <text:p>0.08442862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6138194444444">
                <text:p>0.08461381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7989930555556">
                <text:p>0.08479899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9841782407407">
                <text:p>0.08498417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1693634259259">
                <text:p>0.0851693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3545486111111">
                <text:p>0.08535454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5397337962963">
                <text:p>0.0855397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7249189814815">
                <text:p>0.0857249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9101041666667">
                <text:p>0.0859101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0952893518518">
                <text:p>0.086095289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280474537037">
                <text:p>0.086280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4656597222222">
                <text:p>0.0864656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6508449074074">
                <text:p>0.0866508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8360300925926">
                <text:p>0.0868360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0212152777778">
                <text:p>0.0870212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206400462963">
                <text:p>0.087206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3915856481481">
                <text:p>0.087391585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5767708333333">
                <text:p>0.08757677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7619560185185">
                <text:p>0.0877619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9471412037037">
                <text:p>0.0879471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1323263888889">
                <text:p>0.08813232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3175115740741">
                <text:p>0.0883175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5026967592593">
                <text:p>0.0885026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6878819444444">
                <text:p>0.08868788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8730671296296">
                <text:p>0.08887306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0582638888889">
                <text:p>0.089058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2434375">
                <text:p>0.089243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4286226851852">
                <text:p>0.08942862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6138078703704">
                <text:p>0.0896138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7989930555556">
                <text:p>0.08979899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9841898148148">
                <text:p>0.0899841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169375">
                <text:p>0.090169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3545486111111">
                <text:p>0.09035454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5397337962963">
                <text:p>0.0905397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7249189814815">
                <text:p>0.0907249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9101157407407">
                <text:p>0.0909101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0952893518519">
                <text:p>0.09109528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280474537037">
                <text:p>0.091280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4656597222222">
                <text:p>0.0914656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6508449074074">
                <text:p>0.0916508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8360416666667">
                <text:p>0.0918360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0212152777778">
                <text:p>0.0920212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206400462963">
                <text:p>0.092206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3915856481482">
                <text:p>0.092391585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5767708333333">
                <text:p>0.09257677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7619675925926">
                <text:p>0.0927619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9471412037037">
                <text:p>0.0929471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132337962963">
                <text:p>0.093132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3175115740741">
                <text:p>0.0933175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5026967592593">
                <text:p>0.0935026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6878819444444">
                <text:p>0.09368788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8730787037037">
                <text:p>0.0938730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0582638888889">
                <text:p>0.094058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2434375">
                <text:p>0.094243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4286226851852">
                <text:p>0.09442862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6138194444444">
                <text:p>0.09461381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7990046296296">
                <text:p>0.0947990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9841782407407">
                <text:p>0.09498417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1693634259259">
                <text:p>0.0951693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3545486111111">
                <text:p>0.09535454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5397337962963">
                <text:p>0.0955397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7249189814815">
                <text:p>0.0957249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9101041666667">
                <text:p>0.0959101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0952893518519">
                <text:p>0.09609528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280474537037">
                <text:p>0.096280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4656597222222">
                <text:p>0.096465659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6508449074074">
                <text:p>0.0966508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8360416666667">
                <text:p>0.0968360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0212152777778">
                <text:p>0.0970212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206400462963">
                <text:p>0.097206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3915856481482">
                <text:p>0.097391585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5767824074074">
                <text:p>0.0975767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7619560185185">
                <text:p>0.0977619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9471527777778">
                <text:p>0.0979471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1323263888889">
                <text:p>0.09813232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3175115740741">
                <text:p>0.0983175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5027083333333">
                <text:p>0.0985027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6878819444445">
                <text:p>0.0986878819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8730787037037">
                <text:p>0.0988730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0582523148148">
                <text:p>0.09905825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2434375">
                <text:p>0.099243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4286342592593">
                <text:p>0.09942863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6138194444444">
                <text:p>0.09961381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7989930555555">
                <text:p>0.09979899305555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9841782407407">
                <text:p>0.09998417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0169375">
                <text:p>0.100169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0354548611111">
                <text:p>0.10035454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0539733796296">
                <text:p>0.10053973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0724918981481">
                <text:p>0.10072491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0910104166667">
                <text:p>0.10091010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095300925926">
                <text:p>0.101095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280474537037">
                <text:p>0.101280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465659722222">
                <text:p>0.10146565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650844907407">
                <text:p>0.10165084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836041666667">
                <text:p>0.101836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021226851852">
                <text:p>0.1020212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206412037037">
                <text:p>0.1022064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391585648148">
                <text:p>0.10239158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576770833333">
                <text:p>0.10257677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761956018519">
                <text:p>0.102761956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947141203704">
                <text:p>0.10294714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132337962963">
                <text:p>0.103132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317523148148">
                <text:p>0.1033175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502696759259">
                <text:p>0.10350269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687881944444">
                <text:p>0.10368788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873078703704">
                <text:p>0.103873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058263888889">
                <text:p>0.10405826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243449074074">
                <text:p>0.104243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428622685185">
                <text:p>0.10442862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61380787037">
                <text:p>0.10461380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79900462963">
                <text:p>0.104799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984189814815">
                <text:p>0.10498418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169363425926">
                <text:p>0.10516936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354548611111">
                <text:p>0.10535454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5539733796296">
                <text:p>0.1055397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724918981481">
                <text:p>0.10572491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910104166667">
                <text:p>0.1059101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095289351852">
                <text:p>0.1060952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280474537037">
                <text:p>0.1062804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465659722222">
                <text:p>0.1064656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650844907407">
                <text:p>0.10665084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836030092593">
                <text:p>0.10683603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7021215277778">
                <text:p>0.10702121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206400462963">
                <text:p>0.1072064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391597222222">
                <text:p>0.10739159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576770833333">
                <text:p>0.10757677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761956018519">
                <text:p>0.107761956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947141203704">
                <text:p>0.10794714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132337962963">
                <text:p>0.1081323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317511574074">
                <text:p>0.10831751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502696759259">
                <text:p>0.10850269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687893518519">
                <text:p>0.10868789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87306712963">
                <text:p>0.10887306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058252314815">
                <text:p>0.10905825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2434375">
                <text:p>0.1092434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428622685185">
                <text:p>0.1094286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61380787037">
                <text:p>0.10961380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798993055556">
                <text:p>0.10979899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984178240741">
                <text:p>0.10998417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169363425926">
                <text:p>0.11016936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354548611111">
                <text:p>0.1103545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539733796296">
                <text:p>0.1105397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724918981481">
                <text:p>0.11072491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910104166667">
                <text:p>0.1109101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095289351852">
                <text:p>0.1110952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280486111111">
                <text:p>0.11128048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465659722222">
                <text:p>0.1114656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650844907407">
                <text:p>0.11165084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836030092593">
                <text:p>0.11183603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021226851852">
                <text:p>0.11202122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206400462963">
                <text:p>0.1122064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391597222222">
                <text:p>0.11239159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576782407407">
                <text:p>0.11257678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761956018519">
                <text:p>0.112761956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947152777778">
                <text:p>0.11294715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132326388889">
                <text:p>0.11313232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317511574074">
                <text:p>0.11331751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502708333333">
                <text:p>0.1135027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687893518519">
                <text:p>0.11368789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87306712963">
                <text:p>0.11387306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058252314815">
                <text:p>0.11405825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243449074074">
                <text:p>0.11424344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428622685185">
                <text:p>0.1144286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61380787037">
                <text:p>0.11461380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798993055556">
                <text:p>0.11479899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984178240741">
                <text:p>0.11498417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169363425926">
                <text:p>0.11516936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354560185185">
                <text:p>0.11535456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53974537037">
                <text:p>0.115539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724918981481">
                <text:p>0.11572491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910115740741">
                <text:p>0.1159101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6095289351852">
                <text:p>0.11609528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280474537037">
                <text:p>0.1162804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465659722222">
                <text:p>0.1164656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6650844907407">
                <text:p>0.11665084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6836041666667">
                <text:p>0.11683604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021226851852">
                <text:p>0.11702122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206400462963">
                <text:p>0.1172064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391597222222">
                <text:p>0.11739159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576770833333">
                <text:p>0.11757677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761967592593">
                <text:p>0.11776196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947141203704">
                <text:p>0.11794714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132337962963">
                <text:p>0.1181323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8317511574074">
                <text:p>0.11831751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502696759259">
                <text:p>0.11850269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8687893518519">
                <text:p>0.11868789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887306712963">
                <text:p>0.11887306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058263888889">
                <text:p>0.11905826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243449074074">
                <text:p>0.11924344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428622685185">
                <text:p>0.11942862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61380787037">
                <text:p>0.11961380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9798993055556">
                <text:p>0.11979899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984178240741">
                <text:p>0.11998417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169363425926">
                <text:p>0.12016936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0354548611111">
                <text:p>0.1203545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0539733796296">
                <text:p>0.12053973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724930555556">
                <text:p>0.12072493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0910104166667">
                <text:p>0.12091010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095300925926">
                <text:p>0.12109530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280474537037">
                <text:p>0.1212804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465659722222">
                <text:p>0.12146565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650844907407">
                <text:p>0.12165084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836030092593">
                <text:p>0.12183603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021215277778">
                <text:p>0.1220212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206400462963">
                <text:p>0.1222064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391585648148">
                <text:p>0.12239158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2576770833333">
                <text:p>0.12257677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761956018519">
                <text:p>0.122761956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947152777778">
                <text:p>0.12294715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132326388889">
                <text:p>0.12313232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317511574074">
                <text:p>0.12331751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502696759259">
                <text:p>0.12350269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687881944444">
                <text:p>0.12368788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873078703704">
                <text:p>0.12387307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058252314815">
                <text:p>0.12405825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2434375">
                <text:p>0.1242434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428622685185">
                <text:p>0.12442862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61380787037">
                <text:p>0.12461380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798993055556">
                <text:p>0.12479899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984189814815">
                <text:p>0.12498418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169363425926">
                <text:p>0.12516936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354560185185">
                <text:p>0.12535456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53974537037">
                <text:p>0.125539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724930555556">
                <text:p>0.12572493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910104166667">
                <text:p>0.12591010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095289351852">
                <text:p>0.12609528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280474537037">
                <text:p>0.1262804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465671296296">
                <text:p>0.12646567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650844907407">
                <text:p>0.12665084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836041666667">
                <text:p>0.12683604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021215277778">
                <text:p>0.1270212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206400462963">
                <text:p>0.1272064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391597222222">
                <text:p>0.12739159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576782407407">
                <text:p>0.12757678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761956018519">
                <text:p>0.127761956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947141203704">
                <text:p>0.12794714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132337962963">
                <text:p>0.1281323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317523148148">
                <text:p>0.12831752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502696759259">
                <text:p>0.12850269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687893518519">
                <text:p>0.12868789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873078703704">
                <text:p>0.12887307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058252314815">
                <text:p>0.12905825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2434375">
                <text:p>0.1292434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428622685185">
                <text:p>0.12942862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613819444444">
                <text:p>0.12961381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798993055556">
                <text:p>0.12979899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984189814815">
                <text:p>0.12998418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169375">
                <text:p>0.130169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354548611111">
                <text:p>0.13035454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539733796296">
                <text:p>0.13053973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724918981481">
                <text:p>0.13072491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910104166667">
                <text:p>0.13091010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095300925926">
                <text:p>0.13109530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280486111111">
                <text:p>0.13128048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465659722222">
                <text:p>0.13146565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650844907407">
                <text:p>0.13165084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836030092593">
                <text:p>0.13183603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021215277778">
                <text:p>0.1320212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206412037037">
                <text:p>0.13220641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391585648148">
                <text:p>0.13239158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576782407407">
                <text:p>0.13257678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761967592593">
                <text:p>0.13276196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947141203704">
                <text:p>0.13294714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3132326388889">
                <text:p>0.13313232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3317511574074">
                <text:p>0.133317511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502708333333">
                <text:p>0.13350270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3687881944444">
                <text:p>0.13368788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387306712963">
                <text:p>0.133873067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058263888889">
                <text:p>0.13405826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42434375">
                <text:p>0.1342434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4428622685185">
                <text:p>0.13442862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461380787037">
                <text:p>0.13461380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798993055556">
                <text:p>0.134798993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984178240741">
                <text:p>0.13498417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5169363425926">
                <text:p>0.135169363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354548611111">
                <text:p>0.13535454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5539733796296">
                <text:p>0.135539733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724930555556">
                <text:p>0.135724930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910104166667">
                <text:p>0.135910104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095289351852">
                <text:p>0.13609528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280474537037">
                <text:p>0.13628047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465671296296">
                <text:p>0.13646567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650856481481">
                <text:p>0.136650856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836030092593">
                <text:p>0.13683603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021226851852">
                <text:p>0.137021226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206400462963">
                <text:p>0.13720640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391585648148">
                <text:p>0.137391585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576782407407">
                <text:p>0.13757678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761956018519">
                <text:p>0.1377619560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947141203704">
                <text:p>0.137947141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132326388889">
                <text:p>0.13813232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317511574074">
                <text:p>0.138317511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502708333333">
                <text:p>0.138502708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687881944444">
                <text:p>0.138687881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87306712963">
                <text:p>0.138873067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058252314815">
                <text:p>0.139058252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243449074074">
                <text:p>0.13924344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428622685185">
                <text:p>0.139428622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61380787037">
                <text:p>0.13961380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798993055556">
                <text:p>0.139798993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984189814815">
                <text:p>0.139984189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0169363425926">
                <text:p>0.140169363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0354548611111">
                <text:p>0.140354548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0539733796296">
                <text:p>0.140539733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0724918981481">
                <text:p>0.14072491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0910104166667">
                <text:p>0.140910104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1095289351852">
                <text:p>0.141095289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280486111111">
                <text:p>0.141280486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1465659722222">
                <text:p>0.141465659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650844907407">
                <text:p>0.141650844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836030092593">
                <text:p>0.14183603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2021215277778">
                <text:p>0.14202121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2206400462963">
                <text:p>0.14220640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2391585648148">
                <text:p>0.14239158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576770833333">
                <text:p>0.142576770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761956018519">
                <text:p>0.142761956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947152777778">
                <text:p>0.14294715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132326388889">
                <text:p>0.14313232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3317511574074">
                <text:p>0.143317511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502696759259">
                <text:p>0.14350269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687893518519">
                <text:p>0.143687893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87306712963">
                <text:p>0.143873067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058263888889">
                <text:p>0.144058263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2434375">
                <text:p>0.14424343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428622685185">
                <text:p>0.144428622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61380787037">
                <text:p>0.14461380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479900462963">
                <text:p>0.1447990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984189814815">
                <text:p>0.14498418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169363425926">
                <text:p>0.145169363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354548611111">
                <text:p>0.145354548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53974537037">
                <text:p>0.1455397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724930555556">
                <text:p>0.14572493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910104166667">
                <text:p>0.145910104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095289351852">
                <text:p>0.146095289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280474537037">
                <text:p>0.14628047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465659722222">
                <text:p>0.146465659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650844907407">
                <text:p>0.146650844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836030092593">
                <text:p>0.14683603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021215277778">
                <text:p>0.147021215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206400462963">
                <text:p>0.14720640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391585648148">
                <text:p>0.14739158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576782407407">
                <text:p>0.14757678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761967592593">
                <text:p>0.14776196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947141203704">
                <text:p>0.147947141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132337962963">
                <text:p>0.14813233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317523148148">
                <text:p>0.14831752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502708333333">
                <text:p>0.14850270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687881944444">
                <text:p>0.148687881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873078703704">
                <text:p>0.14887307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9058252314815">
                <text:p>0.149058252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92434375">
                <text:p>0.14924343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9428622685185">
                <text:p>0.149428622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961380787037">
                <text:p>0.149613807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979900462963">
                <text:p>0.1497990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9984178240741">
                <text:p>0.149984178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0169363425926">
                <text:p>0.150169363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0354548611111">
                <text:p>0.150354548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0539733796296">
                <text:p>0.150539733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0724918981481">
                <text:p>0.150724918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0910104166667">
                <text:p>0.150910104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1095289351852">
                <text:p>0.1510952893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1280474537037">
                <text:p>0.15128047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1465659722222">
                <text:p>0.151465659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1650856481481">
                <text:p>0.15165085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1836030092593">
                <text:p>0.15183603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2021215277778">
                <text:p>0.152021215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2206400462963">
                <text:p>0.152206400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391585648148">
                <text:p>0.15239158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2576782407407">
                <text:p>0.15257678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2761956018519">
                <text:p>0.152761956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2947152777778">
                <text:p>0.15294715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3132326388889">
                <text:p>0.153132326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3317523148148">
                <text:p>0.15331752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3502708333333">
                <text:p>0.153502708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3687881944444">
                <text:p>0.153687881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3873078703704">
                <text:p>0.153873078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4058252314815">
                <text:p>0.154058252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42434375">
                <text:p>0.15424343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4428622685185">
                <text:p>0.154428622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461380787037">
                <text:p>0.154613807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479900462963">
                <text:p>0.15479900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4984189814815">
                <text:p>0.154984189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5169375">
                <text:p>0.1551693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5354560185185">
                <text:p>0.155354560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5539733796296">
                <text:p>0.155539733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5724918981481">
                <text:p>0.1557249189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5910115740741">
                <text:p>0.155910115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6095289351852">
                <text:p>0.1560952893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6280474537037">
                <text:p>0.156280474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6465659722222">
                <text:p>0.156465659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6650844907407">
                <text:p>0.1566508449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6836041666667">
                <text:p>0.156836041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7021215277778">
                <text:p>0.157021215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7206400462963">
                <text:p>0.157206400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7391585648148">
                <text:p>0.157391585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7576770833333">
                <text:p>0.157576770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7761956018519">
                <text:p>0.1577619560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7947141203704">
                <text:p>0.1579471412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132326388889">
                <text:p>0.158132326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8317511574074">
                <text:p>0.1583175115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502696759259">
                <text:p>0.1585026967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687893518519">
                <text:p>0.1586878935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873078703704">
                <text:p>0.158873078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9058252314815">
                <text:p>0.1590582523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2434375">
                <text:p>0.15924343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428634259259">
                <text:p>0.159428634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61380787037">
                <text:p>0.159613807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798993055556">
                <text:p>0.1597989930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984189814815">
                <text:p>0.159984189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0169363425926">
                <text:p>0.1601693634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0354548611111">
                <text:p>0.160354548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0539733796296">
                <text:p>0.160539733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0724930555556">
                <text:p>0.160724930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0910104166667">
                <text:p>0.160910104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1095289351852">
                <text:p>0.161095289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1280486111111">
                <text:p>0.161280486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1465659722222">
                <text:p>0.161465659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1650844907407">
                <text:p>0.161650844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1836041666667">
                <text:p>0.161836041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2021215277778">
                <text:p>0.162021215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2206412037037">
                <text:p>0.16220641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2391585648148">
                <text:p>0.162391585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2576770833333">
                <text:p>0.1625767708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2761967592593">
                <text:p>0.162761967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2947141203704">
                <text:p>0.1629471412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3132326388889">
                <text:p>0.163132326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3317523148148">
                <text:p>0.163317523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3502708333333">
                <text:p>0.163502708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3687881944444">
                <text:p>0.1636878819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387306712963">
                <text:p>0.1638730671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4058252314815">
                <text:p>0.1640582523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42434375">
                <text:p>0.16424343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4428634259259">
                <text:p>0.164428634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461380787037">
                <text:p>0.164613807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4798993055556">
                <text:p>0.1647989930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4984178240741">
                <text:p>0.164984178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5169363425926">
                <text:p>0.1651693634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5354548611111">
                <text:p>0.165354548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5539733796296">
                <text:p>0.165539733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5724918981481">
                <text:p>0.1657249189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5910104166667">
                <text:p>0.165910104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6095289351852">
                <text:p>0.166095289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6280474537037">
                <text:p>0.166280474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6465659722222">
                <text:p>0.166465659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6650856481481">
                <text:p>0.1666508564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6836030092593">
                <text:p>0.166836030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7021215277778">
                <text:p>0.1670212152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7206400462963">
                <text:p>0.167206400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7391585648148">
                <text:p>0.167391585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7576770833333">
                <text:p>0.1675767708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7761967592593">
                <text:p>0.1677619675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7947141203704">
                <text:p>0.1679471412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8132326388889">
                <text:p>0.1681323263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8317511574074">
                <text:p>0.168317511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8502696759259">
                <text:p>0.1685026967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8687893518519">
                <text:p>0.1686878935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887306712963">
                <text:p>0.1688730671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9058252314815">
                <text:p>0.1690582523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9243449074074">
                <text:p>0.169243449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9428622685185">
                <text:p>0.1694286226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961380787037">
                <text:p>0.1696138078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979900462963">
                <text:p>0.169799004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9984189814815">
                <text:p>0.169984189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0169363425926">
                <text:p>0.1701693634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0354548611111">
                <text:p>0.1703545486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053974537037">
                <text:p>0.17053974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0724918981481">
                <text:p>0.1707249189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0910115740741">
                <text:p>0.170910115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1095289351852">
                <text:p>0.1710952893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1280486111111">
                <text:p>0.171280486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1465659722222">
                <text:p>0.1714656597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1650844907407">
                <text:p>0.1716508449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1836030092593">
                <text:p>0.1718360300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2021215277778">
                <text:p>0.1720212152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2206412037037">
                <text:p>0.172206412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2391585648148">
                <text:p>0.1723915856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2576770833333">
                <text:p>0.1725767708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2761967592593">
                <text:p>0.172761967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2947141203704">
                <text:p>0.1729471412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3132326388889">
                <text:p>0.1731323263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3317511574074">
                <text:p>0.1733175115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3502696759259">
                <text:p>0.1735026967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3687893518519">
                <text:p>0.1736878935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387306712963">
                <text:p>0.1738730671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4058263888889">
                <text:p>0.1740582638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42434375">
                <text:p>0.174243437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4428622685185">
                <text:p>0.1744286226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461380787037">
                <text:p>0.1746138078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4798993055556">
                <text:p>0.1747989930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4984178240741">
                <text:p>0.1749841782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5169375">
                <text:p>0.17516937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5354548611111">
                <text:p>0.1753545486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5539733796296">
                <text:p>0.1755397337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5724930555556">
                <text:p>0.1757249305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5910104166667">
                <text:p>0.1759101041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6095289351852">
                <text:p>0.1760952893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6280486111111">
                <text:p>0.176280486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6465671296296">
                <text:p>0.1764656712962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6650844907407">
                <text:p>0.1766508449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6836041666667">
                <text:p>0.1768360416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7021215277778">
                <text:p>0.1770212152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7206412037037">
                <text:p>0.1772064120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7391597222222">
                <text:p>0.1773915972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7576782407407">
                <text:p>0.1775767824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7761956018519">
                <text:p>0.1777619560185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7947141203704">
                <text:p>0.1779471412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8132326388889">
                <text:p>0.1781323263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8317511574074">
                <text:p>0.1783175115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8502708333333">
                <text:p>0.1785027083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8687881944444">
                <text:p>0.1786878819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8873078703704">
                <text:p>0.1788730787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9058263888889">
                <text:p>0.1790582638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92434375">
                <text:p>0.179243437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9428622685185">
                <text:p>0.1794286226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9613819444444">
                <text:p>0.1796138194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9798993055556">
                <text:p>0.1797989930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9984178240741">
                <text:p>0.1799841782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0169375">
                <text:p>0.18016937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0354548611111">
                <text:p>0.1803545486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0539733796296">
                <text:p>0.1805397337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0724918981482">
                <text:p>0.18072491898148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0910115740741">
                <text:p>0.1809101157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1095289351852">
                <text:p>0.1810952893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1280474537037">
                <text:p>0.181280474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1465671296296">
                <text:p>0.1814656712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1650844907407">
                <text:p>0.1816508449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1836030092593">
                <text:p>0.1818360300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2021215277778">
                <text:p>0.1820212152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2206400462963">
                <text:p>0.1822064004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2391585648148">
                <text:p>0.1823915856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2576770833333">
                <text:p>0.1825767708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2761956018519">
                <text:p>0.18276195601851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2947152777778">
                <text:p>0.18294715277777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3132326388889">
                <text:p>0.1831323263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3317511574074">
                <text:p>0.18331751157407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3502708333333">
                <text:p>0.18350270833333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3687881944444">
                <text:p>0.18368788194444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387306712963">
                <text:p>0.1838730671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4058252314815">
                <text:p>0.1840582523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4243449074074">
                <text:p>0.18424344907407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4428622685185">
                <text:p>0.1844286226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461380787037">
                <text:p>0.1846138078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479900462963">
                <text:p>0.184799004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4984178240741">
                <text:p>0.18498417824074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5169363425926">
                <text:p>0.1851693634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5354560185185">
                <text:p>0.18535456018518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5539733796296">
                <text:p>0.185539733796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5724918981481">
                <text:p>0.1857249189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5910115740741">
                <text:p>0.18591011574074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6095289351852">
                <text:p>0.1860952893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6280474537037">
                <text:p>0.1862804745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6465659722222">
                <text:p>0.1864656597222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6650856481481">
                <text:p>0.1866508564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6836041666667">
                <text:p>0.1868360416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7021226851852">
                <text:p>0.1870212268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7206412037037">
                <text:p>0.1872064120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7391585648148">
                <text:p>0.18739158564814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7576782407407">
                <text:p>0.18757678240740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7761956018519">
                <text:p>0.18776195601851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7947152777778">
                <text:p>0.18794715277777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8132326388889">
                <text:p>0.1881323263888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8317511574074">
                <text:p>0.18831751157407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8502696759259">
                <text:p>0.18850269675925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8687881944444">
                <text:p>0.18868788194444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8873078703704">
                <text:p>0.18887307870370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9058252314815">
                <text:p>0.18905825231481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92434375">
                <text:p>0.189243437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9428634259259">
                <text:p>0.18942863425925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9613819444444">
                <text:p>0.18961381944444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9798993055556">
                <text:p>0.18979899305555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9984178240741">
                <text:p>0.18998417824074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0169363425926">
                <text:p>0.19016936342592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0354548611111">
                <text:p>0.19035454861111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0539733796296">
                <text:p>0.19053973379629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0724918981482">
                <text:p>0.19072491898148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0910115740741">
                <text:p>0.19091011574074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1095289351852">
                <text:p>0.19109528935185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1280474537037">
                <text:p>0.19128047453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1465659722222">
                <text:p>0.19146565972222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1650856481481">
                <text:p>0.19165085648148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1836030092593">
                <text:p>0.19183603009259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1940196759259">
                <text:p>0.1919401967592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